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18mm"/>
    </style:style>
    <style:style style:name="co2" style:family="table-column">
      <style:table-column-properties fo:break-before="auto" style:column-width="16.19mm"/>
    </style:style>
    <style:style style:name="co3" style:family="table-column">
      <style:table-column-properties fo:break-before="auto" style:column-width="17.25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33.16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0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tinueA-lookup-unsafe_19_12" table:style-name="ta1">
        <table:shapes>
          <draw:frame draw:z-index="0" draw:style-name="gr1" draw:text-style-name="P1" svg:width="238.81mm" svg:height="134.32mm" svg:x="315.58mm" svg:y="21.45mm">
            <draw:object draw:notify-on-update-of-ranges="'continueA-lookup-unsafe_19_12'.F1:'continueA-lookup-unsafe_19_12'.F1 'continueA-lookup-unsafe_19_12'.F2:'continueA-lookup-unsafe_19_12'.F528 'continueA-lookup-unsafe_19_12'.H1:'continueA-lookup-unsafe_19_12'.H1 'continueA-lookup-unsafe_19_12'.H2:'continueA-lookup-unsafe_19_12'.H528 'continueA-lookup-unsafe_19_12'.I1:'continueA-lookup-unsafe_19_12'.I1 'continueA-lookup-unsafe_19_12'.I2:'continueA-lookup-unsafe_19_12'.I5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6"/>
        <table:table-column table:style-name="co6" table:default-cell-style-name="ce2"/>
        <table:table-column table:style-name="co7" table:number-columns-repeated="2" table:default-cell-style-name="ce6"/>
        <table:table-column table:style-name="co8" table:default-cell-style-name="ce2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>
            <text:p>#neg+pos+-1</text:p>
          </table:table-cell>
          <table:table-cell table:style-name="ce1" office:value-type="string" calcext:value-type="string">
            <text:p>#unsafe</text:p>
          </table:table-cell>
          <table:table-cell table:style-name="ce1" office:value-type="string" calcext:value-type="string">
            <text:p>#positives</text:p>
          </table:table-cell>
          <table:table-cell table:style-name="ce1" office:value-type="string" calcext:value-type="string">
            <text:p>B=naive mean time</text:p>
          </table:table-cell>
          <table:table-cell table:style-name="ce1" office:value-type="string" calcext:value-type="string">
            <text:p>C=lookup mean time</text:p>
          </table:table-cell>
          <table:table-cell table:style-name="ce5" office:value-type="string" calcext:value-type="string">
            <text:p>factor : B-C</text:p>
          </table:table-cell>
          <table:table-cell table:style-name="ce1" office:value-type="string" calcext:value-type="string">
            <text:p>A=naive mean time</text:p>
          </table:table-cell>
          <table:table-cell table:style-name="ce5" office:value-type="string" calcext:value-type="string">
            <text:p>factor : A-B</text:p>
          </table:table-cell>
          <table:table-cell table:style-name="ce5" office:value-type="string" calcext:value-type="string">
            <text:p>factor : A-C</text:p>
          </table:table-cell>
          <table:table-cell table:style-name="ce1" office:value-type="string" calcext:value-type="string">
            <text:p>ratio=A-C/(B-C+A-B)</text:p>
          </table:table-cell>
          <table:table-cell table:style-name="ce1"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1858599999905" calcext:value-type="float">
            <text:p>0,521858599999905</text:p>
          </table:table-cell>
          <table:table-cell office:value-type="float" office:value="0.0417863999999099" calcext:value-type="float">
            <text:p>0,04178639999991</text:p>
          </table:table-cell>
          <table:table-cell office:value-type="float" office:value="1248.87188176304" calcext:value-type="float">
            <text:p>1248,87</text:p>
          </table:table-cell>
          <table:table-cell office:value-type="float" office:value="0.518645800000377" calcext:value-type="float">
            <text:p>0,518645800000377</text:p>
          </table:table-cell>
          <table:table-cell table:formula="of:=([.G2]/[.D2])*100" office:value-type="float" office:value="99.3843543060268" calcext:value-type="float">
            <text:p>99,38</text:p>
          </table:table-cell>
          <table:table-cell table:formula="of:=([.G2]/[.E2])*100" office:value-type="float" office:value="1241.18325579972" calcext:value-type="float">
            <text:p>1241,18</text:p>
          </table:table-cell>
          <table:table-cell table:style-name="ce6" table:formula="of:=[.I2]/([.H2]+[.F2])" office:value-type="float" office:value="0.920584101593683" calcext:value-type="float">
            <text:p>0,92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16314099999727" calcext:value-type="float">
            <text:p>0,516314099999727</text:p>
          </table:table-cell>
          <table:table-cell office:value-type="float" office:value="0.0403913999998622" calcext:value-type="float">
            <text:p>0,040391399999862</text:p>
          </table:table-cell>
          <table:table-cell office:value-type="float" office:value="1278.27730655904" calcext:value-type="float">
            <text:p>1278,28</text:p>
          </table:table-cell>
          <table:table-cell office:value-type="float" office:value="0.518451099999947" calcext:value-type="float">
            <text:p>0,518451099999947</text:p>
          </table:table-cell>
          <table:table-cell table:formula="of:=([.G3]/[.D3])*100" office:value-type="float" office:value="100.413895340108" calcext:value-type="float">
            <text:p>100,41</text:p>
          </table:table-cell>
          <table:table-cell table:formula="of:=([.G3]/[.E3])*100" office:value-type="float" office:value="1283.56803676455" calcext:value-type="float">
            <text:p>1283,57</text:p>
          </table:table-cell>
          <table:table-cell table:style-name="ce6" table:formula="of:=[.I3]/([.H3]+[.F3])" office:value-type="float" office:value="0.931004734777761" calcext:value-type="float">
            <text:p>0,93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561769300000014" calcext:value-type="float">
            <text:p>0,561769300000014</text:p>
          </table:table-cell>
          <table:table-cell office:value-type="float" office:value="0.0359676000000036" calcext:value-type="float">
            <text:p>0,035967600000004</text:p>
          </table:table-cell>
          <table:table-cell office:value-type="float" office:value="1561.8759661472" calcext:value-type="float">
            <text:p>1561,88</text:p>
          </table:table-cell>
          <table:table-cell office:value-type="float" office:value="0.617654900000343" calcext:value-type="float">
            <text:p>0,617654900000343</text:p>
          </table:table-cell>
          <table:table-cell table:formula="of:=([.G4]/[.D4])*100" office:value-type="float" office:value="109.948140633589" calcext:value-type="float">
            <text:p>109,95</text:p>
          </table:table-cell>
          <table:table-cell table:formula="of:=([.G4]/[.E4])*100" office:value-type="float" office:value="1717.25358378174" calcext:value-type="float">
            <text:p>1717,25</text:p>
          </table:table-cell>
          <table:table-cell table:style-name="ce6" table:formula="of:=[.I4]/([.H4]+[.F4])" office:value-type="float" office:value="1.02717359847647" calcext:value-type="float">
            <text:p>1,03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579799799999819" calcext:value-type="float">
            <text:p>0,579799799999819</text:p>
          </table:table-cell>
          <table:table-cell office:value-type="float" office:value="0.0356595999997808" calcext:value-type="float">
            <text:p>0,035659599999781</text:p>
          </table:table-cell>
          <table:table-cell office:value-type="float" office:value="1625.92906259011" calcext:value-type="float">
            <text:p>1625,93</text:p>
          </table:table-cell>
          <table:table-cell office:value-type="float" office:value="0.61931409999961" calcext:value-type="float">
            <text:p>0,61931409999961</text:p>
          </table:table-cell>
          <table:table-cell table:formula="of:=([.G5]/[.D5])*100" office:value-type="float" office:value="106.815162750971" calcext:value-type="float">
            <text:p>106,82</text:p>
          </table:table-cell>
          <table:table-cell table:formula="of:=([.G5]/[.E5])*100" office:value-type="float" office:value="1736.73877442096" calcext:value-type="float">
            <text:p>1736,74</text:p>
          </table:table-cell>
          <table:table-cell table:style-name="ce6" table:formula="of:=[.I5]/([.H5]+[.F5])" office:value-type="float" office:value="1.00230533105894" calcext:value-type="float">
            <text:p>1,00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39913870000019" calcext:value-type="float">
            <text:p>2,39913870000019</text:p>
          </table:table-cell>
          <table:table-cell office:value-type="float" office:value="1.27978250000015" calcext:value-type="float">
            <text:p>1,27978250000015</text:p>
          </table:table-cell>
          <table:table-cell office:value-type="float" office:value="187.464565267919" calcext:value-type="float">
            <text:p>187,46</text:p>
          </table:table-cell>
          <table:table-cell office:value-type="float" office:value="2.55388939999975" calcext:value-type="float">
            <text:p>2,55388939999975</text:p>
          </table:table-cell>
          <table:table-cell table:formula="of:=([.G6]/[.D6])*100" office:value-type="float" office:value="106.450260670613" calcext:value-type="float">
            <text:p>106,45</text:p>
          </table:table-cell>
          <table:table-cell table:formula="of:=([.G6]/[.E6])*100" office:value-type="float" office:value="199.556518392731" calcext:value-type="float">
            <text:p>199,56</text:p>
          </table:table-cell>
          <table:table-cell table:style-name="ce6" table:formula="of:=[.I6]/([.H6]+[.F6])" office:value-type="float" office:value="0.678960368043719" calcext:value-type="float">
            <text:p>0,68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.0454748000000109" calcext:value-type="float">
            <text:p>0,045474800000011</text:p>
          </table:table-cell>
          <table:table-cell office:value-type="float" office:value="0.0526965999999447" calcext:value-type="float">
            <text:p>0,052696599999945</text:p>
          </table:table-cell>
          <table:table-cell office:value-type="float" office:value="86.295510526407" calcext:value-type="float">
            <text:p>86,30</text:p>
          </table:table-cell>
          <table:table-cell office:value-type="float" office:value="0.0520786000000953" calcext:value-type="float">
            <text:p>0,052078600000095</text:p>
          </table:table-cell>
          <table:table-cell table:formula="of:=([.G7]/[.D7])*100" office:value-type="float" office:value="114.521889046423" calcext:value-type="float">
            <text:p>114,52</text:p>
          </table:table-cell>
          <table:table-cell table:formula="of:=([.G7]/[.E7])*100" office:value-type="float" office:value="98.8272488170963" calcext:value-type="float">
            <text:p>98,83</text:p>
          </table:table-cell>
          <table:table-cell table:style-name="ce6" table:formula="of:=[.I7]/([.H7]+[.F7])" office:value-type="float" office:value="0.492124930545447" calcext:value-type="float">
            <text:p>0,49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.98556710000012" calcext:value-type="float">
            <text:p>1,98556710000012</text:p>
          </table:table-cell>
          <table:table-cell office:value-type="float" office:value="1.63840179999988" calcext:value-type="float">
            <text:p>1,63840179999988</text:p>
          </table:table-cell>
          <table:table-cell office:value-type="float" office:value="121.189265050872" calcext:value-type="float">
            <text:p>121,19</text:p>
          </table:table-cell>
          <table:table-cell office:value-type="float" office:value="2.39323490000024" calcext:value-type="float">
            <text:p>2,39323490000024</text:p>
          </table:table-cell>
          <table:table-cell table:formula="of:=([.G8]/[.D8])*100" office:value-type="float" office:value="120.531554939649" calcext:value-type="float">
            <text:p>120,53</text:p>
          </table:table-cell>
          <table:table-cell table:formula="of:=([.G8]/[.E8])*100" office:value-type="float" office:value="146.071305585749" calcext:value-type="float">
            <text:p>146,07</text:p>
          </table:table-cell>
          <table:table-cell table:style-name="ce6" table:formula="of:=[.I8]/([.H8]+[.F8])" office:value-type="float" office:value="0.604297575986535" calcext:value-type="float">
            <text:p>0,60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0.0462686000000758" calcext:value-type="float">
            <text:p>0,046268600000076</text:p>
          </table:table-cell>
          <table:table-cell office:value-type="float" office:value="0.0510064999998576" calcext:value-type="float">
            <text:p>0,051006499999858</text:p>
          </table:table-cell>
          <table:table-cell office:value-type="float" office:value="90.7111838691245" calcext:value-type="float">
            <text:p>90,71</text:p>
          </table:table-cell>
          <table:table-cell office:value-type="float" office:value="0.0532492000005732" calcext:value-type="float">
            <text:p>0,053249200000573</text:p>
          </table:table-cell>
          <table:table-cell table:formula="of:=([.G9]/[.D9])*100" office:value-type="float" office:value="115.087121720748" calcext:value-type="float">
            <text:p>115,09</text:p>
          </table:table-cell>
          <table:table-cell table:formula="of:=([.G9]/[.E9])*100" office:value-type="float" office:value="104.396890593791" calcext:value-type="float">
            <text:p>104,40</text:p>
          </table:table-cell>
          <table:table-cell table:style-name="ce6" table:formula="of:=[.I9]/([.H9]+[.F9])" office:value-type="float" office:value="0.507277697425941" calcext:value-type="float">
            <text:p>0,51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.08129360000003" calcext:value-type="float">
            <text:p>2,08129360000003</text:p>
          </table:table-cell>
          <table:table-cell office:value-type="float" office:value="1.61089940000002" calcext:value-type="float">
            <text:p>1,61089940000002</text:p>
          </table:table-cell>
          <table:table-cell office:value-type="float" office:value="129.200718555113" calcext:value-type="float">
            <text:p>129,20</text:p>
          </table:table-cell>
          <table:table-cell office:value-type="float" office:value="2.49794049999982" calcext:value-type="float">
            <text:p>2,49794049999982</text:p>
          </table:table-cell>
          <table:table-cell table:formula="of:=([.G10]/[.D10])*100" office:value-type="float" office:value="120.018650900564" calcext:value-type="float">
            <text:p>120,02</text:p>
          </table:table-cell>
          <table:table-cell table:formula="of:=([.G10]/[.E10])*100" office:value-type="float" office:value="155.064959363682" calcext:value-type="float">
            <text:p>155,06</text:p>
          </table:table-cell>
          <table:table-cell table:style-name="ce6" table:formula="of:=[.I10]/([.H10]+[.F10])" office:value-type="float" office:value="0.622202679119045" calcext:value-type="float">
            <text:p>0,62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484013899999991" calcext:value-type="float">
            <text:p>0,484013899999991</text:p>
          </table:table-cell>
          <table:table-cell office:value-type="float" office:value="0.0355421000000206" calcext:value-type="float">
            <text:p>0,035542100000021</text:p>
          </table:table-cell>
          <table:table-cell office:value-type="float" office:value="1361.80445162135" calcext:value-type="float">
            <text:p>1361,80</text:p>
          </table:table-cell>
          <table:table-cell office:value-type="float" office:value="0.654394999999931" calcext:value-type="float">
            <text:p>0,654394999999931</text:p>
          </table:table-cell>
          <table:table-cell table:formula="of:=([.G11]/[.D11])*100" office:value-type="float" office:value="135.20169565377" calcext:value-type="float">
            <text:p>135,20</text:p>
          </table:table-cell>
          <table:table-cell table:formula="of:=([.G11]/[.E11])*100" office:value-type="float" office:value="1841.18271008059" calcext:value-type="float">
            <text:p>1841,18</text:p>
          </table:table-cell>
          <table:table-cell table:style-name="ce6" table:formula="of:=[.I11]/([.H11]+[.F11])" office:value-type="float" office:value="1.22990991949628" calcext:value-type="float">
            <text:p>1,23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4.0597974" calcext:value-type="float">
            <text:p>84,0597974</text:p>
          </table:table-cell>
          <table:table-cell office:value-type="float" office:value="18.8114866" calcext:value-type="float">
            <text:p>18,8114866</text:p>
          </table:table-cell>
          <table:table-cell office:value-type="float" office:value="446.853559144018" calcext:value-type="float">
            <text:p>446,85</text:p>
          </table:table-cell>
          <table:table-cell office:value-type="float" office:value="133.2174812" calcext:value-type="float">
            <text:p>133,2174812</text:p>
          </table:table-cell>
          <table:table-cell table:formula="of:=([.G12]/[.D12])*100" office:value-type="float" office:value="158.479422173815" calcext:value-type="float">
            <text:p>158,48</text:p>
          </table:table-cell>
          <table:table-cell table:formula="of:=([.G12]/[.E12])*100" office:value-type="float" office:value="708.170938494567" calcext:value-type="float">
            <text:p>708,17</text:p>
          </table:table-cell>
          <table:table-cell table:style-name="ce6" table:formula="of:=[.I12]/([.H12]+[.F12])" office:value-type="float" office:value="1.1698865919264" calcext:value-type="float">
            <text:p>1,1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4.7470860999998" calcext:value-type="float">
            <text:p>34,7470860999998</text:p>
          </table:table-cell>
          <table:table-cell office:value-type="float" office:value="28.9463271000001" calcext:value-type="float">
            <text:p>28,9463271000001</text:p>
          </table:table-cell>
          <table:table-cell office:value-type="float" office:value="120.039706522904" calcext:value-type="float">
            <text:p>120,04</text:p>
          </table:table-cell>
          <table:table-cell office:value-type="float" office:value="43.0263263000001" calcext:value-type="float">
            <text:p>43,0263263000001</text:p>
          </table:table-cell>
          <table:table-cell table:formula="of:=([.G13]/[.D13])*100" office:value-type="float" office:value="123.827149638313" calcext:value-type="float">
            <text:p>123,83</text:p>
          </table:table-cell>
          <table:table-cell table:formula="of:=([.G13]/[.E13])*100" office:value-type="float" office:value="148.641747021507" calcext:value-type="float">
            <text:p>148,64</text:p>
          </table:table-cell>
          <table:table-cell table:style-name="ce6" table:formula="of:=[.I13]/([.H13]+[.F13])" office:value-type="float" office:value="0.609520085514377" calcext:value-type="float">
            <text:p>0,6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0.0427701999999954" calcext:value-type="float">
            <text:p>0,042770199999995</text:p>
          </table:table-cell>
          <table:table-cell office:value-type="float" office:value="0.0504967000000761" calcext:value-type="float">
            <text:p>0,050496700000076</text:p>
          </table:table-cell>
          <table:table-cell office:value-type="float" office:value="84.6990001325452" calcext:value-type="float">
            <text:p>84,70</text:p>
          </table:table-cell>
          <table:table-cell office:value-type="float" office:value="0.0440058999993198" calcext:value-type="float">
            <text:p>0,04400589999932</text:p>
          </table:table-cell>
          <table:table-cell table:formula="of:=([.G14]/[.D14])*100" office:value-type="float" office:value="102.88916114333" calcext:value-type="float">
            <text:p>102,89</text:p>
          </table:table-cell>
          <table:table-cell table:formula="of:=([.G14]/[.E14])*100" office:value-type="float" office:value="87.1460907331637" calcext:value-type="float">
            <text:p>87,15</text:p>
          </table:table-cell>
          <table:table-cell table:style-name="ce6" table:formula="of:=[.I14]/([.H14]+[.F14])" office:value-type="float" office:value="0.464560717160626" calcext:value-type="float">
            <text:p>0,46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.0431829999999536" calcext:value-type="float">
            <text:p>0,043182999999954</text:p>
          </table:table-cell>
          <table:table-cell office:value-type="float" office:value="0.0516848000001119" calcext:value-type="float">
            <text:p>0,051684800000112</text:p>
          </table:table-cell>
          <table:table-cell office:value-type="float" office:value="83.5506764074934" calcext:value-type="float">
            <text:p>83,55</text:p>
          </table:table-cell>
          <table:table-cell office:value-type="float" office:value="0.0517297999998846" calcext:value-type="float">
            <text:p>0,051729799999885</text:p>
          </table:table-cell>
          <table:table-cell table:formula="of:=([.G15]/[.D15])*100" office:value-type="float" office:value="119.792047796448" calcext:value-type="float">
            <text:p>119,79</text:p>
          </table:table-cell>
          <table:table-cell table:formula="of:=([.G15]/[.E15])*100" office:value-type="float" office:value="100.08706621632" calcext:value-type="float">
            <text:p>100,09</text:p>
          </table:table-cell>
          <table:table-cell table:style-name="ce6" table:formula="of:=[.I15]/([.H15]+[.F15])" office:value-type="float" office:value="0.49220874072651" calcext:value-type="float">
            <text:p>0,49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0.0433237999999619" calcext:value-type="float">
            <text:p>0,043323799999962</text:p>
          </table:table-cell>
          <table:table-cell office:value-type="float" office:value="0.0620061999999962" calcext:value-type="float">
            <text:p>0,062006199999996</text:p>
          </table:table-cell>
          <table:table-cell office:value-type="float" office:value="69.8701097631601" calcext:value-type="float">
            <text:p>69,87</text:p>
          </table:table-cell>
          <table:table-cell office:value-type="float" office:value="0.0507656999994651" calcext:value-type="float">
            <text:p>0,050765699999465</text:p>
          </table:table-cell>
          <table:table-cell table:formula="of:=([.G16]/[.D16])*100" office:value-type="float" office:value="117.177394410254" calcext:value-type="float">
            <text:p>117,18</text:p>
          </table:table-cell>
          <table:table-cell table:formula="of:=([.G16]/[.E16])*100" office:value-type="float" office:value="81.8719740920557" calcext:value-type="float">
            <text:p>81,87</text:p>
          </table:table-cell>
          <table:table-cell table:style-name="ce6" table:formula="of:=[.I16]/([.H16]+[.F16])" office:value-type="float" office:value="0.437706851282822" calcext:value-type="float">
            <text:p>0,44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5.35804010000011" calcext:value-type="float">
            <text:p>5,35804010000011</text:p>
          </table:table-cell>
          <table:table-cell office:value-type="float" office:value="1.13283899999988" calcext:value-type="float">
            <text:p>1,13283899999988</text:p>
          </table:table-cell>
          <table:table-cell office:value-type="float" office:value="472.9745444852" calcext:value-type="float">
            <text:p>472,97</text:p>
          </table:table-cell>
          <table:table-cell office:value-type="float" office:value="7.59014410000018" calcext:value-type="float">
            <text:p>7,59014410000018</text:p>
          </table:table-cell>
          <table:table-cell table:formula="of:=([.G17]/[.D17])*100" office:value-type="float" office:value="141.658964067851" calcext:value-type="float">
            <text:p>141,66</text:p>
          </table:table-cell>
          <table:table-cell table:formula="of:=([.G17]/[.E17])*100" office:value-type="float" office:value="670.010840022367" calcext:value-type="float">
            <text:p>670,01</text:p>
          </table:table-cell>
          <table:table-cell table:style-name="ce6" table:formula="of:=[.I17]/([.H17]+[.F17])" office:value-type="float" office:value="1.09009813278759" calcext:value-type="float">
            <text:p>1,09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6.03843830000005" calcext:value-type="float">
            <text:p>6,03843830000005</text:p>
          </table:table-cell>
          <table:table-cell office:value-type="float" office:value="1.14955139999984" calcext:value-type="float">
            <text:p>1,14955139999984</text:p>
          </table:table-cell>
          <table:table-cell office:value-type="float" office:value="525.286498716013" calcext:value-type="float">
            <text:p>525,29</text:p>
          </table:table-cell>
          <table:table-cell office:value-type="float" office:value="7.48715050000028" calcext:value-type="float">
            <text:p>7,48715050000028</text:p>
          </table:table-cell>
          <table:table-cell table:formula="of:=([.G18]/[.D18])*100" office:value-type="float" office:value="123.991504558393" calcext:value-type="float">
            <text:p>123,99</text:p>
          </table:table-cell>
          <table:table-cell table:formula="of:=([.G18]/[.E18])*100" office:value-type="float" office:value="651.310633000084" calcext:value-type="float">
            <text:p>651,31</text:p>
          </table:table-cell>
          <table:table-cell table:style-name="ce6" table:formula="of:=[.I18]/([.H18]+[.F18])" office:value-type="float" office:value="1.00313060001329" calcext:value-type="float">
            <text:p>1,00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.19722810000003" calcext:value-type="float">
            <text:p>4,19722810000003</text:p>
          </table:table-cell>
          <table:table-cell office:value-type="float" office:value="0.89220580000001" calcext:value-type="float">
            <text:p>0,89220580000001</text:p>
          </table:table-cell>
          <table:table-cell office:value-type="float" office:value="470.432729758087" calcext:value-type="float">
            <text:p>470,43</text:p>
          </table:table-cell>
          <table:table-cell office:value-type="float" office:value="6.4103286000005" calcext:value-type="float">
            <text:p>6,4103286000005</text:p>
          </table:table-cell>
          <table:table-cell table:formula="of:=([.G19]/[.D19])*100" office:value-type="float" office:value="152.727668053124" calcext:value-type="float">
            <text:p>152,73</text:p>
          </table:table-cell>
          <table:table-cell table:formula="of:=([.G19]/[.E19])*100" office:value-type="float" office:value="718.480937918183" calcext:value-type="float">
            <text:p>718,48</text:p>
          </table:table-cell>
          <table:table-cell table:style-name="ce6" table:formula="of:=[.I19]/([.H19]+[.F19])" office:value-type="float" office:value="1.15296309014786" calcext:value-type="float">
            <text:p>1,1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4.1906025" calcext:value-type="float">
            <text:p>84,1906025</text:p>
          </table:table-cell>
          <table:table-cell office:value-type="float" office:value="27.8697015000002" calcext:value-type="float">
            <text:p>27,8697015000002</text:p>
          </table:table-cell>
          <table:table-cell office:value-type="float" office:value="302.086488080971" calcext:value-type="float">
            <text:p>302,09</text:p>
          </table:table-cell>
          <table:table-cell office:value-type="float" office:value="116.2429824" calcext:value-type="float">
            <text:p>116,2429824</text:p>
          </table:table-cell>
          <table:table-cell table:formula="of:=([.G20]/[.D20])*100" office:value-type="float" office:value="138.071208600746" calcext:value-type="float">
            <text:p>138,07</text:p>
          </table:table-cell>
          <table:table-cell table:formula="of:=([.G20]/[.E20])*100" office:value-type="float" office:value="417.094465112944" calcext:value-type="float">
            <text:p>417,09</text:p>
          </table:table-cell>
          <table:table-cell table:style-name="ce6" table:formula="of:=[.I20]/([.H20]+[.F20])" office:value-type="float" office:value="0.947602344017511" calcext:value-type="float">
            <text:p>0,9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28761300000042" calcext:value-type="float">
            <text:p>0,328761300000042</text:p>
          </table:table-cell>
          <table:table-cell office:value-type="float" office:value="0.0415067999998428" calcext:value-type="float">
            <text:p>0,041506799999843</text:p>
          </table:table-cell>
          <table:table-cell office:value-type="float" office:value="792.06611928958" calcext:value-type="float">
            <text:p>792,07</text:p>
          </table:table-cell>
          <table:table-cell office:value-type="float" office:value="0.383105899999646" calcext:value-type="float">
            <text:p>0,383105899999646</text:p>
          </table:table-cell>
          <table:table-cell table:formula="of:=([.G21]/[.D21])*100" office:value-type="float" office:value="116.53010862276" calcext:value-type="float">
            <text:p>116,53</text:p>
          </table:table-cell>
          <table:table-cell table:formula="of:=([.G21]/[.E21])*100" office:value-type="float" office:value="922.995509172224" calcext:value-type="float">
            <text:p>923,00</text:p>
          </table:table-cell>
          <table:table-cell table:style-name="ce6" table:formula="of:=[.I21]/([.H21]+[.F21])" office:value-type="float" office:value="1.01584783297304" calcext:value-type="float">
            <text:p>1,02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7218810000013" calcext:value-type="float">
            <text:p>0,47218810000013</text:p>
          </table:table-cell>
          <table:table-cell office:value-type="float" office:value="0.0423252000000503" calcext:value-type="float">
            <text:p>0,04232520000005</text:p>
          </table:table-cell>
          <table:table-cell office:value-type="float" office:value="1115.61930008498" calcext:value-type="float">
            <text:p>1115,62</text:p>
          </table:table-cell>
          <table:table-cell office:value-type="float" office:value="0.520437500000117" calcext:value-type="float">
            <text:p>0,520437500000117</text:p>
          </table:table-cell>
          <table:table-cell table:formula="of:=([.G22]/[.D22])*100" office:value-type="float" office:value="110.218258359322" calcext:value-type="float">
            <text:p>110,22</text:p>
          </table:table-cell>
          <table:table-cell table:formula="of:=([.G22]/[.E22])*100" office:value-type="float" office:value="1229.61616247412" calcext:value-type="float">
            <text:p>1229,62</text:p>
          </table:table-cell>
          <table:table-cell table:style-name="ce6" table:formula="of:=[.I22]/([.H22]+[.F22])" office:value-type="float" office:value="1.00308246717013" calcext:value-type="float">
            <text:p>1,00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.0439855999999963" calcext:value-type="float">
            <text:p>0,043985599999996</text:p>
          </table:table-cell>
          <table:table-cell office:value-type="float" office:value="0.0523191999999654" calcext:value-type="float">
            <text:p>0,052319199999965</text:p>
          </table:table-cell>
          <table:table-cell office:value-type="float" office:value="84.0716218902917" calcext:value-type="float">
            <text:p>84,07</text:p>
          </table:table-cell>
          <table:table-cell office:value-type="float" office:value="0.0440966999994998" calcext:value-type="float">
            <text:p>0,0440966999995</text:p>
          </table:table-cell>
          <table:table-cell table:formula="of:=([.G23]/[.D23])*100" office:value-type="float" office:value="100.252582662288" calcext:value-type="float">
            <text:p>100,25</text:p>
          </table:table-cell>
          <table:table-cell table:formula="of:=([.G23]/[.E23])*100" office:value-type="float" office:value="84.2839722310911" calcext:value-type="float">
            <text:p>84,28</text:p>
          </table:table-cell>
          <table:table-cell table:style-name="ce6" table:formula="of:=[.I23]/([.H23]+[.F23])" office:value-type="float" office:value="0.457259384005904" calcext:value-type="float">
            <text:p>0,46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0.0433494999999311" calcext:value-type="float">
            <text:p>0,043349499999931</text:p>
          </table:table-cell>
          <table:table-cell office:value-type="float" office:value="0.051014799999939" calcext:value-type="float">
            <text:p>0,051014799999939</text:p>
          </table:table-cell>
          <table:table-cell office:value-type="float" office:value="84.9743603816598" calcext:value-type="float">
            <text:p>84,97</text:p>
          </table:table-cell>
          <table:table-cell office:value-type="float" office:value="0.0523892999997771" calcext:value-type="float">
            <text:p>0,052389299999777</text:p>
          </table:table-cell>
          <table:table-cell table:formula="of:=([.G24]/[.D24])*100" office:value-type="float" office:value="120.853297038859" calcext:value-type="float">
            <text:p>120,85</text:p>
          </table:table-cell>
          <table:table-cell table:formula="of:=([.G24]/[.E24])*100" office:value-type="float" office:value="102.694316158918" calcext:value-type="float">
            <text:p>102,69</text:p>
          </table:table-cell>
          <table:table-cell table:style-name="ce6" table:formula="of:=[.I24]/([.H24]+[.F24])" office:value-type="float" office:value="0.498933512852002" calcext:value-type="float">
            <text:p>0,50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9.09779340000005" calcext:value-type="float">
            <text:p>9,09779340000005</text:p>
          </table:table-cell>
          <table:table-cell office:value-type="float" office:value="1.11885670000011" calcext:value-type="float">
            <text:p>1,11885670000011</text:p>
          </table:table-cell>
          <table:table-cell office:value-type="float" office:value="813.133031245126" calcext:value-type="float">
            <text:p>813,13</text:p>
          </table:table-cell>
          <table:table-cell office:value-type="float" office:value="12.9598685999998" calcext:value-type="float">
            <text:p>12,9598685999998</text:p>
          </table:table-cell>
          <table:table-cell table:formula="of:=([.G25]/[.D25])*100" office:value-type="float" office:value="142.450680403445" calcext:value-type="float">
            <text:p>142,45</text:p>
          </table:table-cell>
          <table:table-cell table:formula="of:=([.G25]/[.E25])*100" office:value-type="float" office:value="1158.31353559383" calcext:value-type="float">
            <text:p>1158,31</text:p>
          </table:table-cell>
          <table:table-cell table:style-name="ce6" table:formula="of:=[.I25]/([.H25]+[.F25])" office:value-type="float" office:value="1.21215286685403" calcext:value-type="float">
            <text:p>1,21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0.0432935000000725" calcext:value-type="float">
            <text:p>0,043293500000073</text:p>
          </table:table-cell>
          <table:table-cell office:value-type="float" office:value="0.0612267999998949" calcext:value-type="float">
            <text:p>0,061226799999895</text:p>
          </table:table-cell>
          <table:table-cell office:value-type="float" office:value="70.7100485410749" calcext:value-type="float">
            <text:p>70,71</text:p>
          </table:table-cell>
          <table:table-cell office:value-type="float" office:value="0.0495698999999149" calcext:value-type="float">
            <text:p>0,049569899999915</text:p>
          </table:table-cell>
          <table:table-cell table:formula="of:=([.G26]/[.D26])*100" office:value-type="float" office:value="114.4973263881" calcext:value-type="float">
            <text:p>114,50</text:p>
          </table:table-cell>
          <table:table-cell table:formula="of:=([.G26]/[.E26])*100" office:value-type="float" office:value="80.9611150672582" calcext:value-type="float">
            <text:p>80,96</text:p>
          </table:table-cell>
          <table:table-cell table:style-name="ce6" table:formula="of:=[.I26]/([.H26]+[.F26])" office:value-type="float" office:value="0.437137641512486" calcext:value-type="float">
            <text:p>0,44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.24614330000004" calcext:value-type="float">
            <text:p>2,24614330000004</text:p>
          </table:table-cell>
          <table:table-cell office:value-type="float" office:value="1.11706719999984" calcext:value-type="float">
            <text:p>1,11706719999984</text:p>
          </table:table-cell>
          <table:table-cell office:value-type="float" office:value="201.07503827884" calcext:value-type="float">
            <text:p>201,08</text:p>
          </table:table-cell>
          <table:table-cell office:value-type="float" office:value="2.83104950000052" calcext:value-type="float">
            <text:p>2,83104950000052</text:p>
          </table:table-cell>
          <table:table-cell table:formula="of:=([.G27]/[.D27])*100" office:value-type="float" office:value="126.040466785911" calcext:value-type="float">
            <text:p>126,04</text:p>
          </table:table-cell>
          <table:table-cell table:formula="of:=([.G27]/[.E27])*100" office:value-type="float" office:value="253.435916836599" calcext:value-type="float">
            <text:p>253,44</text:p>
          </table:table-cell>
          <table:table-cell table:style-name="ce6" table:formula="of:=[.I27]/([.H27]+[.F27])" office:value-type="float" office:value="0.774759719159238" calcext:value-type="float">
            <text:p>0,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439414599999873" calcext:value-type="float">
            <text:p>0,439414599999873</text:p>
          </table:table-cell>
          <table:table-cell office:value-type="float" office:value="0.0419389999999112" calcext:value-type="float">
            <text:p>0,041938999999911</text:p>
          </table:table-cell>
          <table:table-cell office:value-type="float" office:value="1047.74696583324" calcext:value-type="float">
            <text:p>1047,75</text:p>
          </table:table-cell>
          <table:table-cell office:value-type="float" office:value="0.519019800000388" calcext:value-type="float">
            <text:p>0,519019800000388</text:p>
          </table:table-cell>
          <table:table-cell table:formula="of:=([.G28]/[.D28])*100" office:value-type="float" office:value="118.116193681443" calcext:value-type="float">
            <text:p>118,12</text:p>
          </table:table-cell>
          <table:table-cell table:formula="of:=([.G28]/[.E28])*100" office:value-type="float" office:value="1237.55883545503" calcext:value-type="float">
            <text:p>1237,56</text:p>
          </table:table-cell>
          <table:table-cell table:style-name="ce6" table:formula="of:=[.I28]/([.H28]+[.F28])" office:value-type="float" office:value="1.06149578992632" calcext:value-type="float">
            <text:p>1,06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460693900000115" calcext:value-type="float">
            <text:p>0,460693900000115</text:p>
          </table:table-cell>
          <table:table-cell office:value-type="float" office:value="0.0402431999998953" calcext:value-type="float">
            <text:p>0,040243199999895</text:p>
          </table:table-cell>
          <table:table-cell office:value-type="float" office:value="1144.77452091611" calcext:value-type="float">
            <text:p>1144,77</text:p>
          </table:table-cell>
          <table:table-cell office:value-type="float" office:value="0.520860999999422" calcext:value-type="float">
            <text:p>0,520860999999422</text:p>
          </table:table-cell>
          <table:table-cell table:formula="of:=([.G29]/[.D29])*100" office:value-type="float" office:value="113.06010346551" calcext:value-type="float">
            <text:p>113,06</text:p>
          </table:table-cell>
          <table:table-cell table:formula="of:=([.G29]/[.E29])*100" office:value-type="float" office:value="1294.28325779455" calcext:value-type="float">
            <text:p>1294,28</text:p>
          </table:table-cell>
          <table:table-cell table:style-name="ce6" table:formula="of:=[.I29]/([.H29]+[.F29])" office:value-type="float" office:value="1.02897728581041" calcext:value-type="float">
            <text:p>1,0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0.460386700000026" calcext:value-type="float">
            <text:p>0,460386700000026</text:p>
          </table:table-cell>
          <table:table-cell office:value-type="float" office:value="0.0469994999999926" calcext:value-type="float">
            <text:p>0,046999499999993</text:p>
          </table:table-cell>
          <table:table-cell office:value-type="float" office:value="979.556591027774" calcext:value-type="float">
            <text:p>979,56</text:p>
          </table:table-cell>
          <table:table-cell office:value-type="float" office:value="0.522769599999447" calcext:value-type="float">
            <text:p>0,522769599999447</text:p>
          </table:table-cell>
          <table:table-cell table:formula="of:=([.G30]/[.D30])*100" office:value-type="float" office:value="113.550109071226" calcext:value-type="float">
            <text:p>113,55</text:p>
          </table:table-cell>
          <table:table-cell table:formula="of:=([.G30]/[.E30])*100" office:value-type="float" office:value="1112.28757752642" calcext:value-type="float">
            <text:p>1112,29</text:p>
          </table:table-cell>
          <table:table-cell table:style-name="ce6" table:formula="of:=[.I30]/([.H30]+[.F30])" office:value-type="float" office:value="1.01754712273347" calcext:value-type="float">
            <text:p>1,02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425454000000173" calcext:value-type="float">
            <text:p>0,042545400000017</text:p>
          </table:table-cell>
          <table:table-cell office:value-type="float" office:value="0.0503232000000026" calcext:value-type="float">
            <text:p>0,050323200000003</text:p>
          </table:table-cell>
          <table:table-cell office:value-type="float" office:value="84.5443056085764" calcext:value-type="float">
            <text:p>84,54</text:p>
          </table:table-cell>
          <table:table-cell office:value-type="float" office:value="0.04380799999999" calcext:value-type="float">
            <text:p>0,04380799999999</text:p>
          </table:table-cell>
          <table:table-cell table:formula="of:=([.G31]/[.D31])*100" office:value-type="float" office:value="102.967653377268" calcext:value-type="float">
            <text:p>102,97</text:p>
          </table:table-cell>
          <table:table-cell table:formula="of:=([.G31]/[.E31])*100" office:value-type="float" office:value="87.0532875492571" calcext:value-type="float">
            <text:p>87,05</text:p>
          </table:table-cell>
          <table:table-cell table:style-name="ce6" table:formula="of:=[.I31]/([.H31]+[.F31])" office:value-type="float" office:value="0.464254589521028" calcext:value-type="float">
            <text:p>0,46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0.0427758999999242" calcext:value-type="float">
            <text:p>0,042775899999924</text:p>
          </table:table-cell>
          <table:table-cell office:value-type="float" office:value="0.0617465999999695" calcext:value-type="float">
            <text:p>0,06174659999997</text:p>
          </table:table-cell>
          <table:table-cell office:value-type="float" office:value="69.2765269665784" calcext:value-type="float">
            <text:p>69,28</text:p>
          </table:table-cell>
          <table:table-cell office:value-type="float" office:value="0.0438681999999972" calcext:value-type="float">
            <text:p>0,043868199999997</text:p>
          </table:table-cell>
          <table:table-cell table:formula="of:=([.G32]/[.D32])*100" office:value-type="float" office:value="102.55354066209" calcext:value-type="float">
            <text:p>102,55</text:p>
          </table:table-cell>
          <table:table-cell table:formula="of:=([.G32]/[.E32])*100" office:value-type="float" office:value="71.0455312519537" calcext:value-type="float">
            <text:p>71,05</text:p>
          </table:table-cell>
          <table:table-cell table:style-name="ce6" table:formula="of:=[.I32]/([.H32]+[.F32])" office:value-type="float" office:value="0.413463907873714" calcext:value-type="float">
            <text:p>0,41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282925000000068" calcext:value-type="float">
            <text:p>0,282925000000068</text:p>
          </table:table-cell>
          <table:table-cell office:value-type="float" office:value="0.0336171999999351" calcext:value-type="float">
            <text:p>0,033617199999935</text:p>
          </table:table-cell>
          <table:table-cell office:value-type="float" office:value="841.607867403039" calcext:value-type="float">
            <text:p>841,61</text:p>
          </table:table-cell>
          <table:table-cell office:value-type="float" office:value="0.409814599999663" calcext:value-type="float">
            <text:p>0,409814599999663</text:p>
          </table:table-cell>
          <table:table-cell table:formula="of:=([.G33]/[.D33])*100" office:value-type="float" office:value="144.849200317952" calcext:value-type="float">
            <text:p>144,85</text:p>
          </table:table-cell>
          <table:table-cell table:formula="of:=([.G33]/[.E33])*100" office:value-type="float" office:value="1219.06226574627" calcext:value-type="float">
            <text:p>1219,06</text:p>
          </table:table-cell>
          <table:table-cell table:style-name="ce6" table:formula="of:=[.I33]/([.H33]+[.F33])" office:value-type="float" office:value="1.23579860253084" calcext:value-type="float">
            <text:p>1,24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.11779459999998" calcext:value-type="float">
            <text:p>8,11779459999998</text:p>
          </table:table-cell>
          <table:table-cell office:value-type="float" office:value="0.87798989999992" calcext:value-type="float">
            <text:p>0,87798989999992</text:p>
          </table:table-cell>
          <table:table-cell office:value-type="float" office:value="924.588608593415" calcext:value-type="float">
            <text:p>924,59</text:p>
          </table:table-cell>
          <table:table-cell office:value-type="float" office:value="13.5773741999998" calcext:value-type="float">
            <text:p>13,5773741999998</text:p>
          </table:table-cell>
          <table:table-cell table:formula="of:=([.G34]/[.D34])*100" office:value-type="float" office:value="167.254468350305" calcext:value-type="float">
            <text:p>167,25</text:p>
          </table:table-cell>
          <table:table-cell table:formula="of:=([.G34]/[.E34])*100" office:value-type="float" office:value="1546.4157617304" calcext:value-type="float">
            <text:p>1546,42</text:p>
          </table:table-cell>
          <table:table-cell table:style-name="ce6" table:formula="of:=[.I34]/([.H34]+[.F34])" office:value-type="float" office:value="1.41633518074696" calcext:value-type="float">
            <text:p>1,42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288615700000082" calcext:value-type="float">
            <text:p>0,288615700000082</text:p>
          </table:table-cell>
          <table:table-cell office:value-type="float" office:value="0.0455986999999368" calcext:value-type="float">
            <text:p>0,045598699999937</text:p>
          </table:table-cell>
          <table:table-cell office:value-type="float" office:value="632.947211215412" calcext:value-type="float">
            <text:p>632,95</text:p>
          </table:table-cell>
          <table:table-cell office:value-type="float" office:value="0.365850299999875" calcext:value-type="float">
            <text:p>0,365850299999875</text:p>
          </table:table-cell>
          <table:table-cell table:formula="of:=([.G35]/[.D35])*100" office:value-type="float" office:value="126.760359883323" calcext:value-type="float">
            <text:p>126,76</text:p>
          </table:table-cell>
          <table:table-cell table:formula="of:=([.G35]/[.E35])*100" office:value-type="float" office:value="802.32616280811" calcext:value-type="float">
            <text:p>802,33</text:p>
          </table:table-cell>
          <table:table-cell table:style-name="ce6" table:formula="of:=[.I35]/([.H35]+[.F35])" office:value-type="float" office:value="1.05609867971664" calcext:value-type="float">
            <text:p>1,06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2.793761" calcext:value-type="float">
            <text:p>132,793761</text:p>
          </table:table-cell>
          <table:table-cell office:value-type="float" office:value="25.7045819999999" calcext:value-type="float">
            <text:p>25,7045819999999</text:p>
          </table:table-cell>
          <table:table-cell office:value-type="float" office:value="516.615134998112" calcext:value-type="float">
            <text:p>516,62</text:p>
          </table:table-cell>
          <table:table-cell office:value-type="float" office:value="213.443643099999" calcext:value-type="float">
            <text:p>213,443643099999</text:p>
          </table:table-cell>
          <table:table-cell table:formula="of:=([.G36]/[.D36])*100" office:value-type="float" office:value="160.733186177323" calcext:value-type="float">
            <text:p>160,73</text:p>
          </table:table-cell>
          <table:table-cell table:formula="of:=([.G36]/[.E36])*100" office:value-type="float" office:value="830.371966756745" calcext:value-type="float">
            <text:p>830,37</text:p>
          </table:table-cell>
          <table:table-cell table:style-name="ce6" table:formula="of:=[.I36]/([.H36]+[.F36])" office:value-type="float" office:value="1.22591573758648" calcext:value-type="float">
            <text:p>1,2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.23057169999993" calcext:value-type="float">
            <text:p>8,23057169999993</text:p>
          </table:table-cell>
          <table:table-cell office:value-type="float" office:value="1.86032159999995" calcext:value-type="float">
            <text:p>1,86032159999995</text:p>
          </table:table-cell>
          <table:table-cell office:value-type="float" office:value="442.427357721382" calcext:value-type="float">
            <text:p>442,43</text:p>
          </table:table-cell>
          <table:table-cell office:value-type="float" office:value="11.929019" calcext:value-type="float">
            <text:p>11,929019</text:p>
          </table:table-cell>
          <table:table-cell table:formula="of:=([.G37]/[.D37])*100" office:value-type="float" office:value="144.93548485824" calcext:value-type="float">
            <text:p>144,94</text:p>
          </table:table-cell>
          <table:table-cell table:formula="of:=([.G37]/[.E37])*100" office:value-type="float" office:value="641.234236058985" calcext:value-type="float">
            <text:p>641,23</text:p>
          </table:table-cell>
          <table:table-cell table:style-name="ce6" table:formula="of:=[.I37]/([.H37]+[.F37])" office:value-type="float" office:value="1.09171740119407" calcext:value-type="float">
            <text:p>1,09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0.498872799999663" calcext:value-type="float">
            <text:p>0,498872799999663</text:p>
          </table:table-cell>
          <table:table-cell office:value-type="float" office:value="0.0548925999988569" calcext:value-type="float">
            <text:p>0,054892599998857</text:p>
          </table:table-cell>
          <table:table-cell office:value-type="float" office:value="908.816124596123" calcext:value-type="float">
            <text:p>908,82</text:p>
          </table:table-cell>
          <table:table-cell office:value-type="float" office:value="0.521304899999814" calcext:value-type="float">
            <text:p>0,521304899999814</text:p>
          </table:table-cell>
          <table:table-cell table:formula="of:=([.G38]/[.D38])*100" office:value-type="float" office:value="104.49655703822" calcext:value-type="float">
            <text:p>104,50</text:p>
          </table:table-cell>
          <table:table-cell table:formula="of:=([.G38]/[.E38])*100" office:value-type="float" office:value="949.68156001113" calcext:value-type="float">
            <text:p>949,68</text:p>
          </table:table-cell>
          <table:table-cell table:style-name="ce6" table:formula="of:=[.I38]/([.H38]+[.F38])" office:value-type="float" office:value="0.937204850214068" calcext:value-type="float">
            <text:p>0,94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0.043023600000015" calcext:value-type="float">
            <text:p>0,043023600000015</text:p>
          </table:table-cell>
          <table:table-cell office:value-type="float" office:value="0.0503228999999919" calcext:value-type="float">
            <text:p>0,050322899999992</text:p>
          </table:table-cell>
          <table:table-cell office:value-type="float" office:value="85.4950728197737" calcext:value-type="float">
            <text:p>85,50</text:p>
          </table:table-cell>
          <table:table-cell office:value-type="float" office:value="0.0437375000001339" calcext:value-type="float">
            <text:p>0,043737500000134</text:p>
          </table:table-cell>
          <table:table-cell table:formula="of:=([.G39]/[.D39])*100" office:value-type="float" office:value="101.659321860836" calcext:value-type="float">
            <text:p>101,66</text:p>
          </table:table-cell>
          <table:table-cell table:formula="of:=([.G39]/[.E39])*100" office:value-type="float" office:value="86.9137112530099" calcext:value-type="float">
            <text:p>86,91</text:p>
          </table:table-cell>
          <table:table-cell table:style-name="ce6" table:formula="of:=[.I39]/([.H39]+[.F39])" office:value-type="float" office:value="0.464395780827554" calcext:value-type="float">
            <text:p>0,46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0.0425596000000042" calcext:value-type="float">
            <text:p>0,042559600000004</text:p>
          </table:table-cell>
          <table:table-cell office:value-type="float" office:value="0.0636902000000191" calcext:value-type="float">
            <text:p>0,063690200000019</text:p>
          </table:table-cell>
          <table:table-cell office:value-type="float" office:value="66.8228393065046" calcext:value-type="float">
            <text:p>66,82</text:p>
          </table:table-cell>
          <table:table-cell office:value-type="float" office:value="0.0441886000000522" calcext:value-type="float">
            <text:p>0,044188600000052</text:p>
          </table:table-cell>
          <table:table-cell table:formula="of:=([.G40]/[.D40])*100" office:value-type="float" office:value="103.827573567533" calcext:value-type="float">
            <text:p>103,83</text:p>
          </table:table-cell>
          <table:table-cell table:formula="of:=([.G40]/[.E40])*100" office:value-type="float" office:value="69.3805326408757" calcext:value-type="float">
            <text:p>69,38</text:p>
          </table:table-cell>
          <table:table-cell table:style-name="ce6" table:formula="of:=[.I40]/([.H40]+[.F40])" office:value-type="float" office:value="0.40656527852697" calcext:value-type="float">
            <text:p>0,41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0.0437065000000075" calcext:value-type="float">
            <text:p>0,043706500000008</text:p>
          </table:table-cell>
          <table:table-cell office:value-type="float" office:value="0.0627948999999717" calcext:value-type="float">
            <text:p>0,062794899999972</text:p>
          </table:table-cell>
          <table:table-cell office:value-type="float" office:value="69.6019899705664" calcext:value-type="float">
            <text:p>69,60</text:p>
          </table:table-cell>
          <table:table-cell office:value-type="float" office:value="0.0437814000004437" calcext:value-type="float">
            <text:p>0,043781400000444</text:p>
          </table:table-cell>
          <table:table-cell table:formula="of:=([.G41]/[.D41])*100" office:value-type="float" office:value="100.17137039213" calcext:value-type="float">
            <text:p>100,17</text:p>
          </table:table-cell>
          <table:table-cell table:formula="of:=([.G41]/[.E41])*100" office:value-type="float" office:value="69.721267173709" calcext:value-type="float">
            <text:p>69,72</text:p>
          </table:table-cell>
          <table:table-cell table:style-name="ce6" table:formula="of:=[.I41]/([.H41]+[.F41])" office:value-type="float" office:value="0.410672599192003" calcext:value-type="float">
            <text:p>0,41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.0434123999999429" calcext:value-type="float">
            <text:p>0,043412399999943</text:p>
          </table:table-cell>
          <table:table-cell office:value-type="float" office:value="0.0563016000000062" calcext:value-type="float">
            <text:p>0,056301600000006</text:p>
          </table:table-cell>
          <table:table-cell office:value-type="float" office:value="77.1068673002865" calcext:value-type="float">
            <text:p>77,11</text:p>
          </table:table-cell>
          <table:table-cell office:value-type="float" office:value="0.0524944000004325" calcext:value-type="float">
            <text:p>0,052494400000433</text:p>
          </table:table-cell>
          <table:table-cell table:formula="of:=([.G42]/[.D42])*100" office:value-type="float" office:value="120.920290056531" calcext:value-type="float">
            <text:p>120,92</text:p>
          </table:table-cell>
          <table:table-cell table:formula="of:=([.G42]/[.E42])*100" office:value-type="float" office:value="93.2378475930111" calcext:value-type="float">
            <text:p>93,24</text:p>
          </table:table-cell>
          <table:table-cell table:style-name="ce6" table:formula="of:=[.I42]/([.H42]+[.F42])" office:value-type="float" office:value="0.47083364139298" calcext:value-type="float">
            <text:p>0,4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0421588999999585" calcext:value-type="float">
            <text:p>0,042158899999959</text:p>
          </table:table-cell>
          <table:table-cell office:value-type="float" office:value="0.0628317000000607" calcext:value-type="float">
            <text:p>0,062831700000061</text:p>
          </table:table-cell>
          <table:table-cell office:value-type="float" office:value="67.0981367684112" calcext:value-type="float">
            <text:p>67,10</text:p>
          </table:table-cell>
          <table:table-cell office:value-type="float" office:value="0.0509090999999899" calcext:value-type="float">
            <text:p>0,05090909999999</text:p>
          </table:table-cell>
          <table:table-cell table:formula="of:=([.G43]/[.D43])*100" office:value-type="float" office:value="120.755285360956" calcext:value-type="float">
            <text:p>120,76</text:p>
          </table:table-cell>
          <table:table-cell table:formula="of:=([.G43]/[.E43])*100" office:value-type="float" office:value="81.0245465265792" calcext:value-type="float">
            <text:p>81,02</text:p>
          </table:table-cell>
          <table:table-cell table:style-name="ce6" table:formula="of:=[.I43]/([.H43]+[.F43])" office:value-type="float" office:value="0.431317915894984" calcext:value-type="float">
            <text:p>0,43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.71083060000001" calcext:value-type="float">
            <text:p>1,71083060000001</text:p>
          </table:table-cell>
          <table:table-cell office:value-type="float" office:value="1.06085729999995" calcext:value-type="float">
            <text:p>1,06085729999995</text:p>
          </table:table-cell>
          <table:table-cell office:value-type="float" office:value="161.268683356384" calcext:value-type="float">
            <text:p>161,27</text:p>
          </table:table-cell>
          <table:table-cell office:value-type="float" office:value="2.34803329999995" calcext:value-type="float">
            <text:p>2,34803329999995</text:p>
          </table:table-cell>
          <table:table-cell table:formula="of:=([.G44]/[.D44])*100" office:value-type="float" office:value="137.245224629483" calcext:value-type="float">
            <text:p>137,25</text:p>
          </table:table-cell>
          <table:table-cell table:formula="of:=([.G44]/[.E44])*100" office:value-type="float" office:value="221.33356672948" calcext:value-type="float">
            <text:p>221,33</text:p>
          </table:table-cell>
          <table:table-cell table:style-name="ce6" table:formula="of:=[.I44]/([.H44]+[.F44])" office:value-type="float" office:value="0.741451439307675" calcext:value-type="float">
            <text:p>0,74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.10132979999999" calcext:value-type="float">
            <text:p>2,10132979999999</text:p>
          </table:table-cell>
          <table:table-cell office:value-type="float" office:value="1.09505480000007" calcext:value-type="float">
            <text:p>1,09505480000007</text:p>
          </table:table-cell>
          <table:table-cell office:value-type="float" office:value="191.892661444875" calcext:value-type="float">
            <text:p>191,89</text:p>
          </table:table-cell>
          <table:table-cell office:value-type="float" office:value="2.92017959999939" calcext:value-type="float">
            <text:p>2,92017959999939</text:p>
          </table:table-cell>
          <table:table-cell table:formula="of:=([.G45]/[.D45])*100" office:value-type="float" office:value="138.968171488331" calcext:value-type="float">
            <text:p>138,97</text:p>
          </table:table-cell>
          <table:table-cell table:formula="of:=([.G45]/[.E45])*100" office:value-type="float" office:value="266.669722830237" calcext:value-type="float">
            <text:p>266,67</text:p>
          </table:table-cell>
          <table:table-cell table:style-name="ce6" table:formula="of:=[.I45]/([.H45]+[.F45])" office:value-type="float" office:value="0.805987582350287" calcext:value-type="float">
            <text:p>0,81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.6553269" calcext:value-type="float">
            <text:p>1,6553269</text:p>
          </table:table-cell>
          <table:table-cell office:value-type="float" office:value="1.00969189999996" calcext:value-type="float">
            <text:p>1,00969189999996</text:p>
          </table:table-cell>
          <table:table-cell office:value-type="float" office:value="163.943763439131" calcext:value-type="float">
            <text:p>163,94</text:p>
          </table:table-cell>
          <table:table-cell office:value-type="float" office:value="2.39263799999972" calcext:value-type="float">
            <text:p>2,39263799999972</text:p>
          </table:table-cell>
          <table:table-cell table:formula="of:=([.G46]/[.D46])*100" office:value-type="float" office:value="144.541721638168" calcext:value-type="float">
            <text:p>144,54</text:p>
          </table:table-cell>
          <table:table-cell table:formula="of:=([.G46]/[.E46])*100" office:value-type="float" office:value="236.967138193325" calcext:value-type="float">
            <text:p>236,97</text:p>
          </table:table-cell>
          <table:table-cell table:style-name="ce6" table:formula="of:=[.I46]/([.H46]+[.F46])" office:value-type="float" office:value="0.768163008168591" calcext:value-type="float">
            <text:p>0,7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468418299999939" calcext:value-type="float">
            <text:p>0,468418299999939</text:p>
          </table:table-cell>
          <table:table-cell office:value-type="float" office:value="0.0347670000001017" calcext:value-type="float">
            <text:p>0,034767000000102</text:p>
          </table:table-cell>
          <table:table-cell office:value-type="float" office:value="1347.30721660934" calcext:value-type="float">
            <text:p>1347,31</text:p>
          </table:table-cell>
          <table:table-cell office:value-type="float" office:value="0.740281700000196" calcext:value-type="float">
            <text:p>0,740281700000196</text:p>
          </table:table-cell>
          <table:table-cell table:formula="of:=([.G47]/[.D47])*100" office:value-type="float" office:value="158.038594990907" calcext:value-type="float">
            <text:p>158,04</text:p>
          </table:table-cell>
          <table:table-cell table:formula="of:=([.G47]/[.E47])*100" office:value-type="float" office:value="2129.2653953405" calcext:value-type="float">
            <text:p>2129,27</text:p>
          </table:table-cell>
          <table:table-cell table:style-name="ce6" table:formula="of:=[.I47]/([.H47]+[.F47])" office:value-type="float" office:value="1.41446927272943" calcext:value-type="float">
            <text:p>1,41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270399400000133" calcext:value-type="float">
            <text:p>0,270399400000133</text:p>
          </table:table-cell>
          <table:table-cell office:value-type="float" office:value="0.0338835999998992" calcext:value-type="float">
            <text:p>0,033883599999899</text:p>
          </table:table-cell>
          <table:table-cell office:value-type="float" office:value="798.024412993123" calcext:value-type="float">
            <text:p>798,02</text:p>
          </table:table-cell>
          <table:table-cell office:value-type="float" office:value="0.372079300000041" calcext:value-type="float">
            <text:p>0,372079300000041</text:p>
          </table:table-cell>
          <table:table-cell table:formula="of:=([.G48]/[.D48])*100" office:value-type="float" office:value="137.603596753491" calcext:value-type="float">
            <text:p>137,60</text:p>
          </table:table-cell>
          <table:table-cell table:formula="of:=([.G48]/[.E48])*100" office:value-type="float" office:value="1098.11029524947" calcext:value-type="float">
            <text:p>1098,11</text:p>
          </table:table-cell>
          <table:table-cell table:style-name="ce6" table:formula="of:=[.I48]/([.H48]+[.F48])" office:value-type="float" office:value="1.17366120275392" calcext:value-type="float">
            <text:p>1,1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.01006099999995" calcext:value-type="float">
            <text:p>8,01006099999995</text:p>
          </table:table-cell>
          <table:table-cell office:value-type="float" office:value="0.852077500000087" calcext:value-type="float">
            <text:p>0,852077500000087</text:p>
          </table:table-cell>
          <table:table-cell office:value-type="float" office:value="940.062494315263" calcext:value-type="float">
            <text:p>940,06</text:p>
          </table:table-cell>
          <table:table-cell office:value-type="float" office:value="14.0233829000004" calcext:value-type="float">
            <text:p>14,0233829000004</text:p>
          </table:table-cell>
          <table:table-cell table:formula="of:=([.G49]/[.D49])*100" office:value-type="float" office:value="175.072111186176" calcext:value-type="float">
            <text:p>175,07</text:p>
          </table:table-cell>
          <table:table-cell table:formula="of:=([.G49]/[.E49])*100" office:value-type="float" office:value="1645.78725526716" calcext:value-type="float">
            <text:p>1645,79</text:p>
          </table:table-cell>
          <table:table-cell table:style-name="ce6" table:formula="of:=[.I49]/([.H49]+[.F49])" office:value-type="float" office:value="1.47586421150216" calcext:value-type="float">
            <text:p>1,48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.485337399999844" calcext:value-type="float">
            <text:p>0,485337399999844</text:p>
          </table:table-cell>
          <table:table-cell office:value-type="float" office:value="0.0438333000000057" calcext:value-type="float">
            <text:p>0,043833300000006</text:p>
          </table:table-cell>
          <table:table-cell office:value-type="float" office:value="1107.23445417019" calcext:value-type="float">
            <text:p>1107,23</text:p>
          </table:table-cell>
          <table:table-cell office:value-type="float" office:value="0.636913099999947" calcext:value-type="float">
            <text:p>0,636913099999947</text:p>
          </table:table-cell>
          <table:table-cell table:formula="of:=([.G50]/[.D50])*100" office:value-type="float" office:value="131.230995179879" calcext:value-type="float">
            <text:p>131,23</text:p>
          </table:table-cell>
          <table:table-cell table:formula="of:=([.G50]/[.E50])*100" office:value-type="float" office:value="1453.03479318204" calcext:value-type="float">
            <text:p>1453,03</text:p>
          </table:table-cell>
          <table:table-cell table:style-name="ce6" table:formula="of:=[.I50]/([.H50]+[.F50])" office:value-type="float" office:value="1.17325420256542" calcext:value-type="float">
            <text:p>1,1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.86351869999999" calcext:value-type="float">
            <text:p>7,86351869999999</text:p>
          </table:table-cell>
          <table:table-cell office:value-type="float" office:value="1.81065710000003" calcext:value-type="float">
            <text:p>1,81065710000003</text:p>
          </table:table-cell>
          <table:table-cell office:value-type="float" office:value="434.290882575164" calcext:value-type="float">
            <text:p>434,29</text:p>
          </table:table-cell>
          <table:table-cell office:value-type="float" office:value="12.7073736000006" calcext:value-type="float">
            <text:p>12,7073736000006</text:p>
          </table:table-cell>
          <table:table-cell table:formula="of:=([.G51]/[.D51])*100" office:value-type="float" office:value="161.599076505033" calcext:value-type="float">
            <text:p>161,60</text:p>
          </table:table-cell>
          <table:table-cell table:formula="of:=([.G51]/[.E51])*100" office:value-type="float" office:value="701.810055587022" calcext:value-type="float">
            <text:p>701,81</text:p>
          </table:table-cell>
          <table:table-cell table:style-name="ce6" table:formula="of:=[.I51]/([.H51]+[.F51])" office:value-type="float" office:value="1.17775110134482" calcext:value-type="float">
            <text:p>1,18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5.0948065" calcext:value-type="float">
            <text:p>125,0948065</text:p>
          </table:table-cell>
          <table:table-cell office:value-type="float" office:value="24.6521005000002" calcext:value-type="float">
            <text:p>24,6521005000002</text:p>
          </table:table-cell>
          <table:table-cell office:value-type="float" office:value="507.440761488048" calcext:value-type="float">
            <text:p>507,44</text:p>
          </table:table-cell>
          <table:table-cell office:value-type="float" office:value="216.555883" calcext:value-type="float">
            <text:p>216,555883</text:p>
          </table:table-cell>
          <table:table-cell table:formula="of:=([.G52]/[.D52])*100" office:value-type="float" office:value="173.113408189332" calcext:value-type="float">
            <text:p>173,11</text:p>
          </table:table-cell>
          <table:table-cell table:formula="of:=([.G52]/[.E52])*100" office:value-type="float" office:value="878.447996753861" calcext:value-type="float">
            <text:p>878,45</text:p>
          </table:table-cell>
          <table:table-cell table:style-name="ce6" table:formula="of:=[.I52]/([.H52]+[.F52])" office:value-type="float" office:value="1.29078335846549" calcext:value-type="float">
            <text:p>1,29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0.408179699999891" calcext:value-type="float">
            <text:p>0,408179699999891</text:p>
          </table:table-cell>
          <table:table-cell office:value-type="float" office:value="0.0461837000002561" calcext:value-type="float">
            <text:p>0,046183700000256</text:p>
          </table:table-cell>
          <table:table-cell office:value-type="float" office:value="883.817667267084" calcext:value-type="float">
            <text:p>883,82</text:p>
          </table:table-cell>
          <table:table-cell office:value-type="float" office:value="0.523000800000591" calcext:value-type="float">
            <text:p>0,523000800000591</text:p>
          </table:table-cell>
          <table:table-cell table:formula="of:=([.G53]/[.D53])*100" office:value-type="float" office:value="128.130036844246" calcext:value-type="float">
            <text:p>128,13</text:p>
          </table:table-cell>
          <table:table-cell table:formula="of:=([.G53]/[.E53])*100" office:value-type="float" office:value="1132.43590270526" calcext:value-type="float">
            <text:p>1132,44</text:p>
          </table:table-cell>
          <table:table-cell table:style-name="ce6" table:formula="of:=[.I53]/([.H53]+[.F53])" office:value-type="float" office:value="1.11906563758623" calcext:value-type="float">
            <text:p>1,12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0.44530420000001" calcext:value-type="float">
            <text:p>0,44530420000001</text:p>
          </table:table-cell>
          <table:table-cell office:value-type="float" office:value="0.0399065000000064" calcext:value-type="float">
            <text:p>0,039906500000006</text:p>
          </table:table-cell>
          <table:table-cell office:value-type="float" office:value="1115.86884342134" calcext:value-type="float">
            <text:p>1115,87</text:p>
          </table:table-cell>
          <table:table-cell office:value-type="float" office:value="0.52240049999964" calcext:value-type="float">
            <text:p>0,52240049999964</text:p>
          </table:table-cell>
          <table:table-cell table:formula="of:=([.G54]/[.D54])*100" office:value-type="float" office:value="117.313176026552" calcext:value-type="float">
            <text:p>117,31</text:p>
          </table:table-cell>
          <table:table-cell table:formula="of:=([.G54]/[.E54])*100" office:value-type="float" office:value="1309.06118050833" calcext:value-type="float">
            <text:p>1309,06</text:p>
          </table:table-cell>
          <table:table-cell table:style-name="ce6" table:formula="of:=[.I54]/([.H54]+[.F54])" office:value-type="float" office:value="1.0615311931765" calcext:value-type="float">
            <text:p>1,06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0.453871800000024" calcext:value-type="float">
            <text:p>0,453871800000024</text:p>
          </table:table-cell>
          <table:table-cell office:value-type="float" office:value="0.0339441000000079" calcext:value-type="float">
            <text:p>0,033944100000008</text:p>
          </table:table-cell>
          <table:table-cell office:value-type="float" office:value="1337.11543390433" calcext:value-type="float">
            <text:p>1337,12</text:p>
          </table:table-cell>
          <table:table-cell office:value-type="float" office:value="0.518069000000105" calcext:value-type="float">
            <text:p>0,518069000000105</text:p>
          </table:table-cell>
          <table:table-cell table:formula="of:=([.G55]/[.D55])*100" office:value-type="float" office:value="114.144346487285" calcext:value-type="float">
            <text:p>114,14</text:p>
          </table:table-cell>
          <table:table-cell table:formula="of:=([.G55]/[.E55])*100" office:value-type="float" office:value="1526.24167381072" calcext:value-type="float">
            <text:p>1526,24</text:p>
          </table:table-cell>
          <table:table-cell table:style-name="ce6" table:formula="of:=[.I55]/([.H55]+[.F55])" office:value-type="float" office:value="1.05166676182459" calcext:value-type="float">
            <text:p>1,05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0.0429034999999203" calcext:value-type="float">
            <text:p>0,04290349999992</text:p>
          </table:table-cell>
          <table:table-cell office:value-type="float" office:value="0.0599247000000105" calcext:value-type="float">
            <text:p>0,059924700000011</text:p>
          </table:table-cell>
          <table:table-cell office:value-type="float" office:value="71.5956859190164" calcext:value-type="float">
            <text:p>71,60</text:p>
          </table:table-cell>
          <table:table-cell office:value-type="float" office:value="0.0437639000003401" calcext:value-type="float">
            <text:p>0,04376390000034</text:p>
          </table:table-cell>
          <table:table-cell table:formula="of:=([.G56]/[.D56])*100" office:value-type="float" office:value="102.005430793342" calcext:value-type="float">
            <text:p>102,01</text:p>
          </table:table-cell>
          <table:table-cell table:formula="of:=([.G56]/[.E56])*100" office:value-type="float" office:value="73.0314878511405" calcext:value-type="float">
            <text:p>73,03</text:p>
          </table:table-cell>
          <table:table-cell table:style-name="ce6" table:formula="of:=[.I56]/([.H56]+[.F56])" office:value-type="float" office:value="0.420685587939779" calcext:value-type="float">
            <text:p>0,42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0.0420004999999947" calcext:value-type="float">
            <text:p>0,042000499999995</text:p>
          </table:table-cell>
          <table:table-cell office:value-type="float" office:value="0.0521491000001333" calcext:value-type="float">
            <text:p>0,052149100000133</text:p>
          </table:table-cell>
          <table:table-cell office:value-type="float" office:value="80.5392614635483" calcext:value-type="float">
            <text:p>80,54</text:p>
          </table:table-cell>
          <table:table-cell office:value-type="float" office:value="0.0520377000000735" calcext:value-type="float">
            <text:p>0,052037700000074</text:p>
          </table:table-cell>
          <table:table-cell table:formula="of:=([.G57]/[.D57])*100" office:value-type="float" office:value="123.897810740539" calcext:value-type="float">
            <text:p>123,90</text:p>
          </table:table-cell>
          <table:table-cell table:formula="of:=([.G57]/[.E57])*100" office:value-type="float" office:value="99.7863817399351" calcext:value-type="float">
            <text:p>99,79</text:p>
          </table:table-cell>
          <table:table-cell table:style-name="ce6" table:formula="of:=[.I57]/([.H57]+[.F57])" office:value-type="float" office:value="0.488103163795652" calcext:value-type="float">
            <text:p>0,49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0.0421847000001435" calcext:value-type="float">
            <text:p>0,042184700000144</text:p>
          </table:table-cell>
          <table:table-cell office:value-type="float" office:value="0.0627250999999888" calcext:value-type="float">
            <text:p>0,062725099999989</text:p>
          </table:table-cell>
          <table:table-cell office:value-type="float" office:value="67.2533005131137" calcext:value-type="float">
            <text:p>67,25</text:p>
          </table:table-cell>
          <table:table-cell office:value-type="float" office:value="0.0515056000003824" calcext:value-type="float">
            <text:p>0,051505600000382</text:p>
          </table:table-cell>
          <table:table-cell table:formula="of:=([.G58]/[.D58])*100" office:value-type="float" office:value="122.095451668987" calcext:value-type="float">
            <text:p>122,10</text:p>
          </table:table-cell>
          <table:table-cell table:formula="of:=([.G58]/[.E58])*100" office:value-type="float" office:value="82.1132210237873" calcext:value-type="float">
            <text:p>82,11</text:p>
          </table:table-cell>
          <table:table-cell table:style-name="ce6" table:formula="of:=[.I58]/([.H58]+[.F58])" office:value-type="float" office:value="0.43366127358905" calcext:value-type="float">
            <text:p>0,43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.77461700000003" calcext:value-type="float">
            <text:p>1,77461700000003</text:p>
          </table:table-cell>
          <table:table-cell office:value-type="float" office:value="1.04364870000009" calcext:value-type="float">
            <text:p>1,04364870000009</text:p>
          </table:table-cell>
          <table:table-cell office:value-type="float" office:value="170.039688642346" calcext:value-type="float">
            <text:p>170,04</text:p>
          </table:table-cell>
          <table:table-cell office:value-type="float" office:value="2.57512139999963" calcext:value-type="float">
            <text:p>2,57512139999963</text:p>
          </table:table-cell>
          <table:table-cell table:formula="of:=([.G59]/[.D59])*100" office:value-type="float" office:value="145.108572722992" calcext:value-type="float">
            <text:p>145,11</text:p>
          </table:table-cell>
          <table:table-cell table:formula="of:=([.G59]/[.E59])*100" office:value-type="float" office:value="246.742165251526" calcext:value-type="float">
            <text:p>246,74</text:p>
          </table:table-cell>
          <table:table-cell table:style-name="ce6" table:formula="of:=[.I59]/([.H59]+[.F59])" office:value-type="float" office:value="0.782939953984034" calcext:value-type="float">
            <text:p>0,78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.03289129999994" calcext:value-type="float">
            <text:p>2,03289129999994</text:p>
          </table:table-cell>
          <table:table-cell office:value-type="float" office:value="1.07789740000007" calcext:value-type="float">
            <text:p>1,07789740000007</text:p>
          </table:table-cell>
          <table:table-cell office:value-type="float" office:value="188.597847995533" calcext:value-type="float">
            <text:p>188,60</text:p>
          </table:table-cell>
          <table:table-cell office:value-type="float" office:value="2.88228339999987" calcext:value-type="float">
            <text:p>2,88228339999987</text:p>
          </table:table-cell>
          <table:table-cell table:formula="of:=([.G60]/[.D60])*100" office:value-type="float" office:value="141.782465201162" calcext:value-type="float">
            <text:p>141,78</text:p>
          </table:table-cell>
          <table:table-cell table:formula="of:=([.G60]/[.E60])*100" office:value-type="float" office:value="267.398678204408" calcext:value-type="float">
            <text:p>267,40</text:p>
          </table:table-cell>
          <table:table-cell table:style-name="ce6" table:formula="of:=[.I60]/([.H60]+[.F60])" office:value-type="float" office:value="0.809366259197199" calcext:value-type="float">
            <text:p>0,81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.71015340000013" calcext:value-type="float">
            <text:p>1,71015340000013</text:p>
          </table:table-cell>
          <table:table-cell office:value-type="float" office:value="0.995373900000049" calcext:value-type="float">
            <text:p>0,995373900000049</text:p>
          </table:table-cell>
          <table:table-cell office:value-type="float" office:value="171.810150939264" calcext:value-type="float">
            <text:p>171,81</text:p>
          </table:table-cell>
          <table:table-cell office:value-type="float" office:value="2.58119139999981" calcext:value-type="float">
            <text:p>2,58119139999981</text:p>
          </table:table-cell>
          <table:table-cell table:formula="of:=([.G61]/[.D61])*100" office:value-type="float" office:value="150.933325630298" calcext:value-type="float">
            <text:p>150,93</text:p>
          </table:table-cell>
          <table:table-cell table:formula="of:=([.G61]/[.E61])*100" office:value-type="float" office:value="259.318774583067" calcext:value-type="float">
            <text:p>259,32</text:p>
          </table:table-cell>
          <table:table-cell table:style-name="ce6" table:formula="of:=[.I61]/([.H61]+[.F61])" office:value-type="float" office:value="0.803482621366554" calcext:value-type="float">
            <text:p>0,80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0.0430177999998705" calcext:value-type="float">
            <text:p>0,043017799999871</text:p>
          </table:table-cell>
          <table:table-cell office:value-type="float" office:value="0.0422297000000981" calcext:value-type="float">
            <text:p>0,042229700000098</text:p>
          </table:table-cell>
          <table:table-cell office:value-type="float" office:value="101.866222113277" calcext:value-type="float">
            <text:p>101,87</text:p>
          </table:table-cell>
          <table:table-cell office:value-type="float" office:value="0.0523170000000391" calcext:value-type="float">
            <text:p>0,052317000000039</text:p>
          </table:table-cell>
          <table:table-cell table:formula="of:=([.G62]/[.D62])*100" office:value-type="float" office:value="121.617098038943" calcext:value-type="float">
            <text:p>121,62</text:p>
          </table:table-cell>
          <table:table-cell table:formula="of:=([.G62]/[.E62])*100" office:value-type="float" office:value="123.886743216072" calcext:value-type="float">
            <text:p>123,89</text:p>
          </table:table-cell>
          <table:table-cell table:style-name="ce6" table:formula="of:=[.I62]/([.H62]+[.F62])" office:value-type="float" office:value="0.554344472471993" calcext:value-type="float">
            <text:p>0,55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.59718380000013" calcext:value-type="float">
            <text:p>1,59718380000013</text:p>
          </table:table-cell>
          <table:table-cell office:value-type="float" office:value="0.986692099999891" calcext:value-type="float">
            <text:p>0,986692099999891</text:p>
          </table:table-cell>
          <table:table-cell office:value-type="float" office:value="161.872563893063" calcext:value-type="float">
            <text:p>161,87</text:p>
          </table:table-cell>
          <table:table-cell office:value-type="float" office:value="2.46540419999947" calcext:value-type="float">
            <text:p>2,46540419999947</text:p>
          </table:table-cell>
          <table:table-cell table:formula="of:=([.G63]/[.D63])*100" office:value-type="float" office:value="154.359454434691" calcext:value-type="float">
            <text:p>154,36</text:p>
          </table:table-cell>
          <table:table-cell table:formula="of:=([.G63]/[.E63])*100" office:value-type="float" office:value="249.865606504779" calcext:value-type="float">
            <text:p>249,87</text:p>
          </table:table-cell>
          <table:table-cell table:style-name="ce6" table:formula="of:=[.I63]/([.H63]+[.F63])" office:value-type="float" office:value="0.790133800574897" calcext:value-type="float">
            <text:p>0,79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0.38742199999997" calcext:value-type="float">
            <text:p>0,38742199999997</text:p>
          </table:table-cell>
          <table:table-cell office:value-type="float" office:value="0.046157200000016" calcext:value-type="float">
            <text:p>0,046157200000016</text:p>
          </table:table-cell>
          <table:table-cell office:value-type="float" office:value="839.353340323579" calcext:value-type="float">
            <text:p>839,35</text:p>
          </table:table-cell>
          <table:table-cell office:value-type="float" office:value="0.520790000000125" calcext:value-type="float">
            <text:p>0,520790000000125</text:p>
          </table:table-cell>
          <table:table-cell table:formula="of:=([.G64]/[.D64])*100" office:value-type="float" office:value="134.424477701361" calcext:value-type="float">
            <text:p>134,42</text:p>
          </table:table-cell>
          <table:table-cell table:formula="of:=([.G64]/[.E64])*100" office:value-type="float" office:value="1128.2963437989" calcext:value-type="float">
            <text:p>1128,30</text:p>
          </table:table-cell>
          <table:table-cell table:style-name="ce6" table:formula="of:=[.I64]/([.H64]+[.F64])" office:value-type="float" office:value="1.15867944711182" calcext:value-type="float">
            <text:p>1,1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0.488920499999949" calcext:value-type="float">
            <text:p>0,488920499999949</text:p>
          </table:table-cell>
          <table:table-cell office:value-type="float" office:value="0.0394620000006398" calcext:value-type="float">
            <text:p>0,03946200000064</text:p>
          </table:table-cell>
          <table:table-cell office:value-type="float" office:value="1238.96533371857" calcext:value-type="float">
            <text:p>1238,97</text:p>
          </table:table-cell>
          <table:table-cell office:value-type="float" office:value="0.523587599999882" calcext:value-type="float">
            <text:p>0,523587599999882</text:p>
          </table:table-cell>
          <table:table-cell table:formula="of:=([.G65]/[.D65])*100" office:value-type="float" office:value="107.090539259437" calcext:value-type="float">
            <text:p>107,09</text:p>
          </table:table-cell>
          <table:table-cell table:formula="of:=([.G65]/[.E65])*100" office:value-type="float" office:value="1326.8146571167" calcext:value-type="float">
            <text:p>1326,81</text:p>
          </table:table-cell>
          <table:table-cell table:style-name="ce6" table:formula="of:=[.I65]/([.H65]+[.F65])" office:value-type="float" office:value="0.985705485004323" calcext:value-type="float">
            <text:p>0,99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0.490355499999714" calcext:value-type="float">
            <text:p>0,490355499999714</text:p>
          </table:table-cell>
          <table:table-cell office:value-type="float" office:value="0.0402881999994861" calcext:value-type="float">
            <text:p>0,040288199999486</text:p>
          </table:table-cell>
          <table:table-cell office:value-type="float" office:value="1217.11940470403" calcext:value-type="float">
            <text:p>1217,12</text:p>
          </table:table-cell>
          <table:table-cell office:value-type="float" office:value="0.521814599999925" calcext:value-type="float">
            <text:p>0,521814599999925</text:p>
          </table:table-cell>
          <table:table-cell table:formula="of:=([.G66]/[.D66])*100" office:value-type="float" office:value="106.415569928395" calcext:value-type="float">
            <text:p>106,42</text:p>
          </table:table-cell>
          <table:table-cell table:formula="of:=([.G66]/[.E66])*100" office:value-type="float" office:value="1295.20455122488" calcext:value-type="float">
            <text:p>1295,20</text:p>
          </table:table-cell>
          <table:table-cell table:style-name="ce6" table:formula="of:=[.I66]/([.H66]+[.F66])" office:value-type="float" office:value="0.978594881170091" calcext:value-type="float">
            <text:p>0,98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0.456576099999984" calcext:value-type="float">
            <text:p>0,456576099999984</text:p>
          </table:table-cell>
          <table:table-cell office:value-type="float" office:value="0.0381030999999894" calcext:value-type="float">
            <text:p>0,038103099999989</text:p>
          </table:table-cell>
          <table:table-cell office:value-type="float" office:value="1198.26497056699" calcext:value-type="float">
            <text:p>1198,26</text:p>
          </table:table-cell>
          <table:table-cell office:value-type="float" office:value="0.521270700000605" calcext:value-type="float">
            <text:p>0,521270700000605</text:p>
          </table:table-cell>
          <table:table-cell table:formula="of:=([.G67]/[.D67])*100" office:value-type="float" office:value="114.169510844002" calcext:value-type="float">
            <text:p>114,17</text:p>
          </table:table-cell>
          <table:table-cell table:formula="of:=([.G67]/[.E67])*100" office:value-type="float" office:value="1368.05325551136" calcext:value-type="float">
            <text:p>1368,05</text:p>
          </table:table-cell>
          <table:table-cell table:style-name="ce6" table:formula="of:=[.I67]/([.H67]+[.F67])" office:value-type="float" office:value="1.04237832431877" calcext:value-type="float">
            <text:p>1,04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0.0282351000000745" calcext:value-type="float">
            <text:p>0,028235100000075</text:p>
          </table:table-cell>
          <table:table-cell office:value-type="float" office:value="0.0367201000000023" calcext:value-type="float">
            <text:p>0,036720100000002</text:p>
          </table:table-cell>
          <table:table-cell office:value-type="float" office:value="76.8927644534539" calcext:value-type="float">
            <text:p>76,89</text:p>
          </table:table-cell>
          <table:table-cell office:value-type="float" office:value="0.0440200000004552" calcext:value-type="float">
            <text:p>0,044020000000455</text:p>
          </table:table-cell>
          <table:table-cell table:formula="of:=([.G68]/[.D68])*100" office:value-type="float" office:value="155.905238516382" calcext:value-type="float">
            <text:p>155,91</text:p>
          </table:table-cell>
          <table:table-cell table:formula="of:=([.G68]/[.E68])*100" office:value-type="float" office:value="119.879847822997" calcext:value-type="float">
            <text:p>119,88</text:p>
          </table:table-cell>
          <table:table-cell table:style-name="ce6" table:formula="of:=[.I68]/([.H68]+[.F68])" office:value-type="float" office:value="0.514952217345826" calcext:value-type="float">
            <text:p>0,51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0.0416368000000148" calcext:value-type="float">
            <text:p>0,041636800000015</text:p>
          </table:table-cell>
          <table:table-cell office:value-type="float" office:value="0.0502596999999696" calcext:value-type="float">
            <text:p>0,05025969999997</text:p>
          </table:table-cell>
          <table:table-cell office:value-type="float" office:value="82.8433118383913" calcext:value-type="float">
            <text:p>82,84</text:p>
          </table:table-cell>
          <table:table-cell office:value-type="float" office:value="0.0438505999998597" calcext:value-type="float">
            <text:p>0,04385059999986</text:p>
          </table:table-cell>
          <table:table-cell table:formula="of:=([.G69]/[.D69])*100" office:value-type="float" office:value="105.316931175893" calcext:value-type="float">
            <text:p>105,32</text:p>
          </table:table-cell>
          <table:table-cell table:formula="of:=([.G69]/[.E69])*100" office:value-type="float" office:value="87.2480337126689" calcext:value-type="float">
            <text:p>87,25</text:p>
          </table:table-cell>
          <table:table-cell table:style-name="ce6" table:formula="of:=[.I69]/([.H69]+[.F69])" office:value-type="float" office:value="0.463690056491081" calcext:value-type="float">
            <text:p>0,4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.0430014999999912" calcext:value-type="float">
            <text:p>0,043001499999991</text:p>
          </table:table-cell>
          <table:table-cell office:value-type="float" office:value="0.0620409000000109" calcext:value-type="float">
            <text:p>0,062040900000011</text:p>
          </table:table-cell>
          <table:table-cell office:value-type="float" office:value="69.3115348100748" calcext:value-type="float">
            <text:p>69,31</text:p>
          </table:table-cell>
          <table:table-cell office:value-type="float" office:value="0.0440696999998181" calcext:value-type="float">
            <text:p>0,044069699999818</text:p>
          </table:table-cell>
          <table:table-cell table:formula="of:=([.G70]/[.D70])*100" office:value-type="float" office:value="102.48409939148" calcext:value-type="float">
            <text:p>102,48</text:p>
          </table:table-cell>
          <table:table-cell table:formula="of:=([.G70]/[.E70])*100" office:value-type="float" office:value="71.033302224517" calcext:value-type="float">
            <text:p>71,03</text:p>
          </table:table-cell>
          <table:table-cell table:style-name="ce6" table:formula="of:=[.I70]/([.H70]+[.F70])" office:value-type="float" office:value="0.413475595900063" calcext:value-type="float">
            <text:p>0,41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0.0429200000000492" calcext:value-type="float">
            <text:p>0,042920000000049</text:p>
          </table:table-cell>
          <table:table-cell office:value-type="float" office:value="0.0491068999999698" calcext:value-type="float">
            <text:p>0,04910689999997</text:p>
          </table:table-cell>
          <table:table-cell office:value-type="float" office:value="87.4011595113428" calcext:value-type="float">
            <text:p>87,40</text:p>
          </table:table-cell>
          <table:table-cell office:value-type="float" office:value="0.0475379000003159" calcext:value-type="float">
            <text:p>0,047537900000316</text:p>
          </table:table-cell>
          <table:table-cell table:formula="of:=([.G71]/[.D71])*100" office:value-type="float" office:value="110.759319665101" calcext:value-type="float">
            <text:p>110,76</text:p>
          </table:table-cell>
          <table:table-cell table:formula="of:=([.G71]/[.E71])*100" office:value-type="float" office:value="96.804929654173" calcext:value-type="float">
            <text:p>96,80</text:p>
          </table:table-cell>
          <table:table-cell table:style-name="ce6" table:formula="of:=[.I71]/([.H71]+[.F71])" office:value-type="float" office:value="0.488517841985924" calcext:value-type="float">
            <text:p>0,49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.87575070000003" calcext:value-type="float">
            <text:p>1,87575070000003</text:p>
          </table:table-cell>
          <table:table-cell office:value-type="float" office:value="1.01531520000008" calcext:value-type="float">
            <text:p>1,01531520000008</text:p>
          </table:table-cell>
          <table:table-cell office:value-type="float" office:value="184.745653369504" calcext:value-type="float">
            <text:p>184,75</text:p>
          </table:table-cell>
          <table:table-cell office:value-type="float" office:value="2.69261729999998" calcext:value-type="float">
            <text:p>2,69261729999998</text:p>
          </table:table-cell>
          <table:table-cell table:formula="of:=([.G72]/[.D72])*100" office:value-type="float" office:value="143.548782895293" calcext:value-type="float">
            <text:p>143,55</text:p>
          </table:table-cell>
          <table:table-cell table:formula="of:=([.G72]/[.E72])*100" office:value-type="float" office:value="265.200136863879" calcext:value-type="float">
            <text:p>265,20</text:p>
          </table:table-cell>
          <table:table-cell table:style-name="ce6" table:formula="of:=[.I72]/([.H72]+[.F72])" office:value-type="float" office:value="0.807811852924529" calcext:value-type="float">
            <text:p>0,81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.0424235000000408" calcext:value-type="float">
            <text:p>0,042423500000041</text:p>
          </table:table-cell>
          <table:table-cell office:value-type="float" office:value="0.0402469000000565" calcext:value-type="float">
            <text:p>0,040246900000057</text:p>
          </table:table-cell>
          <table:table-cell office:value-type="float" office:value="105.408118389196" calcext:value-type="float">
            <text:p>105,41</text:p>
          </table:table-cell>
          <table:table-cell office:value-type="float" office:value="0.0533548999999766" calcext:value-type="float">
            <text:p>0,053354899999977</text:p>
          </table:table-cell>
          <table:table-cell table:formula="of:=([.G73]/[.D73])*100" office:value-type="float" office:value="125.767322356537" calcext:value-type="float">
            <text:p>125,77</text:p>
          </table:table-cell>
          <table:table-cell table:formula="of:=([.G73]/[.E73])*100" office:value-type="float" office:value="132.5689680445" calcext:value-type="float">
            <text:p>132,57</text:p>
          </table:table-cell>
          <table:table-cell table:style-name="ce6" table:formula="of:=[.I73]/([.H73]+[.F73])" office:value-type="float" office:value="0.573456105963742" calcext:value-type="float">
            <text:p>0,57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.66265120000007" calcext:value-type="float">
            <text:p>1,66265120000007</text:p>
          </table:table-cell>
          <table:table-cell office:value-type="float" office:value="0.970776899999873" calcext:value-type="float">
            <text:p>0,970776899999873</text:p>
          </table:table-cell>
          <table:table-cell office:value-type="float" office:value="171.270165163622" calcext:value-type="float">
            <text:p>171,27</text:p>
          </table:table-cell>
          <table:table-cell office:value-type="float" office:value="2.60027719999998" calcext:value-type="float">
            <text:p>2,60027719999998</text:p>
          </table:table-cell>
          <table:table-cell table:formula="of:=([.G74]/[.D74])*100" office:value-type="float" office:value="156.393427557137" calcext:value-type="float">
            <text:p>156,39</text:p>
          </table:table-cell>
          <table:table-cell table:formula="of:=([.G74]/[.E74])*100" office:value-type="float" office:value="267.855281682158" calcext:value-type="float">
            <text:p>267,86</text:p>
          </table:table-cell>
          <table:table-cell table:style-name="ce6" table:formula="of:=[.I74]/([.H74]+[.F74])" office:value-type="float" office:value="0.817470380087144" calcext:value-type="float">
            <text:p>0,82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0.0548078999998" calcext:value-type="float">
            <text:p>60,0548078999998</text:p>
          </table:table-cell>
          <table:table-cell office:value-type="float" office:value="28.7204779" calcext:value-type="float">
            <text:p>28,7204779</text:p>
          </table:table-cell>
          <table:table-cell office:value-type="float" office:value="209.101004896579" calcext:value-type="float">
            <text:p>209,10</text:p>
          </table:table-cell>
          <table:table-cell office:value-type="float" office:value="130.5158722" calcext:value-type="float">
            <text:p>130,5158722</text:p>
          </table:table-cell>
          <table:table-cell table:formula="of:=([.G75]/[.D75])*100" office:value-type="float" office:value="217.327932207074" calcext:value-type="float">
            <text:p>217,33</text:p>
          </table:table-cell>
          <table:table-cell table:formula="of:=([.G75]/[.E75])*100" office:value-type="float" office:value="454.434890165947" calcext:value-type="float">
            <text:p>454,43</text:p>
          </table:table-cell>
          <table:table-cell table:style-name="ce6" table:formula="of:=[.I75]/([.H75]+[.F75])" office:value-type="float" office:value="1.06567554550241" calcext:value-type="float">
            <text:p>1,07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0.184675499999867" calcext:value-type="float">
            <text:p>0,184675499999867</text:p>
          </table:table-cell>
          <table:table-cell office:value-type="float" office:value="0.0475155999996787" calcext:value-type="float">
            <text:p>0,047515599999679</text:p>
          </table:table-cell>
          <table:table-cell office:value-type="float" office:value="388.66288124556" calcext:value-type="float">
            <text:p>388,66</text:p>
          </table:table-cell>
          <table:table-cell office:value-type="float" office:value="0.249648700000034" calcext:value-type="float">
            <text:p>0,249648700000034</text:p>
          </table:table-cell>
          <table:table-cell table:formula="of:=([.G76]/[.D76])*100" office:value-type="float" office:value="135.182360410674" calcext:value-type="float">
            <text:p>135,18</text:p>
          </table:table-cell>
          <table:table-cell table:formula="of:=([.G76]/[.E76])*100" office:value-type="float" office:value="525.403656907884" calcext:value-type="float">
            <text:p>525,40</text:p>
          </table:table-cell>
          <table:table-cell table:style-name="ce6" table:formula="of:=[.I76]/([.H76]+[.F76])" office:value-type="float" office:value="1.00297495353155" calcext:value-type="float">
            <text:p>1,00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0.386149099999602" calcext:value-type="float">
            <text:p>0,386149099999602</text:p>
          </table:table-cell>
          <table:table-cell office:value-type="float" office:value="0.0347579000001133" calcext:value-type="float">
            <text:p>0,034757900000113</text:p>
          </table:table-cell>
          <table:table-cell office:value-type="float" office:value="1110.96786629326" calcext:value-type="float">
            <text:p>1110,97</text:p>
          </table:table-cell>
          <table:table-cell office:value-type="float" office:value="0.523083500000212" calcext:value-type="float">
            <text:p>0,523083500000212</text:p>
          </table:table-cell>
          <table:table-cell table:formula="of:=([.G77]/[.D77])*100" office:value-type="float" office:value="135.461535453728" calcext:value-type="float">
            <text:p>135,46</text:p>
          </table:table-cell>
          <table:table-cell table:formula="of:=([.G77]/[.E77])*100" office:value-type="float" office:value="1504.93413007836" calcext:value-type="float">
            <text:p>1504,93</text:p>
          </table:table-cell>
          <table:table-cell table:style-name="ce6" table:formula="of:=[.I77]/([.H77]+[.F77])" office:value-type="float" office:value="1.2073962054883" calcext:value-type="float">
            <text:p>1,21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0.402469800000108" calcext:value-type="float">
            <text:p>0,402469800000108</text:p>
          </table:table-cell>
          <table:table-cell office:value-type="float" office:value="0.0334047999996983" calcext:value-type="float">
            <text:p>0,033404799999698</text:p>
          </table:table-cell>
          <table:table-cell office:value-type="float" office:value="1204.82625252581" calcext:value-type="float">
            <text:p>1204,83</text:p>
          </table:table-cell>
          <table:table-cell office:value-type="float" office:value="0.523592800000188" calcext:value-type="float">
            <text:p>0,523592800000188</text:p>
          </table:table-cell>
          <table:table-cell table:formula="of:=([.G78]/[.D78])*100" office:value-type="float" office:value="130.094928861755" calcext:value-type="float">
            <text:p>130,09</text:p>
          </table:table-cell>
          <table:table-cell table:formula="of:=([.G78]/[.E78])*100" office:value-type="float" office:value="1567.4178561312" calcext:value-type="float">
            <text:p>1567,42</text:p>
          </table:table-cell>
          <table:table-cell table:style-name="ce6" table:formula="of:=[.I78]/([.H78]+[.F78])" office:value-type="float" office:value="1.17416509527699" calcext:value-type="float">
            <text:p>1,17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0.506737500001327" calcext:value-type="float">
            <text:p>0,506737500001327</text:p>
          </table:table-cell>
          <table:table-cell office:value-type="float" office:value="0.0391844000012497" calcext:value-type="float">
            <text:p>0,03918440000125</text:p>
          </table:table-cell>
          <table:table-cell office:value-type="float" office:value="1293.21234977482" calcext:value-type="float">
            <text:p>1293,21</text:p>
          </table:table-cell>
          <table:table-cell office:value-type="float" office:value="0.522736199999781" calcext:value-type="float">
            <text:p>0,522736199999781</text:p>
          </table:table-cell>
          <table:table-cell table:formula="of:=([.G79]/[.D79])*100" office:value-type="float" office:value="103.157196773164" calcext:value-type="float">
            <text:p>103,16</text:p>
          </table:table-cell>
          <table:table-cell table:formula="of:=([.G79]/[.E79])*100" office:value-type="float" office:value="1334.04160835207" calcext:value-type="float">
            <text:p>1334,04</text:p>
          </table:table-cell>
          <table:table-cell table:style-name="ce6" table:formula="of:=[.I79]/([.H79]+[.F79])" office:value-type="float" office:value="0.955364295683765" calcext:value-type="float">
            <text:p>0,96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0.0288101999999526" calcext:value-type="float">
            <text:p>0,028810199999953</text:p>
          </table:table-cell>
          <table:table-cell office:value-type="float" office:value="0.0355319000000236" calcext:value-type="float">
            <text:p>0,035531900000024</text:p>
          </table:table-cell>
          <table:table-cell office:value-type="float" office:value="81.0826327889403" calcext:value-type="float">
            <text:p>81,08</text:p>
          </table:table-cell>
          <table:table-cell office:value-type="float" office:value="0.0446969000004174" calcext:value-type="float">
            <text:p>0,044696900000417</text:p>
          </table:table-cell>
          <table:table-cell table:formula="of:=([.G80]/[.D80])*100" office:value-type="float" office:value="155.142623100468" calcext:value-type="float">
            <text:p>155,14</text:p>
          </table:table-cell>
          <table:table-cell table:formula="of:=([.G80]/[.E80])*100" office:value-type="float" office:value="125.793723387682" calcext:value-type="float">
            <text:p>125,79</text:p>
          </table:table-cell>
          <table:table-cell table:style-name="ce6" table:formula="of:=[.I80]/([.H80]+[.F80])" office:value-type="float" office:value="0.532515978928916" calcext:value-type="float">
            <text:p>0,53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0.0420141999999942" calcext:value-type="float">
            <text:p>0,042014199999994</text:p>
          </table:table-cell>
          <table:table-cell office:value-type="float" office:value="0.053105400000004" calcext:value-type="float">
            <text:p>0,053105400000004</text:p>
          </table:table-cell>
          <table:table-cell office:value-type="float" office:value="79.1147416270115" calcext:value-type="float">
            <text:p>79,11</text:p>
          </table:table-cell>
          <table:table-cell office:value-type="float" office:value="0.0443695000001753" calcext:value-type="float">
            <text:p>0,044369500000175</text:p>
          </table:table-cell>
          <table:table-cell table:formula="of:=([.G81]/[.D81])*100" office:value-type="float" office:value="105.605961794302" calcext:value-type="float">
            <text:p>105,61</text:p>
          </table:table-cell>
          <table:table-cell table:formula="of:=([.G81]/[.E81])*100" office:value-type="float" office:value="83.5498838162823" calcext:value-type="float">
            <text:p>83,55</text:p>
          </table:table-cell>
          <table:table-cell table:style-name="ce6" table:formula="of:=[.I81]/([.H81]+[.F81])" office:value-type="float" office:value="0.452303841793634" calcext:value-type="float">
            <text:p>0,45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0.0414479000000029" calcext:value-type="float">
            <text:p>0,041447900000003</text:p>
          </table:table-cell>
          <table:table-cell office:value-type="float" office:value="0.0486626999999317" calcext:value-type="float">
            <text:p>0,048662699999932</text:p>
          </table:table-cell>
          <table:table-cell office:value-type="float" office:value="85.1738600613223" calcext:value-type="float">
            <text:p>85,17</text:p>
          </table:table-cell>
          <table:table-cell office:value-type="float" office:value="0.0442667999996047" calcext:value-type="float">
            <text:p>0,044266799999605</text:p>
          </table:table-cell>
          <table:table-cell table:formula="of:=([.G82]/[.D82])*100" office:value-type="float" office:value="106.801068328194" calcext:value-type="float">
            <text:p>106,80</text:p>
          </table:table-cell>
          <table:table-cell table:formula="of:=([.G82]/[.E82])*100" office:value-type="float" office:value="90.9665924818534" calcext:value-type="float">
            <text:p>90,97</text:p>
          </table:table-cell>
          <table:table-cell table:style-name="ce6" table:formula="of:=[.I82]/([.H82]+[.F82])" office:value-type="float" office:value="0.473846211299438" calcext:value-type="float">
            <text:p>0,47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0.0274539000000004" calcext:value-type="float">
            <text:p>0,0274539</text:p>
          </table:table-cell>
          <table:table-cell office:value-type="float" office:value="0.0236313999999766" calcext:value-type="float">
            <text:p>0,023631399999977</text:p>
          </table:table-cell>
          <table:table-cell office:value-type="float" office:value="116.175512242303" calcext:value-type="float">
            <text:p>116,18</text:p>
          </table:table-cell>
          <table:table-cell office:value-type="float" office:value="0.0445173000000068" calcext:value-type="float">
            <text:p>0,044517300000007</text:p>
          </table:table-cell>
          <table:table-cell table:formula="of:=([.G83]/[.D83])*100" office:value-type="float" office:value="162.152918164655" calcext:value-type="float">
            <text:p>162,15</text:p>
          </table:table-cell>
          <table:table-cell table:formula="of:=([.G83]/[.E83])*100" office:value-type="float" office:value="188.38198329363" calcext:value-type="float">
            <text:p>188,38</text:p>
          </table:table-cell>
          <table:table-cell table:style-name="ce6" table:formula="of:=[.I83]/([.H83]+[.F83])" office:value-type="float" office:value="0.676833419490016" calcext:value-type="float">
            <text:p>0,68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.0441340999999738" calcext:value-type="float">
            <text:p>0,044134099999974</text:p>
          </table:table-cell>
          <table:table-cell office:value-type="float" office:value="0.0371870999999373" calcext:value-type="float">
            <text:p>0,037187099999937</text:p>
          </table:table-cell>
          <table:table-cell office:value-type="float" office:value="118.68120934423" calcext:value-type="float">
            <text:p>118,68</text:p>
          </table:table-cell>
          <table:table-cell office:value-type="float" office:value="0.0466976000003342" calcext:value-type="float">
            <text:p>0,046697600000334</text:p>
          </table:table-cell>
          <table:table-cell table:formula="of:=([.G84]/[.D84])*100" office:value-type="float" office:value="105.808433842226" calcext:value-type="float">
            <text:p>105,81</text:p>
          </table:table-cell>
          <table:table-cell table:formula="of:=([.G84]/[.E84])*100" office:value-type="float" office:value="125.574728872144" calcext:value-type="float">
            <text:p>125,57</text:p>
          </table:table-cell>
          <table:table-cell table:style-name="ce6" table:formula="of:=[.I84]/([.H84]+[.F84])" office:value-type="float" office:value="0.559378718277191" calcext:value-type="float">
            <text:p>0,56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0.0413348999999471" calcext:value-type="float">
            <text:p>0,041334899999947</text:p>
          </table:table-cell>
          <table:table-cell office:value-type="float" office:value="0.0487458999999944" calcext:value-type="float">
            <text:p>0,048745899999994</text:p>
          </table:table-cell>
          <table:table-cell office:value-type="float" office:value="84.7966700788206" calcext:value-type="float">
            <text:p>84,80</text:p>
          </table:table-cell>
          <table:table-cell office:value-type="float" office:value="0.0447847000003094" calcext:value-type="float">
            <text:p>0,044784700000309</text:p>
          </table:table-cell>
          <table:table-cell table:formula="of:=([.G85]/[.D85])*100" office:value-type="float" office:value="108.345973984131" calcext:value-type="float">
            <text:p>108,35</text:p>
          </table:table-cell>
          <table:table-cell table:formula="of:=([.G85]/[.E85])*100" office:value-type="float" office:value="91.8737781030088" calcext:value-type="float">
            <text:p>91,87</text:p>
          </table:table-cell>
          <table:table-cell table:style-name="ce6" table:formula="of:=[.I85]/([.H85]+[.F85])" office:value-type="float" office:value="0.475678369987851" calcext:value-type="float">
            <text:p>0,48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0.0417571999999382" calcext:value-type="float">
            <text:p>0,041757199999938</text:p>
          </table:table-cell>
          <table:table-cell office:value-type="float" office:value="0.0496786999999131" calcext:value-type="float">
            <text:p>0,049678699999913</text:p>
          </table:table-cell>
          <table:table-cell office:value-type="float" office:value="84.0545344383231" calcext:value-type="float">
            <text:p>84,05</text:p>
          </table:table-cell>
          <table:table-cell office:value-type="float" office:value="0.0446821999998065" calcext:value-type="float">
            <text:p>0,044682199999807</text:p>
          </table:table-cell>
          <table:table-cell table:formula="of:=([.G86]/[.D86])*100" office:value-type="float" office:value="107.004780013681" calcext:value-type="float">
            <text:p>107,00</text:p>
          </table:table-cell>
          <table:table-cell table:formula="of:=([.G86]/[.E86])*100" office:value-type="float" office:value="89.942369667251" calcext:value-type="float">
            <text:p>89,94</text:p>
          </table:table-cell>
          <table:table-cell table:style-name="ce6" table:formula="of:=[.I86]/([.H86]+[.F86])" office:value-type="float" office:value="0.47075626710597" calcext:value-type="float">
            <text:p>0,47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0.0416704999999638" calcext:value-type="float">
            <text:p>0,041670499999964</text:p>
          </table:table-cell>
          <table:table-cell office:value-type="float" office:value="0.0615412999999535" calcext:value-type="float">
            <text:p>0,061541299999954</text:p>
          </table:table-cell>
          <table:table-cell office:value-type="float" office:value="67.7114393098542" calcext:value-type="float">
            <text:p>67,71</text:p>
          </table:table-cell>
          <table:table-cell office:value-type="float" office:value="0.0442666999995708" calcext:value-type="float">
            <text:p>0,044266699999571</text:p>
          </table:table-cell>
          <table:table-cell table:formula="of:=([.G87]/[.D87])*100" office:value-type="float" office:value="106.230306810836" calcext:value-type="float">
            <text:p>106,23</text:p>
          </table:table-cell>
          <table:table-cell table:formula="of:=([.G87]/[.E87])*100" office:value-type="float" office:value="71.9300697248909" calcext:value-type="float">
            <text:p>71,93</text:p>
          </table:table-cell>
          <table:table-cell table:style-name="ce6" table:formula="of:=[.I87]/([.H87]+[.F87])" office:value-type="float" office:value="0.413529651904161" calcext:value-type="float">
            <text:p>0,41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90.7720536999999" calcext:value-type="float">
            <text:p>90,7720536999999</text:p>
          </table:table-cell>
          <table:table-cell office:value-type="float" office:value="30.6575269000001" calcext:value-type="float">
            <text:p>30,6575269000001</text:p>
          </table:table-cell>
          <table:table-cell office:value-type="float" office:value="296.084070956159" calcext:value-type="float">
            <text:p>296,08</text:p>
          </table:table-cell>
          <table:table-cell office:value-type="float" office:value="233.5182935" calcext:value-type="float">
            <text:p>233,5182935</text:p>
          </table:table-cell>
          <table:table-cell table:formula="of:=([.G88]/[.D88])*100" office:value-type="float" office:value="257.257915824813" calcext:value-type="float">
            <text:p>257,26</text:p>
          </table:table-cell>
          <table:table-cell table:formula="of:=([.G88]/[.E88])*100" office:value-type="float" office:value="761.699710031076" calcext:value-type="float">
            <text:p>761,70</text:p>
          </table:table-cell>
          <table:table-cell table:style-name="ce6" table:formula="of:=[.I88]/([.H88]+[.F88])" office:value-type="float" office:value="1.37654421357434" calcext:value-type="float">
            <text:p>1,38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.29927879999996" calcext:value-type="float">
            <text:p>3,29927879999996</text:p>
          </table:table-cell>
          <table:table-cell office:value-type="float" office:value="0.996482400000059" calcext:value-type="float">
            <text:p>0,996482400000059</text:p>
          </table:table-cell>
          <table:table-cell office:value-type="float" office:value="331.092531087329" calcext:value-type="float">
            <text:p>331,09</text:p>
          </table:table-cell>
          <table:table-cell office:value-type="float" office:value="6.30738790000032" calcext:value-type="float">
            <text:p>6,30738790000032</text:p>
          </table:table-cell>
          <table:table-cell table:formula="of:=([.G89]/[.D89])*100" office:value-type="float" office:value="191.174747038668" calcext:value-type="float">
            <text:p>191,17</text:p>
          </table:table-cell>
          <table:table-cell table:formula="of:=([.G89]/[.E89])*100" office:value-type="float" office:value="632.965308770125" calcext:value-type="float">
            <text:p>632,97</text:p>
          </table:table-cell>
          <table:table-cell table:style-name="ce6" table:formula="of:=[.I89]/([.H89]+[.F89])" office:value-type="float" office:value="1.21195666525641" calcext:value-type="float">
            <text:p>1,21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6.2386786999999" calcext:value-type="float">
            <text:p>56,2386786999999</text:p>
          </table:table-cell>
          <table:table-cell office:value-type="float" office:value="27.2300976" calcext:value-type="float">
            <text:p>27,2300976</text:p>
          </table:table-cell>
          <table:table-cell office:value-type="float" office:value="206.531315187059" calcext:value-type="float">
            <text:p>206,53</text:p>
          </table:table-cell>
          <table:table-cell office:value-type="float" office:value="131.3490033" calcext:value-type="float">
            <text:p>131,3490033</text:p>
          </table:table-cell>
          <table:table-cell table:formula="of:=([.G90]/[.D90])*100" office:value-type="float" office:value="233.556346514948" calcext:value-type="float">
            <text:p>233,56</text:p>
          </table:table-cell>
          <table:table-cell table:formula="of:=([.G90]/[.E90])*100" office:value-type="float" office:value="482.366994160169" calcext:value-type="float">
            <text:p>482,37</text:p>
          </table:table-cell>
          <table:table-cell table:style-name="ce6" table:formula="of:=[.I90]/([.H90]+[.F90])" office:value-type="float" office:value="1.0960702517645" calcext:value-type="float">
            <text:p>1,10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0.3847055000002" calcext:value-type="float">
            <text:p>0,3847055000002</text:p>
          </table:table-cell>
          <table:table-cell office:value-type="float" office:value="0.0468020000000251" calcext:value-type="float">
            <text:p>0,046802000000025</text:p>
          </table:table-cell>
          <table:table-cell office:value-type="float" office:value="821.98517157385" calcext:value-type="float">
            <text:p>821,99</text:p>
          </table:table-cell>
          <table:table-cell office:value-type="float" office:value="0.522671400000036" calcext:value-type="float">
            <text:p>0,522671400000036</text:p>
          </table:table-cell>
          <table:table-cell table:formula="of:=([.G91]/[.D91])*100" office:value-type="float" office:value="135.862731361981" calcext:value-type="float">
            <text:p>135,86</text:p>
          </table:table-cell>
          <table:table-cell table:formula="of:=([.G91]/[.E91])*100" office:value-type="float" office:value="1116.7715054907" calcext:value-type="float">
            <text:p>1116,77</text:p>
          </table:table-cell>
          <table:table-cell table:style-name="ce6" table:formula="of:=[.I91]/([.H91]+[.F91])" office:value-type="float" office:value="1.16591736753587" calcext:value-type="float">
            <text:p>1,17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0.367447600000014" calcext:value-type="float">
            <text:p>0,367447600000014</text:p>
          </table:table-cell>
          <table:table-cell office:value-type="float" office:value="0.033540499999981" calcext:value-type="float">
            <text:p>0,033540499999981</text:p>
          </table:table-cell>
          <table:table-cell office:value-type="float" office:value="1095.5340558436" calcext:value-type="float">
            <text:p>1095,53</text:p>
          </table:table-cell>
          <table:table-cell office:value-type="float" office:value="0.522072500000286" calcext:value-type="float">
            <text:p>0,522072500000286</text:p>
          </table:table-cell>
          <table:table-cell table:formula="of:=([.G92]/[.D92])*100" office:value-type="float" office:value="142.080802813861" calcext:value-type="float">
            <text:p>142,08</text:p>
          </table:table-cell>
          <table:table-cell table:formula="of:=([.G92]/[.E92])*100" office:value-type="float" office:value="1556.54358164184" calcext:value-type="float">
            <text:p>1556,54</text:p>
          </table:table-cell>
          <table:table-cell table:style-name="ce6" table:formula="of:=[.I92]/([.H92]+[.F92])" office:value-type="float" office:value="1.25769626209106" calcext:value-type="float">
            <text:p>1,26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0.383778800000073" calcext:value-type="float">
            <text:p>0,383778800000073</text:p>
          </table:table-cell>
          <table:table-cell office:value-type="float" office:value="0.0334141999999702" calcext:value-type="float">
            <text:p>0,03341419999997</text:p>
          </table:table-cell>
          <table:table-cell office:value-type="float" office:value="1148.55001765841" calcext:value-type="float">
            <text:p>1148,55</text:p>
          </table:table-cell>
          <table:table-cell office:value-type="float" office:value="0.52345970000024" calcext:value-type="float">
            <text:p>0,52345970000024</text:p>
          </table:table-cell>
          <table:table-cell table:formula="of:=([.G93]/[.D93])*100" office:value-type="float" office:value="136.396200102804" calcext:value-type="float">
            <text:p>136,40</text:p>
          </table:table-cell>
          <table:table-cell table:formula="of:=([.G93]/[.E93])*100" office:value-type="float" office:value="1566.57858036615" calcext:value-type="float">
            <text:p>1566,58</text:p>
          </table:table-cell>
          <table:table-cell table:style-name="ce6" table:formula="of:=[.I93]/([.H93]+[.F93])" office:value-type="float" office:value="1.21917832724208" calcext:value-type="float">
            <text:p>1,22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0.402168800000072" calcext:value-type="float">
            <text:p>0,402168800000072</text:p>
          </table:table-cell>
          <table:table-cell office:value-type="float" office:value="0.0341154000001552" calcext:value-type="float">
            <text:p>0,034115400000155</text:p>
          </table:table-cell>
          <table:table-cell office:value-type="float" office:value="1178.84826207004" calcext:value-type="float">
            <text:p>1178,85</text:p>
          </table:table-cell>
          <table:table-cell office:value-type="float" office:value="0.521942400000262" calcext:value-type="float">
            <text:p>0,521942400000262</text:p>
          </table:table-cell>
          <table:table-cell table:formula="of:=([.G94]/[.D94])*100" office:value-type="float" office:value="129.781922416699" calcext:value-type="float">
            <text:p>129,78</text:p>
          </table:table-cell>
          <table:table-cell table:formula="of:=([.G94]/[.E94])*100" office:value-type="float" office:value="1529.93193689034" calcext:value-type="float">
            <text:p>1529,93</text:p>
          </table:table-cell>
          <table:table-cell table:style-name="ce6" table:formula="of:=[.I94]/([.H94]+[.F94])" office:value-type="float" office:value="1.16910946654528" calcext:value-type="float">
            <text:p>1,17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511.5146985" calcext:value-type="float">
            <text:p>511,5146985</text:p>
          </table:table-cell>
          <table:table-cell office:value-type="float" office:value="362.8887347" calcext:value-type="float">
            <text:p>362,8887347</text:p>
          </table:table-cell>
          <table:table-cell office:value-type="float" office:value="140.956345454722" calcext:value-type="float">
            <text:p>140,96</text:p>
          </table:table-cell>
          <table:table-cell office:value-type="float" office:value="1713.062808" calcext:value-type="float">
            <text:p>1713,062808</text:p>
          </table:table-cell>
          <table:table-cell table:formula="of:=([.G95]/[.D95])*100" office:value-type="float" office:value="334.900016172263" calcext:value-type="float">
            <text:p>334,90</text:p>
          </table:table-cell>
          <table:table-cell table:formula="of:=([.G95]/[.E95])*100" office:value-type="float" office:value="472.062823723693" calcext:value-type="float">
            <text:p>472,06</text:p>
          </table:table-cell>
          <table:table-cell table:style-name="ce6" table:formula="of:=[.I95]/([.H95]+[.F95])" office:value-type="float" office:value="0.992027976908155" calcext:value-type="float">
            <text:p>0,99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0.443047999999999" calcext:value-type="float">
            <text:p>0,443047999999999</text:p>
          </table:table-cell>
          <table:table-cell office:value-type="float" office:value="0.0425180000000182" calcext:value-type="float">
            <text:p>0,042518000000018</text:p>
          </table:table-cell>
          <table:table-cell office:value-type="float" office:value="1042.02455430596" calcext:value-type="float">
            <text:p>1042,02</text:p>
          </table:table-cell>
          <table:table-cell office:value-type="float" office:value="0.523963599999843" calcext:value-type="float">
            <text:p>0,523963599999843</text:p>
          </table:table-cell>
          <table:table-cell table:formula="of:=([.G96]/[.D96])*100" office:value-type="float" office:value="118.263393582601" calcext:value-type="float">
            <text:p>118,26</text:p>
          </table:table-cell>
          <table:table-cell table:formula="of:=([.G96]/[.E96])*100" office:value-type="float" office:value="1232.33359988621" calcext:value-type="float">
            <text:p>1232,33</text:p>
          </table:table-cell>
          <table:table-cell table:style-name="ce6" table:formula="of:=[.I96]/([.H96]+[.F96])" office:value-type="float" office:value="1.06209290730698" calcext:value-type="float">
            <text:p>1,06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0.415955200000008" calcext:value-type="float">
            <text:p>0,415955200000008</text:p>
          </table:table-cell>
          <table:table-cell office:value-type="float" office:value="0.0354186000000027" calcext:value-type="float">
            <text:p>0,035418600000003</text:p>
          </table:table-cell>
          <table:table-cell office:value-type="float" office:value="1174.39763288209" calcext:value-type="float">
            <text:p>1174,40</text:p>
          </table:table-cell>
          <table:table-cell office:value-type="float" office:value="0.521555800000351" calcext:value-type="float">
            <text:p>0,521555800000351</text:p>
          </table:table-cell>
          <table:table-cell table:formula="of:=([.G97]/[.D97])*100" office:value-type="float" office:value="125.387493653245" calcext:value-type="float">
            <text:p>125,39</text:p>
          </table:table-cell>
          <table:table-cell table:formula="of:=([.G97]/[.E97])*100" office:value-type="float" office:value="1472.54775739389" calcext:value-type="float">
            <text:p>1472,55</text:p>
          </table:table-cell>
          <table:table-cell table:style-name="ce6" table:formula="of:=[.I97]/([.H97]+[.F97])" office:value-type="float" office:value="1.13291630080355" calcext:value-type="float">
            <text:p>1,1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0.360636400000021" calcext:value-type="float">
            <text:p>0,360636400000021</text:p>
          </table:table-cell>
          <table:table-cell office:value-type="float" office:value="0.0339654999999766" calcext:value-type="float">
            <text:p>0,033965499999977</text:p>
          </table:table-cell>
          <table:table-cell office:value-type="float" office:value="1061.77268110368" calcext:value-type="float">
            <text:p>1061,77</text:p>
          </table:table-cell>
          <table:table-cell office:value-type="float" office:value="0.496117499999673" calcext:value-type="float">
            <text:p>0,496117499999673</text:p>
          </table:table-cell>
          <table:table-cell table:formula="of:=([.G98]/[.D98])*100" office:value-type="float" office:value="137.567228377292" calcext:value-type="float">
            <text:p>137,57</text:p>
          </table:table-cell>
          <table:table-cell table:formula="of:=([.G98]/[.E98])*100" office:value-type="float" office:value="1460.65124906159" calcext:value-type="float">
            <text:p>1460,65</text:p>
          </table:table-cell>
          <table:table-cell table:style-name="ce6" table:formula="of:=[.I98]/([.H98]+[.F98])" office:value-type="float" office:value="1.21787929970054" calcext:value-type="float">
            <text:p>1,22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.377483000000029" calcext:value-type="float">
            <text:p>0,377483000000029</text:p>
          </table:table-cell>
          <table:table-cell office:value-type="float" office:value="0.0333005999999841" calcext:value-type="float">
            <text:p>0,033300599999984</text:p>
          </table:table-cell>
          <table:table-cell office:value-type="float" office:value="1133.56215803982" calcext:value-type="float">
            <text:p>1133,56</text:p>
          </table:table-cell>
          <table:table-cell office:value-type="float" office:value="0.494266699999571" calcext:value-type="float">
            <text:p>0,494266699999571</text:p>
          </table:table-cell>
          <table:table-cell table:formula="of:=([.G99]/[.D99])*100" office:value-type="float" office:value="130.937472680765" calcext:value-type="float">
            <text:p>130,94</text:p>
          </table:table-cell>
          <table:table-cell table:formula="of:=([.G99]/[.E99])*100" office:value-type="float" office:value="1484.25764100289" calcext:value-type="float">
            <text:p>1484,26</text:p>
          </table:table-cell>
          <table:table-cell table:style-name="ce6" table:formula="of:=[.I99]/([.H99]+[.F99])" office:value-type="float" office:value="1.17379048988498" calcext:value-type="float">
            <text:p>1,17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0288531999999577" calcext:value-type="float">
            <text:p>0,028853199999958</text:p>
          </table:table-cell>
          <table:table-cell office:value-type="float" office:value="0.0238477999999304" calcext:value-type="float">
            <text:p>0,02384779999993</text:p>
          </table:table-cell>
          <table:table-cell office:value-type="float" office:value="120.988938183153" calcext:value-type="float">
            <text:p>120,99</text:p>
          </table:table-cell>
          <table:table-cell office:value-type="float" office:value="0.0467774999997346" calcext:value-type="float">
            <text:p>0,046777499999735</text:p>
          </table:table-cell>
          <table:table-cell table:formula="of:=([.G100]/[.D100])*100" office:value-type="float" office:value="162.122398901346" calcext:value-type="float">
            <text:p>162,12</text:p>
          </table:table-cell>
          <table:table-cell table:formula="of:=([.G100]/[.E100])*100" office:value-type="float" office:value="196.150168987794" calcext:value-type="float">
            <text:p>196,15</text:p>
          </table:table-cell>
          <table:table-cell table:style-name="ce6" table:formula="of:=[.I100]/([.H100]+[.F100])" office:value-type="float" office:value="0.692837563510393" calcext:value-type="float">
            <text:p>0,69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.0403430000000299" calcext:value-type="float">
            <text:p>0,04034300000003</text:p>
          </table:table-cell>
          <table:table-cell office:value-type="float" office:value="0.0354116000000431" calcext:value-type="float">
            <text:p>0,035411600000043</text:p>
          </table:table-cell>
          <table:table-cell office:value-type="float" office:value="113.925945170455" calcext:value-type="float">
            <text:p>113,93</text:p>
          </table:table-cell>
          <table:table-cell office:value-type="float" office:value="0.0437890000001062" calcext:value-type="float">
            <text:p>0,043789000000106</text:p>
          </table:table-cell>
          <table:table-cell table:formula="of:=([.G101]/[.D101])*100" office:value-type="float" office:value="108.541754455726" calcext:value-type="float">
            <text:p>108,54</text:p>
          </table:table-cell>
          <table:table-cell table:formula="of:=([.G101]/[.E101])*100" office:value-type="float" office:value="123.657219668281" calcext:value-type="float">
            <text:p>123,66</text:p>
          </table:table-cell>
          <table:table-cell table:style-name="ce6" table:formula="of:=[.I101]/([.H101]+[.F101])" office:value-type="float" office:value="0.555843476945486" calcext:value-type="float">
            <text:p>0,56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.041482300000007" calcext:value-type="float">
            <text:p>0,041482300000007</text:p>
          </table:table-cell>
          <table:table-cell office:value-type="float" office:value="0.0484691999999995" calcext:value-type="float">
            <text:p>0,0484692</text:p>
          </table:table-cell>
          <table:table-cell office:value-type="float" office:value="85.5848662656024" calcext:value-type="float">
            <text:p>85,58</text:p>
          </table:table-cell>
          <table:table-cell office:value-type="float" office:value="0.0442864999997255" calcext:value-type="float">
            <text:p>0,044286499999726</text:p>
          </table:table-cell>
          <table:table-cell table:formula="of:=([.G102]/[.D102])*100" office:value-type="float" office:value="106.7599916102" calcext:value-type="float">
            <text:p>106,76</text:p>
          </table:table-cell>
          <table:table-cell table:formula="of:=([.G102]/[.E102])*100" office:value-type="float" office:value="91.3703960447582" calcext:value-type="float">
            <text:p>91,37</text:p>
          </table:table-cell>
          <table:table-cell table:style-name="ce6" table:formula="of:=[.I102]/([.H102]+[.F102])" office:value-type="float" office:value="0.475034253859577" calcext:value-type="float">
            <text:p>0,48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94.2545829999999" calcext:value-type="float">
            <text:p>94,2545829999999</text:p>
          </table:table-cell>
          <table:table-cell office:value-type="float" office:value="31.5460821999999" calcext:value-type="float">
            <text:p>31,5460821999999</text:p>
          </table:table-cell>
          <table:table-cell office:value-type="float" office:value="298.783799529947" calcext:value-type="float">
            <text:p>298,78</text:p>
          </table:table-cell>
          <table:table-cell office:value-type="float" office:value="233.691473" calcext:value-type="float">
            <text:p>233,691473</text:p>
          </table:table-cell>
          <table:table-cell table:formula="of:=([.G103]/[.D103])*100" office:value-type="float" office:value="247.936456310034" calcext:value-type="float">
            <text:p>247,94</text:p>
          </table:table-cell>
          <table:table-cell table:formula="of:=([.G103]/[.E103])*100" office:value-type="float" office:value="740.793964583027" calcext:value-type="float">
            <text:p>740,79</text:p>
          </table:table-cell>
          <table:table-cell table:style-name="ce6" table:formula="of:=[.I103]/([.H103]+[.F103])" office:value-type="float" office:value="1.35497808370914" calcext:value-type="float">
            <text:p>1,35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5.81573549999994" calcext:value-type="float">
            <text:p>5,81573549999994</text:p>
          </table:table-cell>
          <table:table-cell office:value-type="float" office:value="1.12869499999997" calcext:value-type="float">
            <text:p>1,12869499999997</text:p>
          </table:table-cell>
          <table:table-cell office:value-type="float" office:value="515.261917524228" calcext:value-type="float">
            <text:p>515,26</text:p>
          </table:table-cell>
          <table:table-cell office:value-type="float" office:value="11.7041857000004" calcext:value-type="float">
            <text:p>11,7041857000004</text:p>
          </table:table-cell>
          <table:table-cell table:formula="of:=([.G104]/[.D104])*100" office:value-type="float" office:value="201.25030961261" calcext:value-type="float">
            <text:p>201,25</text:p>
          </table:table-cell>
          <table:table-cell table:formula="of:=([.G104]/[.E104])*100" office:value-type="float" office:value="1036.96620433338" calcext:value-type="float">
            <text:p>1036,97</text:p>
          </table:table-cell>
          <table:table-cell table:style-name="ce6" table:formula="of:=[.I104]/([.H104]+[.F104])" office:value-type="float" office:value="1.4472414636622" calcext:value-type="float">
            <text:p>1,45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84.3790952000001" calcext:value-type="float">
            <text:p>84,3790952000001</text:p>
          </table:table-cell>
          <table:table-cell office:value-type="float" office:value="29.0318954" calcext:value-type="float">
            <text:p>29,0318954</text:p>
          </table:table-cell>
          <table:table-cell office:value-type="float" office:value="290.642736333364" calcext:value-type="float">
            <text:p>290,64</text:p>
          </table:table-cell>
          <table:table-cell office:value-type="float" office:value="228.4857132" calcext:value-type="float">
            <text:p>228,4857132</text:p>
          </table:table-cell>
          <table:table-cell table:formula="of:=([.G105]/[.D105])*100" office:value-type="float" office:value="270.784739583223" calcext:value-type="float">
            <text:p>270,78</text:p>
          </table:table-cell>
          <table:table-cell table:formula="of:=([.G105]/[.E105])*100" office:value-type="float" office:value="787.016176697855" calcext:value-type="float">
            <text:p>787,02</text:p>
          </table:table-cell>
          <table:table-cell table:style-name="ce6" table:formula="of:=[.I105]/([.H105]+[.F105])" office:value-type="float" office:value="1.4018127192884" calcext:value-type="float">
            <text:p>1,40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0.362119299999995" calcext:value-type="float">
            <text:p>0,362119299999995</text:p>
          </table:table-cell>
          <table:table-cell office:value-type="float" office:value="0.0469742999999653" calcext:value-type="float">
            <text:p>0,046974299999965</text:p>
          </table:table-cell>
          <table:table-cell office:value-type="float" office:value="770.888123932155" calcext:value-type="float">
            <text:p>770,89</text:p>
          </table:table-cell>
          <table:table-cell office:value-type="float" office:value="0.523123400000077" calcext:value-type="float">
            <text:p>0,523123400000077</text:p>
          </table:table-cell>
          <table:table-cell table:formula="of:=([.G106]/[.D106])*100" office:value-type="float" office:value="144.461618035847" calcext:value-type="float">
            <text:p>144,46</text:p>
          </table:table-cell>
          <table:table-cell table:formula="of:=([.G106]/[.E106])*100" office:value-type="float" office:value="1113.63745707858" calcext:value-type="float">
            <text:p>1113,64</text:p>
          </table:table-cell>
          <table:table-cell table:style-name="ce6" table:formula="of:=[.I106]/([.H106]+[.F106])" office:value-type="float" office:value="1.21662508440136" calcext:value-type="float">
            <text:p>1,22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0.378982999999971" calcext:value-type="float">
            <text:p>0,378982999999971</text:p>
          </table:table-cell>
          <table:table-cell office:value-type="float" office:value="0.0336914000001343" calcext:value-type="float">
            <text:p>0,033691400000134</text:p>
          </table:table-cell>
          <table:table-cell office:value-type="float" office:value="1124.86569272414" calcext:value-type="float">
            <text:p>1124,87</text:p>
          </table:table-cell>
          <table:table-cell office:value-type="float" office:value="0.521500999999989" calcext:value-type="float">
            <text:p>0,521500999999989</text:p>
          </table:table-cell>
          <table:table-cell table:formula="of:=([.G107]/[.D107])*100" office:value-type="float" office:value="137.605380716293" calcext:value-type="float">
            <text:p>137,61</text:p>
          </table:table-cell>
          <table:table-cell table:formula="of:=([.G107]/[.E107])*100" office:value-type="float" office:value="1547.87571902002" calcext:value-type="float">
            <text:p>1547,88</text:p>
          </table:table-cell>
          <table:table-cell table:style-name="ce6" table:formula="of:=[.I107]/([.H107]+[.F107])" office:value-type="float" office:value="1.22606826531226" calcext:value-type="float">
            <text:p>1,23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450.2864177" calcext:value-type="float">
            <text:p>450,2864177</text:p>
          </table:table-cell>
          <table:table-cell office:value-type="float" office:value="316.5692525" calcext:value-type="float">
            <text:p>316,5692525</text:p>
          </table:table-cell>
          <table:table-cell office:value-type="float" office:value="142.239467081535" calcext:value-type="float">
            <text:p>142,24</text:p>
          </table:table-cell>
          <table:table-cell office:value-type="float" office:value="1563.1645935" calcext:value-type="float">
            <text:p>1563,1645935</text:p>
          </table:table-cell>
          <table:table-cell table:formula="of:=([.G108]/[.D108])*100" office:value-type="float" office:value="347.148954988344" calcext:value-type="float">
            <text:p>347,15</text:p>
          </table:table-cell>
          <table:table-cell table:formula="of:=([.G108]/[.E108])*100" office:value-type="float" office:value="493.782823554539" calcext:value-type="float">
            <text:p>493,78</text:p>
          </table:table-cell>
          <table:table-cell table:style-name="ce6" table:formula="of:=[.I108]/([.H108]+[.F108])" office:value-type="float" office:value="1.00897937361508" calcext:value-type="float">
            <text:p>1,01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39.4817465" calcext:value-type="float">
            <text:p>39,4817465</text:p>
          </table:table-cell>
          <table:table-cell office:value-type="float" office:value="21.8353666000003" calcext:value-type="float">
            <text:p>21,8353666000003</text:p>
          </table:table-cell>
          <table:table-cell office:value-type="float" office:value="180.815587955366" calcext:value-type="float">
            <text:p>180,82</text:p>
          </table:table-cell>
          <table:table-cell office:value-type="float" office:value="106.2654981" calcext:value-type="float">
            <text:p>106,2654981</text:p>
          </table:table-cell>
          <table:table-cell table:formula="of:=([.G109]/[.D109])*100" office:value-type="float" office:value="269.150955872735" calcext:value-type="float">
            <text:p>269,15</text:p>
          </table:table-cell>
          <table:table-cell table:formula="of:=([.G109]/[.E109])*100" office:value-type="float" office:value="486.666883348771" calcext:value-type="float">
            <text:p>486,67</text:p>
          </table:table-cell>
          <table:table-cell table:style-name="ce6" table:formula="of:=[.I109]/([.H109]+[.F109])" office:value-type="float" office:value="1.08156237396772" calcext:value-type="float">
            <text:p>1,08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445.406560599999" calcext:value-type="float">
            <text:p>445,406560599999</text:p>
          </table:table-cell>
          <table:table-cell office:value-type="float" office:value="342.684447899999" calcext:value-type="float">
            <text:p>342,684447899999</text:p>
          </table:table-cell>
          <table:table-cell office:value-type="float" office:value="129.975714780606" calcext:value-type="float">
            <text:p>129,98</text:p>
          </table:table-cell>
          <table:table-cell office:value-type="float" office:value="1692.000566" calcext:value-type="float">
            <text:p>1692,000566</text:p>
          </table:table-cell>
          <table:table-cell table:formula="of:=([.G110]/[.D110])*100" office:value-type="float" office:value="379.877782608486" calcext:value-type="float">
            <text:p>379,88</text:p>
          </table:table-cell>
          <table:table-cell table:formula="of:=([.G110]/[.E110])*100" office:value-type="float" office:value="493.748863238099" calcext:value-type="float">
            <text:p>493,75</text:p>
          </table:table-cell>
          <table:table-cell table:style-name="ce6" table:formula="of:=[.I110]/([.H110]+[.F110])" office:value-type="float" office:value="0.96841321235715" calcext:value-type="float">
            <text:p>0,97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0.455165400000988" calcext:value-type="float">
            <text:p>0,455165400000988</text:p>
          </table:table-cell>
          <table:table-cell office:value-type="float" office:value="0.0413792000006652" calcext:value-type="float">
            <text:p>0,041379200000665</text:p>
          </table:table-cell>
          <table:table-cell office:value-type="float" office:value="1099.98598328066" calcext:value-type="float">
            <text:p>1099,99</text:p>
          </table:table-cell>
          <table:table-cell office:value-type="float" office:value="0.523129799999879" calcext:value-type="float">
            <text:p>0,523129799999879</text:p>
          </table:table-cell>
          <table:table-cell table:formula="of:=([.G111]/[.D111])*100" office:value-type="float" office:value="114.931802812504" calcext:value-type="float">
            <text:p>114,93</text:p>
          </table:table-cell>
          <table:table-cell table:formula="of:=([.G111]/[.E111])*100" office:value-type="float" office:value="1264.23372126931" calcext:value-type="float">
            <text:p>1264,23</text:p>
          </table:table-cell>
          <table:table-cell table:style-name="ce6" table:formula="of:=[.I111]/([.H111]+[.F111])" office:value-type="float" office:value="1.04059199374694" calcext:value-type="float">
            <text:p>1,04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483.7121889" calcext:value-type="float">
            <text:p>483,7121889</text:p>
          </table:table-cell>
          <table:table-cell office:value-type="float" office:value="342.5790408" calcext:value-type="float">
            <text:p>342,5790408</text:p>
          </table:table-cell>
          <table:table-cell office:value-type="float" office:value="141.197251230088" calcext:value-type="float">
            <text:p>141,20</text:p>
          </table:table-cell>
          <table:table-cell office:value-type="float" office:value="2125.53527" calcext:value-type="float">
            <text:p>2125,53527</text:p>
          </table:table-cell>
          <table:table-cell table:formula="of:=([.G112]/[.D112])*100" office:value-type="float" office:value="439.421482190399" calcext:value-type="float">
            <text:p>439,42</text:p>
          </table:table-cell>
          <table:table-cell table:formula="of:=([.G112]/[.E112])*100" office:value-type="float" office:value="620.451054167351" calcext:value-type="float">
            <text:p>620,45</text:p>
          </table:table-cell>
          <table:table-cell table:style-name="ce6" table:formula="of:=[.I112]/([.H112]+[.F112])" office:value-type="float" office:value="1.06860323040596" calcext:value-type="float">
            <text:p>1,07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0.3857714999991" calcext:value-type="float">
            <text:p>0,3857714999991</text:p>
          </table:table-cell>
          <table:table-cell office:value-type="float" office:value="0.0370858000009321" calcext:value-type="float">
            <text:p>0,037085800000932</text:p>
          </table:table-cell>
          <table:table-cell office:value-type="float" office:value="1040.21350487088" calcext:value-type="float">
            <text:p>1040,21</text:p>
          </table:table-cell>
          <table:table-cell office:value-type="float" office:value="0.493213600000308" calcext:value-type="float">
            <text:p>0,493213600000308</text:p>
          </table:table-cell>
          <table:table-cell table:formula="of:=([.G113]/[.D113])*100" office:value-type="float" office:value="127.851227994152" calcext:value-type="float">
            <text:p>127,85</text:p>
          </table:table-cell>
          <table:table-cell table:formula="of:=([.G113]/[.E113])*100" office:value-type="float" office:value="1329.92573973842" calcext:value-type="float">
            <text:p>1329,93</text:p>
          </table:table-cell>
          <table:table-cell table:style-name="ce6" table:formula="of:=[.I113]/([.H113]+[.F113])" office:value-type="float" office:value="1.13857194924153" calcext:value-type="float">
            <text:p>1,14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0.404116000000795" calcext:value-type="float">
            <text:p>0,404116000000795</text:p>
          </table:table-cell>
          <table:table-cell office:value-type="float" office:value="0.0363117000000784" calcext:value-type="float">
            <text:p>0,036311700000078</text:p>
          </table:table-cell>
          <table:table-cell office:value-type="float" office:value="1112.90851158145" calcext:value-type="float">
            <text:p>1112,91</text:p>
          </table:table-cell>
          <table:table-cell office:value-type="float" office:value="0.492421700000705" calcext:value-type="float">
            <text:p>0,492421700000705</text:p>
          </table:table-cell>
          <table:table-cell table:formula="of:=([.G114]/[.D114])*100" office:value-type="float" office:value="121.851572320753" calcext:value-type="float">
            <text:p>121,85</text:p>
          </table:table-cell>
          <table:table-cell table:formula="of:=([.G114]/[.E114])*100" office:value-type="float" office:value="1356.0965198535" calcext:value-type="float">
            <text:p>1356,10</text:p>
          </table:table-cell>
          <table:table-cell table:style-name="ce6" table:formula="of:=[.I114]/([.H114]+[.F114])" office:value-type="float" office:value="1.09826721606341" calcext:value-type="float">
            <text:p>1,10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240.915819100001" calcext:value-type="float">
            <text:p>240,915819100001</text:p>
          </table:table-cell>
          <table:table-cell office:value-type="float" office:value="217.779608599999" calcext:value-type="float">
            <text:p>217,779608599999</text:p>
          </table:table-cell>
          <table:table-cell office:value-type="float" office:value="110.623680816002" calcext:value-type="float">
            <text:p>110,62</text:p>
          </table:table-cell>
          <table:table-cell office:value-type="float" office:value="949.426139499999" calcext:value-type="float">
            <text:p>949,426139499999</text:p>
          </table:table-cell>
          <table:table-cell table:formula="of:=([.G115]/[.D115])*100" office:value-type="float" office:value="394.090410105409" calcext:value-type="float">
            <text:p>394,09</text:p>
          </table:table-cell>
          <table:table-cell table:formula="of:=([.G115]/[.E115])*100" office:value-type="float" office:value="435.95731740148" calcext:value-type="float">
            <text:p>435,96</text:p>
          </table:table-cell>
          <table:table-cell table:style-name="ce6" table:formula="of:=[.I115]/([.H115]+[.F115])" office:value-type="float" office:value="0.863770846194511" calcext:value-type="float">
            <text:p>0,86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388296100000025" calcext:value-type="float">
            <text:p>0,388296100000025</text:p>
          </table:table-cell>
          <table:table-cell office:value-type="float" office:value="0.0360571000000164" calcext:value-type="float">
            <text:p>0,036057100000016</text:p>
          </table:table-cell>
          <table:table-cell office:value-type="float" office:value="1076.89220708224" calcext:value-type="float">
            <text:p>1076,89</text:p>
          </table:table-cell>
          <table:table-cell office:value-type="float" office:value="0.523991200000455" calcext:value-type="float">
            <text:p>0,523991200000455</text:p>
          </table:table-cell>
          <table:table-cell table:formula="of:=([.G116]/[.D116])*100" office:value-type="float" office:value="134.946294850868" calcext:value-type="float">
            <text:p>134,95</text:p>
          </table:table-cell>
          <table:table-cell table:formula="of:=([.G116]/[.E116])*100" office:value-type="float" office:value="1453.22613299521" calcext:value-type="float">
            <text:p>1453,23</text:p>
          </table:table-cell>
          <table:table-cell table:style-name="ce6" table:formula="of:=[.I116]/([.H116]+[.F116])" office:value-type="float" office:value="1.19919125417871" calcext:value-type="float">
            <text:p>1,20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0.393332800000007" calcext:value-type="float">
            <text:p>0,393332800000007</text:p>
          </table:table-cell>
          <table:table-cell office:value-type="float" office:value="0.0375471999999718" calcext:value-type="float">
            <text:p>0,037547199999972</text:p>
          </table:table-cell>
          <table:table-cell office:value-type="float" office:value="1047.56892657855" calcext:value-type="float">
            <text:p>1047,57</text:p>
          </table:table-cell>
          <table:table-cell office:value-type="float" office:value="0.522064500000124" calcext:value-type="float">
            <text:p>0,522064500000124</text:p>
          </table:table-cell>
          <table:table-cell table:formula="of:=([.G117]/[.D117])*100" office:value-type="float" office:value="132.728442682663" calcext:value-type="float">
            <text:p>132,73</text:p>
          </table:table-cell>
          <table:table-cell table:formula="of:=([.G117]/[.E117])*100" office:value-type="float" office:value="1390.42192227521" calcext:value-type="float">
            <text:p>1390,42</text:p>
          </table:table-cell>
          <table:table-cell table:style-name="ce6" table:formula="of:=[.I117]/([.H117]+[.F117])" office:value-type="float" office:value="1.17802679094804" calcext:value-type="float">
            <text:p>1,18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.426524100000006" calcext:value-type="float">
            <text:p>0,426524100000006</text:p>
          </table:table-cell>
          <table:table-cell office:value-type="float" office:value="0.0326980999999705" calcext:value-type="float">
            <text:p>0,032698099999971</text:p>
          </table:table-cell>
          <table:table-cell office:value-type="float" office:value="1304.43083849028" calcext:value-type="float">
            <text:p>1304,43</text:p>
          </table:table-cell>
          <table:table-cell office:value-type="float" office:value="0.522300499999983" calcext:value-type="float">
            <text:p>0,522300499999983</text:p>
          </table:table-cell>
          <table:table-cell table:formula="of:=([.G118]/[.D118])*100" office:value-type="float" office:value="122.45509691011" calcext:value-type="float">
            <text:p>122,46</text:p>
          </table:table-cell>
          <table:table-cell table:formula="of:=([.G118]/[.E118])*100" office:value-type="float" office:value="1597.34204739864" calcext:value-type="float">
            <text:p>1597,34</text:p>
          </table:table-cell>
          <table:table-cell table:style-name="ce6" table:formula="of:=[.I118]/([.H118]+[.F118])" office:value-type="float" office:value="1.11946022297179" calcext:value-type="float">
            <text:p>1,12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0.398782100000017" calcext:value-type="float">
            <text:p>0,398782100000017</text:p>
          </table:table-cell>
          <table:table-cell office:value-type="float" office:value="0.0368869999999788" calcext:value-type="float">
            <text:p>0,036886999999979</text:p>
          </table:table-cell>
          <table:table-cell office:value-type="float" office:value="1081.09117033168" calcext:value-type="float">
            <text:p>1081,09</text:p>
          </table:table-cell>
          <table:table-cell office:value-type="float" office:value="0.520055400000274" calcext:value-type="float">
            <text:p>0,520055400000274</text:p>
          </table:table-cell>
          <table:table-cell table:formula="of:=([.G119]/[.D119])*100" office:value-type="float" office:value="130.410918644606" calcext:value-type="float">
            <text:p>130,41</text:p>
          </table:table-cell>
          <table:table-cell table:formula="of:=([.G119]/[.E119])*100" office:value-type="float" office:value="1409.86092661527" calcext:value-type="float">
            <text:p>1409,86</text:p>
          </table:table-cell>
          <table:table-cell table:style-name="ce6" table:formula="of:=[.I119]/([.H119]+[.F119])" office:value-type="float" office:value="1.1637296703356" calcext:value-type="float">
            <text:p>1,16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29.0821197" calcext:value-type="float">
            <text:p>29,0821197</text:p>
          </table:table-cell>
          <table:table-cell office:value-type="float" office:value="34.1113569000001" calcext:value-type="float">
            <text:p>34,1113569000001</text:p>
          </table:table-cell>
          <table:table-cell office:value-type="float" office:value="85.2564141181963" calcext:value-type="float">
            <text:p>85,26</text:p>
          </table:table-cell>
          <table:table-cell office:value-type="float" office:value="67.7671059" calcext:value-type="float">
            <text:p>67,7671059</text:p>
          </table:table-cell>
          <table:table-cell table:formula="of:=([.G120]/[.D120])*100" office:value-type="float" office:value="233.019830050421" calcext:value-type="float">
            <text:p>233,02</text:p>
          </table:table-cell>
          <table:table-cell table:formula="of:=([.G120]/[.E120])*100" office:value-type="float" office:value="198.664351285304" calcext:value-type="float">
            <text:p>198,66</text:p>
          </table:table-cell>
          <table:table-cell table:style-name="ce6" table:formula="of:=[.I120]/([.H120]+[.F120])" office:value-type="float" office:value="0.624188436696693" calcext:value-type="float">
            <text:p>0,62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6.66285869999992" calcext:value-type="float">
            <text:p>6,66285869999992</text:p>
          </table:table-cell>
          <table:table-cell office:value-type="float" office:value="1.21319229999999" calcext:value-type="float">
            <text:p>1,21319229999999</text:p>
          </table:table-cell>
          <table:table-cell office:value-type="float" office:value="549.200543063121" calcext:value-type="float">
            <text:p>549,20</text:p>
          </table:table-cell>
          <table:table-cell office:value-type="float" office:value="13.6817677999999" calcext:value-type="float">
            <text:p>13,6817677999999</text:p>
          </table:table-cell>
          <table:table-cell table:formula="of:=([.G121]/[.D121])*100" office:value-type="float" office:value="205.343808356616" calcext:value-type="float">
            <text:p>205,34</text:p>
          </table:table-cell>
          <table:table-cell table:formula="of:=([.G121]/[.E121])*100" office:value-type="float" office:value="1127.74931064103" calcext:value-type="float">
            <text:p>1127,75</text:p>
          </table:table-cell>
          <table:table-cell table:style-name="ce6" table:formula="of:=[.I121]/([.H121]+[.F121])" office:value-type="float" office:value="1.49460970520696" calcext:value-type="float">
            <text:p>1,49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0.349087800000007" calcext:value-type="float">
            <text:p>0,349087800000007</text:p>
          </table:table-cell>
          <table:table-cell office:value-type="float" office:value="0.0503750999999738" calcext:value-type="float">
            <text:p>0,050375099999974</text:p>
          </table:table-cell>
          <table:table-cell office:value-type="float" office:value="692.976887391168" calcext:value-type="float">
            <text:p>692,98</text:p>
          </table:table-cell>
          <table:table-cell office:value-type="float" office:value="0.482566199999928" calcext:value-type="float">
            <text:p>0,482566199999928</text:p>
          </table:table-cell>
          <table:table-cell table:formula="of:=([.G122]/[.D122])*100" office:value-type="float" office:value="138.236340542385" calcext:value-type="float">
            <text:p>138,24</text:p>
          </table:table-cell>
          <table:table-cell table:formula="of:=([.G122]/[.E122])*100" office:value-type="float" office:value="957.945889934073" calcext:value-type="float">
            <text:p>957,95</text:p>
          </table:table-cell>
          <table:table-cell table:style-name="ce6" table:formula="of:=[.I122]/([.H122]+[.F122])" office:value-type="float" office:value="1.15246708996148" calcext:value-type="float">
            <text:p>1,15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float" office:value="0.358919499999683" calcext:value-type="float">
            <text:p>0,358919499999683</text:p>
          </table:table-cell>
          <table:table-cell office:value-type="float" office:value="0.0362700999998196" calcext:value-type="float">
            <text:p>0,03627009999982</text:p>
          </table:table-cell>
          <table:table-cell office:value-type="float" office:value="989.574056871826" calcext:value-type="float">
            <text:p>989,57</text:p>
          </table:table-cell>
          <table:table-cell office:value-type="float" office:value="0.523808099999951" calcext:value-type="float">
            <text:p>0,523808099999951</text:p>
          </table:table-cell>
          <table:table-cell table:formula="of:=([.G123]/[.D123])*100" office:value-type="float" office:value="145.940273515486" calcext:value-type="float">
            <text:p>145,94</text:p>
          </table:table-cell>
          <table:table-cell table:formula="of:=([.G123]/[.E123])*100" office:value-type="float" office:value="1444.18708523703" calcext:value-type="float">
            <text:p>1444,19</text:p>
          </table:table-cell>
          <table:table-cell table:style-name="ce6" table:formula="of:=[.I123]/([.H123]+[.F123])" office:value-type="float" office:value="1.27183519096975" calcext:value-type="float">
            <text:p>1,27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0.377894100000049" calcext:value-type="float">
            <text:p>0,377894100000049</text:p>
          </table:table-cell>
          <table:table-cell office:value-type="float" office:value="0.0346070000003238" calcext:value-type="float">
            <text:p>0,034607000000324</text:p>
          </table:table-cell>
          <table:table-cell office:value-type="float" office:value="1091.95856328637" calcext:value-type="float">
            <text:p>1091,96</text:p>
          </table:table-cell>
          <table:table-cell office:value-type="float" office:value="0.521711099999811" calcext:value-type="float">
            <text:p>0,521711099999811</text:p>
          </table:table-cell>
          <table:table-cell table:formula="of:=([.G124]/[.D124])*100" office:value-type="float" office:value="138.057487534138" calcext:value-type="float">
            <text:p>138,06</text:p>
          </table:table-cell>
          <table:table-cell table:formula="of:=([.G124]/[.E124])*100" office:value-type="float" office:value="1507.53055738703" calcext:value-type="float">
            <text:p>1507,53</text:p>
          </table:table-cell>
          <table:table-cell table:style-name="ce6" table:formula="of:=[.I124]/([.H124]+[.F124])" office:value-type="float" office:value="1.22561860585592" calcext:value-type="float">
            <text:p>1,23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370.5622355" calcext:value-type="float">
            <text:p>370,5622355</text:p>
          </table:table-cell>
          <table:table-cell office:value-type="float" office:value="270.1391931" calcext:value-type="float">
            <text:p>270,1391931</text:p>
          </table:table-cell>
          <table:table-cell office:value-type="float" office:value="137.174554809167" calcext:value-type="float">
            <text:p>137,17</text:p>
          </table:table-cell>
          <table:table-cell office:value-type="float" office:value="1579.7033115" calcext:value-type="float">
            <text:p>1579,7033115</text:p>
          </table:table-cell>
          <table:table-cell table:formula="of:=([.G125]/[.D125])*100" office:value-type="float" office:value="426.299055911217" calcext:value-type="float">
            <text:p>426,30</text:p>
          </table:table-cell>
          <table:table-cell table:formula="of:=([.G125]/[.E125])*100" office:value-type="float" office:value="584.773832101893" calcext:value-type="float">
            <text:p>584,77</text:p>
          </table:table-cell>
          <table:table-cell table:style-name="ce6" table:formula="of:=[.I125]/([.H125]+[.F125])" office:value-type="float" office:value="1.03780163077074" calcext:value-type="float">
            <text:p>1,04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34.2838904" calcext:value-type="float">
            <text:p>34,2838904</text:p>
          </table:table-cell>
          <table:table-cell office:value-type="float" office:value="19.2339011" calcext:value-type="float">
            <text:p>19,2339011</text:p>
          </table:table-cell>
          <table:table-cell office:value-type="float" office:value="178.247201239898" calcext:value-type="float">
            <text:p>178,25</text:p>
          </table:table-cell>
          <table:table-cell office:value-type="float" office:value="107.3092516" calcext:value-type="float">
            <text:p>107,3092516</text:p>
          </table:table-cell>
          <table:table-cell table:formula="of:=([.G126]/[.D126])*100" office:value-type="float" office:value="313.001967828015" calcext:value-type="float">
            <text:p>313,00</text:p>
          </table:table-cell>
          <table:table-cell table:formula="of:=([.G126]/[.E126])*100" office:value-type="float" office:value="557.917247479244" calcext:value-type="float">
            <text:p>557,92</text:p>
          </table:table-cell>
          <table:table-cell table:style-name="ce6" table:formula="of:=[.I126]/([.H126]+[.F126])" office:value-type="float" office:value="1.13571133064271" calcext:value-type="float">
            <text:p>1,14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368.104045" calcext:value-type="float">
            <text:p>368,104045</text:p>
          </table:table-cell>
          <table:table-cell office:value-type="float" office:value="270.0535766" calcext:value-type="float">
            <text:p>270,0535766</text:p>
          </table:table-cell>
          <table:table-cell office:value-type="float" office:value="136.307783675545" calcext:value-type="float">
            <text:p>136,31</text:p>
          </table:table-cell>
          <table:table-cell office:value-type="float" office:value="1563.9591085" calcext:value-type="float">
            <text:p>1563,9591085</text:p>
          </table:table-cell>
          <table:table-cell table:formula="of:=([.G127]/[.D127])*100" office:value-type="float" office:value="424.868764617895" calcext:value-type="float">
            <text:p>424,87</text:p>
          </table:table-cell>
          <table:table-cell table:formula="of:=([.G127]/[.E127])*100" office:value-type="float" office:value="579.129196580321" calcext:value-type="float">
            <text:p>579,13</text:p>
          </table:table-cell>
          <table:table-cell table:style-name="ce6" table:formula="of:=[.I127]/([.H127]+[.F127])" office:value-type="float" office:value="1.03199108790536" calcext:value-type="float">
            <text:p>1,03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0.36948310000007" calcext:value-type="float">
            <text:p>0,36948310000007</text:p>
          </table:table-cell>
          <table:table-cell office:value-type="float" office:value="0.0336347999997088" calcext:value-type="float">
            <text:p>0,033634799999709</text:p>
          </table:table-cell>
          <table:table-cell office:value-type="float" office:value="1098.51433635184" calcext:value-type="float">
            <text:p>1098,51</text:p>
          </table:table-cell>
          <table:table-cell office:value-type="float" office:value="0.526748100000259" calcext:value-type="float">
            <text:p>0,526748100000259</text:p>
          </table:table-cell>
          <table:table-cell table:formula="of:=([.G128]/[.D128])*100" office:value-type="float" office:value="142.563516436925" calcext:value-type="float">
            <text:p>142,56</text:p>
          </table:table-cell>
          <table:table-cell table:formula="of:=([.G128]/[.E128])*100" office:value-type="float" office:value="1566.08066646693" calcext:value-type="float">
            <text:p>1566,08</text:p>
          </table:table-cell>
          <table:table-cell table:style-name="ce6" table:formula="of:=[.I128]/([.H128]+[.F128])" office:value-type="float" office:value="1.26187141519597" calcext:value-type="float">
            <text:p>1,26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443.0185996" calcext:value-type="float">
            <text:p>443,0185996</text:p>
          </table:table-cell>
          <table:table-cell office:value-type="float" office:value="302.2480632" calcext:value-type="float">
            <text:p>302,2480632</text:p>
          </table:table-cell>
          <table:table-cell office:value-type="float" office:value="146.574504038046" calcext:value-type="float">
            <text:p>146,57</text:p>
          </table:table-cell>
          <table:table-cell office:value-type="float" office:value="2175.2095565" calcext:value-type="float">
            <text:p>2175,2095565</text:p>
          </table:table-cell>
          <table:table-cell table:formula="of:=([.G129]/[.D129])*100" office:value-type="float" office:value="490.997343782854" calcext:value-type="float">
            <text:p>491,00</text:p>
          </table:table-cell>
          <table:table-cell table:formula="of:=([.G129]/[.E129])*100" office:value-type="float" office:value="719.676921489699" calcext:value-type="float">
            <text:p>719,68</text:p>
          </table:table-cell>
          <table:table-cell table:style-name="ce6" table:formula="of:=[.I129]/([.H129]+[.F129])" office:value-type="float" office:value="1.12877775885089" calcext:value-type="float">
            <text:p>1,13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0.358465799999976" calcext:value-type="float">
            <text:p>0,358465799999976</text:p>
          </table:table-cell>
          <table:table-cell office:value-type="float" office:value="0.0362476000002062" calcext:value-type="float">
            <text:p>0,036247600000206</text:p>
          </table:table-cell>
          <table:table-cell office:value-type="float" office:value="988.936646834377" calcext:value-type="float">
            <text:p>988,94</text:p>
          </table:table-cell>
          <table:table-cell office:value-type="float" office:value="0.493422699999792" calcext:value-type="float">
            <text:p>0,493422699999792</text:p>
          </table:table-cell>
          <table:table-cell table:formula="of:=([.G130]/[.D130])*100" office:value-type="float" office:value="137.64847302025" calcext:value-type="float">
            <text:p>137,65</text:p>
          </table:table-cell>
          <table:table-cell table:formula="of:=([.G130]/[.E130])*100" office:value-type="float" office:value="1361.25619350518" calcext:value-type="float">
            <text:p>1361,26</text:p>
          </table:table-cell>
          <table:table-cell table:style-name="ce6" table:formula="of:=[.I130]/([.H130]+[.F130])" office:value-type="float" office:value="1.20830301192052" calcext:value-type="float">
            <text:p>1,21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0.364060899999458" calcext:value-type="float">
            <text:p>0,364060899999458</text:p>
          </table:table-cell>
          <table:table-cell office:value-type="float" office:value="0.0322783000003255" calcext:value-type="float">
            <text:p>0,032278300000326</text:p>
          </table:table-cell>
          <table:table-cell office:value-type="float" office:value="1127.88127006623" calcext:value-type="float">
            <text:p>1127,88</text:p>
          </table:table-cell>
          <table:table-cell office:value-type="float" office:value="0.494164699999965" calcext:value-type="float">
            <text:p>0,494164699999965</text:p>
          </table:table-cell>
          <table:table-cell table:formula="of:=([.G131]/[.D131])*100" office:value-type="float" office:value="135.736823152583" calcext:value-type="float">
            <text:p>135,74</text:p>
          </table:table-cell>
          <table:table-cell table:formula="of:=([.G131]/[.E131])*100" office:value-type="float" office:value="1530.9502049209" calcext:value-type="float">
            <text:p>1530,95</text:p>
          </table:table-cell>
          <table:table-cell table:style-name="ce6" table:formula="of:=[.I131]/([.H131]+[.F131])" office:value-type="float" office:value="1.2115608451135" calcext:value-type="float">
            <text:p>1,21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40.9972617" calcext:value-type="float">
            <text:p>40,9972617</text:p>
          </table:table-cell>
          <table:table-cell office:value-type="float" office:value="20.9689613999995" calcext:value-type="float">
            <text:p>20,9689613999995</text:p>
          </table:table-cell>
          <table:table-cell office:value-type="float" office:value="195.51403103828" calcext:value-type="float">
            <text:p>195,51</text:p>
          </table:table-cell>
          <table:table-cell office:value-type="float" office:value="143.2540617" calcext:value-type="float">
            <text:p>143,2540617</text:p>
          </table:table-cell>
          <table:table-cell table:formula="of:=([.G132]/[.D132])*100" office:value-type="float" office:value="349.423487715522" calcext:value-type="float">
            <text:p>349,42</text:p>
          </table:table-cell>
          <table:table-cell table:formula="of:=([.G132]/[.E132])*100" office:value-type="float" office:value="683.171946227167" calcext:value-type="float">
            <text:p>683,17</text:p>
          </table:table-cell>
          <table:table-cell table:style-name="ce6" table:formula="of:=[.I132]/([.H132]+[.F132])" office:value-type="float" office:value="1.25367023322139" calcext:value-type="float">
            <text:p>1,25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475.5583804" calcext:value-type="float">
            <text:p>475,5583804</text:p>
          </table:table-cell>
          <table:table-cell office:value-type="float" office:value="295.788664700001" calcext:value-type="float">
            <text:p>295,788664700001</text:p>
          </table:table-cell>
          <table:table-cell office:value-type="float" office:value="160.776404627381" calcext:value-type="float">
            <text:p>160,78</text:p>
          </table:table-cell>
          <table:table-cell office:value-type="float" office:value="1998.125486" calcext:value-type="float">
            <text:p>1998,125486</text:p>
          </table:table-cell>
          <table:table-cell table:formula="of:=([.G133]/[.D133])*100" office:value-type="float" office:value="420.164078344986" calcext:value-type="float">
            <text:p>420,16</text:p>
          </table:table-cell>
          <table:table-cell table:formula="of:=([.G133]/[.E133])*100" office:value-type="float" office:value="675.524698698839" calcext:value-type="float">
            <text:p>675,52</text:p>
          </table:table-cell>
          <table:table-cell table:style-name="ce6" table:formula="of:=[.I133]/([.H133]+[.F133])" office:value-type="float" office:value="1.16281223033818" calcext:value-type="float">
            <text:p>1,16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0.418772600000375" calcext:value-type="float">
            <text:p>0,418772600000375</text:p>
          </table:table-cell>
          <table:table-cell office:value-type="float" office:value="0.0399317000003066" calcext:value-type="float">
            <text:p>0,039931700000307</text:p>
          </table:table-cell>
          <table:table-cell office:value-type="float" office:value="1048.72219313768" calcext:value-type="float">
            <text:p>1048,72</text:p>
          </table:table-cell>
          <table:table-cell office:value-type="float" office:value="0.526481600000261" calcext:value-type="float">
            <text:p>0,526481600000261</text:p>
          </table:table-cell>
          <table:table-cell table:formula="of:=([.G134]/[.D134])*100" office:value-type="float" office:value="125.720164117659" calcext:value-type="float">
            <text:p>125,72</text:p>
          </table:table-cell>
          <table:table-cell table:formula="of:=([.G134]/[.E134])*100" office:value-type="float" office:value="1318.45526235101" calcext:value-type="float">
            <text:p>1318,46</text:p>
          </table:table-cell>
          <table:table-cell table:style-name="ce6" table:formula="of:=[.I134]/([.H134]+[.F134])" office:value-type="float" office:value="1.12262236984728" calcext:value-type="float">
            <text:p>1,12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0.428018400000292" calcext:value-type="float">
            <text:p>0,428018400000292</text:p>
          </table:table-cell>
          <table:table-cell office:value-type="float" office:value="0.0395617000001948" calcext:value-type="float">
            <text:p>0,039561700000195</text:p>
          </table:table-cell>
          <table:table-cell office:value-type="float" office:value="1081.90092942969" calcext:value-type="float">
            <text:p>1081,90</text:p>
          </table:table-cell>
          <table:table-cell office:value-type="float" office:value="0.521074900000531" calcext:value-type="float">
            <text:p>0,521074900000531</text:p>
          </table:table-cell>
          <table:table-cell table:formula="of:=([.G135]/[.D135])*100" office:value-type="float" office:value="121.741238227183" calcext:value-type="float">
            <text:p>121,74</text:p>
          </table:table-cell>
          <table:table-cell table:formula="of:=([.G135]/[.E135])*100" office:value-type="float" office:value="1317.1195878791" calcext:value-type="float">
            <text:p>1317,12</text:p>
          </table:table-cell>
          <table:table-cell table:style-name="ce6" table:formula="of:=[.I135]/([.H135]+[.F135])" office:value-type="float" office:value="1.09427836883044" calcext:value-type="float">
            <text:p>1,09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0.440345199999865" calcext:value-type="float">
            <text:p>0,440345199999865</text:p>
          </table:table-cell>
          <table:table-cell office:value-type="float" office:value="0.0408773000002839" calcext:value-type="float">
            <text:p>0,040877300000284</text:p>
          </table:table-cell>
          <table:table-cell office:value-type="float" office:value="1077.23651023137" calcext:value-type="float">
            <text:p>1077,24</text:p>
          </table:table-cell>
          <table:table-cell office:value-type="float" office:value="0.524685199999658" calcext:value-type="float">
            <text:p>0,524685199999658</text:p>
          </table:table-cell>
          <table:table-cell table:formula="of:=([.G136]/[.D136])*100" office:value-type="float" office:value="119.153155297212" calcext:value-type="float">
            <text:p>119,15</text:p>
          </table:table-cell>
          <table:table-cell table:formula="of:=([.G136]/[.E136])*100" office:value-type="float" office:value="1283.56129195425" calcext:value-type="float">
            <text:p>1283,56</text:p>
          </table:table-cell>
          <table:table-cell table:style-name="ce6" table:formula="of:=[.I136]/([.H136]+[.F136])" office:value-type="float" office:value="1.07286223622398" calcext:value-type="float">
            <text:p>1,07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0.445224499999313" calcext:value-type="float">
            <text:p>0,445224499999313</text:p>
          </table:table-cell>
          <table:table-cell office:value-type="float" office:value="0.0394465000004857" calcext:value-type="float">
            <text:p>0,039446500000486</text:p>
          </table:table-cell>
          <table:table-cell office:value-type="float" office:value="1128.67935049708" calcext:value-type="float">
            <text:p>1128,68</text:p>
          </table:table-cell>
          <table:table-cell office:value-type="float" office:value="0.524634499999956" calcext:value-type="float">
            <text:p>0,524634499999956</text:p>
          </table:table-cell>
          <table:table-cell table:formula="of:=([.G137]/[.D137])*100" office:value-type="float" office:value="117.835945686" calcext:value-type="float">
            <text:p>117,84</text:p>
          </table:table-cell>
          <table:table-cell table:formula="of:=([.G137]/[.E137])*100" office:value-type="float" office:value="1329.98998642084" calcext:value-type="float">
            <text:p>1329,99</text:p>
          </table:table-cell>
          <table:table-cell table:style-name="ce6" table:formula="of:=[.I137]/([.H137]+[.F137])" office:value-type="float" office:value="1.06696643875399" calcext:value-type="float">
            <text:p>1,07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4.0260447000008" calcext:value-type="float">
            <text:p>54,0260447000008</text:p>
          </table:table-cell>
          <table:table-cell office:value-type="float" office:value="32.9294137999997" calcext:value-type="float">
            <text:p>32,9294137999997</text:p>
          </table:table-cell>
          <table:table-cell office:value-type="float" office:value="164.066220638283" calcext:value-type="float">
            <text:p>164,07</text:p>
          </table:table-cell>
          <table:table-cell office:value-type="float" office:value="149.03927743" calcext:value-type="float">
            <text:p>149,03927743</text:p>
          </table:table-cell>
          <table:table-cell table:formula="of:=([.G138]/[.D138])*100" office:value-type="float" office:value="275.865609369693" calcext:value-type="float">
            <text:p>275,87</text:p>
          </table:table-cell>
          <table:table-cell table:formula="of:=([.G138]/[.E138])*100" office:value-type="float" office:value="452.602279333625" calcext:value-type="float">
            <text:p>452,60</text:p>
          </table:table-cell>
          <table:table-cell table:style-name="ce6" table:formula="of:=[.I138]/([.H138]+[.F138])" office:value-type="float" office:value="1.02880093792127" calcext:value-type="float">
            <text:p>1,03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.63015619999933" calcext:value-type="float">
            <text:p>1,63015619999933</text:p>
          </table:table-cell>
          <table:table-cell office:value-type="float" office:value="1.61152180000063" calcext:value-type="float">
            <text:p>1,61152180000063</text:p>
          </table:table-cell>
          <table:table-cell office:value-type="float" office:value="101.156323172215" calcext:value-type="float">
            <text:p>101,16</text:p>
          </table:table-cell>
          <table:table-cell office:value-type="float" office:value="2.93790720000034" calcext:value-type="float">
            <text:p>2,93790720000034</text:p>
          </table:table-cell>
          <table:table-cell table:formula="of:=([.G139]/[.D139])*100" office:value-type="float" office:value="180.22243512625" calcext:value-type="float">
            <text:p>180,22</text:p>
          </table:table-cell>
          <table:table-cell table:formula="of:=([.G139]/[.E139])*100" office:value-type="float" office:value="182.306388905145" calcext:value-type="float">
            <text:p>182,31</text:p>
          </table:table-cell>
          <table:table-cell table:style-name="ce6" table:formula="of:=[.I139]/([.H139]+[.F139])" office:value-type="float" office:value="0.647903878770294" calcext:value-type="float">
            <text:p>0,65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.58945330000001" calcext:value-type="float">
            <text:p>1,58945330000001</text:p>
          </table:table-cell>
          <table:table-cell office:value-type="float" office:value="1.62771519999997" calcext:value-type="float">
            <text:p>1,62771519999997</text:p>
          </table:table-cell>
          <table:table-cell office:value-type="float" office:value="97.6493492227662" calcext:value-type="float">
            <text:p>97,65</text:p>
          </table:table-cell>
          <table:table-cell office:value-type="float" office:value="2.98711470000053" calcext:value-type="float">
            <text:p>2,98711470000053</text:p>
          </table:table-cell>
          <table:table-cell table:formula="of:=([.G140]/[.D140])*100" office:value-type="float" office:value="187.933467438176" calcext:value-type="float">
            <text:p>187,93</text:p>
          </table:table-cell>
          <table:table-cell table:formula="of:=([.G140]/[.E140])*100" office:value-type="float" office:value="183.515807925157" calcext:value-type="float">
            <text:p>183,52</text:p>
          </table:table-cell>
          <table:table-cell table:style-name="ce6" table:formula="of:=[.I140]/([.H140]+[.F140])" office:value-type="float" office:value="0.642601015253085" calcext:value-type="float">
            <text:p>0,64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.66968630000001" calcext:value-type="float">
            <text:p>1,66968630000001</text:p>
          </table:table-cell>
          <table:table-cell office:value-type="float" office:value="1.95394780000001" calcext:value-type="float">
            <text:p>1,95394780000001</text:p>
          </table:table-cell>
          <table:table-cell office:value-type="float" office:value="85.4519399136456" calcext:value-type="float">
            <text:p>85,45</text:p>
          </table:table-cell>
          <table:table-cell office:value-type="float" office:value="2.98961759999947" calcext:value-type="float">
            <text:p>2,98961759999947</text:p>
          </table:table-cell>
          <table:table-cell table:formula="of:=([.G141]/[.D141])*100" office:value-type="float" office:value="179.052651986152" calcext:value-type="float">
            <text:p>179,05</text:p>
          </table:table-cell>
          <table:table-cell table:formula="of:=([.G141]/[.E141])*100" office:value-type="float" office:value="153.003964588996" calcext:value-type="float">
            <text:p>153,00</text:p>
          </table:table-cell>
          <table:table-cell table:style-name="ce6" table:formula="of:=[.I141]/([.H141]+[.F141])" office:value-type="float" office:value="0.578454852106909" calcext:value-type="float">
            <text:p>0,5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62.3008262" calcext:value-type="float">
            <text:p>162,3008262</text:p>
          </table:table-cell>
          <table:table-cell office:value-type="float" office:value="207.6029349" calcext:value-type="float">
            <text:p>207,6029349</text:p>
          </table:table-cell>
          <table:table-cell office:value-type="float" office:value="78.1784834969595" calcext:value-type="float">
            <text:p>78,18</text:p>
          </table:table-cell>
          <table:table-cell office:value-type="float" office:value="494.1119564" calcext:value-type="float">
            <text:p>494,1119564</text:p>
          </table:table-cell>
          <table:table-cell table:formula="of:=([.G142]/[.D142])*100" office:value-type="float" office:value="304.44204627222" calcext:value-type="float">
            <text:p>304,44</text:p>
          </table:table-cell>
          <table:table-cell table:formula="of:=([.G142]/[.E142])*100" office:value-type="float" office:value="238.008174902733" calcext:value-type="float">
            <text:p>238,01</text:p>
          </table:table-cell>
          <table:table-cell table:style-name="ce6" table:formula="of:=[.I142]/([.H142]+[.F142])" office:value-type="float" office:value="0.622047580787979" calcext:value-type="float">
            <text:p>0,62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float" office:value="0.339901499999996" calcext:value-type="float">
            <text:p>0,339901499999996</text:p>
          </table:table-cell>
          <table:table-cell office:value-type="float" office:value="0.0340769999999793" calcext:value-type="float">
            <text:p>0,034076999999979</text:p>
          </table:table-cell>
          <table:table-cell office:value-type="float" office:value="997.451360155538" calcext:value-type="float">
            <text:p>997,45</text:p>
          </table:table-cell>
          <table:table-cell office:value-type="float" office:value="0.519902000000002" calcext:value-type="float">
            <text:p>0,519902000000002</text:p>
          </table:table-cell>
          <table:table-cell table:formula="of:=([.G143]/[.D143])*100" office:value-type="float" office:value="152.956665386887" calcext:value-type="float">
            <text:p>152,96</text:p>
          </table:table-cell>
          <table:table-cell table:formula="of:=([.G143]/[.E143])*100" office:value-type="float" office:value="1525.66833935005" calcext:value-type="float">
            <text:p>1525,67</text:p>
          </table:table-cell>
          <table:table-cell table:style-name="ce6" table:formula="of:=[.I143]/([.H143]+[.F143])" office:value-type="float" office:value="1.32619757988101" calcext:value-type="float">
            <text:p>1,3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float" office:value="0.353222599999935" calcext:value-type="float">
            <text:p>0,353222599999935</text:p>
          </table:table-cell>
          <table:table-cell office:value-type="float" office:value="0.0329658000000563" calcext:value-type="float">
            <text:p>0,032965800000056</text:p>
          </table:table-cell>
          <table:table-cell office:value-type="float" office:value="1071.48196008995" calcext:value-type="float">
            <text:p>1071,48</text:p>
          </table:table-cell>
          <table:table-cell office:value-type="float" office:value="0.520951000000059" calcext:value-type="float">
            <text:p>0,520951000000059</text:p>
          </table:table-cell>
          <table:table-cell table:formula="of:=([.G144]/[.D144])*100" office:value-type="float" office:value="147.485183564176" calcext:value-type="float">
            <text:p>147,49</text:p>
          </table:table-cell>
          <table:table-cell table:formula="of:=([.G144]/[.E144])*100" office:value-type="float" office:value="1580.27713569569" calcext:value-type="float">
            <text:p>1580,28</text:p>
          </table:table-cell>
          <table:table-cell table:style-name="ce6" table:formula="of:=[.I144]/([.H144]+[.F144])" office:value-type="float" office:value="1.29640667012439" calcext:value-type="float">
            <text:p>1,30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0.375865799999883" calcext:value-type="float">
            <text:p>0,375865799999883</text:p>
          </table:table-cell>
          <table:table-cell office:value-type="float" office:value="0.0358668000000762" calcext:value-type="float">
            <text:p>0,035866800000076</text:p>
          </table:table-cell>
          <table:table-cell office:value-type="float" office:value="1047.94907825366" calcext:value-type="float">
            <text:p>1047,95</text:p>
          </table:table-cell>
          <table:table-cell office:value-type="float" office:value="0.521149499999956" calcext:value-type="float">
            <text:p>0,521149499999956</text:p>
          </table:table-cell>
          <table:table-cell table:formula="of:=([.G145]/[.D145])*100" office:value-type="float" office:value="138.653077774067" calcext:value-type="float">
            <text:p>138,65</text:p>
          </table:table-cell>
          <table:table-cell table:formula="of:=([.G145]/[.E145])*100" office:value-type="float" office:value="1453.01365050367" calcext:value-type="float">
            <text:p>1453,01</text:p>
          </table:table-cell>
          <table:table-cell table:style-name="ce6" table:formula="of:=[.I145]/([.H145]+[.F145])" office:value-type="float" office:value="1.22451627373388" calcext:value-type="float">
            <text:p>1,22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2.69001709999975" calcext:value-type="float">
            <text:p>2,69001709999975</text:p>
          </table:table-cell>
          <table:table-cell office:value-type="float" office:value="1.76642140000004" calcext:value-type="float">
            <text:p>1,76642140000004</text:p>
          </table:table-cell>
          <table:table-cell office:value-type="float" office:value="152.286260798227" calcext:value-type="float">
            <text:p>152,29</text:p>
          </table:table-cell>
          <table:table-cell office:value-type="float" office:value="5.05704620000033" calcext:value-type="float">
            <text:p>5,05704620000033</text:p>
          </table:table-cell>
          <table:table-cell table:formula="of:=([.G146]/[.D146])*100" office:value-type="float" office:value="187.993087478916" calcext:value-type="float">
            <text:p>187,99</text:p>
          </table:table-cell>
          <table:table-cell table:formula="of:=([.G146]/[.E146])*100" office:value-type="float" office:value="286.287643480781" calcext:value-type="float">
            <text:p>286,29</text:p>
          </table:table-cell>
          <table:table-cell table:style-name="ce6" table:formula="of:=[.I146]/([.H146]+[.F146])" office:value-type="float" office:value="0.841331232501397" calcext:value-type="float">
            <text:p>0,84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36.2592522999999" calcext:value-type="float">
            <text:p>36,2592522999999</text:p>
          </table:table-cell>
          <table:table-cell office:value-type="float" office:value="19.8853451000003" calcext:value-type="float">
            <text:p>19,8853451000003</text:p>
          </table:table-cell>
          <table:table-cell office:value-type="float" office:value="182.341579276889" calcext:value-type="float">
            <text:p>182,34</text:p>
          </table:table-cell>
          <table:table-cell office:value-type="float" office:value="108.2855258" calcext:value-type="float">
            <text:p>108,2855258</text:p>
          </table:table-cell>
          <table:table-cell table:formula="of:=([.G147]/[.D147])*100" office:value-type="float" office:value="298.642467594404" calcext:value-type="float">
            <text:p>298,64</text:p>
          </table:table-cell>
          <table:table-cell table:formula="of:=([.G147]/[.E147])*100" office:value-type="float" office:value="544.549391803106" calcext:value-type="float">
            <text:p>544,55</text:p>
          </table:table-cell>
          <table:table-cell table:style-name="ce6" table:formula="of:=[.I147]/([.H147]+[.F147])" office:value-type="float" office:value="1.13215686745806" calcext:value-type="float">
            <text:p>1,1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339.0346688" calcext:value-type="float">
            <text:p>339,0346688</text:p>
          </table:table-cell>
          <table:table-cell office:value-type="float" office:value="246.3909617" calcext:value-type="float">
            <text:p>246,3909617</text:p>
          </table:table-cell>
          <table:table-cell office:value-type="float" office:value="137.60028633388" calcext:value-type="float">
            <text:p>137,60</text:p>
          </table:table-cell>
          <table:table-cell office:value-type="float" office:value="1581.0596125" calcext:value-type="float">
            <text:p>1581,0596125</text:p>
          </table:table-cell>
          <table:table-cell table:formula="of:=([.G148]/[.D148])*100" office:value-type="float" office:value="466.341574475584" calcext:value-type="float">
            <text:p>466,34</text:p>
          </table:table-cell>
          <table:table-cell table:formula="of:=([.G148]/[.E148])*100" office:value-type="float" office:value="641.687341772326" calcext:value-type="float">
            <text:p>641,69</text:p>
          </table:table-cell>
          <table:table-cell table:style-name="ce6" table:formula="of:=[.I148]/([.H148]+[.F148])" office:value-type="float" office:value="1.06249853406795" calcext:value-type="float">
            <text:p>1,0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0.350674199999958" calcext:value-type="float">
            <text:p>0,350674199999958</text:p>
          </table:table-cell>
          <table:table-cell office:value-type="float" office:value="0.0335151999999653" calcext:value-type="float">
            <text:p>0,033515199999965</text:p>
          </table:table-cell>
          <table:table-cell office:value-type="float" office:value="1046.31391130091" calcext:value-type="float">
            <text:p>1046,31</text:p>
          </table:table-cell>
          <table:table-cell office:value-type="float" office:value="0.523925600000075" calcext:value-type="float">
            <text:p>0,523925600000075</text:p>
          </table:table-cell>
          <table:table-cell table:formula="of:=([.G149]/[.D149])*100" office:value-type="float" office:value="149.405231408566" calcext:value-type="float">
            <text:p>149,41</text:p>
          </table:table-cell>
          <table:table-cell table:formula="of:=([.G149]/[.E149])*100" office:value-type="float" office:value="1563.24772043914" calcext:value-type="float">
            <text:p>1563,25</text:p>
          </table:table-cell>
          <table:table-cell table:style-name="ce6" table:formula="of:=[.I149]/([.H149]+[.F149])" office:value-type="float" office:value="1.30737032184401" calcext:value-type="float">
            <text:p>1,31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418.4405897" calcext:value-type="float">
            <text:p>418,4405897</text:p>
          </table:table-cell>
          <table:table-cell office:value-type="float" office:value="258.1667722" calcext:value-type="float">
            <text:p>258,1667722</text:p>
          </table:table-cell>
          <table:table-cell office:value-type="float" office:value="162.081504964487" calcext:value-type="float">
            <text:p>162,08</text:p>
          </table:table-cell>
          <table:table-cell office:value-type="float" office:value="2326.9675055" calcext:value-type="float">
            <text:p>2326,9675055</text:p>
          </table:table-cell>
          <table:table-cell table:formula="of:=([.G150]/[.D150])*100" office:value-type="float" office:value="556.104632958365" calcext:value-type="float">
            <text:p>556,10</text:p>
          </table:table-cell>
          <table:table-cell table:formula="of:=([.G150]/[.E150])*100" office:value-type="float" office:value="901.342758276156" calcext:value-type="float">
            <text:p>901,34</text:p>
          </table:table-cell>
          <table:table-cell table:style-name="ce6" table:formula="of:=[.I150]/([.H150]+[.F150])" office:value-type="float" office:value="1.25502667161334" calcext:value-type="float">
            <text:p>1,2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0.309785900000134" calcext:value-type="float">
            <text:p>0,309785900000134</text:p>
          </table:table-cell>
          <table:table-cell office:value-type="float" office:value="0.0341211000002659" calcext:value-type="float">
            <text:p>0,034121100000266</text:p>
          </table:table-cell>
          <table:table-cell office:value-type="float" office:value="907.901269295889" calcext:value-type="float">
            <text:p>907,90</text:p>
          </table:table-cell>
          <table:table-cell office:value-type="float" office:value="0.493681099999958" calcext:value-type="float">
            <text:p>0,493681099999958</text:p>
          </table:table-cell>
          <table:table-cell table:formula="of:=([.G151]/[.D151])*100" office:value-type="float" office:value="159.362030357013" calcext:value-type="float">
            <text:p>159,36</text:p>
          </table:table-cell>
          <table:table-cell table:formula="of:=([.G151]/[.E151])*100" office:value-type="float" office:value="1446.84989638702" calcext:value-type="float">
            <text:p>1446,85</text:p>
          </table:table-cell>
          <table:table-cell table:style-name="ce6" table:formula="of:=[.I151]/([.H151]+[.F151])" office:value-type="float" office:value="1.35566349640015" calcext:value-type="float">
            <text:p>1,3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0.323525700000027" calcext:value-type="float">
            <text:p>0,323525700000027</text:p>
          </table:table-cell>
          <table:table-cell office:value-type="float" office:value="0.0320357000000513" calcext:value-type="float">
            <text:p>0,032035700000051</text:p>
          </table:table-cell>
          <table:table-cell office:value-type="float" office:value="1009.89115268126" calcext:value-type="float">
            <text:p>1009,89</text:p>
          </table:table-cell>
          <table:table-cell office:value-type="float" office:value="0.494964999999866" calcext:value-type="float">
            <text:p>0,494964999999866</text:p>
          </table:table-cell>
          <table:table-cell table:formula="of:=([.G152]/[.D152])*100" office:value-type="float" office:value="152.990937041423" calcext:value-type="float">
            <text:p>152,99</text:p>
          </table:table-cell>
          <table:table-cell table:formula="of:=([.G152]/[.E152])*100" office:value-type="float" office:value="1545.04193758548" calcext:value-type="float">
            <text:p>1545,04</text:p>
          </table:table-cell>
          <table:table-cell table:style-name="ce6" table:formula="of:=[.I152]/([.H152]+[.F152])" office:value-type="float" office:value="1.32863163964795" calcext:value-type="float">
            <text:p>1,3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38.9238812" calcext:value-type="float">
            <text:p>38,9238812</text:p>
          </table:table-cell>
          <table:table-cell office:value-type="float" office:value="18.853297" calcext:value-type="float">
            <text:p>18,853297</text:p>
          </table:table-cell>
          <table:table-cell office:value-type="float" office:value="206.456627718748" calcext:value-type="float">
            <text:p>206,46</text:p>
          </table:table-cell>
          <table:table-cell office:value-type="float" office:value="159.35928473" calcext:value-type="float">
            <text:p>159,35928473</text:p>
          </table:table-cell>
          <table:table-cell table:formula="of:=([.G153]/[.D153])*100" office:value-type="float" office:value="409.412627459155" calcext:value-type="float">
            <text:p>409,41</text:p>
          </table:table-cell>
          <table:table-cell table:formula="of:=([.G153]/[.E153])*100" office:value-type="float" office:value="845.259504106894" calcext:value-type="float">
            <text:p>845,26</text:p>
          </table:table-cell>
          <table:table-cell table:style-name="ce6" table:formula="of:=[.I153]/([.H153]+[.F153])" office:value-type="float" office:value="1.37246582290056" calcext:value-type="float">
            <text:p>1,37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391.1105588" calcext:value-type="float">
            <text:p>391,1105588</text:p>
          </table:table-cell>
          <table:table-cell office:value-type="float" office:value="254.8031205" calcext:value-type="float">
            <text:p>254,8031205</text:p>
          </table:table-cell>
          <table:table-cell office:value-type="float" office:value="153.495199757571" calcext:value-type="float">
            <text:p>153,50</text:p>
          </table:table-cell>
          <table:table-cell office:value-type="float" office:value="2176.25857054" calcext:value-type="float">
            <text:p>2176,25857054</text:p>
          </table:table-cell>
          <table:table-cell table:formula="of:=([.G154]/[.D154])*100" office:value-type="float" office:value="556.430533917869" calcext:value-type="float">
            <text:p>556,43</text:p>
          </table:table-cell>
          <table:table-cell table:formula="of:=([.G154]/[.E154])*100" office:value-type="float" office:value="854.094159549353" calcext:value-type="float">
            <text:p>854,09</text:p>
          </table:table-cell>
          <table:table-cell table:style-name="ce6" table:formula="of:=[.I154]/([.H154]+[.F154])" office:value-type="float" office:value="1.20307536272495" calcext:value-type="float">
            <text:p>1,20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0.330595400000311" calcext:value-type="float">
            <text:p>0,330595400000311</text:p>
          </table:table-cell>
          <table:table-cell office:value-type="float" office:value="0.0325694999999541" calcext:value-type="float">
            <text:p>0,032569499999954</text:p>
          </table:table-cell>
          <table:table-cell office:value-type="float" office:value="1015.045978602" calcext:value-type="float">
            <text:p>1015,05</text:p>
          </table:table-cell>
          <table:table-cell office:value-type="float" office:value="0.523240899999655" calcext:value-type="float">
            <text:p>0,523240899999655</text:p>
          </table:table-cell>
          <table:table-cell table:formula="of:=([.G155]/[.D155])*100" office:value-type="float" office:value="158.27228690997" calcext:value-type="float">
            <text:p>158,27</text:p>
          </table:table-cell>
          <table:table-cell table:formula="of:=([.G155]/[.E155])*100" office:value-type="float" office:value="1606.53648352106" calcext:value-type="float">
            <text:p>1606,54</text:p>
          </table:table-cell>
          <table:table-cell table:style-name="ce6" table:formula="of:=[.I155]/([.H155]+[.F155])" office:value-type="float" office:value="1.36922481371247" calcext:value-type="float">
            <text:p>1,37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0.337613399999827" calcext:value-type="float">
            <text:p>0,337613399999827</text:p>
          </table:table-cell>
          <table:table-cell office:value-type="float" office:value="0.0336653999998816" calcext:value-type="float">
            <text:p>0,033665399999882</text:p>
          </table:table-cell>
          <table:table-cell office:value-type="float" office:value="1002.84981019389" calcext:value-type="float">
            <text:p>1002,85</text:p>
          </table:table-cell>
          <table:table-cell office:value-type="float" office:value="0.525828600000386" calcext:value-type="float">
            <text:p>0,525828600000386</text:p>
          </table:table-cell>
          <table:table-cell table:formula="of:=([.G156]/[.D156])*100" office:value-type="float" office:value="155.74873509187" calcext:value-type="float">
            <text:p>155,75</text:p>
          </table:table-cell>
          <table:table-cell table:formula="of:=([.G156]/[.E156])*100" office:value-type="float" office:value="1561.92589424821" calcext:value-type="float">
            <text:p>1561,93</text:p>
          </table:table-cell>
          <table:table-cell table:style-name="ce6" table:formula="of:=[.I156]/([.H156]+[.F156])" office:value-type="float" office:value="1.34811656773052" calcext:value-type="float">
            <text:p>1,3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0.348088299999654" calcext:value-type="float">
            <text:p>0,348088299999654</text:p>
          </table:table-cell>
          <table:table-cell office:value-type="float" office:value="0.03250229999976" calcext:value-type="float">
            <text:p>0,03250229999976</text:p>
          </table:table-cell>
          <table:table-cell office:value-type="float" office:value="1070.96513170522" calcext:value-type="float">
            <text:p>1070,97</text:p>
          </table:table-cell>
          <table:table-cell office:value-type="float" office:value="0.522763100000157" calcext:value-type="float">
            <text:p>0,522763100000157</text:p>
          </table:table-cell>
          <table:table-cell table:formula="of:=([.G157]/[.D157])*100" office:value-type="float" office:value="150.181175293934" calcext:value-type="float">
            <text:p>150,18</text:p>
          </table:table-cell>
          <table:table-cell table:formula="of:=([.G157]/[.E157])*100" office:value-type="float" office:value="1608.38802178313" calcext:value-type="float">
            <text:p>1608,39</text:p>
          </table:table-cell>
          <table:table-cell table:style-name="ce6" table:formula="of:=[.I157]/([.H157]+[.F157])" office:value-type="float" office:value="1.3171132832851" calcext:value-type="float">
            <text:p>1,32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0.3517022" calcext:value-type="float">
            <text:p>0,3517022</text:p>
          </table:table-cell>
          <table:table-cell office:value-type="float" office:value="0.0324848999996902" calcext:value-type="float">
            <text:p>0,03248489999969</text:p>
          </table:table-cell>
          <table:table-cell office:value-type="float" office:value="1082.66363757732" calcext:value-type="float">
            <text:p>1082,66</text:p>
          </table:table-cell>
          <table:table-cell office:value-type="float" office:value="0.523513300000195" calcext:value-type="float">
            <text:p>0,523513300000195</text:p>
          </table:table-cell>
          <table:table-cell table:formula="of:=([.G158]/[.D158])*100" office:value-type="float" office:value="148.851300901784" calcext:value-type="float">
            <text:p>148,85</text:p>
          </table:table-cell>
          <table:table-cell table:formula="of:=([.G158]/[.E158])*100" office:value-type="float" office:value="1611.55890892442" calcext:value-type="float">
            <text:p>1611,56</text:p>
          </table:table-cell>
          <table:table-cell table:style-name="ce6" table:formula="of:=[.I158]/([.H158]+[.F158])" office:value-type="float" office:value="1.30859874985736" calcext:value-type="float">
            <text:p>1,31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44.6790896000006" calcext:value-type="float">
            <text:p>44,6790896000006</text:p>
          </table:table-cell>
          <table:table-cell office:value-type="float" office:value="28.3488060000003" calcext:value-type="float">
            <text:p>28,3488060000003</text:p>
          </table:table-cell>
          <table:table-cell office:value-type="float" office:value="157.604837395974" calcext:value-type="float">
            <text:p>157,60</text:p>
          </table:table-cell>
          <table:table-cell office:value-type="float" office:value="164.4999607" calcext:value-type="float">
            <text:p>164,4999607</text:p>
          </table:table-cell>
          <table:table-cell table:formula="of:=([.G159]/[.D159])*100" office:value-type="float" office:value="368.181093600434" calcext:value-type="float">
            <text:p>368,18</text:p>
          </table:table-cell>
          <table:table-cell table:formula="of:=([.G159]/[.E159])*100" office:value-type="float" office:value="580.271213891682" calcext:value-type="float">
            <text:p>580,27</text:p>
          </table:table-cell>
          <table:table-cell table:style-name="ce6" table:formula="of:=[.I159]/([.H159]+[.F159])" office:value-type="float" office:value="1.10362636138251" calcext:value-type="float">
            <text:p>1,10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2.85539929999941" calcext:value-type="float">
            <text:p>2,85539929999941</text:p>
          </table:table-cell>
          <table:table-cell office:value-type="float" office:value="1.47764099999986" calcext:value-type="float">
            <text:p>1,47764099999986</text:p>
          </table:table-cell>
          <table:table-cell office:value-type="float" office:value="193.240394656055" calcext:value-type="float">
            <text:p>193,24</text:p>
          </table:table-cell>
          <table:table-cell office:value-type="float" office:value="7.29032110000044" calcext:value-type="float">
            <text:p>7,29032110000044</text:p>
          </table:table-cell>
          <table:table-cell table:formula="of:=([.G160]/[.D160])*100" office:value-type="float" office:value="255.317044449858" calcext:value-type="float">
            <text:p>255,32</text:p>
          </table:table-cell>
          <table:table-cell table:formula="of:=([.G160]/[.E160])*100" office:value-type="float" office:value="493.375664319082" calcext:value-type="float">
            <text:p>493,38</text:p>
          </table:table-cell>
          <table:table-cell table:style-name="ce6" table:formula="of:=[.I160]/([.H160]+[.F160])" office:value-type="float" office:value="1.09991635698318" calcext:value-type="float">
            <text:p>1,10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3.32368260000076" calcext:value-type="float">
            <text:p>3,32368260000076</text:p>
          </table:table-cell>
          <table:table-cell office:value-type="float" office:value="1.73765589999966" calcext:value-type="float">
            <text:p>1,73765589999966</text:p>
          </table:table-cell>
          <table:table-cell office:value-type="float" office:value="191.273922529852" calcext:value-type="float">
            <text:p>191,27</text:p>
          </table:table-cell>
          <table:table-cell office:value-type="float" office:value="7.35010459999976" calcext:value-type="float">
            <text:p>7,35010459999976</text:p>
          </table:table-cell>
          <table:table-cell table:formula="of:=([.G161]/[.D161])*100" office:value-type="float" office:value="221.143396785183" calcext:value-type="float">
            <text:p>221,14</text:p>
          </table:table-cell>
          <table:table-cell table:formula="of:=([.G161]/[.E161])*100" office:value-type="float" office:value="422.989649446775" calcext:value-type="float">
            <text:p>422,99</text:p>
          </table:table-cell>
          <table:table-cell table:style-name="ce6" table:formula="of:=[.I161]/([.H161]+[.F161])" office:value-type="float" office:value="1.02563502946312" calcext:value-type="float">
            <text:p>1,0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6.6960508999997" calcext:value-type="float">
            <text:p>16,6960508999997</text:p>
          </table:table-cell>
          <table:table-cell office:value-type="float" office:value="20.3939975000001" calcext:value-type="float">
            <text:p>20,3939975000001</text:p>
          </table:table-cell>
          <table:table-cell office:value-type="float" office:value="81.8674754667376" calcext:value-type="float">
            <text:p>81,87</text:p>
          </table:table-cell>
          <table:table-cell office:value-type="float" office:value="35.7567085000002" calcext:value-type="float">
            <text:p>35,7567085000002</text:p>
          </table:table-cell>
          <table:table-cell table:formula="of:=([.G162]/[.D162])*100" office:value-type="float" office:value="214.162670646871" calcext:value-type="float">
            <text:p>214,16</text:p>
          </table:table-cell>
          <table:table-cell table:formula="of:=([.G162]/[.E162])*100" office:value-type="float" office:value="175.329571850737" calcext:value-type="float">
            <text:p>175,33</text:p>
          </table:table-cell>
          <table:table-cell table:style-name="ce6" table:formula="of:=[.I162]/([.H162]+[.F162])" office:value-type="float" office:value="0.592269314975275" calcext:value-type="float">
            <text:p>0,59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0.045374900000752" calcext:value-type="float">
            <text:p>0,045374900000752</text:p>
          </table:table-cell>
          <table:table-cell office:value-type="float" office:value="0.0334672000011778" calcext:value-type="float">
            <text:p>0,033467200001178</text:p>
          </table:table-cell>
          <table:table-cell office:value-type="float" office:value="135.580209874609" calcext:value-type="float">
            <text:p>135,58</text:p>
          </table:table-cell>
          <table:table-cell office:value-type="float" office:value="0.0608390000001236" calcext:value-type="float">
            <text:p>0,060839000000124</text:p>
          </table:table-cell>
          <table:table-cell table:formula="of:=([.G163]/[.D163])*100" office:value-type="float" office:value="134.080736264136" calcext:value-type="float">
            <text:p>134,08</text:p>
          </table:table-cell>
          <table:table-cell table:formula="of:=([.G163]/[.E163])*100" office:value-type="float" office:value="181.786943628336" calcext:value-type="float">
            <text:p>181,79</text:p>
          </table:table-cell>
          <table:table-cell table:style-name="ce6" table:formula="of:=[.I163]/([.H163]+[.F163])" office:value-type="float" office:value="0.674131520456819" calcext:value-type="float">
            <text:p>0,67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0.0436022000008961" calcext:value-type="float">
            <text:p>0,043602200000896</text:p>
          </table:table-cell>
          <table:table-cell office:value-type="float" office:value="0.0463719999999739" calcext:value-type="float">
            <text:p>0,046371999999974</text:p>
          </table:table-cell>
          <table:table-cell office:value-type="float" office:value="94.0269990531369" calcext:value-type="float">
            <text:p>94,03</text:p>
          </table:table-cell>
          <table:table-cell office:value-type="float" office:value="0.0597635999998602" calcext:value-type="float">
            <text:p>0,05976359999986</text:p>
          </table:table-cell>
          <table:table-cell table:formula="of:=([.G164]/[.D164])*100" office:value-type="float" office:value="137.065560908926" calcext:value-type="float">
            <text:p>137,07</text:p>
          </table:table-cell>
          <table:table-cell table:formula="of:=([.G164]/[.E164])*100" office:value-type="float" office:value="128.878633658013" calcext:value-type="float">
            <text:p>128,88</text:p>
          </table:table-cell>
          <table:table-cell table:style-name="ce6" table:formula="of:=[.I164]/([.H164]+[.F164])" office:value-type="float" office:value="0.557692699752731" calcext:value-type="float">
            <text:p>0,5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2.6266006000005" calcext:value-type="float">
            <text:p>12,6266006000005</text:p>
          </table:table-cell>
          <table:table-cell office:value-type="float" office:value="11.8249452999997" calcext:value-type="float">
            <text:p>11,8249452999997</text:p>
          </table:table-cell>
          <table:table-cell office:value-type="float" office:value="106.779357364138" calcext:value-type="float">
            <text:p>106,78</text:p>
          </table:table-cell>
          <table:table-cell office:value-type="float" office:value="31.0892490999999" calcext:value-type="float">
            <text:p>31,0892490999999</text:p>
          </table:table-cell>
          <table:table-cell table:formula="of:=([.G165]/[.D165])*100" office:value-type="float" office:value="246.220262166197" calcext:value-type="float">
            <text:p>246,22</text:p>
          </table:table-cell>
          <table:table-cell table:formula="of:=([.G165]/[.E165])*100" office:value-type="float" office:value="262.912413641361" calcext:value-type="float">
            <text:p>262,91</text:p>
          </table:table-cell>
          <table:table-cell table:style-name="ce6" table:formula="of:=[.I165]/([.H165]+[.F165])" office:value-type="float" office:value="0.744795175675161" calcext:value-type="float">
            <text:p>0,74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.47595319999964" calcext:value-type="float">
            <text:p>1,47595319999964</text:p>
          </table:table-cell>
          <table:table-cell office:value-type="float" office:value="1.47534919999889" calcext:value-type="float">
            <text:p>1,47534919999889</text:p>
          </table:table-cell>
          <table:table-cell office:value-type="float" office:value="100.040939460349" calcext:value-type="float">
            <text:p>100,04</text:p>
          </table:table-cell>
          <table:table-cell office:value-type="float" office:value="2.99493530000036" calcext:value-type="float">
            <text:p>2,99493530000036</text:p>
          </table:table-cell>
          <table:table-cell table:formula="of:=([.G166]/[.D166])*100" office:value-type="float" office:value="202.915329564724" calcext:value-type="float">
            <text:p>202,92</text:p>
          </table:table-cell>
          <table:table-cell table:formula="of:=([.G166]/[.E166])*100" office:value-type="float" office:value="202.998402005614" calcext:value-type="float">
            <text:p>203,00</text:p>
          </table:table-cell>
          <table:table-cell table:style-name="ce6" table:formula="of:=[.I166]/([.H166]+[.F166])" office:value-type="float" office:value="0.670058430079273" calcext:value-type="float">
            <text:p>0,67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52.3712271" calcext:value-type="float">
            <text:p>152,3712271</text:p>
          </table:table-cell>
          <table:table-cell office:value-type="float" office:value="197.7403036" calcext:value-type="float">
            <text:p>197,7403036</text:p>
          </table:table-cell>
          <table:table-cell office:value-type="float" office:value="77.0562320002426" calcext:value-type="float">
            <text:p>77,06</text:p>
          </table:table-cell>
          <table:table-cell office:value-type="float" office:value="467.37773824" calcext:value-type="float">
            <text:p>467,37773824</text:p>
          </table:table-cell>
          <table:table-cell table:formula="of:=([.G167]/[.D167])*100" office:value-type="float" office:value="306.736217286787" calcext:value-type="float">
            <text:p>306,74</text:p>
          </table:table-cell>
          <table:table-cell table:formula="of:=([.G167]/[.E167])*100" office:value-type="float" office:value="236.359371221275" calcext:value-type="float">
            <text:p>236,36</text:p>
          </table:table-cell>
          <table:table-cell table:style-name="ce6" table:formula="of:=[.I167]/([.H167]+[.F167])" office:value-type="float" office:value="0.61585206186406" calcext:value-type="float">
            <text:p>0,62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  <table:table-cell office:value-type="float" office:value="0.330693800000017" calcext:value-type="float">
            <text:p>0,330693800000017</text:p>
          </table:table-cell>
          <table:table-cell office:value-type="float" office:value="0.0380504000000201" calcext:value-type="float">
            <text:p>0,03805040000002</text:p>
          </table:table-cell>
          <table:table-cell office:value-type="float" office:value="869.09414881274" calcext:value-type="float">
            <text:p>869,09</text:p>
          </table:table-cell>
          <table:table-cell office:value-type="float" office:value="0.482107400000132" calcext:value-type="float">
            <text:p>0,482107400000132</text:p>
          </table:table-cell>
          <table:table-cell table:formula="of:=([.G168]/[.D168])*100" office:value-type="float" office:value="145.786646136126" calcext:value-type="float">
            <text:p>145,79</text:p>
          </table:table-cell>
          <table:table-cell table:formula="of:=([.G168]/[.E168])*100" office:value-type="float" office:value="1267.0232113194" calcext:value-type="float">
            <text:p>1267,02</text:p>
          </table:table-cell>
          <table:table-cell table:style-name="ce6" table:formula="of:=[.I168]/([.H168]+[.F168])" office:value-type="float" office:value="1.24844535203096" calcext:value-type="float">
            <text:p>1,2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0.34770910000002" calcext:value-type="float">
            <text:p>0,34770910000002</text:p>
          </table:table-cell>
          <table:table-cell office:value-type="float" office:value="0.0350016000000323" calcext:value-type="float">
            <text:p>0,035001600000032</text:p>
          </table:table-cell>
          <table:table-cell office:value-type="float" office:value="993.409158437611" calcext:value-type="float">
            <text:p>993,41</text:p>
          </table:table-cell>
          <table:table-cell office:value-type="float" office:value="0.48218710000001" calcext:value-type="float">
            <text:p>0,48218710000001</text:p>
          </table:table-cell>
          <table:table-cell table:formula="of:=([.G169]/[.D169])*100" office:value-type="float" office:value="138.675432998441" calcext:value-type="float">
            <text:p>138,68</text:p>
          </table:table-cell>
          <table:table-cell table:formula="of:=([.G169]/[.E169])*100" office:value-type="float" office:value="1377.61445190953" calcext:value-type="float">
            <text:p>1377,61</text:p>
          </table:table-cell>
          <table:table-cell table:style-name="ce6" table:formula="of:=[.I169]/([.H169]+[.F169])" office:value-type="float" office:value="1.21688296292596" calcext:value-type="float">
            <text:p>1,22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float" office:value="0.356924299999991" calcext:value-type="float">
            <text:p>0,356924299999991</text:p>
          </table:table-cell>
          <table:table-cell office:value-type="float" office:value="0.0346147000000201" calcext:value-type="float">
            <text:p>0,03461470000002</text:p>
          </table:table-cell>
          <table:table-cell office:value-type="float" office:value="1031.13503800346" calcext:value-type="float">
            <text:p>1031,14</text:p>
          </table:table-cell>
          <table:table-cell office:value-type="float" office:value="0.521312699999908" calcext:value-type="float">
            <text:p>0,521312699999908</text:p>
          </table:table-cell>
          <table:table-cell table:formula="of:=([.G170]/[.D170])*100" office:value-type="float" office:value="146.056937003146" calcext:value-type="float">
            <text:p>146,06</text:p>
          </table:table-cell>
          <table:table-cell table:formula="of:=([.G170]/[.E170])*100" office:value-type="float" office:value="1506.04425287408" calcext:value-type="float">
            <text:p>1506,04</text:p>
          </table:table-cell>
          <table:table-cell table:style-name="ce6" table:formula="of:=[.I170]/([.H170]+[.F170])" office:value-type="float" office:value="1.27935314277489" calcext:value-type="float">
            <text:p>1,28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float" office:value="36.3568947" calcext:value-type="float">
            <text:p>36,3568947</text:p>
          </table:table-cell>
          <table:table-cell office:value-type="float" office:value="27.2786646" calcext:value-type="float">
            <text:p>27,2786646</text:p>
          </table:table-cell>
          <table:table-cell office:value-type="float" office:value="133.279598664811" calcext:value-type="float">
            <text:p>133,28</text:p>
          </table:table-cell>
          <table:table-cell office:value-type="float" office:value="112.6171133" calcext:value-type="float">
            <text:p>112,6171133</text:p>
          </table:table-cell>
          <table:table-cell table:formula="of:=([.G171]/[.D171])*100" office:value-type="float" office:value="309.754488740757" calcext:value-type="float">
            <text:p>309,75</text:p>
          </table:table-cell>
          <table:table-cell table:formula="of:=([.G171]/[.E171])*100" office:value-type="float" office:value="412.839539439919" calcext:value-type="float">
            <text:p>412,84</text:p>
          </table:table-cell>
          <table:table-cell table:style-name="ce6" table:formula="of:=[.I171]/([.H171]+[.F171])" office:value-type="float" office:value="0.93184599374177" calcext:value-type="float">
            <text:p>0,93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2.38619139999973" calcext:value-type="float">
            <text:p>2,38619139999973</text:p>
          </table:table-cell>
          <table:table-cell office:value-type="float" office:value="1.29051589999981" calcext:value-type="float">
            <text:p>1,29051589999981</text:p>
          </table:table-cell>
          <table:table-cell office:value-type="float" office:value="184.902131000485" calcext:value-type="float">
            <text:p>184,90</text:p>
          </table:table-cell>
          <table:table-cell office:value-type="float" office:value="5.05408369999968" calcext:value-type="float">
            <text:p>5,05408369999968</text:p>
          </table:table-cell>
          <table:table-cell table:formula="of:=([.G172]/[.D172])*100" office:value-type="float" office:value="211.805461204841" calcext:value-type="float">
            <text:p>211,81</text:p>
          </table:table-cell>
          <table:table-cell table:formula="of:=([.G172]/[.E172])*100" office:value-type="float" office:value="391.632811343156" calcext:value-type="float">
            <text:p>391,63</text:p>
          </table:table-cell>
          <table:table-cell table:style-name="ce6" table:formula="of:=[.I172]/([.H172]+[.F172])" office:value-type="float" office:value="0.987207754623602" calcext:value-type="float">
            <text:p>0,99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2.57269220000016" calcext:value-type="float">
            <text:p>2,57269220000016</text:p>
          </table:table-cell>
          <table:table-cell office:value-type="float" office:value="1.67207320000016" calcext:value-type="float">
            <text:p>1,67207320000016</text:p>
          </table:table-cell>
          <table:table-cell office:value-type="float" office:value="153.862414635909" calcext:value-type="float">
            <text:p>153,86</text:p>
          </table:table-cell>
          <table:table-cell office:value-type="float" office:value="5.06691759999994" calcext:value-type="float">
            <text:p>5,06691759999994</text:p>
          </table:table-cell>
          <table:table-cell table:formula="of:=([.G173]/[.D173])*100" office:value-type="float" office:value="196.950012131246" calcext:value-type="float">
            <text:p>196,95</text:p>
          </table:table-cell>
          <table:table-cell table:formula="of:=([.G173]/[.E173])*100" office:value-type="float" office:value="303.032044290851" calcext:value-type="float">
            <text:p>303,03</text:p>
          </table:table-cell>
          <table:table-cell table:style-name="ce6" table:formula="of:=[.I173]/([.H173]+[.F173])" office:value-type="float" office:value="0.86380076978283" calcext:value-type="float">
            <text:p>0,86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0.153878899999836" calcext:value-type="float">
            <text:p>0,153878899999836</text:p>
          </table:table-cell>
          <table:table-cell office:value-type="float" office:value="0.0378174000001309" calcext:value-type="float">
            <text:p>0,037817400000131</text:p>
          </table:table-cell>
          <table:table-cell office:value-type="float" office:value="406.899733983043" calcext:value-type="float">
            <text:p>406,90</text:p>
          </table:table-cell>
          <table:table-cell office:value-type="float" office:value="0.250046300000031" calcext:value-type="float">
            <text:p>0,250046300000031</text:p>
          </table:table-cell>
          <table:table-cell table:formula="of:=([.G174]/[.D174])*100" office:value-type="float" office:value="162.495507831351" calcext:value-type="float">
            <text:p>162,50</text:p>
          </table:table-cell>
          <table:table-cell table:formula="of:=([.G174]/[.E174])*100" office:value-type="float" office:value="661.193789100164" calcext:value-type="float">
            <text:p>661,19</text:p>
          </table:table-cell>
          <table:table-cell table:style-name="ce6" table:formula="of:=[.I174]/([.H174]+[.F174])" office:value-type="float" office:value="1.16122113524035" calcext:value-type="float">
            <text:p>1,16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3.57434229999999" calcext:value-type="float">
            <text:p>3,57434229999999</text:p>
          </table:table-cell>
          <table:table-cell office:value-type="float" office:value="1.65866649999989" calcext:value-type="float">
            <text:p>1,65866649999989</text:p>
          </table:table-cell>
          <table:table-cell office:value-type="float" office:value="215.494935238653" calcext:value-type="float">
            <text:p>215,49</text:p>
          </table:table-cell>
          <table:table-cell office:value-type="float" office:value="9.44722760000004" calcext:value-type="float">
            <text:p>9,44722760000004</text:p>
          </table:table-cell>
          <table:table-cell table:formula="of:=([.G175]/[.D175])*100" office:value-type="float" office:value="264.306739732232" calcext:value-type="float">
            <text:p>264,31</text:p>
          </table:table-cell>
          <table:table-cell table:formula="of:=([.G175]/[.E175])*100" office:value-type="float" office:value="569.567637617367" calcext:value-type="float">
            <text:p>569,57</text:p>
          </table:table-cell>
          <table:table-cell table:style-name="ce6" table:formula="of:=[.I175]/([.H175]+[.F175])" office:value-type="float" office:value="1.18708972337775" calcext:value-type="float">
            <text:p>1,19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0.152124299999923" calcext:value-type="float">
            <text:p>0,152124299999923</text:p>
          </table:table-cell>
          <table:table-cell office:value-type="float" office:value="0.039025699999911" calcext:value-type="float">
            <text:p>0,039025699999911</text:p>
          </table:table-cell>
          <table:table-cell office:value-type="float" office:value="389.805435905749" calcext:value-type="float">
            <text:p>389,81</text:p>
          </table:table-cell>
          <table:table-cell office:value-type="float" office:value="0.251036999999997" calcext:value-type="float">
            <text:p>0,251036999999997</text:p>
          </table:table-cell>
          <table:table-cell table:formula="of:=([.G176]/[.D176])*100" office:value-type="float" office:value="165.020972980729" calcext:value-type="float">
            <text:p>165,02</text:p>
          </table:table-cell>
          <table:table-cell table:formula="of:=([.G176]/[.E176])*100" office:value-type="float" office:value="643.260723063441" calcext:value-type="float">
            <text:p>643,26</text:p>
          </table:table-cell>
          <table:table-cell table:style-name="ce6" table:formula="of:=[.I176]/([.H176]+[.F176])" office:value-type="float" office:value="1.1593909604167" calcext:value-type="float">
            <text:p>1,16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float" office:value="43.4134194999999" calcext:value-type="float">
            <text:p>43,4134194999999</text:p>
          </table:table-cell>
          <table:table-cell office:value-type="float" office:value="20.0394419" calcext:value-type="float">
            <text:p>20,0394419</text:p>
          </table:table-cell>
          <table:table-cell office:value-type="float" office:value="216.639863109161" calcext:value-type="float">
            <text:p>216,64</text:p>
          </table:table-cell>
          <table:table-cell office:value-type="float" office:value="174.0491616" calcext:value-type="float">
            <text:p>174,0491616</text:p>
          </table:table-cell>
          <table:table-cell table:formula="of:=([.G177]/[.D177])*100" office:value-type="float" office:value="400.910970857756" calcext:value-type="float">
            <text:p>400,91</text:p>
          </table:table-cell>
          <table:table-cell table:formula="of:=([.G177]/[.E177])*100" office:value-type="float" office:value="868.532978455852" calcext:value-type="float">
            <text:p>868,53</text:p>
          </table:table-cell>
          <table:table-cell table:style-name="ce6" table:formula="of:=[.I177]/([.H177]+[.F177])" office:value-type="float" office:value="1.40641535997404" calcext:value-type="float">
            <text:p>1,4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float" office:value="381.2792573" calcext:value-type="float">
            <text:p>381,2792573</text:p>
          </table:table-cell>
          <table:table-cell office:value-type="float" office:value="271.538756" calcext:value-type="float">
            <text:p>271,538756</text:p>
          </table:table-cell>
          <table:table-cell office:value-type="float" office:value="140.414305094629" calcext:value-type="float">
            <text:p>140,41</text:p>
          </table:table-cell>
          <table:table-cell office:value-type="float" office:value="2327.445425" calcext:value-type="float">
            <text:p>2327,445425</text:p>
          </table:table-cell>
          <table:table-cell table:formula="of:=([.G178]/[.D178])*100" office:value-type="float" office:value="610.430643796788" calcext:value-type="float">
            <text:p>610,43</text:p>
          </table:table-cell>
          <table:table-cell table:formula="of:=([.G178]/[.E178])*100" office:value-type="float" office:value="857.131946571929" calcext:value-type="float">
            <text:p>857,13</text:p>
          </table:table-cell>
          <table:table-cell table:style-name="ce6" table:formula="of:=[.I178]/([.H178]+[.F178])" office:value-type="float" office:value="1.14155651954167" calcext:value-type="float">
            <text:p>1,14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float" office:value="0.316661899999963" calcext:value-type="float">
            <text:p>0,316661899999963</text:p>
          </table:table-cell>
          <table:table-cell office:value-type="float" office:value="0.0330461999999898" calcext:value-type="float">
            <text:p>0,03304619999999</text:p>
          </table:table-cell>
          <table:table-cell office:value-type="float" office:value="958.239979180846" calcext:value-type="float">
            <text:p>958,24</text:p>
          </table:table-cell>
          <table:table-cell office:value-type="float" office:value="0.523454399999901" calcext:value-type="float">
            <text:p>0,523454399999901</text:p>
          </table:table-cell>
          <table:table-cell table:formula="of:=([.G179]/[.D179])*100" office:value-type="float" office:value="165.303877732042" calcext:value-type="float">
            <text:p>165,30</text:p>
          </table:table-cell>
          <table:table-cell table:formula="of:=([.G179]/[.E179])*100" office:value-type="float" office:value="1584.00784356465" calcext:value-type="float">
            <text:p>1584,01</text:p>
          </table:table-cell>
          <table:table-cell table:style-name="ce6" table:formula="of:=[.I179]/([.H179]+[.F179])" office:value-type="float" office:value="1.40983178700025" calcext:value-type="float">
            <text:p>1,4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0.316282899999896" calcext:value-type="float">
            <text:p>0,316282899999896</text:p>
          </table:table-cell>
          <table:table-cell office:value-type="float" office:value="0.0334286999999676" calcext:value-type="float">
            <text:p>0,033428699999968</text:p>
          </table:table-cell>
          <table:table-cell office:value-type="float" office:value="946.141788344155" calcext:value-type="float">
            <text:p>946,14</text:p>
          </table:table-cell>
          <table:table-cell office:value-type="float" office:value="0.525213900000017" calcext:value-type="float">
            <text:p>0,525213900000017</text:p>
          </table:table-cell>
          <table:table-cell table:formula="of:=([.G180]/[.D180])*100" office:value-type="float" office:value="166.058266191498" calcext:value-type="float">
            <text:p>166,06</text:p>
          </table:table-cell>
          <table:table-cell table:formula="of:=([.G180]/[.E180])*100" office:value-type="float" office:value="1571.14664943754" calcext:value-type="float">
            <text:p>1571,15</text:p>
          </table:table-cell>
          <table:table-cell table:style-name="ce6" table:formula="of:=[.I180]/([.H180]+[.F180])" office:value-type="float" office:value="1.41264752058792" calcext:value-type="float">
            <text:p>1,4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0.329355299999952" calcext:value-type="float">
            <text:p>0,329355299999952</text:p>
          </table:table-cell>
          <table:table-cell office:value-type="float" office:value="0.0321991000000708" calcext:value-type="float">
            <text:p>0,032199100000071</text:p>
          </table:table-cell>
          <table:table-cell office:value-type="float" office:value="1022.87113614737" calcext:value-type="float">
            <text:p>1022,87</text:p>
          </table:table-cell>
          <table:table-cell office:value-type="float" office:value="0.524121400000149" calcext:value-type="float">
            <text:p>0,524121400000149</text:p>
          </table:table-cell>
          <table:table-cell table:formula="of:=([.G181]/[.D181])*100" office:value-type="float" office:value="159.135559682879" calcext:value-type="float">
            <text:p>159,14</text:p>
          </table:table-cell>
          <table:table-cell table:formula="of:=([.G181]/[.E181])*100" office:value-type="float" office:value="1627.75170734274" calcext:value-type="float">
            <text:p>1627,75</text:p>
          </table:table-cell>
          <table:table-cell table:style-name="ce6" table:formula="of:=[.I181]/([.H181]+[.F181])" office:value-type="float" office:value="1.37710870258599" calcext:value-type="float">
            <text:p>1,38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float" office:value="0.332231800000045" calcext:value-type="float">
            <text:p>0,332231800000045</text:p>
          </table:table-cell>
          <table:table-cell office:value-type="float" office:value="0.0328134999999747" calcext:value-type="float">
            <text:p>0,032813499999975</text:p>
          </table:table-cell>
          <table:table-cell office:value-type="float" office:value="1012.48510521676" calcext:value-type="float">
            <text:p>1012,49</text:p>
          </table:table-cell>
          <table:table-cell office:value-type="float" office:value="0.52423540000018" calcext:value-type="float">
            <text:p>0,52423540000018</text:p>
          </table:table-cell>
          <table:table-cell table:formula="of:=([.G182]/[.D182])*100" office:value-type="float" office:value="157.79205964032" calcext:value-type="float">
            <text:p>157,79</text:p>
          </table:table-cell>
          <table:table-cell table:formula="of:=([.G182]/[.E182])*100" office:value-type="float" office:value="1597.62110107299" calcext:value-type="float">
            <text:p>1597,62</text:p>
          </table:table-cell>
          <table:table-cell table:style-name="ce6" table:formula="of:=[.I182]/([.H182]+[.F182])" office:value-type="float" office:value="1.36516472255365" calcext:value-type="float">
            <text:p>1,37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44.2525291" calcext:value-type="float">
            <text:p>44,2525291</text:p>
          </table:table-cell>
          <table:table-cell office:value-type="float" office:value="26.3723377" calcext:value-type="float">
            <text:p>26,3723377</text:p>
          </table:table-cell>
          <table:table-cell office:value-type="float" office:value="167.799038535746" calcext:value-type="float">
            <text:p>167,80</text:p>
          </table:table-cell>
          <table:table-cell office:value-type="float" office:value="177.9996684" calcext:value-type="float">
            <text:p>177,9996684</text:p>
          </table:table-cell>
          <table:table-cell table:formula="of:=([.G183]/[.D183])*100" office:value-type="float" office:value="402.236147899624" calcext:value-type="float">
            <text:p>402,24</text:p>
          </table:table-cell>
          <table:table-cell table:formula="of:=([.G183]/[.E183])*100" office:value-type="float" office:value="674.948388818789" calcext:value-type="float">
            <text:p>674,95</text:p>
          </table:table-cell>
          <table:table-cell table:style-name="ce6" table:formula="of:=[.I183]/([.H183]+[.F183])" office:value-type="float" office:value="1.18404688847276" calcext:value-type="float">
            <text:p>1,18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2.83404179999998" calcext:value-type="float">
            <text:p>2,83404179999998</text:p>
          </table:table-cell>
          <table:table-cell office:value-type="float" office:value="1.33164699999979" calcext:value-type="float">
            <text:p>1,33164699999979</text:p>
          </table:table-cell>
          <table:table-cell office:value-type="float" office:value="212.822302006494" calcext:value-type="float">
            <text:p>212,82</text:p>
          </table:table-cell>
          <table:table-cell office:value-type="float" office:value="8.23453110000009" calcext:value-type="float">
            <text:p>8,23453110000009</text:p>
          </table:table-cell>
          <table:table-cell table:formula="of:=([.G184]/[.D184])*100" office:value-type="float" office:value="290.557856274391" calcext:value-type="float">
            <text:p>290,56</text:p>
          </table:table-cell>
          <table:table-cell table:formula="of:=([.G184]/[.E184])*100" office:value-type="float" office:value="618.37191838388" calcext:value-type="float">
            <text:p>618,37</text:p>
          </table:table-cell>
          <table:table-cell table:style-name="ce6" table:formula="of:=[.I184]/([.H184]+[.F184])" office:value-type="float" office:value="1.22843919890627" calcext:value-type="float">
            <text:p>1,23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2.88036549999961" calcext:value-type="float">
            <text:p>2,88036549999961</text:p>
          </table:table-cell>
          <table:table-cell office:value-type="float" office:value="1.38040739999997" calcext:value-type="float">
            <text:p>1,38040739999997</text:p>
          </table:table-cell>
          <table:table-cell office:value-type="float" office:value="208.660537461598" calcext:value-type="float">
            <text:p>208,66</text:p>
          </table:table-cell>
          <table:table-cell office:value-type="float" office:value="8.2949901" calcext:value-type="float">
            <text:p>8,2949901</text:p>
          </table:table-cell>
          <table:table-cell table:formula="of:=([.G185]/[.D185])*100" office:value-type="float" office:value="287.983941621337" calcext:value-type="float">
            <text:p>287,98</text:p>
          </table:table-cell>
          <table:table-cell table:formula="of:=([.G185]/[.E185])*100" office:value-type="float" office:value="600.908840390176" calcext:value-type="float">
            <text:p>600,91</text:p>
          </table:table-cell>
          <table:table-cell table:style-name="ce6" table:formula="of:=[.I185]/([.H185]+[.F185])" office:value-type="float" office:value="1.20993762278354" calcext:value-type="float">
            <text:p>1,2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15.1535381000002" calcext:value-type="float">
            <text:p>15,1535381000002</text:p>
          </table:table-cell>
          <table:table-cell office:value-type="float" office:value="18.1776698000001" calcext:value-type="float">
            <text:p>18,1776698000001</text:p>
          </table:table-cell>
          <table:table-cell office:value-type="float" office:value="83.3634798449251" calcext:value-type="float">
            <text:p>83,36</text:p>
          </table:table-cell>
          <table:table-cell office:value-type="float" office:value="36.7761844000001" calcext:value-type="float">
            <text:p>36,7761844000001</text:p>
          </table:table-cell>
          <table:table-cell table:formula="of:=([.G186]/[.D186])*100" office:value-type="float" office:value="242.690414326405" calcext:value-type="float">
            <text:p>242,69</text:p>
          </table:table-cell>
          <table:table-cell table:formula="of:=([.G186]/[.E186])*100" office:value-type="float" office:value="202.315174632559" calcext:value-type="float">
            <text:p>202,32</text:p>
          </table:table-cell>
          <table:table-cell table:style-name="ce6" table:formula="of:=[.I186]/([.H186]+[.F186])" office:value-type="float" office:value="0.62049611505713" calcext:value-type="float">
            <text:p>0,62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0.0962897999997949" calcext:value-type="float">
            <text:p>0,096289799999795</text:p>
          </table:table-cell>
          <table:table-cell office:value-type="float" office:value="0.0333856999997806" calcext:value-type="float">
            <text:p>0,033385699999781</text:p>
          </table:table-cell>
          <table:table-cell office:value-type="float" office:value="288.416297997129" calcext:value-type="float">
            <text:p>288,42</text:p>
          </table:table-cell>
          <table:table-cell office:value-type="float" office:value="0.175679500000115" calcext:value-type="float">
            <text:p>0,175679500000115</text:p>
          </table:table-cell>
          <table:table-cell table:formula="of:=([.G187]/[.D187])*100" office:value-type="float" office:value="182.448712117472" calcext:value-type="float">
            <text:p>182,45</text:p>
          </table:table-cell>
          <table:table-cell table:formula="of:=([.G187]/[.E187])*100" office:value-type="float" office:value="526.211821232652" calcext:value-type="float">
            <text:p>526,21</text:p>
          </table:table-cell>
          <table:table-cell table:style-name="ce6" table:formula="of:=[.I187]/([.H187]+[.F187])" office:value-type="float" office:value="1.11754284121596" calcext:value-type="float">
            <text:p>1,12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0.876435499999934" calcext:value-type="float">
            <text:p>0,876435499999934</text:p>
          </table:table-cell>
          <table:table-cell office:value-type="float" office:value="0.78083209999968" calcext:value-type="float">
            <text:p>0,78083209999968</text:p>
          </table:table-cell>
          <table:table-cell office:value-type="float" office:value="112.243784547317" calcext:value-type="float">
            <text:p>112,24</text:p>
          </table:table-cell>
          <table:table-cell office:value-type="float" office:value="1.46826490000021" calcext:value-type="float">
            <text:p>1,46826490000021</text:p>
          </table:table-cell>
          <table:table-cell table:formula="of:=([.G188]/[.D188])*100" office:value-type="float" office:value="167.526863072106" calcext:value-type="float">
            <text:p>167,53</text:p>
          </table:table-cell>
          <table:table-cell table:formula="of:=([.G188]/[.E188])*100" office:value-type="float" office:value="188.038491245533" calcext:value-type="float">
            <text:p>188,04</text:p>
          </table:table-cell>
          <table:table-cell table:style-name="ce6" table:formula="of:=[.I188]/([.H188]+[.F188])" office:value-type="float" office:value="0.672116581369629" calcext:value-type="float">
            <text:p>0,67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.82012939999986" calcext:value-type="float">
            <text:p>2,82012939999986</text:p>
          </table:table-cell>
          <table:table-cell office:value-type="float" office:value="1.48317130000069" calcext:value-type="float">
            <text:p>1,48317130000069</text:p>
          </table:table-cell>
          <table:table-cell office:value-type="float" office:value="190.14185347293" calcext:value-type="float">
            <text:p>190,14</text:p>
          </table:table-cell>
          <table:table-cell office:value-type="float" office:value="7.35515490000034" calcext:value-type="float">
            <text:p>7,35515490000034</text:p>
          </table:table-cell>
          <table:table-cell table:formula="of:=([.G189]/[.D189])*100" office:value-type="float" office:value="260.809128120174" calcext:value-type="float">
            <text:p>260,81</text:p>
          </table:table-cell>
          <table:table-cell table:formula="of:=([.G189]/[.E189])*100" office:value-type="float" office:value="495.907310234288" calcext:value-type="float">
            <text:p>495,91</text:p>
          </table:table-cell>
          <table:table-cell table:style-name="ce6" table:formula="of:=[.I189]/([.H189]+[.F189])" office:value-type="float" office:value="1.0996922736089" calcext:value-type="float">
            <text:p>1,10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6.6918021999998" calcext:value-type="float">
            <text:p>16,6918021999998</text:p>
          </table:table-cell>
          <table:table-cell office:value-type="float" office:value="20.2236271000002" calcext:value-type="float">
            <text:p>20,2236271000002</text:p>
          </table:table-cell>
          <table:table-cell office:value-type="float" office:value="82.5361450617316" calcext:value-type="float">
            <text:p>82,54</text:p>
          </table:table-cell>
          <table:table-cell office:value-type="float" office:value="35.8158328999998" calcext:value-type="float">
            <text:p>35,8158328999998</text:p>
          </table:table-cell>
          <table:table-cell table:formula="of:=([.G190]/[.D190])*100" office:value-type="float" office:value="214.571395412295" calcext:value-type="float">
            <text:p>214,57</text:p>
          </table:table-cell>
          <table:table-cell table:formula="of:=([.G190]/[.E190])*100" office:value-type="float" office:value="177.098958178474" calcext:value-type="float">
            <text:p>177,10</text:p>
          </table:table-cell>
          <table:table-cell table:style-name="ce6" table:formula="of:=[.I190]/([.H190]+[.F190])" office:value-type="float" office:value="0.596076955488632" calcext:value-type="float">
            <text:p>0,60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office:value-type="float" office:value="0.0557210999999938" calcext:value-type="float">
            <text:p>0,055721099999994</text:p>
          </table:table-cell>
          <table:table-cell office:value-type="float" office:value="0.0509020000000078" calcext:value-type="float">
            <text:p>0,050902000000008</text:p>
          </table:table-cell>
          <table:table-cell office:value-type="float" office:value="109.467407960366" calcext:value-type="float">
            <text:p>109,47</text:p>
          </table:table-cell>
          <table:table-cell office:value-type="float" office:value="0.0911806999999954" calcext:value-type="float">
            <text:p>0,091180699999995</text:p>
          </table:table-cell>
          <table:table-cell table:formula="of:=([.G191]/[.D191])*100" office:value-type="float" office:value="163.637652523022" calcext:value-type="float">
            <text:p>163,64</text:p>
          </table:table-cell>
          <table:table-cell table:formula="of:=([.G191]/[.E191])*100" office:value-type="float" office:value="179.129896664142" calcext:value-type="float">
            <text:p>179,13</text:p>
          </table:table-cell>
          <table:table-cell table:style-name="ce6" table:formula="of:=[.I191]/([.H191]+[.F191])" office:value-type="float" office:value="0.655901052683122" calcext:value-type="float">
            <text:p>0,66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office:value-type="float" office:value="0.347532099999989" calcext:value-type="float">
            <text:p>0,347532099999989</text:p>
          </table:table-cell>
          <table:table-cell office:value-type="float" office:value="0.0366880000000037" calcext:value-type="float">
            <text:p>0,036688000000004</text:p>
          </table:table-cell>
          <table:table-cell office:value-type="float" office:value="947.263682947978" calcext:value-type="float">
            <text:p>947,26</text:p>
          </table:table-cell>
          <table:table-cell office:value-type="float" office:value="0.480859500000042" calcext:value-type="float">
            <text:p>0,480859500000042</text:p>
          </table:table-cell>
          <table:table-cell table:formula="of:=([.G192]/[.D192])*100" office:value-type="float" office:value="138.364053277397" calcext:value-type="float">
            <text:p>138,36</text:p>
          </table:table-cell>
          <table:table-cell table:formula="of:=([.G192]/[.E192])*100" office:value-type="float" office:value="1310.67242695158" calcext:value-type="float">
            <text:p>1310,67</text:p>
          </table:table-cell>
          <table:table-cell table:style-name="ce6" table:formula="of:=[.I192]/([.H192]+[.F192])" office:value-type="float" office:value="1.20729452943848" calcext:value-type="float">
            <text:p>1,21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float" office:value="307.6773564" calcext:value-type="float">
            <text:p>307,6773564</text:p>
          </table:table-cell>
          <table:table-cell office:value-type="float" office:value="226.9542202" calcext:value-type="float">
            <text:p>226,9542202</text:p>
          </table:table-cell>
          <table:table-cell office:value-type="float" office:value="135.568026066607" calcext:value-type="float">
            <text:p>135,57</text:p>
          </table:table-cell>
          <table:table-cell office:value-type="float" office:value="1642.025764" calcext:value-type="float">
            <text:p>1642,025764</text:p>
          </table:table-cell>
          <table:table-cell table:formula="of:=([.G193]/[.D193])*100" office:value-type="float" office:value="533.684305927688" calcext:value-type="float">
            <text:p>533,68</text:p>
          </table:table-cell>
          <table:table-cell table:formula="of:=([.G193]/[.E193])*100" office:value-type="float" office:value="723.505278973438" calcext:value-type="float">
            <text:p>723,51</text:p>
          </table:table-cell>
          <table:table-cell table:style-name="ce6" table:formula="of:=[.I193]/([.H193]+[.F193])" office:value-type="float" office:value="1.08106500999029" calcext:value-type="float">
            <text:p>1,08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float" office:value="2.2965685000001" calcext:value-type="float">
            <text:p>2,2965685000001</text:p>
          </table:table-cell>
          <table:table-cell office:value-type="float" office:value="1.18779209999993" calcext:value-type="float">
            <text:p>1,18779209999993</text:p>
          </table:table-cell>
          <table:table-cell office:value-type="float" office:value="193.347682645829" calcext:value-type="float">
            <text:p>193,35</text:p>
          </table:table-cell>
          <table:table-cell office:value-type="float" office:value="5.18574440000011" calcext:value-type="float">
            <text:p>5,18574440000011</text:p>
          </table:table-cell>
          <table:table-cell table:formula="of:=([.G194]/[.D194])*100" office:value-type="float" office:value="225.804037632663" calcext:value-type="float">
            <text:p>225,80</text:p>
          </table:table-cell>
          <table:table-cell table:formula="of:=([.G194]/[.E194])*100" office:value-type="float" office:value="436.586874083471" calcext:value-type="float">
            <text:p>436,59</text:p>
          </table:table-cell>
          <table:table-cell table:style-name="ce6" table:formula="of:=[.I194]/([.H194]+[.F194])" office:value-type="float" office:value="1.04159628354476" calcext:value-type="float">
            <text:p>1,04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float" office:value="33.6021361999999" calcext:value-type="float">
            <text:p>33,6021361999999</text:p>
          </table:table-cell>
          <table:table-cell office:value-type="float" office:value="22.9206836999998" calcext:value-type="float">
            <text:p>22,9206836999998</text:p>
          </table:table-cell>
          <table:table-cell office:value-type="float" office:value="146.601805774233" calcext:value-type="float">
            <text:p>146,60</text:p>
          </table:table-cell>
          <table:table-cell office:value-type="float" office:value="112.4953707" calcext:value-type="float">
            <text:p>112,4953707</text:p>
          </table:table-cell>
          <table:table-cell table:formula="of:=([.G195]/[.D195])*100" office:value-type="float" office:value="334.786366052526" calcext:value-type="float">
            <text:p>334,79</text:p>
          </table:table-cell>
          <table:table-cell table:formula="of:=([.G195]/[.E195])*100" office:value-type="float" office:value="490.802858118936" calcext:value-type="float">
            <text:p>490,80</text:p>
          </table:table-cell>
          <table:table-cell table:style-name="ce6" table:formula="of:=[.I195]/([.H195]+[.F195])" office:value-type="float" office:value="1.01955736938124" calcext:value-type="float">
            <text:p>1,02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0.339213799999925" calcext:value-type="float">
            <text:p>0,339213799999925</text:p>
          </table:table-cell>
          <table:table-cell office:value-type="float" office:value="0.0356481000002532" calcext:value-type="float">
            <text:p>0,035648100000253</text:p>
          </table:table-cell>
          <table:table-cell office:value-type="float" office:value="951.562074830119" calcext:value-type="float">
            <text:p>951,56</text:p>
          </table:table-cell>
          <table:table-cell office:value-type="float" office:value="0.522800200000347" calcext:value-type="float">
            <text:p>0,522800200000347</text:p>
          </table:table-cell>
          <table:table-cell table:formula="of:=([.G196]/[.D196])*100" office:value-type="float" office:value="154.12114719403" calcext:value-type="float">
            <text:p>154,12</text:p>
          </table:table-cell>
          <table:table-cell table:formula="of:=([.G196]/[.E196])*100" office:value-type="float" office:value="1466.55838599149" calcext:value-type="float">
            <text:p>1466,56</text:p>
          </table:table-cell>
          <table:table-cell table:style-name="ce6" table:formula="of:=[.I196]/([.H196]+[.F196])" office:value-type="float" office:value="1.32638205661356" calcext:value-type="float">
            <text:p>1,3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float" office:value="50.1002501999999" calcext:value-type="float">
            <text:p>50,1002501999999</text:p>
          </table:table-cell>
          <table:table-cell office:value-type="float" office:value="24.5503334999998" calcext:value-type="float">
            <text:p>24,5503334999998</text:p>
          </table:table-cell>
          <table:table-cell office:value-type="float" office:value="204.071566685644" calcext:value-type="float">
            <text:p>204,07</text:p>
          </table:table-cell>
          <table:table-cell office:value-type="float" office:value="199.5925127" calcext:value-type="float">
            <text:p>199,5925127</text:p>
          </table:table-cell>
          <table:table-cell table:formula="of:=([.G197]/[.D197])*100" office:value-type="float" office:value="398.386259356447" calcext:value-type="float">
            <text:p>398,39</text:p>
          </table:table-cell>
          <table:table-cell table:formula="of:=([.G197]/[.E197])*100" office:value-type="float" office:value="812.99308092903" calcext:value-type="float">
            <text:p>812,99</text:p>
          </table:table-cell>
          <table:table-cell table:style-name="ce6" table:formula="of:=[.I197]/([.H197]+[.F197])" office:value-type="float" office:value="1.34946056933159" calcext:value-type="float">
            <text:p>1,35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.36224679999978" calcext:value-type="float">
            <text:p>5,36224679999978</text:p>
          </table:table-cell>
          <table:table-cell office:value-type="float" office:value="1.21390030000002" calcext:value-type="float">
            <text:p>1,21390030000002</text:p>
          </table:table-cell>
          <table:table-cell office:value-type="float" office:value="441.737002618722" calcext:value-type="float">
            <text:p>441,74</text:p>
          </table:table-cell>
          <table:table-cell office:value-type="float" office:value="13.5050619000001" calcext:value-type="float">
            <text:p>13,5050619000001</text:p>
          </table:table-cell>
          <table:table-cell table:formula="of:=([.G198]/[.D198])*100" office:value-type="float" office:value="251.854537914978" calcext:value-type="float">
            <text:p>251,85</text:p>
          </table:table-cell>
          <table:table-cell table:formula="of:=([.G198]/[.E198])*100" office:value-type="float" office:value="1112.53468674486" calcext:value-type="float">
            <text:p>1112,53</text:p>
          </table:table-cell>
          <table:table-cell table:style-name="ce6" table:formula="of:=[.I198]/([.H198]+[.F198])" office:value-type="float" office:value="1.6040199767846" calcext:value-type="float">
            <text:p>1,60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5.93794100000014" calcext:value-type="float">
            <text:p>5,93794100000014</text:p>
          </table:table-cell>
          <table:table-cell office:value-type="float" office:value="1.34794650000003" calcext:value-type="float">
            <text:p>1,34794650000003</text:p>
          </table:table-cell>
          <table:table-cell office:value-type="float" office:value="440.517557633036" calcext:value-type="float">
            <text:p>440,52</text:p>
          </table:table-cell>
          <table:table-cell office:value-type="float" office:value="13.4949634000001" calcext:value-type="float">
            <text:p>13,4949634000001</text:p>
          </table:table-cell>
          <table:table-cell table:formula="of:=([.G199]/[.D199])*100" office:value-type="float" office:value="227.266714169099" calcext:value-type="float">
            <text:p>227,27</text:p>
          </table:table-cell>
          <table:table-cell table:formula="of:=([.G199]/[.E199])*100" office:value-type="float" office:value="1001.14977857057" calcext:value-type="float">
            <text:p>1001,15</text:p>
          </table:table-cell>
          <table:table-cell table:style-name="ce6" table:formula="of:=[.I199]/([.H199]+[.F199])" office:value-type="float" office:value="1.49921137835246" calcext:value-type="float">
            <text:p>1,50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3.30623889999988" calcext:value-type="float">
            <text:p>3,30623889999988</text:p>
          </table:table-cell>
          <table:table-cell office:value-type="float" office:value="1.30294729999987" calcext:value-type="float">
            <text:p>1,30294729999987</text:p>
          </table:table-cell>
          <table:table-cell office:value-type="float" office:value="253.750777180337" calcext:value-type="float">
            <text:p>253,75</text:p>
          </table:table-cell>
          <table:table-cell office:value-type="float" office:value="9.4355051999999" calcext:value-type="float">
            <text:p>9,4355051999999</text:p>
          </table:table-cell>
          <table:table-cell table:formula="of:=([.G200]/[.D200])*100" office:value-type="float" office:value="285.384858305316" calcext:value-type="float">
            <text:p>285,38</text:p>
          </table:table-cell>
          <table:table-cell table:formula="of:=([.G200]/[.E200])*100" office:value-type="float" office:value="724.166295904742" calcext:value-type="float">
            <text:p>724,17</text:p>
          </table:table-cell>
          <table:table-cell table:style-name="ce6" table:formula="of:=[.I200]/([.H200]+[.F200])" office:value-type="float" office:value="1.34319872076794" calcext:value-type="float">
            <text:p>1,34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3.40909720000018" calcext:value-type="float">
            <text:p>3,40909720000018</text:p>
          </table:table-cell>
          <table:table-cell office:value-type="float" office:value="1.69209440000013" calcext:value-type="float">
            <text:p>1,69209440000013</text:p>
          </table:table-cell>
          <table:table-cell office:value-type="float" office:value="201.472045531261" calcext:value-type="float">
            <text:p>201,47</text:p>
          </table:table-cell>
          <table:table-cell office:value-type="float" office:value="9.42046689999988" calcext:value-type="float">
            <text:p>9,42046689999988</text:p>
          </table:table-cell>
          <table:table-cell table:formula="of:=([.G201]/[.D201])*100" office:value-type="float" office:value="276.333185806476" calcext:value-type="float">
            <text:p>276,33</text:p>
          </table:table-cell>
          <table:table-cell table:formula="of:=([.G201]/[.E201])*100" office:value-type="float" office:value="556.734121926008" calcext:value-type="float">
            <text:p>556,73</text:p>
          </table:table-cell>
          <table:table-cell table:style-name="ce6" table:formula="of:=[.I201]/([.H201]+[.F201])" office:value-type="float" office:value="1.16519051155486" calcext:value-type="float">
            <text:p>1,17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0.149121700000251" calcext:value-type="float">
            <text:p>0,149121700000251</text:p>
          </table:table-cell>
          <table:table-cell office:value-type="float" office:value="0.0384610000000976" calcext:value-type="float">
            <text:p>0,038461000000098</text:p>
          </table:table-cell>
          <table:table-cell office:value-type="float" office:value="387.721848105542" calcext:value-type="float">
            <text:p>387,72</text:p>
          </table:table-cell>
          <table:table-cell office:value-type="float" office:value="0.253163400000267" calcext:value-type="float">
            <text:p>0,253163400000267</text:p>
          </table:table-cell>
          <table:table-cell table:formula="of:=([.G202]/[.D202])*100" office:value-type="float" office:value="169.769657937001" calcext:value-type="float">
            <text:p>169,77</text:p>
          </table:table-cell>
          <table:table-cell table:formula="of:=([.G202]/[.E202])*100" office:value-type="float" office:value="658.234055275797" calcext:value-type="float">
            <text:p>658,23</text:p>
          </table:table-cell>
          <table:table-cell table:style-name="ce6" table:formula="of:=[.I202]/([.H202]+[.F202])" office:value-type="float" office:value="1.18070687739871" calcext:value-type="float">
            <text:p>1,18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3.66244169999991" calcext:value-type="float">
            <text:p>3,66244169999991</text:p>
          </table:table-cell>
          <table:table-cell office:value-type="float" office:value="1.83833410000007" calcext:value-type="float">
            <text:p>1,83833410000007</text:p>
          </table:table-cell>
          <table:table-cell office:value-type="float" office:value="199.226119996348" calcext:value-type="float">
            <text:p>199,23</text:p>
          </table:table-cell>
          <table:table-cell office:value-type="float" office:value="9.56299660000004" calcext:value-type="float">
            <text:p>9,56299660000004</text:p>
          </table:table-cell>
          <table:table-cell table:formula="of:=([.G203]/[.D203])*100" office:value-type="float" office:value="261.109865585035" calcext:value-type="float">
            <text:p>261,11</text:p>
          </table:table-cell>
          <table:table-cell table:formula="of:=([.G203]/[.E203])*100" office:value-type="float" office:value="520.199054132743" calcext:value-type="float">
            <text:p>520,20</text:p>
          </table:table-cell>
          <table:table-cell table:style-name="ce6" table:formula="of:=[.I203]/([.H203]+[.F203])" office:value-type="float" office:value="1.13004212233323" calcext:value-type="float">
            <text:p>1,1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3.33290469999993" calcext:value-type="float">
            <text:p>3,33290469999993</text:p>
          </table:table-cell>
          <table:table-cell office:value-type="float" office:value="1.3823505999997" calcext:value-type="float">
            <text:p>1,3823505999997</text:p>
          </table:table-cell>
          <table:table-cell office:value-type="float" office:value="241.104152593463" calcext:value-type="float">
            <text:p>241,10</text:p>
          </table:table-cell>
          <table:table-cell office:value-type="float" office:value="9.14533929999998" calcext:value-type="float">
            <text:p>9,14533929999998</text:p>
          </table:table-cell>
          <table:table-cell table:formula="of:=([.G204]/[.D204])*100" office:value-type="float" office:value="274.395463512658" calcext:value-type="float">
            <text:p>274,40</text:p>
          </table:table-cell>
          <table:table-cell table:formula="of:=([.G204]/[.E204])*100" office:value-type="float" office:value="661.5788570571" calcext:value-type="float">
            <text:p>661,58</text:p>
          </table:table-cell>
          <table:table-cell table:style-name="ce6" table:formula="of:=[.I204]/([.H204]+[.F204])" office:value-type="float" office:value="1.28337410230177" calcext:value-type="float">
            <text:p>1,28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2.98275950000007" calcext:value-type="float">
            <text:p>2,98275950000007</text:p>
          </table:table-cell>
          <table:table-cell office:value-type="float" office:value="1.33515869999992" calcext:value-type="float">
            <text:p>1,33515869999992</text:p>
          </table:table-cell>
          <table:table-cell office:value-type="float" office:value="223.401120780642" calcext:value-type="float">
            <text:p>223,40</text:p>
          </table:table-cell>
          <table:table-cell office:value-type="float" office:value="9.18473090000007" calcext:value-type="float">
            <text:p>9,18473090000007</text:p>
          </table:table-cell>
          <table:table-cell table:formula="of:=([.G205]/[.D205])*100" office:value-type="float" office:value="307.927303558998" calcext:value-type="float">
            <text:p>307,93</text:p>
          </table:table-cell>
          <table:table-cell table:formula="of:=([.G205]/[.E205])*100" office:value-type="float" office:value="687.913047340411" calcext:value-type="float">
            <text:p>687,91</text:p>
          </table:table-cell>
          <table:table-cell table:style-name="ce6" table:formula="of:=[.I205]/([.H205]+[.F205])" office:value-type="float" office:value="1.29470402076716" calcext:value-type="float">
            <text:p>1,29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13.3499628999998" calcext:value-type="float">
            <text:p>13,3499628999998</text:p>
          </table:table-cell>
          <table:table-cell office:value-type="float" office:value="15.9667873999999" calcext:value-type="float">
            <text:p>15,9667873999999</text:p>
          </table:table-cell>
          <table:table-cell office:value-type="float" office:value="83.6108264333745" calcext:value-type="float">
            <text:p>83,61</text:p>
          </table:table-cell>
          <table:table-cell office:value-type="float" office:value="37.6544674000001" calcext:value-type="float">
            <text:p>37,6544674000001</text:p>
          </table:table-cell>
          <table:table-cell table:formula="of:=([.G206]/[.D206])*100" office:value-type="float" office:value="282.056719423547" calcext:value-type="float">
            <text:p>282,06</text:p>
          </table:table-cell>
          <table:table-cell table:formula="of:=([.G206]/[.E206])*100" office:value-type="float" office:value="235.829954120892" calcext:value-type="float">
            <text:p>235,83</text:p>
          </table:table-cell>
          <table:table-cell table:style-name="ce6" table:formula="of:=[.I206]/([.H206]+[.F206])" office:value-type="float" office:value="0.644929955619215" calcext:value-type="float">
            <text:p>0,64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0.101281899999958" calcext:value-type="float">
            <text:p>0,101281899999958</text:p>
          </table:table-cell>
          <table:table-cell office:value-type="float" office:value="0.0292034999998577" calcext:value-type="float">
            <text:p>0,029203499999858</text:p>
          </table:table-cell>
          <table:table-cell office:value-type="float" office:value="346.81425171795" calcext:value-type="float">
            <text:p>346,81</text:p>
          </table:table-cell>
          <table:table-cell office:value-type="float" office:value="0.20604600000006" calcext:value-type="float">
            <text:p>0,20604600000006</text:p>
          </table:table-cell>
          <table:table-cell table:formula="of:=([.G207]/[.D207])*100" office:value-type="float" office:value="203.438126654561" calcext:value-type="float">
            <text:p>203,44</text:p>
          </table:table-cell>
          <table:table-cell table:formula="of:=([.G207]/[.E207])*100" office:value-type="float" office:value="705.552416666031" calcext:value-type="float">
            <text:p>705,55</text:p>
          </table:table-cell>
          <table:table-cell table:style-name="ce6" table:formula="of:=[.I207]/([.H207]+[.F207])" office:value-type="float" office:value="1.28223419724755" calcext:value-type="float">
            <text:p>1,28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0.789293199999884" calcext:value-type="float">
            <text:p>0,789293199999884</text:p>
          </table:table-cell>
          <table:table-cell office:value-type="float" office:value="0.705604299999686" calcext:value-type="float">
            <text:p>0,705604299999686</text:p>
          </table:table-cell>
          <table:table-cell office:value-type="float" office:value="111.86059948901" calcext:value-type="float">
            <text:p>111,86</text:p>
          </table:table-cell>
          <table:table-cell office:value-type="float" office:value="1.49450040000011" calcext:value-type="float">
            <text:p>1,49450040000011</text:p>
          </table:table-cell>
          <table:table-cell table:formula="of:=([.G208]/[.D208])*100" office:value-type="float" office:value="189.346671173694" calcext:value-type="float">
            <text:p>189,35</text:p>
          </table:table-cell>
          <table:table-cell table:formula="of:=([.G208]/[.E208])*100" office:value-type="float" office:value="211.804321487379" calcext:value-type="float">
            <text:p>211,80</text:p>
          </table:table-cell>
          <table:table-cell table:style-name="ce6" table:formula="of:=[.I208]/([.H208]+[.F208])" office:value-type="float" office:value="0.70318462439959" calcext:value-type="float">
            <text:p>0,70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2.76134200000015" calcext:value-type="float">
            <text:p>2,76134200000015</text:p>
          </table:table-cell>
          <table:table-cell office:value-type="float" office:value="1.33934389999995" calcext:value-type="float">
            <text:p>1,33934389999995</text:p>
          </table:table-cell>
          <table:table-cell office:value-type="float" office:value="206.171245488202" calcext:value-type="float">
            <text:p>206,17</text:p>
          </table:table-cell>
          <table:table-cell office:value-type="float" office:value="8.28501080000062" calcext:value-type="float">
            <text:p>8,28501080000062</text:p>
          </table:table-cell>
          <table:table-cell table:formula="of:=([.G209]/[.D209])*100" office:value-type="float" office:value="300.035663818541" calcext:value-type="float">
            <text:p>300,04</text:p>
          </table:table-cell>
          <table:table-cell table:formula="of:=([.G209]/[.E209])*100" office:value-type="float" office:value="618.587265003479" calcext:value-type="float">
            <text:p>618,59</text:p>
          </table:table-cell>
          <table:table-cell table:style-name="ce6" table:formula="of:=[.I209]/([.H209]+[.F209])" office:value-type="float" office:value="1.22200478427022" calcext:value-type="float">
            <text:p>1,22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3.0838449000003" calcext:value-type="float">
            <text:p>13,0838449000003</text:p>
          </table:table-cell>
          <table:table-cell office:value-type="float" office:value="15.9731308000002" calcext:value-type="float">
            <text:p>15,9731308000002</text:p>
          </table:table-cell>
          <table:table-cell office:value-type="float" office:value="81.9115868005043" calcext:value-type="float">
            <text:p>81,91</text:p>
          </table:table-cell>
          <table:table-cell office:value-type="float" office:value="36.7816414000001" calcext:value-type="float">
            <text:p>36,7816414000001</text:p>
          </table:table-cell>
          <table:table-cell table:formula="of:=([.G210]/[.D210])*100" office:value-type="float" office:value="281.122572769104" calcext:value-type="float">
            <text:p>281,12</text:p>
          </table:table-cell>
          <table:table-cell table:formula="of:=([.G210]/[.E210])*100" office:value-type="float" office:value="230.271960209577" calcext:value-type="float">
            <text:p>230,27</text:p>
          </table:table-cell>
          <table:table-cell table:style-name="ce6" table:formula="of:=[.I210]/([.H210]+[.F210])" office:value-type="float" office:value="0.634298327415175" calcext:value-type="float">
            <text:p>0,6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office:value-type="float" office:value="0.0533138000000008" calcext:value-type="float">
            <text:p>0,053313800000001</text:p>
          </table:table-cell>
          <table:table-cell office:value-type="float" office:value="0.0466077000000041" calcext:value-type="float">
            <text:p>0,046607700000004</text:p>
          </table:table-cell>
          <table:table-cell office:value-type="float" office:value="114.388395050595" calcext:value-type="float">
            <text:p>114,39</text:p>
          </table:table-cell>
          <table:table-cell office:value-type="float" office:value="0.106864200000018" calcext:value-type="float">
            <text:p>0,106864200000018</text:p>
          </table:table-cell>
          <table:table-cell table:formula="of:=([.G211]/[.D211])*100" office:value-type="float" office:value="200.443787537217" calcext:value-type="float">
            <text:p>200,44</text:p>
          </table:table-cell>
          <table:table-cell table:formula="of:=([.G211]/[.E211])*100" office:value-type="float" office:value="229.284431542446" calcext:value-type="float">
            <text:p>229,28</text:p>
          </table:table-cell>
          <table:table-cell table:style-name="ce6" table:formula="of:=[.I211]/([.H211]+[.F211])" office:value-type="float" office:value="0.728275075495166" calcext:value-type="float">
            <text:p>0,7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1" calcext:value-type="float">
            <text:p>251</text:p>
          </table:table-cell>
          <table:table-cell office:value-type="float" office:value="4" calcext:value-type="float">
            <text:p>4</text:p>
          </table:table-cell>
          <table:table-cell office:value-type="float" office:value="2.59797000000003" calcext:value-type="float">
            <text:p>2,59797000000003</text:p>
          </table:table-cell>
          <table:table-cell office:value-type="float" office:value="1.64134780000004" calcext:value-type="float">
            <text:p>1,64134780000004</text:p>
          </table:table-cell>
          <table:table-cell office:value-type="float" office:value="158.282723503207" calcext:value-type="float">
            <text:p>158,28</text:p>
          </table:table-cell>
          <table:table-cell office:value-type="float" office:value="5.2856745000001" calcext:value-type="float">
            <text:p>5,2856745000001</text:p>
          </table:table-cell>
          <table:table-cell table:formula="of:=([.G212]/[.D212])*100" office:value-type="float" office:value="203.45402371852" calcext:value-type="float">
            <text:p>203,45</text:p>
          </table:table-cell>
          <table:table-cell table:formula="of:=([.G212]/[.E212])*100" office:value-type="float" office:value="322.032569818534" calcext:value-type="float">
            <text:p>322,03</text:p>
          </table:table-cell>
          <table:table-cell table:style-name="ce6" table:formula="of:=[.I212]/([.H212]+[.F212])" office:value-type="float" office:value="0.8902401326154" calcext:value-type="float">
            <text:p>0,89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2.30618330000002" calcext:value-type="float">
            <text:p>2,30618330000002</text:p>
          </table:table-cell>
          <table:table-cell office:value-type="float" office:value="1.11749929999996" calcext:value-type="float">
            <text:p>1,11749929999996</text:p>
          </table:table-cell>
          <table:table-cell office:value-type="float" office:value="206.369999515892" calcext:value-type="float">
            <text:p>206,37</text:p>
          </table:table-cell>
          <table:table-cell office:value-type="float" office:value="5.22671800000007" calcext:value-type="float">
            <text:p>5,22671800000007</text:p>
          </table:table-cell>
          <table:table-cell table:formula="of:=([.G213]/[.D213])*100" office:value-type="float" office:value="226.63931353592" calcext:value-type="float">
            <text:p>226,64</text:p>
          </table:table-cell>
          <table:table-cell table:formula="of:=([.G213]/[.E213])*100" office:value-type="float" office:value="467.715550246901" calcext:value-type="float">
            <text:p>467,72</text:p>
          </table:table-cell>
          <table:table-cell table:style-name="ce6" table:formula="of:=[.I213]/([.H213]+[.F213])" office:value-type="float" office:value="1.08015124882761" calcext:value-type="float">
            <text:p>1,08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2.6480916" calcext:value-type="float">
            <text:p>32,6480916</text:p>
          </table:table-cell>
          <table:table-cell office:value-type="float" office:value="22.1960870999999" calcext:value-type="float">
            <text:p>22,1960870999999</text:p>
          </table:table-cell>
          <table:table-cell office:value-type="float" office:value="147.089401176481" calcext:value-type="float">
            <text:p>147,09</text:p>
          </table:table-cell>
          <table:table-cell office:value-type="float" office:value="112.5452991" calcext:value-type="float">
            <text:p>112,5452991</text:p>
          </table:table-cell>
          <table:table-cell table:formula="of:=([.G214]/[.D214])*100" office:value-type="float" office:value="344.722443439849" calcext:value-type="float">
            <text:p>344,72</text:p>
          </table:table-cell>
          <table:table-cell table:formula="of:=([.G214]/[.E214])*100" office:value-type="float" office:value="507.050177776607" calcext:value-type="float">
            <text:p>507,05</text:p>
          </table:table-cell>
          <table:table-cell table:style-name="ce6" table:formula="of:=[.I214]/([.H214]+[.F214])" office:value-type="float" office:value="1.03098407109769" calcext:value-type="float">
            <text:p>1,0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office:value-type="float" office:value="0.304226500000004" calcext:value-type="float">
            <text:p>0,304226500000004</text:p>
          </table:table-cell>
          <table:table-cell office:value-type="float" office:value="0.0353825000000143" calcext:value-type="float">
            <text:p>0,035382500000014</text:p>
          </table:table-cell>
          <table:table-cell office:value-type="float" office:value="859.821945876865" calcext:value-type="float">
            <text:p>859,82</text:p>
          </table:table-cell>
          <table:table-cell office:value-type="float" office:value="0.522847100000035" calcext:value-type="float">
            <text:p>0,522847100000035</text:p>
          </table:table-cell>
          <table:table-cell table:formula="of:=([.G215]/[.D215])*100" office:value-type="float" office:value="171.861129783247" calcext:value-type="float">
            <text:p>171,86</text:p>
          </table:table-cell>
          <table:table-cell table:formula="of:=([.G215]/[.E215])*100" office:value-type="float" office:value="1477.69971030827" calcext:value-type="float">
            <text:p>1477,70</text:p>
          </table:table-cell>
          <table:table-cell table:style-name="ce6" table:formula="of:=[.I215]/([.H215]+[.F215])" office:value-type="float" office:value="1.43231942557823" calcext:value-type="float">
            <text:p>1,4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float" office:value="0.320445699999982" calcext:value-type="float">
            <text:p>0,320445699999982</text:p>
          </table:table-cell>
          <table:table-cell office:value-type="float" office:value="0.0333511000000726" calcext:value-type="float">
            <text:p>0,033351100000073</text:p>
          </table:table-cell>
          <table:table-cell office:value-type="float" office:value="960.824980283362" calcext:value-type="float">
            <text:p>960,82</text:p>
          </table:table-cell>
          <table:table-cell office:value-type="float" office:value="0.520282599999882" calcext:value-type="float">
            <text:p>0,520282599999882</text:p>
          </table:table-cell>
          <table:table-cell table:formula="of:=([.G216]/[.D216])*100" office:value-type="float" office:value="162.362172436675" calcext:value-type="float">
            <text:p>162,36</text:p>
          </table:table-cell>
          <table:table-cell table:formula="of:=([.G216]/[.E216])*100" office:value-type="float" office:value="1560.01631130233" calcext:value-type="float">
            <text:p>1560,02</text:p>
          </table:table-cell>
          <table:table-cell table:style-name="ce6" table:formula="of:=[.I216]/([.H216]+[.F216])" office:value-type="float" office:value="1.38891929766505" calcext:value-type="float">
            <text:p>1,39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366.4592519" calcext:value-type="float">
            <text:p>366,4592519</text:p>
          </table:table-cell>
          <table:table-cell office:value-type="float" office:value="211.2376923" calcext:value-type="float">
            <text:p>211,2376923</text:p>
          </table:table-cell>
          <table:table-cell office:value-type="float" office:value="173.48194250274" calcext:value-type="float">
            <text:p>173,48</text:p>
          </table:table-cell>
          <table:table-cell office:value-type="float" office:value="2577.53091654" calcext:value-type="float">
            <text:p>2577,53091654</text:p>
          </table:table-cell>
          <table:table-cell table:formula="of:=([.G217]/[.D217])*100" office:value-type="float" office:value="703.360852039113" calcext:value-type="float">
            <text:p>703,36</text:p>
          </table:table-cell>
          <table:table-cell table:formula="of:=([.G217]/[.E217])*100" office:value-type="float" office:value="1220.20406892127" calcext:value-type="float">
            <text:p>1220,20</text:p>
          </table:table-cell>
          <table:table-cell table:style-name="ce6" table:formula="of:=[.I217]/([.H217]+[.F217])" office:value-type="float" office:value="1.39158818036342" calcext:value-type="float">
            <text:p>1,39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float" office:value="3.61966529999991" calcext:value-type="float">
            <text:p>3,61966529999991</text:p>
          </table:table-cell>
          <table:table-cell office:value-type="float" office:value="1.23618139999999" calcext:value-type="float">
            <text:p>1,23618139999999</text:p>
          </table:table-cell>
          <table:table-cell office:value-type="float" office:value="292.810205686637" calcext:value-type="float">
            <text:p>292,81</text:p>
          </table:table-cell>
          <table:table-cell office:value-type="float" office:value="10.6716845000001" calcext:value-type="float">
            <text:p>10,6716845000001</text:p>
          </table:table-cell>
          <table:table-cell table:formula="of:=([.G218]/[.D218])*100" office:value-type="float" office:value="294.825173476684" calcext:value-type="float">
            <text:p>294,83</text:p>
          </table:table-cell>
          <table:table-cell table:formula="of:=([.G218]/[.E218])*100" office:value-type="float" office:value="863.278196873062" calcext:value-type="float">
            <text:p>863,28</text:p>
          </table:table-cell>
          <table:table-cell table:style-name="ce6" table:formula="of:=[.I218]/([.H218]+[.F218])" office:value-type="float" office:value="1.46907117488774" calcext:value-type="float">
            <text:p>1,47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45.1006954" calcext:value-type="float">
            <text:p>45,1006954</text:p>
          </table:table-cell>
          <table:table-cell office:value-type="float" office:value="23.0507223000001" calcext:value-type="float">
            <text:p>23,0507223000001</text:p>
          </table:table-cell>
          <table:table-cell office:value-type="float" office:value="195.658490927202" calcext:value-type="float">
            <text:p>195,66</text:p>
          </table:table-cell>
          <table:table-cell office:value-type="float" office:value="201.0709644" calcext:value-type="float">
            <text:p>201,0709644</text:p>
          </table:table-cell>
          <table:table-cell table:formula="of:=([.G219]/[.D219])*100" office:value-type="float" office:value="445.826749713486" calcext:value-type="float">
            <text:p>445,83</text:p>
          </table:table-cell>
          <table:table-cell table:formula="of:=([.G219]/[.E219])*100" office:value-type="float" office:value="872.297890639197" calcext:value-type="float">
            <text:p>872,30</text:p>
          </table:table-cell>
          <table:table-cell table:style-name="ce6" table:formula="of:=[.I219]/([.H219]+[.F219])" office:value-type="float" office:value="1.3598097592518" calcext:value-type="float">
            <text:p>1,36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float" office:value="0.304104899999947" calcext:value-type="float">
            <text:p>0,304104899999947</text:p>
          </table:table-cell>
          <table:table-cell office:value-type="float" office:value="0.0328925000001618" calcext:value-type="float">
            <text:p>0,032892500000162</text:p>
          </table:table-cell>
          <table:table-cell office:value-type="float" office:value="924.541764835301" calcext:value-type="float">
            <text:p>924,54</text:p>
          </table:table-cell>
          <table:table-cell office:value-type="float" office:value="0.524003699999957" calcext:value-type="float">
            <text:p>0,524003699999957</text:p>
          </table:table-cell>
          <table:table-cell table:formula="of:=([.G220]/[.D220])*100" office:value-type="float" office:value="172.31017980968" calcext:value-type="float">
            <text:p>172,31</text:p>
          </table:table-cell>
          <table:table-cell table:formula="of:=([.G220]/[.E220])*100" office:value-type="float" office:value="1593.0795774033" calcext:value-type="float">
            <text:p>1593,08</text:p>
          </table:table-cell>
          <table:table-cell table:style-name="ce6" table:formula="of:=[.I220]/([.H220]+[.F220])" office:value-type="float" office:value="1.45241076991383" calcext:value-type="float">
            <text:p>1,45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0.306284700000106" calcext:value-type="float">
            <text:p>0,306284700000106</text:p>
          </table:table-cell>
          <table:table-cell office:value-type="float" office:value="0.0348409000001993" calcext:value-type="float">
            <text:p>0,034840900000199</text:p>
          </table:table-cell>
          <table:table-cell office:value-type="float" office:value="879.095258728544" calcext:value-type="float">
            <text:p>879,10</text:p>
          </table:table-cell>
          <table:table-cell office:value-type="float" office:value="0.523555800000031" calcext:value-type="float">
            <text:p>0,523555800000031</text:p>
          </table:table-cell>
          <table:table-cell table:formula="of:=([.G221]/[.D221])*100" office:value-type="float" office:value="170.93762763855" calcext:value-type="float">
            <text:p>170,94</text:p>
          </table:table-cell>
          <table:table-cell table:formula="of:=([.G221]/[.E221])*100" office:value-type="float" office:value="1502.70457995355" calcext:value-type="float">
            <text:p>1502,70</text:p>
          </table:table-cell>
          <table:table-cell table:style-name="ce6" table:formula="of:=[.I221]/([.H221]+[.F221])" office:value-type="float" office:value="1.43110239637599" calcext:value-type="float">
            <text:p>1,4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0.317820899999788" calcext:value-type="float">
            <text:p>0,317820899999788</text:p>
          </table:table-cell>
          <table:table-cell office:value-type="float" office:value="0.0331645999998727" calcext:value-type="float">
            <text:p>0,033164599999873</text:p>
          </table:table-cell>
          <table:table-cell office:value-type="float" office:value="958.313683870776" calcext:value-type="float">
            <text:p>958,31</text:p>
          </table:table-cell>
          <table:table-cell office:value-type="float" office:value="0.52193159999988" calcext:value-type="float">
            <text:p>0,52193159999988</text:p>
          </table:table-cell>
          <table:table-cell table:formula="of:=([.G222]/[.D222])*100" office:value-type="float" office:value="164.221924989901" calcext:value-type="float">
            <text:p>164,22</text:p>
          </table:table-cell>
          <table:table-cell table:formula="of:=([.G222]/[.E222])*100" office:value-type="float" office:value="1573.76117909423" calcext:value-type="float">
            <text:p>1573,76</text:p>
          </table:table-cell>
          <table:table-cell table:style-name="ce6" table:formula="of:=[.I222]/([.H222]+[.F222])" office:value-type="float" office:value="1.40196993901291" calcext:value-type="float">
            <text:p>1,40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0.332109199999832" calcext:value-type="float">
            <text:p>0,332109199999832</text:p>
          </table:table-cell>
          <table:table-cell office:value-type="float" office:value="0.0345788999999058" calcext:value-type="float">
            <text:p>0,034578899999906</text:p>
          </table:table-cell>
          <table:table-cell office:value-type="float" office:value="960.438880359803" calcext:value-type="float">
            <text:p>960,44</text:p>
          </table:table-cell>
          <table:table-cell office:value-type="float" office:value="0.522509899999932" calcext:value-type="float">
            <text:p>0,522509899999932</text:p>
          </table:table-cell>
          <table:table-cell table:formula="of:=([.G223]/[.D223])*100" office:value-type="float" office:value="157.33075145169" calcext:value-type="float">
            <text:p>157,33</text:p>
          </table:table-cell>
          <table:table-cell table:formula="of:=([.G223]/[.E223])*100" office:value-type="float" office:value="1511.06570770428" calcext:value-type="float">
            <text:p>1511,07</text:p>
          </table:table-cell>
          <table:table-cell table:style-name="ce6" table:formula="of:=[.I223]/([.H223]+[.F223])" office:value-type="float" office:value="1.35185790050084" calcext:value-type="float">
            <text:p>1,35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52.0275435000003" calcext:value-type="float">
            <text:p>52,0275435000003</text:p>
          </table:table-cell>
          <table:table-cell office:value-type="float" office:value="24.9210609999998" calcext:value-type="float">
            <text:p>24,9210609999998</text:p>
          </table:table-cell>
          <table:table-cell office:value-type="float" office:value="208.76937583035" calcext:value-type="float">
            <text:p>208,77</text:p>
          </table:table-cell>
          <table:table-cell office:value-type="float" office:value="227.3646746" calcext:value-type="float">
            <text:p>227,3646746</text:p>
          </table:table-cell>
          <table:table-cell table:formula="of:=([.G224]/[.D224])*100" office:value-type="float" office:value="437.008283122186" calcext:value-type="float">
            <text:p>437,01</text:p>
          </table:table-cell>
          <table:table-cell table:formula="of:=([.G224]/[.E224])*100" office:value-type="float" office:value="912.339465001116" calcext:value-type="float">
            <text:p>912,34</text:p>
          </table:table-cell>
          <table:table-cell table:style-name="ce6" table:formula="of:=[.I224]/([.H224]+[.F224])" office:value-type="float" office:value="1.41277644457529" calcext:value-type="float">
            <text:p>1,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3.11707960000022" calcext:value-type="float">
            <text:p>3,11707960000022</text:p>
          </table:table-cell>
          <table:table-cell office:value-type="float" office:value="1.37341390000001" calcext:value-type="float">
            <text:p>1,37341390000001</text:p>
          </table:table-cell>
          <table:table-cell office:value-type="float" office:value="226.958501002515" calcext:value-type="float">
            <text:p>226,96</text:p>
          </table:table-cell>
          <table:table-cell office:value-type="float" office:value="9.5889518" calcext:value-type="float">
            <text:p>9,5889518</text:p>
          </table:table-cell>
          <table:table-cell table:formula="of:=([.G225]/[.D225])*100" office:value-type="float" office:value="307.626144677195" calcext:value-type="float">
            <text:p>307,63</text:p>
          </table:table-cell>
          <table:table-cell table:formula="of:=([.G225]/[.E225])*100" office:value-type="float" office:value="698.183686651193" calcext:value-type="float">
            <text:p>698,18</text:p>
          </table:table-cell>
          <table:table-cell table:style-name="ce6" table:formula="of:=[.I225]/([.H225]+[.F225])" office:value-type="float" office:value="1.30603019052946" calcext:value-type="float">
            <text:p>1,3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0.124765200000184" calcext:value-type="float">
            <text:p>0,124765200000184</text:p>
          </table:table-cell>
          <table:table-cell office:value-type="float" office:value="0.0426865000001271" calcext:value-type="float">
            <text:p>0,042686500000127</text:p>
          </table:table-cell>
          <table:table-cell office:value-type="float" office:value="292.282571772837" calcext:value-type="float">
            <text:p>292,28</text:p>
          </table:table-cell>
          <table:table-cell office:value-type="float" office:value="0.246168000000034" calcext:value-type="float">
            <text:p>0,246168000000034</text:p>
          </table:table-cell>
          <table:table-cell table:formula="of:=([.G226]/[.D226])*100" office:value-type="float" office:value="197.305017745069" calcext:value-type="float">
            <text:p>197,31</text:p>
          </table:table-cell>
          <table:table-cell table:formula="of:=([.G226]/[.E226])*100" office:value-type="float" office:value="576.688180102143" calcext:value-type="float">
            <text:p>576,69</text:p>
          </table:table-cell>
          <table:table-cell table:style-name="ce6" table:formula="of:=[.I226]/([.H226]+[.F226])" office:value-type="float" office:value="1.17790604265522" calcext:value-type="float">
            <text:p>1,18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0.120689800000036" calcext:value-type="float">
            <text:p>0,120689800000036</text:p>
          </table:table-cell>
          <table:table-cell office:value-type="float" office:value="0.0547129000002315" calcext:value-type="float">
            <text:p>0,054712900000232</text:p>
          </table:table-cell>
          <table:table-cell office:value-type="float" office:value="220.587466574658" calcext:value-type="float">
            <text:p>220,59</text:p>
          </table:table-cell>
          <table:table-cell office:value-type="float" office:value="0.247816699999748" calcext:value-type="float">
            <text:p>0,247816699999748</text:p>
          </table:table-cell>
          <table:table-cell table:formula="of:=([.G227]/[.D227])*100" office:value-type="float" office:value="205.333590742279" calcext:value-type="float">
            <text:p>205,33</text:p>
          </table:table-cell>
          <table:table-cell table:formula="of:=([.G227]/[.E227])*100" office:value-type="float" office:value="452.940165845166" calcext:value-type="float">
            <text:p>452,94</text:p>
          </table:table-cell>
          <table:table-cell table:style-name="ce6" table:formula="of:=[.I227]/([.H227]+[.F227])" office:value-type="float" office:value="1.06343689297363" calcext:value-type="float">
            <text:p>1,06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0.124165300000095" calcext:value-type="float">
            <text:p>0,124165300000095</text:p>
          </table:table-cell>
          <table:table-cell office:value-type="float" office:value="0.0340865000001941" calcext:value-type="float">
            <text:p>0,034086500000194</text:p>
          </table:table-cell>
          <table:table-cell office:value-type="float" office:value="364.265324980236" calcext:value-type="float">
            <text:p>364,27</text:p>
          </table:table-cell>
          <table:table-cell office:value-type="float" office:value="0.233307299999797" calcext:value-type="float">
            <text:p>0,233307299999797</text:p>
          </table:table-cell>
          <table:table-cell table:formula="of:=([.G228]/[.D228])*100" office:value-type="float" office:value="187.900564811278" calcext:value-type="float">
            <text:p>187,90</text:p>
          </table:table-cell>
          <table:table-cell table:formula="of:=([.G228]/[.E228])*100" office:value-type="float" office:value="684.456603049501" calcext:value-type="float">
            <text:p>684,46</text:p>
          </table:table-cell>
          <table:table-cell table:style-name="ce6" table:formula="of:=[.I228]/([.H228]+[.F228])" office:value-type="float" office:value="1.23958508793062" calcext:value-type="float">
            <text:p>1,24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0.824261599999954" calcext:value-type="float">
            <text:p>0,824261599999954</text:p>
          </table:table-cell>
          <table:table-cell office:value-type="float" office:value="0.728042400000049" calcext:value-type="float">
            <text:p>0,728042400000049</text:p>
          </table:table-cell>
          <table:table-cell office:value-type="float" office:value="113.216153344901" calcext:value-type="float">
            <text:p>113,22</text:p>
          </table:table-cell>
          <table:table-cell office:value-type="float" office:value="1.52593239999987" calcext:value-type="float">
            <text:p>1,52593239999987</text:p>
          </table:table-cell>
          <table:table-cell table:formula="of:=([.G229]/[.D229])*100" office:value-type="float" office:value="185.12719748196" calcext:value-type="float">
            <text:p>185,13</text:p>
          </table:table-cell>
          <table:table-cell table:formula="of:=([.G229]/[.E229])*100" office:value-type="float" office:value="209.593891784293" calcext:value-type="float">
            <text:p>209,59</text:p>
          </table:table-cell>
          <table:table-cell table:style-name="ce6" table:formula="of:=[.I229]/([.H229]+[.F229])" office:value-type="float" office:value="0.70252576839203" calcext:value-type="float">
            <text:p>0,70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3.11116980000006" calcext:value-type="float">
            <text:p>3,11116980000006</text:p>
          </table:table-cell>
          <table:table-cell office:value-type="float" office:value="1.37534020000021" calcext:value-type="float">
            <text:p>1,37534020000021</text:p>
          </table:table-cell>
          <table:table-cell office:value-type="float" office:value="226.210925849443" calcext:value-type="float">
            <text:p>226,21</text:p>
          </table:table-cell>
          <table:table-cell office:value-type="float" office:value="9.19585919999991" calcext:value-type="float">
            <text:p>9,19585919999991</text:p>
          </table:table-cell>
          <table:table-cell table:formula="of:=([.G230]/[.D230])*100" office:value-type="float" office:value="295.575612748611" calcext:value-type="float">
            <text:p>295,58</text:p>
          </table:table-cell>
          <table:table-cell table:formula="of:=([.G230]/[.E230])*100" office:value-type="float" office:value="668.624330183798" calcext:value-type="float">
            <text:p>668,62</text:p>
          </table:table-cell>
          <table:table-cell table:style-name="ce6" table:formula="of:=[.I230]/([.H230]+[.F230])" office:value-type="float" office:value="1.2814135297171" calcext:value-type="float">
            <text:p>1,28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12.3812759999999" calcext:value-type="float">
            <text:p>12,3812759999999</text:p>
          </table:table-cell>
          <table:table-cell office:value-type="float" office:value="15.1491052000001" calcext:value-type="float">
            <text:p>15,1491052000001</text:p>
          </table:table-cell>
          <table:table-cell office:value-type="float" office:value="81.7294212202038" calcext:value-type="float">
            <text:p>81,73</text:p>
          </table:table-cell>
          <table:table-cell office:value-type="float" office:value="37.6773681999999" calcext:value-type="float">
            <text:p>37,6773681999999</text:p>
          </table:table-cell>
          <table:table-cell table:formula="of:=([.G231]/[.D231])*100" office:value-type="float" office:value="304.309250516669" calcext:value-type="float">
            <text:p>304,31</text:p>
          </table:table-cell>
          <table:table-cell table:formula="of:=([.G231]/[.E231])*100" office:value-type="float" office:value="248.710189166814" calcext:value-type="float">
            <text:p>248,71</text:p>
          </table:table-cell>
          <table:table-cell table:style-name="ce6" table:formula="of:=[.I231]/([.H231]+[.F231])" office:value-type="float" office:value="0.644262368968923" calcext:value-type="float">
            <text:p>0,64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2.41540569999997" calcext:value-type="float">
            <text:p>2,41540569999997</text:p>
          </table:table-cell>
          <table:table-cell office:value-type="float" office:value="1.1714422" calcext:value-type="float">
            <text:p>1,1714422</text:p>
          </table:table-cell>
          <table:table-cell office:value-type="float" office:value="206.190770658593" calcext:value-type="float">
            <text:p>206,19</text:p>
          </table:table-cell>
          <table:table-cell office:value-type="float" office:value="5.28051349999987" calcext:value-type="float">
            <text:p>5,28051349999987</text:p>
          </table:table-cell>
          <table:table-cell table:formula="of:=([.G232]/[.D232])*100" office:value-type="float" office:value="218.618077286144" calcext:value-type="float">
            <text:p>218,62</text:p>
          </table:table-cell>
          <table:table-cell table:formula="of:=([.G232]/[.E232])*100" office:value-type="float" office:value="450.770298355298" calcext:value-type="float">
            <text:p>450,77</text:p>
          </table:table-cell>
          <table:table-cell table:style-name="ce6" table:formula="of:=[.I232]/([.H232]+[.F232])" office:value-type="float" office:value="1.06111325255151" calcext:value-type="float">
            <text:p>1,06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2.24088590000001" calcext:value-type="float">
            <text:p>2,24088590000001</text:p>
          </table:table-cell>
          <table:table-cell office:value-type="float" office:value="1.46425329999997" calcext:value-type="float">
            <text:p>1,46425329999997</text:p>
          </table:table-cell>
          <table:table-cell office:value-type="float" office:value="153.039498015818" calcext:value-type="float">
            <text:p>153,04</text:p>
          </table:table-cell>
          <table:table-cell office:value-type="float" office:value="5.28018969999994" calcext:value-type="float">
            <text:p>5,28018969999994</text:p>
          </table:table-cell>
          <table:table-cell table:formula="of:=([.G233]/[.D233])*100" office:value-type="float" office:value="235.62956507513" calcext:value-type="float">
            <text:p>235,63</text:p>
          </table:table-cell>
          <table:table-cell table:formula="of:=([.G233]/[.E233])*100" office:value-type="float" office:value="360.606303567835" calcext:value-type="float">
            <text:p>360,61</text:p>
          </table:table-cell>
          <table:table-cell table:style-name="ce6" table:formula="of:=[.I233]/([.H233]+[.F233])" office:value-type="float" office:value="0.92779780489875" calcext:value-type="float">
            <text:p>0,93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office:value-type="float" office:value="0.267777700000033" calcext:value-type="float">
            <text:p>0,267777700000033</text:p>
          </table:table-cell>
          <table:table-cell office:value-type="float" office:value="0.0345870999999988" calcext:value-type="float">
            <text:p>0,034587099999999</text:p>
          </table:table-cell>
          <table:table-cell office:value-type="float" office:value="774.212639972829" calcext:value-type="float">
            <text:p>774,21</text:p>
          </table:table-cell>
          <table:table-cell office:value-type="float" office:value="0.479509099999996" calcext:value-type="float">
            <text:p>0,479509099999996</text:p>
          </table:table-cell>
          <table:table-cell table:formula="of:=([.G234]/[.D234])*100" office:value-type="float" office:value="179.069840393706" calcext:value-type="float">
            <text:p>179,07</text:p>
          </table:table-cell>
          <table:table-cell table:formula="of:=([.G234]/[.E234])*100" office:value-type="float" office:value="1386.38133870724" calcext:value-type="float">
            <text:p>1386,38</text:p>
          </table:table-cell>
          <table:table-cell table:style-name="ce6" table:formula="of:=[.I234]/([.H234]+[.F234])" office:value-type="float" office:value="1.4543237364167" calcext:value-type="float">
            <text:p>1,4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9" calcext:value-type="float">
            <text:p>259</text:p>
          </table:table-cell>
          <table:table-cell office:value-type="float" office:value="6" calcext:value-type="float">
            <text:p>6</text:p>
          </table:table-cell>
          <table:table-cell office:value-type="float" office:value="0.318762900000001" calcext:value-type="float">
            <text:p>0,318762900000001</text:p>
          </table:table-cell>
          <table:table-cell office:value-type="float" office:value="0.0360318000000007" calcext:value-type="float">
            <text:p>0,036031800000001</text:p>
          </table:table-cell>
          <table:table-cell office:value-type="float" office:value="884.671040580808" calcext:value-type="float">
            <text:p>884,67</text:p>
          </table:table-cell>
          <table:table-cell office:value-type="float" office:value="0.480088000000069" calcext:value-type="float">
            <text:p>0,480088000000069</text:p>
          </table:table-cell>
          <table:table-cell table:formula="of:=([.G235]/[.D235])*100" office:value-type="float" office:value="150.609747872186" calcext:value-type="float">
            <text:p>150,61</text:p>
          </table:table-cell>
          <table:table-cell table:formula="of:=([.G235]/[.E235])*100" office:value-type="float" office:value="1332.40082371699" calcext:value-type="float">
            <text:p>1332,40</text:p>
          </table:table-cell>
          <table:table-cell table:style-name="ce6" table:formula="of:=[.I235]/([.H235]+[.F235])" office:value-type="float" office:value="1.28699463814834" calcext:value-type="float">
            <text:p>1,29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office:value-type="float" office:value="3.8293189" calcext:value-type="float">
            <text:p>3,8293189</text:p>
          </table:table-cell>
          <table:table-cell office:value-type="float" office:value="1.68356709999998" calcext:value-type="float">
            <text:p>1,68356709999998</text:p>
          </table:table-cell>
          <table:table-cell office:value-type="float" office:value="227.452704439285" calcext:value-type="float">
            <text:p>227,45</text:p>
          </table:table-cell>
          <table:table-cell office:value-type="float" office:value="10.793536" calcext:value-type="float">
            <text:p>10,793536</text:p>
          </table:table-cell>
          <table:table-cell table:formula="of:=([.G236]/[.D236])*100" office:value-type="float" office:value="281.8656863496" calcext:value-type="float">
            <text:p>281,87</text:p>
          </table:table-cell>
          <table:table-cell table:formula="of:=([.G236]/[.E236])*100" office:value-type="float" office:value="641.111126488518" calcext:value-type="float">
            <text:p>641,11</text:p>
          </table:table-cell>
          <table:table-cell table:style-name="ce6" table:formula="of:=[.I236]/([.H236]+[.F236])" office:value-type="float" office:value="1.25876296258515" calcext:value-type="float">
            <text:p>1,26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  <table:table-cell office:value-type="float" office:value="0.280938500000002" calcext:value-type="float">
            <text:p>0,280938500000002</text:p>
          </table:table-cell>
          <table:table-cell office:value-type="float" office:value="0.0371980999999778" calcext:value-type="float">
            <text:p>0,037198099999978</text:p>
          </table:table-cell>
          <table:table-cell office:value-type="float" office:value="755.249596081977" calcext:value-type="float">
            <text:p>755,25</text:p>
          </table:table-cell>
          <table:table-cell office:value-type="float" office:value="0.482418099999995" calcext:value-type="float">
            <text:p>0,482418099999995</text:p>
          </table:table-cell>
          <table:table-cell table:formula="of:=([.G237]/[.D237])*100" office:value-type="float" office:value="171.716621253403" calcext:value-type="float">
            <text:p>171,72</text:p>
          </table:table-cell>
          <table:table-cell table:formula="of:=([.G237]/[.E237])*100" office:value-type="float" office:value="1296.88908842194" calcext:value-type="float">
            <text:p>1296,89</text:p>
          </table:table-cell>
          <table:table-cell table:style-name="ce6" table:formula="of:=[.I237]/([.H237]+[.F237])" office:value-type="float" office:value="1.39906834161651" calcext:value-type="float">
            <text:p>1,40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float" office:value="0.301577400000042" calcext:value-type="float">
            <text:p>0,301577400000042</text:p>
          </table:table-cell>
          <table:table-cell office:value-type="float" office:value="0.0361268999999993" calcext:value-type="float">
            <text:p>0,036126899999999</text:p>
          </table:table-cell>
          <table:table-cell office:value-type="float" office:value="834.772427194273" calcext:value-type="float">
            <text:p>834,77</text:p>
          </table:table-cell>
          <table:table-cell office:value-type="float" office:value="0.480001699999957" calcext:value-type="float">
            <text:p>0,480001699999957</text:p>
          </table:table-cell>
          <table:table-cell table:formula="of:=([.G238]/[.D238])*100" office:value-type="float" office:value="159.163684016074" calcext:value-type="float">
            <text:p>159,16</text:p>
          </table:table-cell>
          <table:table-cell table:formula="of:=([.G238]/[.E238])*100" office:value-type="float" office:value="1328.6545482728" calcext:value-type="float">
            <text:p>1328,65</text:p>
          </table:table-cell>
          <table:table-cell table:style-name="ce6" table:formula="of:=[.I238]/([.H238]+[.F238])" office:value-type="float" office:value="1.33676051537644" calcext:value-type="float">
            <text:p>1,34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3.66437839999999" calcext:value-type="float">
            <text:p>3,66437839999999</text:p>
          </table:table-cell>
          <table:table-cell office:value-type="float" office:value="1.2664225" calcext:value-type="float">
            <text:p>1,2664225</text:p>
          </table:table-cell>
          <table:table-cell office:value-type="float" office:value="289.348807368788" calcext:value-type="float">
            <text:p>289,35</text:p>
          </table:table-cell>
          <table:table-cell office:value-type="float" office:value="10.7412769999999" calcext:value-type="float">
            <text:p>10,7412769999999</text:p>
          </table:table-cell>
          <table:table-cell table:formula="of:=([.G239]/[.D239])*100" office:value-type="float" office:value="293.126850654942" calcext:value-type="float">
            <text:p>293,13</text:p>
          </table:table-cell>
          <table:table-cell table:formula="of:=([.G239]/[.E239])*100" office:value-type="float" office:value="848.159046447763" calcext:value-type="float">
            <text:p>848,16</text:p>
          </table:table-cell>
          <table:table-cell table:style-name="ce6" table:formula="of:=[.I239]/([.H239]+[.F239])" office:value-type="float" office:value="1.45612788236587" calcext:value-type="float">
            <text:p>1,46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41.573912" calcext:value-type="float">
            <text:p>41,573912</text:p>
          </table:table-cell>
          <table:table-cell office:value-type="float" office:value="21.8791823" calcext:value-type="float">
            <text:p>21,8791823</text:p>
          </table:table-cell>
          <table:table-cell office:value-type="float" office:value="190.015839851565" calcext:value-type="float">
            <text:p>190,02</text:p>
          </table:table-cell>
          <table:table-cell office:value-type="float" office:value="203.63930493" calcext:value-type="float">
            <text:p>203,63930493</text:p>
          </table:table-cell>
          <table:table-cell table:formula="of:=([.G240]/[.D240])*100" office:value-type="float" office:value="489.824736555944" calcext:value-type="float">
            <text:p>489,82</text:p>
          </table:table-cell>
          <table:table-cell table:formula="of:=([.G240]/[.E240])*100" office:value-type="float" office:value="930.744586967494" calcext:value-type="float">
            <text:p>930,74</text:p>
          </table:table-cell>
          <table:table-cell table:style-name="ce6" table:formula="of:=[.I240]/([.H240]+[.F240])" office:value-type="float" office:value="1.36906301163405" calcext:value-type="float">
            <text:p>1,37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float" office:value="0.293508400000064" calcext:value-type="float">
            <text:p>0,293508400000064</text:p>
          </table:table-cell>
          <table:table-cell office:value-type="float" office:value="0.0349056999999448" calcext:value-type="float">
            <text:p>0,034905699999945</text:p>
          </table:table-cell>
          <table:table-cell office:value-type="float" office:value="840.860948213411" calcext:value-type="float">
            <text:p>840,86</text:p>
          </table:table-cell>
          <table:table-cell office:value-type="float" office:value="0.528047000000152" calcext:value-type="float">
            <text:p>0,528047000000152</text:p>
          </table:table-cell>
          <table:table-cell table:formula="of:=([.G241]/[.D241])*100" office:value-type="float" office:value="179.908649973914" calcext:value-type="float">
            <text:p>179,91</text:p>
          </table:table-cell>
          <table:table-cell table:formula="of:=([.G241]/[.E241])*100" office:value-type="float" office:value="1512.7815800886" calcext:value-type="float">
            <text:p>1512,78</text:p>
          </table:table-cell>
          <table:table-cell table:style-name="ce6" table:formula="of:=[.I241]/([.H241]+[.F241])" office:value-type="float" office:value="1.48200101450414" calcext:value-type="float">
            <text:p>1,48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0.290522899999996" calcext:value-type="float">
            <text:p>0,290522899999996</text:p>
          </table:table-cell>
          <table:table-cell office:value-type="float" office:value="0.0342160000000149" calcext:value-type="float">
            <text:p>0,034216000000015</text:p>
          </table:table-cell>
          <table:table-cell office:value-type="float" office:value="849.08493102604" calcext:value-type="float">
            <text:p>849,08</text:p>
          </table:table-cell>
          <table:table-cell office:value-type="float" office:value="0.520544399999926" calcext:value-type="float">
            <text:p>0,520544399999926</text:p>
          </table:table-cell>
          <table:table-cell table:formula="of:=([.G242]/[.D242])*100" office:value-type="float" office:value="179.17499790892" calcext:value-type="float">
            <text:p>179,17</text:p>
          </table:table-cell>
          <table:table-cell table:formula="of:=([.G242]/[.E242])*100" office:value-type="float" office:value="1521.34790741086" calcext:value-type="float">
            <text:p>1521,35</text:p>
          </table:table-cell>
          <table:table-cell table:style-name="ce6" table:formula="of:=[.I242]/([.H242]+[.F242])" office:value-type="float" office:value="1.47953631625675" calcext:value-type="float">
            <text:p>1,48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float" office:value="0.299322399999983" calcext:value-type="float">
            <text:p>0,299322399999983</text:p>
          </table:table-cell>
          <table:table-cell office:value-type="float" office:value="0.0316383999999743" calcext:value-type="float">
            <text:p>0,031638399999974</text:p>
          </table:table-cell>
          <table:table-cell office:value-type="float" office:value="946.073126328213" calcext:value-type="float">
            <text:p>946,07</text:p>
          </table:table-cell>
          <table:table-cell office:value-type="float" office:value="0.521891700000015" calcext:value-type="float">
            <text:p>0,521891700000015</text:p>
          </table:table-cell>
          <table:table-cell table:formula="of:=([.G243]/[.D243])*100" office:value-type="float" office:value="174.357715961132" calcext:value-type="float">
            <text:p>174,36</text:p>
          </table:table-cell>
          <table:table-cell table:formula="of:=([.G243]/[.E243])*100" office:value-type="float" office:value="1649.55149438795" calcext:value-type="float">
            <text:p>1649,55</text:p>
          </table:table-cell>
          <table:table-cell table:style-name="ce6" table:formula="of:=[.I243]/([.H243]+[.F243])" office:value-type="float" office:value="1.47224748920466" calcext:value-type="float">
            <text:p>1,47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float" office:value="0.304508499999974" calcext:value-type="float">
            <text:p>0,304508499999974</text:p>
          </table:table-cell>
          <table:table-cell office:value-type="float" office:value="0.0337233999999626" calcext:value-type="float">
            <text:p>0,033723399999963</text:p>
          </table:table-cell>
          <table:table-cell office:value-type="float" office:value="902.959072929516" calcext:value-type="float">
            <text:p>902,96</text:p>
          </table:table-cell>
          <table:table-cell office:value-type="float" office:value="0.5196011" calcext:value-type="float">
            <text:p>0,5196011</text:p>
          </table:table-cell>
          <table:table-cell table:formula="of:=([.G244]/[.D244])*100" office:value-type="float" office:value="170.635992098757" calcext:value-type="float">
            <text:p>170,64</text:p>
          </table:table-cell>
          <table:table-cell table:formula="of:=([.G244]/[.E244])*100" office:value-type="float" office:value="1540.77317233902" calcext:value-type="float">
            <text:p>1540,77</text:p>
          </table:table-cell>
          <table:table-cell table:style-name="ce6" table:formula="of:=[.I244]/([.H244]+[.F244])" office:value-type="float" office:value="1.43515299439127" calcext:value-type="float">
            <text:p>1,44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4.38418739999997" calcext:value-type="float">
            <text:p>4,38418739999997</text:p>
          </table:table-cell>
          <table:table-cell office:value-type="float" office:value="1.64108459999998" calcext:value-type="float">
            <text:p>1,64108459999998</text:p>
          </table:table-cell>
          <table:table-cell office:value-type="float" office:value="267.151821423468" calcext:value-type="float">
            <text:p>267,15</text:p>
          </table:table-cell>
          <table:table-cell office:value-type="float" office:value="13.8387012" calcext:value-type="float">
            <text:p>13,8387012</text:p>
          </table:table-cell>
          <table:table-cell table:formula="of:=([.G245]/[.D245])*100" office:value-type="float" office:value="315.650311845705" calcext:value-type="float">
            <text:p>315,65</text:p>
          </table:table-cell>
          <table:table-cell table:formula="of:=([.G245]/[.E245])*100" office:value-type="float" office:value="843.265557424655" calcext:value-type="float">
            <text:p>843,27</text:p>
          </table:table-cell>
          <table:table-cell table:style-name="ce6" table:formula="of:=[.I245]/([.H245]+[.F245])" office:value-type="float" office:value="1.44691570137954" calcext:value-type="float">
            <text:p>1,4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4.71975649999986" calcext:value-type="float">
            <text:p>4,71975649999986</text:p>
          </table:table-cell>
          <table:table-cell office:value-type="float" office:value="1.40423879999998" calcext:value-type="float">
            <text:p>1,40423879999998</text:p>
          </table:table-cell>
          <table:table-cell office:value-type="float" office:value="336.107825819932" calcext:value-type="float">
            <text:p>336,11</text:p>
          </table:table-cell>
          <table:table-cell office:value-type="float" office:value="13.2225358" calcext:value-type="float">
            <text:p>13,2225358</text:p>
          </table:table-cell>
          <table:table-cell table:formula="of:=([.G246]/[.D246])*100" office:value-type="float" office:value="280.152923143394" calcext:value-type="float">
            <text:p>280,15</text:p>
          </table:table-cell>
          <table:table-cell table:formula="of:=([.G246]/[.E246])*100" office:value-type="float" office:value="941.615898948253" calcext:value-type="float">
            <text:p>941,62</text:p>
          </table:table-cell>
          <table:table-cell table:style-name="ce6" table:formula="of:=[.I246]/([.H246]+[.F246])" office:value-type="float" office:value="1.52795046663647" calcext:value-type="float">
            <text:p>1,53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.2066136999998" calcext:value-type="float">
            <text:p>4,2066136999998</text:p>
          </table:table-cell>
          <table:table-cell office:value-type="float" office:value="1.3055855999999" calcext:value-type="float">
            <text:p>1,3055855999999</text:p>
          </table:table-cell>
          <table:table-cell office:value-type="float" office:value="322.201294193204" calcext:value-type="float">
            <text:p>322,20</text:p>
          </table:table-cell>
          <table:table-cell office:value-type="float" office:value="13.3349372000001" calcext:value-type="float">
            <text:p>13,3349372000001</text:p>
          </table:table-cell>
          <table:table-cell table:formula="of:=([.G247]/[.D247])*100" office:value-type="float" office:value="316.999328937684" calcext:value-type="float">
            <text:p>317,00</text:p>
          </table:table-cell>
          <table:table-cell table:formula="of:=([.G247]/[.E247])*100" office:value-type="float" office:value="1021.37594042099" calcext:value-type="float">
            <text:p>1021,38</text:p>
          </table:table-cell>
          <table:table-cell table:style-name="ce6" table:formula="of:=[.I247]/([.H247]+[.F247])" office:value-type="float" office:value="1.59789572078037" calcext:value-type="float">
            <text:p>1,60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float" office:value="15.6911840000001" calcext:value-type="float">
            <text:p>15,6911840000001</text:p>
          </table:table-cell>
          <table:table-cell office:value-type="float" office:value="16.1563472999998" calcext:value-type="float">
            <text:p>16,1563472999998</text:p>
          </table:table-cell>
          <table:table-cell office:value-type="float" office:value="97.120863451606" calcext:value-type="float">
            <text:p>97,12</text:p>
          </table:table-cell>
          <table:table-cell office:value-type="float" office:value="41.8168244000001" calcext:value-type="float">
            <text:p>41,8168244000001</text:p>
          </table:table-cell>
          <table:table-cell table:formula="of:=([.G248]/[.D248])*100" office:value-type="float" office:value="266.498846740946" calcext:value-type="float">
            <text:p>266,50</text:p>
          </table:table-cell>
          <table:table-cell table:formula="of:=([.G248]/[.E248])*100" office:value-type="float" office:value="258.825981043379" calcext:value-type="float">
            <text:p>258,83</text:p>
          </table:table-cell>
          <table:table-cell table:style-name="ce6" table:formula="of:=[.I248]/([.H248]+[.F248])" office:value-type="float" office:value="0.711804046338193" calcext:value-type="float">
            <text:p>0,71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0.116930099999809" calcext:value-type="float">
            <text:p>0,116930099999809</text:p>
          </table:table-cell>
          <table:table-cell office:value-type="float" office:value="0.0296818999999232" calcext:value-type="float">
            <text:p>0,029681899999923</text:p>
          </table:table-cell>
          <table:table-cell office:value-type="float" office:value="393.944120828219" calcext:value-type="float">
            <text:p>393,94</text:p>
          </table:table-cell>
          <table:table-cell office:value-type="float" office:value="0.245934800000032" calcext:value-type="float">
            <text:p>0,245934800000032</text:p>
          </table:table-cell>
          <table:table-cell table:formula="of:=([.G249]/[.D249])*100" office:value-type="float" office:value="210.326340266906" calcext:value-type="float">
            <text:p>210,33</text:p>
          </table:table-cell>
          <table:table-cell table:formula="of:=([.G249]/[.E249])*100" office:value-type="float" office:value="828.568252034635" calcext:value-type="float">
            <text:p>828,57</text:p>
          </table:table-cell>
          <table:table-cell table:style-name="ce6" table:formula="of:=[.I249]/([.H249]+[.F249])" office:value-type="float" office:value="1.37118774684603" calcext:value-type="float">
            <text:p>1,37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0.115096199999971" calcext:value-type="float">
            <text:p>0,115096199999971</text:p>
          </table:table-cell>
          <table:table-cell office:value-type="float" office:value="0.0429205000000366" calcext:value-type="float">
            <text:p>0,042920500000037</text:p>
          </table:table-cell>
          <table:table-cell office:value-type="float" office:value="268.161368110513" calcext:value-type="float">
            <text:p>268,16</text:p>
          </table:table-cell>
          <table:table-cell office:value-type="float" office:value="0.248225000000093" calcext:value-type="float">
            <text:p>0,248225000000093</text:p>
          </table:table-cell>
          <table:table-cell table:formula="of:=([.G250]/[.D250])*100" office:value-type="float" office:value="215.667415605516" calcext:value-type="float">
            <text:p>215,67</text:p>
          </table:table-cell>
          <table:table-cell table:formula="of:=([.G250]/[.E250])*100" office:value-type="float" office:value="578.336692256338" calcext:value-type="float">
            <text:p>578,34</text:p>
          </table:table-cell>
          <table:table-cell table:style-name="ce6" table:formula="of:=[.I250]/([.H250]+[.F250])" office:value-type="float" office:value="1.19533337354269" calcext:value-type="float">
            <text:p>1,20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0.131220400000166" calcext:value-type="float">
            <text:p>0,131220400000166</text:p>
          </table:table-cell>
          <table:table-cell office:value-type="float" office:value="0.0471644000001106" calcext:value-type="float">
            <text:p>0,047164400000111</text:p>
          </table:table-cell>
          <table:table-cell office:value-type="float" office:value="278.219165302342" calcext:value-type="float">
            <text:p>278,22</text:p>
          </table:table-cell>
          <table:table-cell office:value-type="float" office:value="0.247210900000209" calcext:value-type="float">
            <text:p>0,247210900000209</text:p>
          </table:table-cell>
          <table:table-cell table:formula="of:=([.G251]/[.D251])*100" office:value-type="float" office:value="188.393649158131" calcext:value-type="float">
            <text:p>188,39</text:p>
          </table:table-cell>
          <table:table-cell table:formula="of:=([.G251]/[.E251])*100" office:value-type="float" office:value="524.147238170378" calcext:value-type="float">
            <text:p>524,15</text:p>
          </table:table-cell>
          <table:table-cell table:style-name="ce6" table:formula="of:=[.I251]/([.H251]+[.F251])" office:value-type="float" office:value="1.12330227959219" calcext:value-type="float">
            <text:p>1,12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  <table:table-cell office:value-type="float" office:value="0.0775949000000026" calcext:value-type="float">
            <text:p>0,077594900000003</text:p>
          </table:table-cell>
          <table:table-cell office:value-type="float" office:value="0.0454053999999985" calcext:value-type="float">
            <text:p>0,045405399999999</text:p>
          </table:table-cell>
          <table:table-cell office:value-type="float" office:value="170.893550106386" calcext:value-type="float">
            <text:p>170,89</text:p>
          </table:table-cell>
          <table:table-cell office:value-type="float" office:value="0.20967119999998" calcext:value-type="float">
            <text:p>0,20967119999998</text:p>
          </table:table-cell>
          <table:table-cell table:formula="of:=([.G252]/[.D252])*100" office:value-type="float" office:value="270.212604178848" calcext:value-type="float">
            <text:p>270,21</text:p>
          </table:table-cell>
          <table:table-cell table:formula="of:=([.G252]/[.E252])*100" office:value-type="float" office:value="461.775912116151" calcext:value-type="float">
            <text:p>461,78</text:p>
          </table:table-cell>
          <table:table-cell table:style-name="ce6" table:formula="of:=[.I252]/([.H252]+[.F252])" office:value-type="float" office:value="1.04685891962766" calcext:value-type="float">
            <text:p>1,05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2.0842791" calcext:value-type="float">
            <text:p>2,0842791</text:p>
          </table:table-cell>
          <table:table-cell office:value-type="float" office:value="1.78604869999999" calcext:value-type="float">
            <text:p>1,78604869999999</text:p>
          </table:table-cell>
          <table:table-cell office:value-type="float" office:value="116.697775374211" calcext:value-type="float">
            <text:p>116,70</text:p>
          </table:table-cell>
          <table:table-cell office:value-type="float" office:value="5.31069160000006" calcext:value-type="float">
            <text:p>5,31069160000006</text:p>
          </table:table-cell>
          <table:table-cell table:formula="of:=([.G253]/[.D253])*100" office:value-type="float" office:value="254.797526876322" calcext:value-type="float">
            <text:p>254,80</text:p>
          </table:table-cell>
          <table:table-cell table:formula="of:=([.G253]/[.E253])*100" office:value-type="float" office:value="297.343045573175" calcext:value-type="float">
            <text:p>297,34</text:p>
          </table:table-cell>
          <table:table-cell table:style-name="ce6" table:formula="of:=[.I253]/([.H253]+[.F253])" office:value-type="float" office:value="0.800395169930437" calcext:value-type="float">
            <text:p>0,80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float" office:value="24.6075069" calcext:value-type="float">
            <text:p>24,6075069</text:p>
          </table:table-cell>
          <table:table-cell office:value-type="float" office:value="14.7258616" calcext:value-type="float">
            <text:p>14,7258616</text:p>
          </table:table-cell>
          <table:table-cell office:value-type="float" office:value="167.10402126827" calcext:value-type="float">
            <text:p>167,10</text:p>
          </table:table-cell>
          <table:table-cell office:value-type="float" office:value="115.310601" calcext:value-type="float">
            <text:p>115,310601</text:p>
          </table:table-cell>
          <table:table-cell table:formula="of:=([.G254]/[.D254])*100" office:value-type="float" office:value="468.599283416232" calcext:value-type="float">
            <text:p>468,60</text:p>
          </table:table-cell>
          <table:table-cell table:formula="of:=([.G254]/[.E254])*100" office:value-type="float" office:value="783.048246222822" calcext:value-type="float">
            <text:p>783,05</text:p>
          </table:table-cell>
          <table:table-cell table:style-name="ce6" table:formula="of:=[.I254]/([.H254]+[.F254])" office:value-type="float" office:value="1.23178256342626" calcext:value-type="float">
            <text:p>1,23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float" office:value="3.60138529999999" calcext:value-type="float">
            <text:p>3,60138529999999</text:p>
          </table:table-cell>
          <table:table-cell office:value-type="float" office:value="1.26006339999999" calcext:value-type="float">
            <text:p>1,26006339999999</text:p>
          </table:table-cell>
          <table:table-cell office:value-type="float" office:value="285.809848933" calcext:value-type="float">
            <text:p>285,81</text:p>
          </table:table-cell>
          <table:table-cell office:value-type="float" office:value="10.8167283000001" calcext:value-type="float">
            <text:p>10,8167283000001</text:p>
          </table:table-cell>
          <table:table-cell table:formula="of:=([.G255]/[.D255])*100" office:value-type="float" office:value="300.349098998102" calcext:value-type="float">
            <text:p>300,35</text:p>
          </table:table-cell>
          <table:table-cell table:formula="of:=([.G255]/[.E255])*100" office:value-type="float" office:value="858.427306118101" calcext:value-type="float">
            <text:p>858,43</text:p>
          </table:table-cell>
          <table:table-cell table:style-name="ce6" table:formula="of:=[.I255]/([.H255]+[.F255])" office:value-type="float" office:value="1.46449578079119" calcext:value-type="float">
            <text:p>1,46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3.68137919999999" calcext:value-type="float">
            <text:p>3,68137919999999</text:p>
          </table:table-cell>
          <table:table-cell office:value-type="float" office:value="1.56040500000004" calcext:value-type="float">
            <text:p>1,56040500000004</text:p>
          </table:table-cell>
          <table:table-cell office:value-type="float" office:value="235.92459649898" calcext:value-type="float">
            <text:p>235,92</text:p>
          </table:table-cell>
          <table:table-cell office:value-type="float" office:value="10.7962363000001" calcext:value-type="float">
            <text:p>10,7962363000001</text:p>
          </table:table-cell>
          <table:table-cell table:formula="of:=([.G256]/[.D256])*100" office:value-type="float" office:value="293.26607538827" calcext:value-type="float">
            <text:p>293,27</text:p>
          </table:table-cell>
          <table:table-cell table:formula="of:=([.G256]/[.E256])*100" office:value-type="float" office:value="691.886805028168" calcext:value-type="float">
            <text:p>691,89</text:p>
          </table:table-cell>
          <table:table-cell table:style-name="ce6" table:formula="of:=[.I256]/([.H256]+[.F256])" office:value-type="float" office:value="1.30744331256009" calcext:value-type="float">
            <text:p>1,31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0.251466200000004" calcext:value-type="float">
            <text:p>0,251466200000004</text:p>
          </table:table-cell>
          <table:table-cell office:value-type="float" office:value="0.0358068000000003" calcext:value-type="float">
            <text:p>0,0358068</text:p>
          </table:table-cell>
          <table:table-cell office:value-type="float" office:value="702.286157936488" calcext:value-type="float">
            <text:p>702,29</text:p>
          </table:table-cell>
          <table:table-cell office:value-type="float" office:value="0.480741699999999" calcext:value-type="float">
            <text:p>0,480741699999999</text:p>
          </table:table-cell>
          <table:table-cell table:formula="of:=([.G257]/[.D257])*100" office:value-type="float" office:value="191.175474079614" calcext:value-type="float">
            <text:p>191,18</text:p>
          </table:table-cell>
          <table:table-cell table:formula="of:=([.G257]/[.E257])*100" office:value-type="float" office:value="1342.59889183059" calcext:value-type="float">
            <text:p>1342,60</text:p>
          </table:table-cell>
          <table:table-cell table:style-name="ce6" table:formula="of:=[.I257]/([.H257]+[.F257])" office:value-type="float" office:value="1.50269339356073" calcext:value-type="float">
            <text:p>1,50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0.252707499999997" calcext:value-type="float">
            <text:p>0,252707499999997</text:p>
          </table:table-cell>
          <table:table-cell office:value-type="float" office:value="0.0364942000000156" calcext:value-type="float">
            <text:p>0,036494200000016</text:p>
          </table:table-cell>
          <table:table-cell office:value-type="float" office:value="692.459349704581" calcext:value-type="float">
            <text:p>692,46</text:p>
          </table:table-cell>
          <table:table-cell office:value-type="float" office:value="0.480204299999969" calcext:value-type="float">
            <text:p>0,480204299999969</text:p>
          </table:table-cell>
          <table:table-cell table:formula="of:=([.G258]/[.D258])*100" office:value-type="float" office:value="190.023762650485" calcext:value-type="float">
            <text:p>190,02</text:p>
          </table:table-cell>
          <table:table-cell table:formula="of:=([.G258]/[.E258])*100" office:value-type="float" office:value="1315.83731113372" calcext:value-type="float">
            <text:p>1315,84</text:p>
          </table:table-cell>
          <table:table-cell table:style-name="ce6" table:formula="of:=[.I258]/([.H258]+[.F258])" office:value-type="float" office:value="1.49106231350102" calcext:value-type="float">
            <text:p>1,49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office:value-type="float" office:value="0.273952899999995" calcext:value-type="float">
            <text:p>0,273952899999995</text:p>
          </table:table-cell>
          <table:table-cell office:value-type="float" office:value="0.031606899999997" calcext:value-type="float">
            <text:p>0,031606899999997</text:p>
          </table:table-cell>
          <table:table-cell office:value-type="float" office:value="866.750298194446" calcext:value-type="float">
            <text:p>866,75</text:p>
          </table:table-cell>
          <table:table-cell office:value-type="float" office:value="0.480215700000008" calcext:value-type="float">
            <text:p>0,480215700000008</text:p>
          </table:table-cell>
          <table:table-cell table:formula="of:=([.G259]/[.D259])*100" office:value-type="float" office:value="175.291336576476" calcext:value-type="float">
            <text:p>175,29</text:p>
          </table:table-cell>
          <table:table-cell table:formula="of:=([.G259]/[.E259])*100" office:value-type="float" office:value="1519.33818248564" calcext:value-type="float">
            <text:p>1519,34</text:p>
          </table:table-cell>
          <table:table-cell table:style-name="ce6" table:formula="of:=[.I259]/([.H259]+[.F259])" office:value-type="float" office:value="1.45803980550129" calcext:value-type="float">
            <text:p>1,46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  <table:table-cell office:value-type="float" office:value="0.266542299999992" calcext:value-type="float">
            <text:p>0,266542299999992</text:p>
          </table:table-cell>
          <table:table-cell office:value-type="float" office:value="0.0379941000000144" calcext:value-type="float">
            <text:p>0,037994100000014</text:p>
          </table:table-cell>
          <table:table-cell office:value-type="float" office:value="701.536027961948" calcext:value-type="float">
            <text:p>701,54</text:p>
          </table:table-cell>
          <table:table-cell office:value-type="float" office:value="0.482406499999888" calcext:value-type="float">
            <text:p>0,482406499999888</text:p>
          </table:table-cell>
          <table:table-cell table:formula="of:=([.G260]/[.D260])*100" office:value-type="float" office:value="180.986845239912" calcext:value-type="float">
            <text:p>180,99</text:p>
          </table:table-cell>
          <table:table-cell table:formula="of:=([.G260]/[.E260])*100" office:value-type="float" office:value="1269.68792522972" calcext:value-type="float">
            <text:p>1269,69</text:p>
          </table:table-cell>
          <table:table-cell table:style-name="ce6" table:formula="of:=[.I260]/([.H260]+[.F260])" office:value-type="float" office:value="1.43870256939993" calcext:value-type="float">
            <text:p>1,4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office:value-type="float" office:value="0.233249100000012" calcext:value-type="float">
            <text:p>0,233249100000012</text:p>
          </table:table-cell>
          <table:table-cell office:value-type="float" office:value="0.0428847999999562" calcext:value-type="float">
            <text:p>0,042884799999956</text:p>
          </table:table-cell>
          <table:table-cell office:value-type="float" office:value="543.896905197763" calcext:value-type="float">
            <text:p>543,90</text:p>
          </table:table-cell>
          <table:table-cell office:value-type="float" office:value="0.419043899999997" calcext:value-type="float">
            <text:p>0,419043899999997</text:p>
          </table:table-cell>
          <table:table-cell table:formula="of:=([.G261]/[.D261])*100" office:value-type="float" office:value="179.655098347636" calcext:value-type="float">
            <text:p>179,66</text:p>
          </table:table-cell>
          <table:table-cell table:formula="of:=([.G261]/[.E261])*100" office:value-type="float" office:value="977.138519942788" calcext:value-type="float">
            <text:p>977,14</text:p>
          </table:table-cell>
          <table:table-cell table:style-name="ce6" table:formula="of:=[.I261]/([.H261]+[.F261])" office:value-type="float" office:value="1.35047448580726" calcext:value-type="float">
            <text:p>1,35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0.225609099999929" calcext:value-type="float">
            <text:p>0,225609099999929</text:p>
          </table:table-cell>
          <table:table-cell office:value-type="float" office:value="0.0305661000000327" calcext:value-type="float">
            <text:p>0,030566100000033</text:p>
          </table:table-cell>
          <table:table-cell office:value-type="float" office:value="738.10234213618" calcext:value-type="float">
            <text:p>738,10</text:p>
          </table:table-cell>
          <table:table-cell office:value-type="float" office:value="0.399725100000069" calcext:value-type="float">
            <text:p>0,399725100000069</text:p>
          </table:table-cell>
          <table:table-cell table:formula="of:=([.G262]/[.D262])*100" office:value-type="float" office:value="177.175964976676" calcext:value-type="float">
            <text:p>177,18</text:p>
          </table:table-cell>
          <table:table-cell table:formula="of:=([.G262]/[.E262])*100" office:value-type="float" office:value="1307.73994719523" calcext:value-type="float">
            <text:p>1307,74</text:p>
          </table:table-cell>
          <table:table-cell table:style-name="ce6" table:formula="of:=[.I262]/([.H262]+[.F262])" office:value-type="float" office:value="1.42878940430736" calcext:value-type="float">
            <text:p>1,43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0.889429899999959" calcext:value-type="float">
            <text:p>0,889429899999959</text:p>
          </table:table-cell>
          <table:table-cell office:value-type="float" office:value="0.681693000000087" calcext:value-type="float">
            <text:p>0,681693000000087</text:p>
          </table:table-cell>
          <table:table-cell office:value-type="float" office:value="130.473673633123" calcext:value-type="float">
            <text:p>130,47</text:p>
          </table:table-cell>
          <table:table-cell office:value-type="float" office:value="1.68447309999992" calcext:value-type="float">
            <text:p>1,68447309999992</text:p>
          </table:table-cell>
          <table:table-cell table:formula="of:=([.G263]/[.D263])*100" office:value-type="float" office:value="189.387955138454" calcext:value-type="float">
            <text:p>189,39</text:p>
          </table:table-cell>
          <table:table-cell table:formula="of:=([.G263]/[.E263])*100" office:value-type="float" office:value="247.101422487793" calcext:value-type="float">
            <text:p>247,10</text:p>
          </table:table-cell>
          <table:table-cell table:style-name="ce6" table:formula="of:=[.I263]/([.H263]+[.F263])" office:value-type="float" office:value="0.772525993307734" calcext:value-type="float">
            <text:p>0,77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4.03908119999996" calcext:value-type="float">
            <text:p>4,03908119999996</text:p>
          </table:table-cell>
          <table:table-cell office:value-type="float" office:value="1.26236900000004" calcext:value-type="float">
            <text:p>1,26236900000004</text:p>
          </table:table-cell>
          <table:table-cell office:value-type="float" office:value="319.960423616221" calcext:value-type="float">
            <text:p>319,96</text:p>
          </table:table-cell>
          <table:table-cell office:value-type="float" office:value="13.2963358000001" calcext:value-type="float">
            <text:p>13,2963358000001</text:p>
          </table:table-cell>
          <table:table-cell table:formula="of:=([.G264]/[.D264])*100" office:value-type="float" office:value="329.192089527693" calcext:value-type="float">
            <text:p>329,19</text:p>
          </table:table-cell>
          <table:table-cell table:formula="of:=([.G264]/[.E264])*100" office:value-type="float" office:value="1053.28440416389" calcext:value-type="float">
            <text:p>1053,28</text:p>
          </table:table-cell>
          <table:table-cell table:style-name="ce6" table:formula="of:=[.I264]/([.H264]+[.F264])" office:value-type="float" office:value="1.62255307163909" calcext:value-type="float">
            <text:p>1,62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float" office:value="12.6645297999999" calcext:value-type="float">
            <text:p>12,6645297999999</text:p>
          </table:table-cell>
          <table:table-cell office:value-type="float" office:value="13.9574979999998" calcext:value-type="float">
            <text:p>13,9574979999998</text:p>
          </table:table-cell>
          <table:table-cell office:value-type="float" office:value="90.7363898601323" calcext:value-type="float">
            <text:p>90,74</text:p>
          </table:table-cell>
          <table:table-cell office:value-type="float" office:value="41.7844681999999" calcext:value-type="float">
            <text:p>41,7844681999999</text:p>
          </table:table-cell>
          <table:table-cell table:formula="of:=([.G265]/[.D265])*100" office:value-type="float" office:value="329.933040230205" calcext:value-type="float">
            <text:p>329,93</text:p>
          </table:table-cell>
          <table:table-cell table:formula="of:=([.G265]/[.E265])*100" office:value-type="float" office:value="299.369329660664" calcext:value-type="float">
            <text:p>299,37</text:p>
          </table:table-cell>
          <table:table-cell table:style-name="ce6" table:formula="of:=[.I265]/([.H265]+[.F265])" office:value-type="float" office:value="0.711649832973067" calcext:value-type="float">
            <text:p>0,71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  <table:table-cell office:value-type="float" office:value="0.076457099999999" calcext:value-type="float">
            <text:p>0,076457099999999</text:p>
          </table:table-cell>
          <table:table-cell office:value-type="float" office:value="0.0449047000000007" calcext:value-type="float">
            <text:p>0,044904700000001</text:p>
          </table:table-cell>
          <table:table-cell office:value-type="float" office:value="170.265250630775" calcext:value-type="float">
            <text:p>170,27</text:p>
          </table:table-cell>
          <table:table-cell office:value-type="float" office:value="0.239554699999985" calcext:value-type="float">
            <text:p>0,239554699999985</text:p>
          </table:table-cell>
          <table:table-cell table:formula="of:=([.G266]/[.D266])*100" office:value-type="float" office:value="313.319103131022" calcext:value-type="float">
            <text:p>313,32</text:p>
          </table:table-cell>
          <table:table-cell table:formula="of:=([.G266]/[.E266])*100" office:value-type="float" office:value="533.473556220132" calcext:value-type="float">
            <text:p>533,47</text:p>
          </table:table-cell>
          <table:table-cell table:style-name="ce6" table:formula="of:=[.I266]/([.H266]+[.F266])" office:value-type="float" office:value="1.10316546031783" calcext:value-type="float">
            <text:p>1,10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office:value-type="float" office:value="1.7638897" calcext:value-type="float">
            <text:p>1,7638897</text:p>
          </table:table-cell>
          <table:table-cell office:value-type="float" office:value="1.0099958" calcext:value-type="float">
            <text:p>1,0099958</text:p>
          </table:table-cell>
          <table:table-cell office:value-type="float" office:value="174.6432707938" calcext:value-type="float">
            <text:p>174,64</text:p>
          </table:table-cell>
          <table:table-cell office:value-type="float" office:value="5.306369" calcext:value-type="float">
            <text:p>5,306369</text:p>
          </table:table-cell>
          <table:table-cell table:formula="of:=([.G267]/[.D267])*100" office:value-type="float" office:value="300.833379774257" calcext:value-type="float">
            <text:p>300,83</text:p>
          </table:table-cell>
          <table:table-cell table:formula="of:=([.G267]/[.E267])*100" office:value-type="float" office:value="525.385254077294" calcext:value-type="float">
            <text:p>525,39</text:p>
          </table:table-cell>
          <table:table-cell table:style-name="ce6" table:formula="of:=[.I267]/([.H267]+[.F267])" office:value-type="float" office:value="1.10496541407367" calcext:value-type="float">
            <text:p>1,10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float" office:value="1.8645473" calcext:value-type="float">
            <text:p>1,8645473</text:p>
          </table:table-cell>
          <table:table-cell office:value-type="float" office:value="1.36897399999998" calcext:value-type="float">
            <text:p>1,36897399999998</text:p>
          </table:table-cell>
          <table:table-cell office:value-type="float" office:value="136.200344199381" calcext:value-type="float">
            <text:p>136,20</text:p>
          </table:table-cell>
          <table:table-cell office:value-type="float" office:value="5.30707070000008" calcext:value-type="float">
            <text:p>5,30707070000008</text:p>
          </table:table-cell>
          <table:table-cell table:formula="of:=([.G268]/[.D268])*100" office:value-type="float" office:value="284.630521306704" calcext:value-type="float">
            <text:p>284,63</text:p>
          </table:table-cell>
          <table:table-cell table:formula="of:=([.G268]/[.E268])*100" office:value-type="float" office:value="387.667749716222" calcext:value-type="float">
            <text:p>387,67</text:p>
          </table:table-cell>
          <table:table-cell table:style-name="ce6" table:formula="of:=[.I268]/([.H268]+[.F268])" office:value-type="float" office:value="0.921196094421493" calcext:value-type="float">
            <text:p>0,92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float" office:value="2.81329740000001" calcext:value-type="float">
            <text:p>2,81329740000001</text:p>
          </table:table-cell>
          <table:table-cell office:value-type="float" office:value="1.4953649" calcext:value-type="float">
            <text:p>1,4953649</text:p>
          </table:table-cell>
          <table:table-cell office:value-type="float" office:value="188.134508172554" calcext:value-type="float">
            <text:p>188,13</text:p>
          </table:table-cell>
          <table:table-cell office:value-type="float" office:value="10.3014556" calcext:value-type="float">
            <text:p>10,3014556</text:p>
          </table:table-cell>
          <table:table-cell table:formula="of:=([.G269]/[.D269])*100" office:value-type="float" office:value="366.170160325033" calcext:value-type="float">
            <text:p>366,17</text:p>
          </table:table-cell>
          <table:table-cell table:formula="of:=([.G269]/[.E269])*100" office:value-type="float" office:value="688.892430202154" calcext:value-type="float">
            <text:p>688,89</text:p>
          </table:table-cell>
          <table:table-cell table:style-name="ce6" table:formula="of:=[.I269]/([.H269]+[.F269])" office:value-type="float" office:value="1.24280466926133" calcext:value-type="float">
            <text:p>1,24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float" office:value="0.15309299999999" calcext:value-type="float">
            <text:p>0,15309299999999</text:p>
          </table:table-cell>
          <table:table-cell office:value-type="float" office:value="0.0400217999999995" calcext:value-type="float">
            <text:p>0,0400218</text:p>
          </table:table-cell>
          <table:table-cell office:value-type="float" office:value="382.524024406677" calcext:value-type="float">
            <text:p>382,52</text:p>
          </table:table-cell>
          <table:table-cell office:value-type="float" office:value="0.275384500000018" calcext:value-type="float">
            <text:p>0,275384500000018</text:p>
          </table:table-cell>
          <table:table-cell table:formula="of:=([.G270]/[.D270])*100" office:value-type="float" office:value="179.880530135301" calcext:value-type="float">
            <text:p>179,88</text:p>
          </table:table-cell>
          <table:table-cell table:formula="of:=([.G270]/[.E270])*100" office:value-type="float" office:value="688.086242997621" calcext:value-type="float">
            <text:p>688,09</text:p>
          </table:table-cell>
          <table:table-cell table:style-name="ce6" table:formula="of:=[.I270]/([.H270]+[.F270])" office:value-type="float" office:value="1.22347203172634" calcext:value-type="float">
            <text:p>1,22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33.5879848" calcext:value-type="float">
            <text:p>33,5879848</text:p>
          </table:table-cell>
          <table:table-cell office:value-type="float" office:value="14.9413292" calcext:value-type="float">
            <text:p>14,9413292</text:p>
          </table:table-cell>
          <table:table-cell office:value-type="float" office:value="224.799175163077" calcext:value-type="float">
            <text:p>224,80</text:p>
          </table:table-cell>
          <table:table-cell office:value-type="float" office:value="216.7819173" calcext:value-type="float">
            <text:p>216,7819173</text:p>
          </table:table-cell>
          <table:table-cell table:formula="of:=([.G271]/[.D271])*100" office:value-type="float" office:value="645.415075036" calcext:value-type="float">
            <text:p>645,42</text:p>
          </table:table-cell>
          <table:table-cell table:formula="of:=([.G271]/[.E271])*100" office:value-type="float" office:value="1450.88776505908" calcext:value-type="float">
            <text:p>1450,89</text:p>
          </table:table-cell>
          <table:table-cell table:style-name="ce6" table:formula="of:=[.I271]/([.H271]+[.F271])" office:value-type="float" office:value="1.66727649510125" calcext:value-type="float">
            <text:p>1,67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0.253022400000009" calcext:value-type="float">
            <text:p>0,253022400000009</text:p>
          </table:table-cell>
          <table:table-cell office:value-type="float" office:value="0.0466131000000132" calcext:value-type="float">
            <text:p>0,046613100000013</text:p>
          </table:table-cell>
          <table:table-cell office:value-type="float" office:value="542.813929989503" calcext:value-type="float">
            <text:p>542,81</text:p>
          </table:table-cell>
          <table:table-cell office:value-type="float" office:value="0.47608479999999" calcext:value-type="float">
            <text:p>0,47608479999999</text:p>
          </table:table-cell>
          <table:table-cell table:formula="of:=([.G272]/[.D272])*100" office:value-type="float" office:value="188.15915112653" calcext:value-type="float">
            <text:p>188,16</text:p>
          </table:table-cell>
          <table:table-cell table:formula="of:=([.G272]/[.E272])*100" office:value-type="float" office:value="1021.35408286481" calcext:value-type="float">
            <text:p>1021,35</text:p>
          </table:table-cell>
          <table:table-cell table:style-name="ce6" table:formula="of:=[.I272]/([.H272]+[.F272])" office:value-type="float" office:value="1.3972526612135" calcext:value-type="float">
            <text:p>1,40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0.254979000000003" calcext:value-type="float">
            <text:p>0,254979000000003</text:p>
          </table:table-cell>
          <table:table-cell office:value-type="float" office:value="0.0532700000000205" calcext:value-type="float">
            <text:p>0,053270000000021</text:p>
          </table:table-cell>
          <table:table-cell office:value-type="float" office:value="478.654026656477" calcext:value-type="float">
            <text:p>478,65</text:p>
          </table:table-cell>
          <table:table-cell office:value-type="float" office:value="0.477554500000042" calcext:value-type="float">
            <text:p>0,477554500000042</text:p>
          </table:table-cell>
          <table:table-cell table:formula="of:=([.G273]/[.D273])*100" office:value-type="float" office:value="187.29169853205" calcext:value-type="float">
            <text:p>187,29</text:p>
          </table:table-cell>
          <table:table-cell table:formula="of:=([.G273]/[.E273])*100" office:value-type="float" office:value="896.479256616967" calcext:value-type="float">
            <text:p>896,48</text:p>
          </table:table-cell>
          <table:table-cell table:style-name="ce6" table:formula="of:=[.I273]/([.H273]+[.F273])" office:value-type="float" office:value="1.34617465464348" calcext:value-type="float">
            <text:p>1,3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0.978332" calcext:value-type="float">
            <text:p>0,978332</text:p>
          </table:table-cell>
          <table:table-cell office:value-type="float" office:value="1.12376939999999" calcext:value-type="float">
            <text:p>1,12376939999999</text:p>
          </table:table-cell>
          <table:table-cell office:value-type="float" office:value="87.0580743700627" calcext:value-type="float">
            <text:p>87,06</text:p>
          </table:table-cell>
          <table:table-cell office:value-type="float" office:value="1.76084269999992" calcext:value-type="float">
            <text:p>1,76084269999992</text:p>
          </table:table-cell>
          <table:table-cell table:formula="of:=([.G274]/[.D274])*100" office:value-type="float" office:value="179.98416692901" calcext:value-type="float">
            <text:p>179,98</text:p>
          </table:table-cell>
          <table:table-cell table:formula="of:=([.G274]/[.E274])*100" office:value-type="float" office:value="156.690749899395" calcext:value-type="float">
            <text:p>156,69</text:p>
          </table:table-cell>
          <table:table-cell table:style-name="ce6" table:formula="of:=[.I274]/([.H274]+[.F274])" office:value-type="float" office:value="0.586763910972086" calcext:value-type="float">
            <text:p>0,59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0.22517969999999" calcext:value-type="float">
            <text:p>0,22517969999999</text:p>
          </table:table-cell>
          <table:table-cell office:value-type="float" office:value="0.0329220000000078" calcext:value-type="float">
            <text:p>0,032922000000008</text:p>
          </table:table-cell>
          <table:table-cell office:value-type="float" office:value="683.979405868224" calcext:value-type="float">
            <text:p>683,98</text:p>
          </table:table-cell>
          <table:table-cell office:value-type="float" office:value="0.418739699999969" calcext:value-type="float">
            <text:p>0,418739699999969</text:p>
          </table:table-cell>
          <table:table-cell table:formula="of:=([.G275]/[.D275])*100" office:value-type="float" office:value="185.958014865455" calcext:value-type="float">
            <text:p>185,96</text:p>
          </table:table-cell>
          <table:table-cell table:formula="of:=([.G275]/[.E275])*100" office:value-type="float" office:value="1271.91452524109" calcext:value-type="float">
            <text:p>1271,91</text:p>
          </table:table-cell>
          <table:table-cell table:style-name="ce6" table:formula="of:=[.I275]/([.H275]+[.F275])" office:value-type="float" office:value="1.46207588606591" calcext:value-type="float">
            <text:p>1,46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0.805077200000005" calcext:value-type="float">
            <text:p>0,805077200000005</text:p>
          </table:table-cell>
          <table:table-cell office:value-type="float" office:value="0.665983099999994" calcext:value-type="float">
            <text:p>0,665983099999994</text:p>
          </table:table-cell>
          <table:table-cell office:value-type="float" office:value="120.885529978165" calcext:value-type="float">
            <text:p>120,89</text:p>
          </table:table-cell>
          <table:table-cell office:value-type="float" office:value="1.70843129999994" calcext:value-type="float">
            <text:p>1,70843129999994</text:p>
          </table:table-cell>
          <table:table-cell table:formula="of:=([.G276]/[.D276])*100" office:value-type="float" office:value="212.2071398867" calcext:value-type="float">
            <text:p>212,21</text:p>
          </table:table-cell>
          <table:table-cell table:formula="of:=([.G276]/[.E276])*100" office:value-type="float" office:value="256.527725703543" calcext:value-type="float">
            <text:p>256,53</text:p>
          </table:table-cell>
          <table:table-cell table:style-name="ce6" table:formula="of:=[.I276]/([.H276]+[.F276])" office:value-type="float" office:value="0.770139210231243" calcext:value-type="float">
            <text:p>0,77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float" office:value="3.7257928" calcext:value-type="float">
            <text:p>3,7257928</text:p>
          </table:table-cell>
          <table:table-cell office:value-type="float" office:value="1.20893100000003" calcext:value-type="float">
            <text:p>1,20893100000003</text:p>
          </table:table-cell>
          <table:table-cell office:value-type="float" office:value="308.189036429698" calcext:value-type="float">
            <text:p>308,19</text:p>
          </table:table-cell>
          <table:table-cell office:value-type="float" office:value="13.6456921000001" calcext:value-type="float">
            <text:p>13,6456921000001</text:p>
          </table:table-cell>
          <table:table-cell table:formula="of:=([.G277]/[.D277])*100" office:value-type="float" office:value="366.2493550366" calcext:value-type="float">
            <text:p>366,25</text:p>
          </table:table-cell>
          <table:table-cell table:formula="of:=([.G277]/[.E277])*100" office:value-type="float" office:value="1128.74035821728" calcext:value-type="float">
            <text:p>1128,74</text:p>
          </table:table-cell>
          <table:table-cell table:style-name="ce6" table:formula="of:=[.I277]/([.H277]+[.F277])" office:value-type="float" office:value="1.67360039478667" calcext:value-type="float">
            <text:p>1,67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1.7701446" calcext:value-type="float">
            <text:p>11,7701446</text:p>
          </table:table-cell>
          <table:table-cell office:value-type="float" office:value="13.0868923" calcext:value-type="float">
            <text:p>13,0868923</text:p>
          </table:table-cell>
          <table:table-cell office:value-type="float" office:value="89.9384233489872" calcext:value-type="float">
            <text:p>89,94</text:p>
          </table:table-cell>
          <table:table-cell office:value-type="float" office:value="41.9302287999999" calcext:value-type="float">
            <text:p>41,9302287999999</text:p>
          </table:table-cell>
          <table:table-cell table:formula="of:=([.G278]/[.D278])*100" office:value-type="float" office:value="356.242257210671" calcext:value-type="float">
            <text:p>356,24</text:p>
          </table:table-cell>
          <table:table-cell table:formula="of:=([.G278]/[.E278])*100" office:value-type="float" office:value="320.398669438121" calcext:value-type="float">
            <text:p>320,40</text:p>
          </table:table-cell>
          <table:table-cell table:style-name="ce6" table:formula="of:=[.I278]/([.H278]+[.F278])" office:value-type="float" office:value="0.718091758334841" calcext:value-type="float">
            <text:p>0,72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2.30733319999999" calcext:value-type="float">
            <text:p>2,30733319999999</text:p>
          </table:table-cell>
          <table:table-cell office:value-type="float" office:value="1.0396622" calcext:value-type="float">
            <text:p>1,0396622</text:p>
          </table:table-cell>
          <table:table-cell office:value-type="float" office:value="221.93104644951" calcext:value-type="float">
            <text:p>221,93</text:p>
          </table:table-cell>
          <table:table-cell office:value-type="float" office:value="10.2999701" calcext:value-type="float">
            <text:p>10,2999701</text:p>
          </table:table-cell>
          <table:table-cell table:formula="of:=([.G279]/[.D279])*100" office:value-type="float" office:value="446.401503692662" calcext:value-type="float">
            <text:p>446,40</text:p>
          </table:table-cell>
          <table:table-cell table:formula="of:=([.G279]/[.E279])*100" office:value-type="float" office:value="990.70352851147" calcext:value-type="float">
            <text:p>990,70</text:p>
          </table:table-cell>
          <table:table-cell table:style-name="ce6" table:formula="of:=[.I279]/([.H279]+[.F279])" office:value-type="float" office:value="1.48235115632288" calcext:value-type="float">
            <text:p>1,48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float" office:value="2.41683030000001" calcext:value-type="float">
            <text:p>2,41683030000001</text:p>
          </table:table-cell>
          <table:table-cell office:value-type="float" office:value="1.34000019999999" calcext:value-type="float">
            <text:p>1,34000019999999</text:p>
          </table:table-cell>
          <table:table-cell office:value-type="float" office:value="180.360443229788" calcext:value-type="float">
            <text:p>180,36</text:p>
          </table:table-cell>
          <table:table-cell office:value-type="float" office:value="10.2947361" calcext:value-type="float">
            <text:p>10,2947361</text:p>
          </table:table-cell>
          <table:table-cell table:formula="of:=([.G280]/[.D280])*100" office:value-type="float" office:value="425.960238085397" calcext:value-type="float">
            <text:p>425,96</text:p>
          </table:table-cell>
          <table:table-cell table:formula="of:=([.G280]/[.E280])*100" office:value-type="float" office:value="768.263773393476" calcext:value-type="float">
            <text:p>768,26</text:p>
          </table:table-cell>
          <table:table-cell table:style-name="ce6" table:formula="of:=[.I280]/([.H280]+[.F280])" office:value-type="float" office:value="1.2670914865167" calcext:value-type="float">
            <text:p>1,27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2.8982663" calcext:value-type="float">
            <text:p>2,8982663</text:p>
          </table:table-cell>
          <table:table-cell office:value-type="float" office:value="1.54044990000002" calcext:value-type="float">
            <text:p>1,54044990000002</text:p>
          </table:table-cell>
          <table:table-cell office:value-type="float" office:value="188.14414542141" calcext:value-type="float">
            <text:p>188,14</text:p>
          </table:table-cell>
          <table:table-cell office:value-type="float" office:value="10.454329" calcext:value-type="float">
            <text:p>10,454329</text:p>
          </table:table-cell>
          <table:table-cell table:formula="of:=([.G281]/[.D281])*100" office:value-type="float" office:value="360.709745684859" calcext:value-type="float">
            <text:p>360,71</text:p>
          </table:table-cell>
          <table:table-cell table:formula="of:=([.G281]/[.E281])*100" office:value-type="float" office:value="678.654268470518" calcext:value-type="float">
            <text:p>678,65</text:p>
          </table:table-cell>
          <table:table-cell table:style-name="ce6" table:formula="of:=[.I281]/([.H281]+[.F281])" office:value-type="float" office:value="1.23649349939494" calcext:value-type="float">
            <text:p>1,24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0.258089399999972" calcext:value-type="float">
            <text:p>0,258089399999972</text:p>
          </table:table-cell>
          <table:table-cell office:value-type="float" office:value="0.0328050999999959" calcext:value-type="float">
            <text:p>0,032805099999996</text:p>
          </table:table-cell>
          <table:table-cell office:value-type="float" office:value="786.735599037965" calcext:value-type="float">
            <text:p>786,74</text:p>
          </table:table-cell>
          <table:table-cell office:value-type="float" office:value="0.475839300000007" calcext:value-type="float">
            <text:p>0,475839300000007</text:p>
          </table:table-cell>
          <table:table-cell table:formula="of:=([.G282]/[.D282])*100" office:value-type="float" office:value="184.369950877509" calcext:value-type="float">
            <text:p>184,37</text:p>
          </table:table-cell>
          <table:table-cell table:formula="of:=([.G282]/[.E282])*100" office:value-type="float" office:value="1450.50403748218" calcext:value-type="float">
            <text:p>1450,50</text:p>
          </table:table-cell>
          <table:table-cell table:style-name="ce6" table:formula="of:=[.I282]/([.H282]+[.F282])" office:value-type="float" office:value="1.49366259682939" calcext:value-type="float">
            <text:p>1,4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office:value-type="float" office:value="0.883534300000019" calcext:value-type="float">
            <text:p>0,883534300000019</text:p>
          </table:table-cell>
          <table:table-cell office:value-type="float" office:value="0.713333000000011" calcext:value-type="float">
            <text:p>0,713333000000011</text:p>
          </table:table-cell>
          <table:table-cell office:value-type="float" office:value="123.860006476639" calcext:value-type="float">
            <text:p>123,86</text:p>
          </table:table-cell>
          <table:table-cell office:value-type="float" office:value="1.76647859999994" calcext:value-type="float">
            <text:p>1,76647859999994</text:p>
          </table:table-cell>
          <table:table-cell table:formula="of:=([.G283]/[.D283])*100" office:value-type="float" office:value="199.933222739615" calcext:value-type="float">
            <text:p>199,93</text:p>
          </table:table-cell>
          <table:table-cell table:formula="of:=([.G283]/[.E283])*100" office:value-type="float" office:value="247.637302634241" calcext:value-type="float">
            <text:p>247,64</text:p>
          </table:table-cell>
          <table:table-cell table:style-name="ce6" table:formula="of:=[.I283]/([.H283]+[.F283])" office:value-type="float" office:value="0.764800744084891" calcext:value-type="float">
            <text:p>0,76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0.258837499999981" calcext:value-type="float">
            <text:p>0,258837499999981</text:p>
          </table:table-cell>
          <table:table-cell office:value-type="float" office:value="0.045914700000003" calcext:value-type="float">
            <text:p>0,045914700000003</text:p>
          </table:table-cell>
          <table:table-cell office:value-type="float" office:value="563.735579237074" calcext:value-type="float">
            <text:p>563,74</text:p>
          </table:table-cell>
          <table:table-cell office:value-type="float" office:value="0.476948999999877" calcext:value-type="float">
            <text:p>0,476948999999877</text:p>
          </table:table-cell>
          <table:table-cell table:formula="of:=([.G284]/[.D284])*100" office:value-type="float" office:value="184.265803834418" calcext:value-type="float">
            <text:p>184,27</text:p>
          </table:table-cell>
          <table:table-cell table:formula="of:=([.G284]/[.E284])*100" office:value-type="float" office:value="1038.7718965818" calcext:value-type="float">
            <text:p>1038,77</text:p>
          </table:table-cell>
          <table:table-cell table:style-name="ce6" table:formula="of:=[.I284]/([.H284]+[.F284])" office:value-type="float" office:value="1.38872991426344" calcext:value-type="float">
            <text:p>1,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0.873446000000013" calcext:value-type="float">
            <text:p>0,873446000000013</text:p>
          </table:table-cell>
          <table:table-cell office:value-type="float" office:value="1.00642630000002" calcext:value-type="float">
            <text:p>1,00642630000002</text:p>
          </table:table-cell>
          <table:table-cell office:value-type="float" office:value="86.7868814636496" calcext:value-type="float">
            <text:p>86,79</text:p>
          </table:table-cell>
          <table:table-cell office:value-type="float" office:value="1.76387899999991" calcext:value-type="float">
            <text:p>1,76387899999991</text:p>
          </table:table-cell>
          <table:table-cell table:formula="of:=([.G285]/[.D285])*100" office:value-type="float" office:value="201.944825438537" calcext:value-type="float">
            <text:p>201,94</text:p>
          </table:table-cell>
          <table:table-cell table:formula="of:=([.G285]/[.E285])*100" office:value-type="float" office:value="175.261616275317" calcext:value-type="float">
            <text:p>175,26</text:p>
          </table:table-cell>
          <table:table-cell table:style-name="ce6" table:formula="of:=[.I285]/([.H285]+[.F285])" office:value-type="float" office:value="0.607005091874757" calcext:value-type="float">
            <text:p>0,61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5" calcext:value-type="float">
            <text:p>435</text:p>
          </table:table-cell>
          <table:table-cell office:value-type="float" office:value="5" calcext:value-type="float">
            <text:p>5</text:p>
          </table:table-cell>
          <table:table-cell office:value-type="float" office:value="0.126266200000001" calcext:value-type="float">
            <text:p>0,126266200000001</text:p>
          </table:table-cell>
          <table:table-cell office:value-type="float" office:value="0.0439891000000017" calcext:value-type="float">
            <text:p>0,043989100000002</text:p>
          </table:table-cell>
          <table:table-cell office:value-type="float" office:value="287.039743936556" calcext:value-type="float">
            <text:p>287,04</text:p>
          </table:table-cell>
          <table:table-cell office:value-type="float" office:value="0.402893899999992" calcext:value-type="float">
            <text:p>0,402893899999992</text:p>
          </table:table-cell>
          <table:table-cell table:formula="of:=([.G286]/[.D286])*100" office:value-type="float" office:value="319.082937476529" calcext:value-type="float">
            <text:p>319,08</text:p>
          </table:table-cell>
          <table:table-cell table:formula="of:=([.G286]/[.E286])*100" office:value-type="float" office:value="915.894846677874" calcext:value-type="float">
            <text:p>915,89</text:p>
          </table:table-cell>
          <table:table-cell table:style-name="ce6" table:formula="of:=[.I286]/([.H286]+[.F286])" office:value-type="float" office:value="1.51107172650692" calcext:value-type="float">
            <text:p>1,51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office:value-type="float" office:value="0.0544660000000022" calcext:value-type="float">
            <text:p>0,054466000000002</text:p>
          </table:table-cell>
          <table:table-cell office:value-type="float" office:value="0.0367615999999998" calcext:value-type="float">
            <text:p>0,0367616</text:p>
          </table:table-cell>
          <table:table-cell office:value-type="float" office:value="148.160036559895" calcext:value-type="float">
            <text:p>148,16</text:p>
          </table:table-cell>
          <table:table-cell office:value-type="float" office:value="0.093139199999996" calcext:value-type="float">
            <text:p>0,093139199999996</text:p>
          </table:table-cell>
          <table:table-cell table:formula="of:=([.G287]/[.D287])*100" office:value-type="float" office:value="171.004296258202" calcext:value-type="float">
            <text:p>171,00</text:p>
          </table:table-cell>
          <table:table-cell table:formula="of:=([.G287]/[.E287])*100" office:value-type="float" office:value="253.360027855144" calcext:value-type="float">
            <text:p>253,36</text:p>
          </table:table-cell>
          <table:table-cell table:style-name="ce6" table:formula="of:=[.I287]/([.H287]+[.F287])" office:value-type="float" office:value="0.793823124338717" calcext:value-type="float">
            <text:p>0,79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.92449380000001" calcext:value-type="float">
            <text:p>1,92449380000001</text:p>
          </table:table-cell>
          <table:table-cell office:value-type="float" office:value="1.26361469999999" calcext:value-type="float">
            <text:p>1,26361469999999</text:p>
          </table:table-cell>
          <table:table-cell office:value-type="float" office:value="152.300681528951" calcext:value-type="float">
            <text:p>152,30</text:p>
          </table:table-cell>
          <table:table-cell office:value-type="float" office:value="6.23828869999998" calcext:value-type="float">
            <text:p>6,23828869999998</text:p>
          </table:table-cell>
          <table:table-cell table:formula="of:=([.G288]/[.D288])*100" office:value-type="float" office:value="324.152184849852" calcext:value-type="float">
            <text:p>324,15</text:p>
          </table:table-cell>
          <table:table-cell table:formula="of:=([.G288]/[.E288])*100" office:value-type="float" office:value="493.685986717314" calcext:value-type="float">
            <text:p>493,69</text:p>
          </table:table-cell>
          <table:table-cell table:style-name="ce6" table:formula="of:=[.I288]/([.H288]+[.F288])" office:value-type="float" office:value="1.03616962254732" calcext:value-type="float">
            <text:p>1,04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office:value-type="float" office:value="2.25711150000002" calcext:value-type="float">
            <text:p>2,25711150000002</text:p>
          </table:table-cell>
          <table:table-cell office:value-type="float" office:value="1.05679400000001" calcext:value-type="float">
            <text:p>1,05679400000001</text:p>
          </table:table-cell>
          <table:table-cell office:value-type="float" office:value="213.581029036879" calcext:value-type="float">
            <text:p>213,58</text:p>
          </table:table-cell>
          <table:table-cell office:value-type="float" office:value="10.9777932" calcext:value-type="float">
            <text:p>10,9777932</text:p>
          </table:table-cell>
          <table:table-cell table:formula="of:=([.G289]/[.D289])*100" office:value-type="float" office:value="486.364683357464" calcext:value-type="float">
            <text:p>486,36</text:p>
          </table:table-cell>
          <table:table-cell table:formula="of:=([.G289]/[.E289])*100" office:value-type="float" office:value="1038.78269558683" calcext:value-type="float">
            <text:p>1038,78</text:p>
          </table:table-cell>
          <table:table-cell table:style-name="ce6" table:formula="of:=[.I289]/([.H289]+[.F289])" office:value-type="float" office:value="1.48409037614276" calcext:value-type="float">
            <text:p>1,4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office:value-type="float" office:value="0.127307900000005" calcext:value-type="float">
            <text:p>0,127307900000005</text:p>
          </table:table-cell>
          <table:table-cell office:value-type="float" office:value="0.0449761000000081" calcext:value-type="float">
            <text:p>0,044976100000008</text:p>
          </table:table-cell>
          <table:table-cell office:value-type="float" office:value="283.056779044832" calcext:value-type="float">
            <text:p>283,06</text:p>
          </table:table-cell>
          <table:table-cell office:value-type="float" office:value="0.270527300000049" calcext:value-type="float">
            <text:p>0,270527300000049</text:p>
          </table:table-cell>
          <table:table-cell table:formula="of:=([.G290]/[.D290])*100" office:value-type="float" office:value="212.498438824329" calcext:value-type="float">
            <text:p>212,50</text:p>
          </table:table-cell>
          <table:table-cell table:formula="of:=([.G290]/[.E290])*100" office:value-type="float" office:value="601.491236456696" calcext:value-type="float">
            <text:p>601,49</text:p>
          </table:table-cell>
          <table:table-cell table:style-name="ce6" table:formula="of:=[.I290]/([.H290]+[.F290])" office:value-type="float" office:value="1.2137723804888" calcext:value-type="float">
            <text:p>1,21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float" office:value="0.132311299999992" calcext:value-type="float">
            <text:p>0,132311299999992</text:p>
          </table:table-cell>
          <table:table-cell office:value-type="float" office:value="0.0600948999999901" calcext:value-type="float">
            <text:p>0,06009489999999</text:p>
          </table:table-cell>
          <table:table-cell office:value-type="float" office:value="220.170596839356" calcext:value-type="float">
            <text:p>220,17</text:p>
          </table:table-cell>
          <table:table-cell office:value-type="float" office:value="0.271959800000059" calcext:value-type="float">
            <text:p>0,271959800000059</text:p>
          </table:table-cell>
          <table:table-cell table:formula="of:=([.G291]/[.D291])*100" office:value-type="float" office:value="205.545406930531" calcext:value-type="float">
            <text:p>205,55</text:p>
          </table:table-cell>
          <table:table-cell table:formula="of:=([.G291]/[.E291])*100" office:value-type="float" office:value="452.550549214831" calcext:value-type="float">
            <text:p>452,55</text:p>
          </table:table-cell>
          <table:table-cell table:style-name="ce6" table:formula="of:=[.I291]/([.H291]+[.F291])" office:value-type="float" office:value="1.06303391276652" calcext:value-type="float">
            <text:p>1,06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float" office:value="0.298152499999992" calcext:value-type="float">
            <text:p>0,298152499999992</text:p>
          </table:table-cell>
          <table:table-cell office:value-type="float" office:value="0.0320335000000114" calcext:value-type="float">
            <text:p>0,032033500000011</text:p>
          </table:table-cell>
          <table:table-cell office:value-type="float" office:value="930.752181309835" calcext:value-type="float">
            <text:p>930,75</text:p>
          </table:table-cell>
          <table:table-cell office:value-type="float" office:value="0.691428999999971" calcext:value-type="float">
            <text:p>0,691428999999971</text:p>
          </table:table-cell>
          <table:table-cell table:formula="of:=([.G292]/[.D292])*100" office:value-type="float" office:value="231.904478412889" calcext:value-type="float">
            <text:p>231,90</text:p>
          </table:table-cell>
          <table:table-cell table:formula="of:=([.G292]/[.E292])*100" office:value-type="float" office:value="2158.45599138316" calcext:value-type="float">
            <text:p>2158,46</text:p>
          </table:table-cell>
          <table:table-cell table:style-name="ce6" table:formula="of:=[.I292]/([.H292]+[.F292])" office:value-type="float" office:value="1.85648615464682" calcext:value-type="float">
            <text:p>1,86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office:value-type="float" office:value="0.95532519999997" calcext:value-type="float">
            <text:p>0,95532519999997</text:p>
          </table:table-cell>
          <table:table-cell office:value-type="float" office:value="0.684237799999983" calcext:value-type="float">
            <text:p>0,684237799999983</text:p>
          </table:table-cell>
          <table:table-cell office:value-type="float" office:value="139.618886884062" calcext:value-type="float">
            <text:p>139,62</text:p>
          </table:table-cell>
          <table:table-cell office:value-type="float" office:value="1.95182929999992" calcext:value-type="float">
            <text:p>1,95182929999992</text:p>
          </table:table-cell>
          <table:table-cell table:formula="of:=([.G293]/[.D293])*100" office:value-type="float" office:value="204.310458888762" calcext:value-type="float">
            <text:p>204,31</text:p>
          </table:table-cell>
          <table:table-cell table:formula="of:=([.G293]/[.E293])*100" office:value-type="float" office:value="285.255988488208" calcext:value-type="float">
            <text:p>285,26</text:p>
          </table:table-cell>
          <table:table-cell table:style-name="ce6" table:formula="of:=[.I293]/([.H293]+[.F293])" office:value-type="float" office:value="0.829402875893669" calcext:value-type="float">
            <text:p>0,83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float" office:value="0.1434752" calcext:value-type="float">
            <text:p>0,1434752</text:p>
          </table:table-cell>
          <table:table-cell office:value-type="float" office:value="0.0459429" calcext:value-type="float">
            <text:p>0,0459429</text:p>
          </table:table-cell>
          <table:table-cell office:value-type="float" office:value="312.290255948145" calcext:value-type="float">
            <text:p>312,29</text:p>
          </table:table-cell>
          <table:table-cell office:value-type="float" office:value="0.374623399999996" calcext:value-type="float">
            <text:p>0,374623399999996</text:p>
          </table:table-cell>
          <table:table-cell table:formula="of:=([.G294]/[.D294])*100" office:value-type="float" office:value="261.106727852616" calcext:value-type="float">
            <text:p>261,11</text:p>
          </table:table-cell>
          <table:table-cell table:formula="of:=([.G294]/[.E294])*100" office:value-type="float" office:value="815.410868708758" calcext:value-type="float">
            <text:p>815,41</text:p>
          </table:table-cell>
          <table:table-cell table:style-name="ce6" table:formula="of:=[.I294]/([.H294]+[.F294])" office:value-type="float" office:value="1.42207038360022" calcext:value-type="float">
            <text:p>1,42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6" calcext:value-type="float">
            <text:p>346</text:p>
          </table:table-cell>
          <table:table-cell office:value-type="float" office:value="6" calcext:value-type="float">
            <text:p>6</text:p>
          </table:table-cell>
          <table:table-cell office:value-type="float" office:value="0.0507317000000057" calcext:value-type="float">
            <text:p>0,050731700000006</text:p>
          </table:table-cell>
          <table:table-cell office:value-type="float" office:value="0.0322798999999918" calcext:value-type="float">
            <text:p>0,032279899999992</text:p>
          </table:table-cell>
          <table:table-cell office:value-type="float" office:value="157.161887118667" calcext:value-type="float">
            <text:p>157,16</text:p>
          </table:table-cell>
          <table:table-cell office:value-type="float" office:value="0.106116100000008" calcext:value-type="float">
            <text:p>0,106116100000008</text:p>
          </table:table-cell>
          <table:table-cell table:formula="of:=([.G295]/[.D295])*100" office:value-type="float" office:value="209.171188822761" calcext:value-type="float">
            <text:p>209,17</text:p>
          </table:table-cell>
          <table:table-cell table:formula="of:=([.G295]/[.E295])*100" office:value-type="float" office:value="328.737387662401" calcext:value-type="float">
            <text:p>328,74</text:p>
          </table:table-cell>
          <table:table-cell table:style-name="ce6" table:formula="of:=[.I295]/([.H295]+[.F295])" office:value-type="float" office:value="0.897372935320102" calcext:value-type="float">
            <text:p>0,90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8" calcext:value-type="float">
            <text:p>328</text:p>
          </table:table-cell>
          <table:table-cell office:value-type="float" office:value="5" calcext:value-type="float">
            <text:p>5</text:p>
          </table:table-cell>
          <table:table-cell office:value-type="float" office:value="0.0540168999999992" calcext:value-type="float">
            <text:p>0,054016899999999</text:p>
          </table:table-cell>
          <table:table-cell office:value-type="float" office:value="0.0322017999999957" calcext:value-type="float">
            <text:p>0,032201799999996</text:p>
          </table:table-cell>
          <table:table-cell office:value-type="float" office:value="167.744970778051" calcext:value-type="float">
            <text:p>167,74</text:p>
          </table:table-cell>
          <table:table-cell office:value-type="float" office:value="0.0899284999999964" calcext:value-type="float">
            <text:p>0,089928499999996</text:p>
          </table:table-cell>
          <table:table-cell table:formula="of:=([.G296]/[.D296])*100" office:value-type="float" office:value="166.482156510273" calcext:value-type="float">
            <text:p>166,48</text:p>
          </table:table-cell>
          <table:table-cell table:formula="of:=([.G296]/[.E296])*100" office:value-type="float" office:value="279.265444788827" calcext:value-type="float">
            <text:p>279,27</text:p>
          </table:table-cell>
          <table:table-cell table:style-name="ce6" table:formula="of:=[.I296]/([.H296]+[.F296])" office:value-type="float" office:value="0.835555889955981" calcext:value-type="float">
            <text:p>0,84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  <table:table-cell office:value-type="float" office:value="1.8105423" calcext:value-type="float">
            <text:p>1,8105423</text:p>
          </table:table-cell>
          <table:table-cell office:value-type="float" office:value="0.97370249999999" calcext:value-type="float">
            <text:p>0,97370249999999</text:p>
          </table:table-cell>
          <table:table-cell office:value-type="float" office:value="185.944094833896" calcext:value-type="float">
            <text:p>185,94</text:p>
          </table:table-cell>
          <table:table-cell office:value-type="float" office:value="6.51501230000004" calcext:value-type="float">
            <text:p>6,51501230000004</text:p>
          </table:table-cell>
          <table:table-cell table:formula="of:=([.G297]/[.D297])*100" office:value-type="float" office:value="359.837618817303" calcext:value-type="float">
            <text:p>359,84</text:p>
          </table:table-cell>
          <table:table-cell table:formula="of:=([.G297]/[.E297])*100" office:value-type="float" office:value="669.096803181681" calcext:value-type="float">
            <text:p>669,10</text:p>
          </table:table-cell>
          <table:table-cell table:style-name="ce6" table:formula="of:=[.I297]/([.H297]+[.F297])" office:value-type="float" office:value="1.22594214215336" calcext:value-type="float">
            <text:p>1,23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1.81809210000001" calcext:value-type="float">
            <text:p>1,81809210000001</text:p>
          </table:table-cell>
          <table:table-cell office:value-type="float" office:value="1.27771580000001" calcext:value-type="float">
            <text:p>1,27771580000001</text:p>
          </table:table-cell>
          <table:table-cell office:value-type="float" office:value="142.292370494284" calcext:value-type="float">
            <text:p>142,29</text:p>
          </table:table-cell>
          <table:table-cell office:value-type="float" office:value="5.63109169999998" calcext:value-type="float">
            <text:p>5,63109169999998</text:p>
          </table:table-cell>
          <table:table-cell table:formula="of:=([.G298]/[.D298])*100" office:value-type="float" office:value="309.725326896253" calcext:value-type="float">
            <text:p>309,73</text:p>
          </table:table-cell>
          <table:table-cell table:formula="of:=([.G298]/[.E298])*100" office:value-type="float" office:value="440.715509661846" calcext:value-type="float">
            <text:p>440,72</text:p>
          </table:table-cell>
          <table:table-cell table:style-name="ce6" table:formula="of:=[.I298]/([.H298]+[.F298])" office:value-type="float" office:value="0.974996138881426" calcext:value-type="float">
            <text:p>0,9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float" office:value="2.3518274" calcext:value-type="float">
            <text:p>2,3518274</text:p>
          </table:table-cell>
          <table:table-cell office:value-type="float" office:value="1.25351469999998" calcext:value-type="float">
            <text:p>1,25351469999998</text:p>
          </table:table-cell>
          <table:table-cell office:value-type="float" office:value="187.618653375189" calcext:value-type="float">
            <text:p>187,62</text:p>
          </table:table-cell>
          <table:table-cell office:value-type="float" office:value="12.7848021" calcext:value-type="float">
            <text:p>12,7848021</text:p>
          </table:table-cell>
          <table:table-cell table:formula="of:=([.G299]/[.D299])*100" office:value-type="float" office:value="543.611410429183" calcext:value-type="float">
            <text:p>543,61</text:p>
          </table:table-cell>
          <table:table-cell table:formula="of:=([.G299]/[.E299])*100" office:value-type="float" office:value="1019.9164078411" calcext:value-type="float">
            <text:p>1019,92</text:p>
          </table:table-cell>
          <table:table-cell table:style-name="ce6" table:formula="of:=[.I299]/([.H299]+[.F299])" office:value-type="float" office:value="1.39479550736027" calcext:value-type="float">
            <text:p>1,39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0.202171499999986" calcext:value-type="float">
            <text:p>0,202171499999986</text:p>
          </table:table-cell>
          <table:table-cell office:value-type="float" office:value="0.0336093999999775" calcext:value-type="float">
            <text:p>0,033609399999978</text:p>
          </table:table-cell>
          <table:table-cell office:value-type="float" office:value="601.532606949606" calcext:value-type="float">
            <text:p>601,53</text:p>
          </table:table-cell>
          <table:table-cell office:value-type="float" office:value="0.576958299999933" calcext:value-type="float">
            <text:p>0,576958299999933</text:p>
          </table:table-cell>
          <table:table-cell table:formula="of:=([.G300]/[.D300])*100" office:value-type="float" office:value="285.380629811805" calcext:value-type="float">
            <text:p>285,38</text:p>
          </table:table-cell>
          <table:table-cell table:formula="of:=([.G300]/[.E300])*100" office:value-type="float" office:value="1716.65754223616" calcext:value-type="float">
            <text:p>1716,66</text:p>
          </table:table-cell>
          <table:table-cell table:style-name="ce6" table:formula="of:=[.I300]/([.H300]+[.F300])" office:value-type="float" office:value="1.93554168669822" calcext:value-type="float">
            <text:p>1,94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2.06005439999999" calcext:value-type="float">
            <text:p>2,06005439999999</text:p>
          </table:table-cell>
          <table:table-cell office:value-type="float" office:value="0.947822600000018" calcext:value-type="float">
            <text:p>0,947822600000018</text:p>
          </table:table-cell>
          <table:table-cell office:value-type="float" office:value="217.345988584779" calcext:value-type="float">
            <text:p>217,35</text:p>
          </table:table-cell>
          <table:table-cell office:value-type="float" office:value="12.377624" calcext:value-type="float">
            <text:p>12,377624</text:p>
          </table:table-cell>
          <table:table-cell table:formula="of:=([.G301]/[.D301])*100" office:value-type="float" office:value="600.839667146658" calcext:value-type="float">
            <text:p>600,84</text:p>
          </table:table-cell>
          <table:table-cell table:formula="of:=([.G301]/[.E301])*100" office:value-type="float" office:value="1305.9009143694" calcext:value-type="float">
            <text:p>1305,90</text:p>
          </table:table-cell>
          <table:table-cell table:style-name="ce6" table:formula="of:=[.I301]/([.H301]+[.F301])" office:value-type="float" office:value="1.59609363134331" calcext:value-type="float">
            <text:p>1,60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0.109821299999999" calcext:value-type="float">
            <text:p>0,109821299999999</text:p>
          </table:table-cell>
          <table:table-cell office:value-type="float" office:value="0.0279610000000048" calcext:value-type="float">
            <text:p>0,027961000000005</text:p>
          </table:table-cell>
          <table:table-cell office:value-type="float" office:value="392.765995493652" calcext:value-type="float">
            <text:p>392,77</text:p>
          </table:table-cell>
          <table:table-cell office:value-type="float" office:value="0.303470300000026" calcext:value-type="float">
            <text:p>0,303470300000026</text:p>
          </table:table-cell>
          <table:table-cell table:formula="of:=([.G302]/[.D302])*100" office:value-type="float" office:value="276.33100318429" calcext:value-type="float">
            <text:p>276,33</text:p>
          </table:table-cell>
          <table:table-cell table:formula="of:=([.G302]/[.E302])*100" office:value-type="float" office:value="1085.33421551437" calcext:value-type="float">
            <text:p>1085,33</text:p>
          </table:table-cell>
          <table:table-cell table:style-name="ce6" table:formula="of:=[.I302]/([.H302]+[.F302])" office:value-type="float" office:value="1.62208800466729" calcext:value-type="float">
            <text:p>1,62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float" office:value="0.11120719999999" calcext:value-type="float">
            <text:p>0,11120719999999</text:p>
          </table:table-cell>
          <table:table-cell office:value-type="float" office:value="0.0399343000000044" calcext:value-type="float">
            <text:p>0,039934300000004</text:p>
          </table:table-cell>
          <table:table-cell office:value-type="float" office:value="278.475395837607" calcext:value-type="float">
            <text:p>278,48</text:p>
          </table:table-cell>
          <table:table-cell office:value-type="float" office:value="0.298130600000059" calcext:value-type="float">
            <text:p>0,298130600000059</text:p>
          </table:table-cell>
          <table:table-cell table:formula="of:=([.G303]/[.D303])*100" office:value-type="float" office:value="268.08569948716" calcext:value-type="float">
            <text:p>268,09</text:p>
          </table:table-cell>
          <table:table-cell table:formula="of:=([.G303]/[.E303])*100" office:value-type="float" office:value="746.552712830889" calcext:value-type="float">
            <text:p>746,55</text:p>
          </table:table-cell>
          <table:table-cell table:style-name="ce6" table:formula="of:=[.I303]/([.H303]+[.F303])" office:value-type="float" office:value="1.36590898843118" calcext:value-type="float">
            <text:p>1,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office:value-type="float" office:value="0.611233200000015" calcext:value-type="float">
            <text:p>0,611233200000015</text:p>
          </table:table-cell>
          <table:table-cell office:value-type="float" office:value="0.581779099999994" calcext:value-type="float">
            <text:p>0,581779099999994</text:p>
          </table:table-cell>
          <table:table-cell office:value-type="float" office:value="105.062763512821" calcext:value-type="float">
            <text:p>105,06</text:p>
          </table:table-cell>
          <table:table-cell office:value-type="float" office:value="1.62488960000001" calcext:value-type="float">
            <text:p>1,62488960000001</text:p>
          </table:table-cell>
          <table:table-cell table:formula="of:=([.G304]/[.D304])*100" office:value-type="float" office:value="265.837915872365" calcext:value-type="float">
            <text:p>265,84</text:p>
          </table:table-cell>
          <table:table-cell table:formula="of:=([.G304]/[.E304])*100" office:value-type="float" office:value="279.296660880397" calcext:value-type="float">
            <text:p>279,30</text:p>
          </table:table-cell>
          <table:table-cell table:style-name="ce6" table:formula="of:=[.I304]/([.H304]+[.F304])" office:value-type="float" office:value="0.753022780501145" calcext:value-type="float">
            <text:p>0,75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float" office:value="0.108802199999991" calcext:value-type="float">
            <text:p>0,108802199999991</text:p>
          </table:table-cell>
          <table:table-cell office:value-type="float" office:value="0.0423592000000099" calcext:value-type="float">
            <text:p>0,04235920000001</text:p>
          </table:table-cell>
          <table:table-cell office:value-type="float" office:value="256.856125705787" calcext:value-type="float">
            <text:p>256,86</text:p>
          </table:table-cell>
          <table:table-cell office:value-type="float" office:value="0.271146399999998" calcext:value-type="float">
            <text:p>0,271146399999998</text:p>
          </table:table-cell>
          <table:table-cell table:formula="of:=([.G305]/[.D305])*100" office:value-type="float" office:value="249.210401995566" calcext:value-type="float">
            <text:p>249,21</text:p>
          </table:table-cell>
          <table:table-cell table:formula="of:=([.G305]/[.E305])*100" office:value-type="float" office:value="640.112183421629" calcext:value-type="float">
            <text:p>640,11</text:p>
          </table:table-cell>
          <table:table-cell table:style-name="ce6" table:formula="of:=[.I305]/([.H305]+[.F305])" office:value-type="float" office:value="1.26487753760189" calcext:value-type="float">
            <text:p>1,26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0.0499212999999941" calcext:value-type="float">
            <text:p>0,049921299999994</text:p>
          </table:table-cell>
          <table:table-cell office:value-type="float" office:value="0.0315311000000065" calcext:value-type="float">
            <text:p>0,031531100000007</text:p>
          </table:table-cell>
          <table:table-cell office:value-type="float" office:value="158.324003919888" calcext:value-type="float">
            <text:p>158,32</text:p>
          </table:table-cell>
          <table:table-cell office:value-type="float" office:value="0.105192300000044" calcext:value-type="float">
            <text:p>0,105192300000044</text:p>
          </table:table-cell>
          <table:table-cell table:formula="of:=([.G306]/[.D306])*100" office:value-type="float" office:value="210.716267405009" calcext:value-type="float">
            <text:p>210,72</text:p>
          </table:table-cell>
          <table:table-cell table:formula="of:=([.G306]/[.E306])*100" office:value-type="float" office:value="333.614431466148" calcext:value-type="float">
            <text:p>333,61</text:p>
          </table:table-cell>
          <table:table-cell table:style-name="ce6" table:formula="of:=[.I306]/([.H306]+[.F306])" office:value-type="float" office:value="0.904005490426381" calcext:value-type="float">
            <text:p>0,90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office:value-type="float" office:value="0.907787499999995" calcext:value-type="float">
            <text:p>0,907787499999995</text:p>
          </table:table-cell>
          <table:table-cell office:value-type="float" office:value="1.2694842" calcext:value-type="float">
            <text:p>1,2694842</text:p>
          </table:table-cell>
          <table:table-cell office:value-type="float" office:value="71.5083732432428" calcext:value-type="float">
            <text:p>71,51</text:p>
          </table:table-cell>
          <table:table-cell office:value-type="float" office:value="3.93976809999999" calcext:value-type="float">
            <text:p>3,93976809999999</text:p>
          </table:table-cell>
          <table:table-cell table:formula="of:=([.G307]/[.D307])*100" office:value-type="float" office:value="433.996733817112" calcext:value-type="float">
            <text:p>434,00</text:p>
          </table:table-cell>
          <table:table-cell table:formula="of:=([.G307]/[.E307])*100" office:value-type="float" office:value="310.344004281423" calcext:value-type="float">
            <text:p>310,34</text:p>
          </table:table-cell>
          <table:table-cell table:style-name="ce6" table:formula="of:=[.I307]/([.H307]+[.F307])" office:value-type="float" office:value="0.613928524058155" calcext:value-type="float">
            <text:p>0,61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8.3116436" calcext:value-type="float">
            <text:p>8,3116436</text:p>
          </table:table-cell>
          <table:table-cell office:value-type="float" office:value="8.9602165" calcext:value-type="float">
            <text:p>8,9602165</text:p>
          </table:table-cell>
          <table:table-cell office:value-type="float" office:value="92.7616380697944" calcext:value-type="float">
            <text:p>92,76</text:p>
          </table:table-cell>
          <table:table-cell office:value-type="float" office:value="78.208783" calcext:value-type="float">
            <text:p>78,208783</text:p>
          </table:table-cell>
          <table:table-cell table:formula="of:=([.G308]/[.D308])*100" office:value-type="float" office:value="940.954482215767" calcext:value-type="float">
            <text:p>940,95</text:p>
          </table:table-cell>
          <table:table-cell table:formula="of:=([.G308]/[.E308])*100" office:value-type="float" office:value="872.844791194498" calcext:value-type="float">
            <text:p>872,84</text:p>
          </table:table-cell>
          <table:table-cell table:style-name="ce6" table:formula="of:=[.I308]/([.H308]+[.F308])" office:value-type="float" office:value="0.844375717922805" calcext:value-type="float">
            <text:p>0,84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office:value-type="float" office:value="2.20179780000001" calcext:value-type="float">
            <text:p>2,20179780000001</text:p>
          </table:table-cell>
          <table:table-cell office:value-type="float" office:value="1.00510009999998" calcext:value-type="float">
            <text:p>1,00510009999998</text:p>
          </table:table-cell>
          <table:table-cell office:value-type="float" office:value="219.062539144116" calcext:value-type="float">
            <text:p>219,06</text:p>
          </table:table-cell>
          <table:table-cell office:value-type="float" office:value="11.9684952000001" calcext:value-type="float">
            <text:p>11,9684952000001</text:p>
          </table:table-cell>
          <table:table-cell table:formula="of:=([.G309]/[.D309])*100" office:value-type="float" office:value="543.578306781849" calcext:value-type="float">
            <text:p>543,58</text:p>
          </table:table-cell>
          <table:table-cell table:formula="of:=([.G309]/[.E309])*100" office:value-type="float" office:value="1190.77644107291" calcext:value-type="float">
            <text:p>1190,78</text:p>
          </table:table-cell>
          <table:table-cell table:style-name="ce6" table:formula="of:=[.I309]/([.H309]+[.F309])" office:value-type="float" office:value="1.56138560822444" calcext:value-type="float">
            <text:p>1,56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2.24096910000001" calcext:value-type="float">
            <text:p>2,24096910000001</text:p>
          </table:table-cell>
          <table:table-cell office:value-type="float" office:value="1.24742469999999" calcext:value-type="float">
            <text:p>1,24742469999999</text:p>
          </table:table-cell>
          <table:table-cell office:value-type="float" office:value="179.647645264682" calcext:value-type="float">
            <text:p>179,65</text:p>
          </table:table-cell>
          <table:table-cell office:value-type="float" office:value="12.5722825" calcext:value-type="float">
            <text:p>12,5722825</text:p>
          </table:table-cell>
          <table:table-cell table:formula="of:=([.G310]/[.D310])*100" office:value-type="float" office:value="561.019895365801" calcext:value-type="float">
            <text:p>561,02</text:p>
          </table:table-cell>
          <table:table-cell table:formula="of:=([.G310]/[.E310])*100" office:value-type="float" office:value="1007.85903149105" calcext:value-type="float">
            <text:p>1007,86</text:p>
          </table:table-cell>
          <table:table-cell table:style-name="ce6" table:formula="of:=[.I310]/([.H310]+[.F310])" office:value-type="float" office:value="1.36074416145349" calcext:value-type="float">
            <text:p>1,36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float" office:value="2.91224520000001" calcext:value-type="float">
            <text:p>2,91224520000001</text:p>
          </table:table-cell>
          <table:table-cell office:value-type="float" office:value="1.2670566" calcext:value-type="float">
            <text:p>1,2670566</text:p>
          </table:table-cell>
          <table:table-cell office:value-type="float" office:value="229.843339279398" calcext:value-type="float">
            <text:p>229,84</text:p>
          </table:table-cell>
          <table:table-cell office:value-type="float" office:value="15.9840578" calcext:value-type="float">
            <text:p>15,9840578</text:p>
          </table:table-cell>
          <table:table-cell table:formula="of:=([.G311]/[.D311])*100" office:value-type="float" office:value="548.856868233484" calcext:value-type="float">
            <text:p>548,86</text:p>
          </table:table-cell>
          <table:table-cell table:formula="of:=([.G311]/[.E311])*100" office:value-type="float" office:value="1261.51095381217" calcext:value-type="float">
            <text:p>1261,51</text:p>
          </table:table-cell>
          <table:table-cell table:style-name="ce6" table:formula="of:=[.I311]/([.H311]+[.F311])" office:value-type="float" office:value="1.6200213402297" calcext:value-type="float">
            <text:p>1,62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float" office:value="0.106886499999996" calcext:value-type="float">
            <text:p>0,106886499999996</text:p>
          </table:table-cell>
          <table:table-cell office:value-type="float" office:value="0.0279171000000133" calcext:value-type="float">
            <text:p>0,027917100000013</text:p>
          </table:table-cell>
          <table:table-cell office:value-type="float" office:value="382.871071851822" calcext:value-type="float">
            <text:p>382,87</text:p>
          </table:table-cell>
          <table:table-cell office:value-type="float" office:value="0.309517399999913" calcext:value-type="float">
            <text:p>0,309517399999913</text:p>
          </table:table-cell>
          <table:table-cell table:formula="of:=([.G312]/[.D312])*100" office:value-type="float" office:value="289.575764946859" calcext:value-type="float">
            <text:p>289,58</text:p>
          </table:table-cell>
          <table:table-cell table:formula="of:=([.G312]/[.E312])*100" office:value-type="float" office:value="1108.70183507515" calcext:value-type="float">
            <text:p>1108,70</text:p>
          </table:table-cell>
          <table:table-cell table:style-name="ce6" table:formula="of:=[.I312]/([.H312]+[.F312])" office:value-type="float" office:value="1.6487576034313" calcext:value-type="float">
            <text:p>1,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office:value-type="float" office:value="0.108132300000011" calcext:value-type="float">
            <text:p>0,108132300000011</text:p>
          </table:table-cell>
          <table:table-cell office:value-type="float" office:value="0.0409932000000026" calcext:value-type="float">
            <text:p>0,040993200000003</text:p>
          </table:table-cell>
          <table:table-cell office:value-type="float" office:value="263.781066128051" calcext:value-type="float">
            <text:p>263,78</text:p>
          </table:table-cell>
          <table:table-cell office:value-type="float" office:value="0.304601099999945" calcext:value-type="float">
            <text:p>0,304601099999945</text:p>
          </table:table-cell>
          <table:table-cell table:formula="of:=([.G313]/[.D313])*100" office:value-type="float" office:value="281.692981652951" calcext:value-type="float">
            <text:p>281,69</text:p>
          </table:table-cell>
          <table:table-cell table:formula="of:=([.G313]/[.E313])*100" office:value-type="float" office:value="743.05275021205" calcext:value-type="float">
            <text:p>743,05</text:p>
          </table:table-cell>
          <table:table-cell table:style-name="ce6" table:formula="of:=[.I313]/([.H313]+[.F313])" office:value-type="float" office:value="1.36221467040421" calcext:value-type="float">
            <text:p>1,36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0.615716899999984" calcext:value-type="float">
            <text:p>0,615716899999984</text:p>
          </table:table-cell>
          <table:table-cell office:value-type="float" office:value="0.561539599999992" calcext:value-type="float">
            <text:p>0,561539599999992</text:p>
          </table:table-cell>
          <table:table-cell office:value-type="float" office:value="109.647992768452" calcext:value-type="float">
            <text:p>109,65</text:p>
          </table:table-cell>
          <table:table-cell office:value-type="float" office:value="1.79806909999998" calcext:value-type="float">
            <text:p>1,79806909999998</text:p>
          </table:table-cell>
          <table:table-cell table:formula="of:=([.G314]/[.D314])*100" office:value-type="float" office:value="292.028544287159" calcext:value-type="float">
            <text:p>292,03</text:p>
          </table:table-cell>
          <table:table-cell table:formula="of:=([.G314]/[.E314])*100" office:value-type="float" office:value="320.203437121799" calcext:value-type="float">
            <text:p>320,20</text:p>
          </table:table-cell>
          <table:table-cell table:style-name="ce6" table:formula="of:=[.I314]/([.H314]+[.F314])" office:value-type="float" office:value="0.797167391127622" calcext:value-type="float">
            <text:p>0,80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  <table:table-cell office:value-type="float" office:value="0.0134818999999993" calcext:value-type="float">
            <text:p>0,013481899999999</text:p>
          </table:table-cell>
          <table:table-cell office:value-type="float" office:value="0.0157792999999998" calcext:value-type="float">
            <text:p>0,0157793</text:p>
          </table:table-cell>
          <table:table-cell office:value-type="float" office:value="85.440418776495" calcext:value-type="float">
            <text:p>85,44</text:p>
          </table:table-cell>
          <table:table-cell office:value-type="float" office:value="0.0177417000000048" calcext:value-type="float">
            <text:p>0,017741700000005</text:p>
          </table:table-cell>
          <table:table-cell table:formula="of:=([.G315]/[.D315])*100" office:value-type="float" office:value="131.596436704068" calcext:value-type="float">
            <text:p>131,60</text:p>
          </table:table-cell>
          <table:table-cell table:formula="of:=([.G315]/[.E315])*100" office:value-type="float" office:value="112.436546614901" calcext:value-type="float">
            <text:p>112,44</text:p>
          </table:table-cell>
          <table:table-cell table:style-name="ce6" table:formula="of:=[.I315]/([.H315]+[.F315])" office:value-type="float" office:value="0.518052781247424" calcext:value-type="float">
            <text:p>0,52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1" calcext:value-type="float">
            <text:p>391</text:p>
          </table:table-cell>
          <table:table-cell office:value-type="float" office:value="6" calcext:value-type="float">
            <text:p>6</text:p>
          </table:table-cell>
          <table:table-cell office:value-type="float" office:value="0.0505189999999971" calcext:value-type="float">
            <text:p>0,050518999999997</text:p>
          </table:table-cell>
          <table:table-cell office:value-type="float" office:value="0.0291957000000025" calcext:value-type="float">
            <text:p>0,029195700000003</text:p>
          </table:table-cell>
          <table:table-cell office:value-type="float" office:value="173.035755265305" calcext:value-type="float">
            <text:p>173,04</text:p>
          </table:table-cell>
          <table:table-cell office:value-type="float" office:value="0.234179200000017" calcext:value-type="float">
            <text:p>0,234179200000017</text:p>
          </table:table-cell>
          <table:table-cell table:formula="of:=([.G316]/[.D316])*100" office:value-type="float" office:value="463.546784378215" calcext:value-type="float">
            <text:p>463,55</text:p>
          </table:table-cell>
          <table:table-cell table:formula="of:=([.G316]/[.E316])*100" office:value-type="float" office:value="802.101679356881" calcext:value-type="float">
            <text:p>802,10</text:p>
          </table:table-cell>
          <table:table-cell table:style-name="ce6" table:formula="of:=[.I316]/([.H316]+[.F316])" office:value-type="float" office:value="1.26001206348834" calcext:value-type="float">
            <text:p>1,2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office:value-type="float" office:value="0.745316000000003" calcext:value-type="float">
            <text:p>0,745316000000003</text:p>
          </table:table-cell>
          <table:table-cell office:value-type="float" office:value="1.0638007" calcext:value-type="float">
            <text:p>1,0638007</text:p>
          </table:table-cell>
          <table:table-cell office:value-type="float" office:value="70.0616196248039" calcext:value-type="float">
            <text:p>70,06</text:p>
          </table:table-cell>
          <table:table-cell office:value-type="float" office:value="4.51690960000001" calcext:value-type="float">
            <text:p>4,51690960000001</text:p>
          </table:table-cell>
          <table:table-cell table:formula="of:=([.G317]/[.D317])*100" office:value-type="float" office:value="606.039532225256" calcext:value-type="float">
            <text:p>606,04</text:p>
          </table:table-cell>
          <table:table-cell table:formula="of:=([.G317]/[.E317])*100" office:value-type="float" office:value="424.601111843601" calcext:value-type="float">
            <text:p>424,60</text:p>
          </table:table-cell>
          <table:table-cell table:style-name="ce6" table:formula="of:=[.I317]/([.H317]+[.F317])" office:value-type="float" office:value="0.628014182022523" calcext:value-type="float">
            <text:p>0,63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float" office:value="0.718974800000001" calcext:value-type="float">
            <text:p>0,718974800000001</text:p>
          </table:table-cell>
          <table:table-cell office:value-type="float" office:value="0.828961800000002" calcext:value-type="float">
            <text:p>0,828961800000002</text:p>
          </table:table-cell>
          <table:table-cell office:value-type="float" office:value="86.7319579744204" calcext:value-type="float">
            <text:p>86,73</text:p>
          </table:table-cell>
          <table:table-cell office:value-type="float" office:value="3.95897169999998" calcext:value-type="float">
            <text:p>3,95897169999998</text:p>
          </table:table-cell>
          <table:table-cell table:formula="of:=([.G318]/[.D318])*100" office:value-type="float" office:value="550.641232488257" calcext:value-type="float">
            <text:p>550,64</text:p>
          </table:table-cell>
          <table:table-cell table:formula="of:=([.G318]/[.E318])*100" office:value-type="float" office:value="477.581922351546" calcext:value-type="float">
            <text:p>477,58</text:p>
          </table:table-cell>
          <table:table-cell table:style-name="ce6" table:formula="of:=[.I318]/([.H318]+[.F318])" office:value-type="float" office:value="0.749297161377094" calcext:value-type="float">
            <text:p>0,75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1" calcext:value-type="float">
            <text:p>331</text:p>
          </table:table-cell>
          <table:table-cell office:value-type="float" office:value="4" calcext:value-type="float">
            <text:p>4</text:p>
          </table:table-cell>
          <table:table-cell office:value-type="float" office:value="0.756537600000002" calcext:value-type="float">
            <text:p>0,756537600000002</text:p>
          </table:table-cell>
          <table:table-cell office:value-type="float" office:value="1.13767230000001" calcext:value-type="float">
            <text:p>1,13767230000001</text:p>
          </table:table-cell>
          <table:table-cell office:value-type="float" office:value="66.4987272697064" calcext:value-type="float">
            <text:p>66,50</text:p>
          </table:table-cell>
          <table:table-cell office:value-type="float" office:value="3.93484349999999" calcext:value-type="float">
            <text:p>3,93484349999999</text:p>
          </table:table-cell>
          <table:table-cell table:formula="of:=([.G319]/[.D319])*100" office:value-type="float" office:value="520.112086960381" calcext:value-type="float">
            <text:p>520,11</text:p>
          </table:table-cell>
          <table:table-cell table:formula="of:=([.G319]/[.E319])*100" office:value-type="float" office:value="345.867918204562" calcext:value-type="float">
            <text:p>345,87</text:p>
          </table:table-cell>
          <table:table-cell table:style-name="ce6" table:formula="of:=[.I319]/([.H319]+[.F319])" office:value-type="float" office:value="0.589603719901593" calcext:value-type="float">
            <text:p>0,59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0.0504016999999976" calcext:value-type="float">
            <text:p>0,050401699999998</text:p>
          </table:table-cell>
          <table:table-cell office:value-type="float" office:value="0.0318642999999952" calcext:value-type="float">
            <text:p>0,031864299999995</text:p>
          </table:table-cell>
          <table:table-cell office:value-type="float" office:value="158.17607793049" calcext:value-type="float">
            <text:p>158,18</text:p>
          </table:table-cell>
          <table:table-cell office:value-type="float" office:value="0.0887870999999905" calcext:value-type="float">
            <text:p>0,088787099999991</text:p>
          </table:table-cell>
          <table:table-cell table:formula="of:=([.G320]/[.D320])*100" office:value-type="float" office:value="176.158939083393" calcext:value-type="float">
            <text:p>176,16</text:p>
          </table:table-cell>
          <table:table-cell table:formula="of:=([.G320]/[.E320])*100" office:value-type="float" office:value="278.641300766073" calcext:value-type="float">
            <text:p>278,64</text:p>
          </table:table-cell>
          <table:table-cell table:style-name="ce6" table:formula="of:=[.I320]/([.H320]+[.F320])" office:value-type="float" office:value="0.833419434358868" calcext:value-type="float">
            <text:p>0,83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float" office:value="0.0497548999999935" calcext:value-type="float">
            <text:p>0,049754899999994</text:p>
          </table:table-cell>
          <table:table-cell office:value-type="float" office:value="0.0316939000000048" calcext:value-type="float">
            <text:p>0,031693900000005</text:p>
          </table:table-cell>
          <table:table-cell office:value-type="float" office:value="156.985729115022" calcext:value-type="float">
            <text:p>156,99</text:p>
          </table:table-cell>
          <table:table-cell office:value-type="float" office:value="0.0908056000000215" calcext:value-type="float">
            <text:p>0,090805600000022</text:p>
          </table:table-cell>
          <table:table-cell table:formula="of:=([.G321]/[.D321])*100" office:value-type="float" office:value="182.505843645618" calcext:value-type="float">
            <text:p>182,51</text:p>
          </table:table-cell>
          <table:table-cell table:formula="of:=([.G321]/[.E321])*100" office:value-type="float" office:value="286.508129324595" calcext:value-type="float">
            <text:p>286,51</text:p>
          </table:table-cell>
          <table:table-cell table:style-name="ce6" table:formula="of:=[.I321]/([.H321]+[.F321])" office:value-type="float" office:value="0.843932964211159" calcext:value-type="float">
            <text:p>0,84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0.902947899999992" calcext:value-type="float">
            <text:p>0,902947899999992</text:p>
          </table:table-cell>
          <table:table-cell office:value-type="float" office:value="1.23509379999999" calcext:value-type="float">
            <text:p>1,23509379999999</text:p>
          </table:table-cell>
          <table:table-cell office:value-type="float" office:value="73.1076376547269" calcext:value-type="float">
            <text:p>73,11</text:p>
          </table:table-cell>
          <table:table-cell office:value-type="float" office:value="4.0984191" calcext:value-type="float">
            <text:p>4,0984191</text:p>
          </table:table-cell>
          <table:table-cell table:formula="of:=([.G322]/[.D322])*100" office:value-type="float" office:value="453.893198046093" calcext:value-type="float">
            <text:p>453,89</text:p>
          </table:table-cell>
          <table:table-cell table:formula="of:=([.G322]/[.E322])*100" office:value-type="float" office:value="331.83059456699" calcext:value-type="float">
            <text:p>331,83</text:p>
          </table:table-cell>
          <table:table-cell table:style-name="ce6" table:formula="of:=[.I322]/([.H322]+[.F322])" office:value-type="float" office:value="0.629658573739666" calcext:value-type="float">
            <text:p>0,63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office:value-type="float" office:value="0.0549294000000032" calcext:value-type="float">
            <text:p>0,054929400000003</text:p>
          </table:table-cell>
          <table:table-cell office:value-type="float" office:value="0.0334318000000053" calcext:value-type="float">
            <text:p>0,033431800000005</text:p>
          </table:table-cell>
          <table:table-cell office:value-type="float" office:value="164.302849382906" calcext:value-type="float">
            <text:p>164,30</text:p>
          </table:table-cell>
          <table:table-cell office:value-type="float" office:value="0.0924118999999792" calcext:value-type="float">
            <text:p>0,092411899999979</text:p>
          </table:table-cell>
          <table:table-cell table:formula="of:=([.G323]/[.D323])*100" office:value-type="float" office:value="168.237592254738" calcext:value-type="float">
            <text:p>168,24</text:p>
          </table:table-cell>
          <table:table-cell table:formula="of:=([.G323]/[.E323])*100" office:value-type="float" office:value="276.41915780773" calcext:value-type="float">
            <text:p>276,42</text:p>
          </table:table-cell>
          <table:table-cell table:style-name="ce6" table:formula="of:=[.I323]/([.H323]+[.F323])" office:value-type="float" office:value="0.831234710721088" calcext:value-type="float">
            <text:p>0,83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office:value-type="float" office:value="7.4195085" calcext:value-type="float">
            <text:p>7,4195085</text:p>
          </table:table-cell>
          <table:table-cell office:value-type="float" office:value="8.17976" calcext:value-type="float">
            <text:p>8,17976</text:p>
          </table:table-cell>
          <table:table-cell office:value-type="float" office:value="90.7056991892182" calcext:value-type="float">
            <text:p>90,71</text:p>
          </table:table-cell>
          <table:table-cell office:value-type="float" office:value="72.6927583" calcext:value-type="float">
            <text:p>72,6927583</text:p>
          </table:table-cell>
          <table:table-cell table:formula="of:=([.G324]/[.D324])*100" office:value-type="float" office:value="979.751668186646" calcext:value-type="float">
            <text:p>979,75</text:p>
          </table:table-cell>
          <table:table-cell table:formula="of:=([.G324]/[.E324])*100" office:value-type="float" office:value="888.690600946727" calcext:value-type="float">
            <text:p>888,69</text:p>
          </table:table-cell>
          <table:table-cell table:style-name="ce6" table:formula="of:=[.I324]/([.H324]+[.F324])" office:value-type="float" office:value="0.830197098951523" calcext:value-type="float">
            <text:p>0,83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1" calcext:value-type="float">
            <text:p>311</text:p>
          </table:table-cell>
          <table:table-cell office:value-type="float" office:value="3" calcext:value-type="float">
            <text:p>3</text:p>
          </table:table-cell>
          <table:table-cell office:value-type="float" office:value="2.46725799999999" calcext:value-type="float">
            <text:p>2,46725799999999</text:p>
          </table:table-cell>
          <table:table-cell office:value-type="float" office:value="0.947853600000008" calcext:value-type="float">
            <text:p>0,947853600000008</text:p>
          </table:table-cell>
          <table:table-cell office:value-type="float" office:value="260.299480848094" calcext:value-type="float">
            <text:p>260,30</text:p>
          </table:table-cell>
          <table:table-cell office:value-type="float" office:value="15.6730658" calcext:value-type="float">
            <text:p>15,6730658</text:p>
          </table:table-cell>
          <table:table-cell table:formula="of:=([.G325]/[.D325])*100" office:value-type="float" office:value="635.242273001044" calcext:value-type="float">
            <text:p>635,24</text:p>
          </table:table-cell>
          <table:table-cell table:formula="of:=([.G325]/[.E325])*100" office:value-type="float" office:value="1653.53233874935" calcext:value-type="float">
            <text:p>1653,53</text:p>
          </table:table-cell>
          <table:table-cell table:style-name="ce6" table:formula="of:=[.I325]/([.H325]+[.F325])" office:value-type="float" office:value="1.84640451619624" calcext:value-type="float">
            <text:p>1,85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4" calcext:value-type="float">
            <text:p>304</text:p>
          </table:table-cell>
          <table:table-cell office:value-type="float" office:value="3" calcext:value-type="float">
            <text:p>3</text:p>
          </table:table-cell>
          <table:table-cell office:value-type="float" office:value="0.272095700000023" calcext:value-type="float">
            <text:p>0,272095700000023</text:p>
          </table:table-cell>
          <table:table-cell office:value-type="float" office:value="0.0417839999999842" calcext:value-type="float">
            <text:p>0,041783999999984</text:p>
          </table:table-cell>
          <table:table-cell office:value-type="float" office:value="651.195912311233" calcext:value-type="float">
            <text:p>651,20</text:p>
          </table:table-cell>
          <table:table-cell office:value-type="float" office:value="0.657253000000037" calcext:value-type="float">
            <text:p>0,657253000000037</text:p>
          </table:table-cell>
          <table:table-cell table:formula="of:=([.G326]/[.D326])*100" office:value-type="float" office:value="241.552145072481" calcext:value-type="float">
            <text:p>241,55</text:p>
          </table:table-cell>
          <table:table-cell table:formula="of:=([.G326]/[.E326])*100" office:value-type="float" office:value="1572.97769481209" calcext:value-type="float">
            <text:p>1572,98</text:p>
          </table:table-cell>
          <table:table-cell table:style-name="ce6" table:formula="of:=[.I326]/([.H326]+[.F326])" office:value-type="float" office:value="1.76195028575236" calcext:value-type="float">
            <text:p>1,7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float" office:value="0.288218899999993" calcext:value-type="float">
            <text:p>0,288218899999993</text:p>
          </table:table-cell>
          <table:table-cell office:value-type="float" office:value="0.0565530000000081" calcext:value-type="float">
            <text:p>0,056553000000008</text:p>
          </table:table-cell>
          <table:table-cell office:value-type="float" office:value="509.643873888125" calcext:value-type="float">
            <text:p>509,64</text:p>
          </table:table-cell>
          <table:table-cell office:value-type="float" office:value="0.656476399999974" calcext:value-type="float">
            <text:p>0,656476399999974</text:p>
          </table:table-cell>
          <table:table-cell table:formula="of:=([.G327]/[.D327])*100" office:value-type="float" office:value="227.770073371313" calcext:value-type="float">
            <text:p>227,77</text:p>
          </table:table-cell>
          <table:table-cell table:formula="of:=([.G327]/[.E327])*100" office:value-type="float" office:value="1160.81622548738" calcext:value-type="float">
            <text:p>1160,82</text:p>
          </table:table-cell>
          <table:table-cell table:style-name="ce6" table:formula="of:=[.I327]/([.H327]+[.F327])" office:value-type="float" office:value="1.57417177936693" calcext:value-type="float">
            <text:p>1,57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float" office:value="0.121561799999995" calcext:value-type="float">
            <text:p>0,121561799999995</text:p>
          </table:table-cell>
          <table:table-cell office:value-type="float" office:value="0.0280374999999822" calcext:value-type="float">
            <text:p>0,028037499999982</text:p>
          </table:table-cell>
          <table:table-cell office:value-type="float" office:value="433.568613464368" calcext:value-type="float">
            <text:p>433,57</text:p>
          </table:table-cell>
          <table:table-cell office:value-type="float" office:value="0.377967999999964" calcext:value-type="float">
            <text:p>0,377967999999964</text:p>
          </table:table-cell>
          <table:table-cell table:formula="of:=([.G328]/[.D328])*100" office:value-type="float" office:value="310.926623330668" calcext:value-type="float">
            <text:p>310,93</text:p>
          </table:table-cell>
          <table:table-cell table:formula="of:=([.G328]/[.E328])*100" office:value-type="float" office:value="1348.08024966636" calcext:value-type="float">
            <text:p>1348,08</text:p>
          </table:table-cell>
          <table:table-cell table:style-name="ce6" table:formula="of:=[.I328]/([.H328]+[.F328])" office:value-type="float" office:value="1.81073052323301" calcext:value-type="float">
            <text:p>1,81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float" office:value="0.120224699999994" calcext:value-type="float">
            <text:p>0,120224699999994</text:p>
          </table:table-cell>
          <table:table-cell office:value-type="float" office:value="0.0403761999999915" calcext:value-type="float">
            <text:p>0,040376199999992</text:p>
          </table:table-cell>
          <table:table-cell office:value-type="float" office:value="297.761304927209" calcext:value-type="float">
            <text:p>297,76</text:p>
          </table:table-cell>
          <table:table-cell office:value-type="float" office:value="0.372536000000036" calcext:value-type="float">
            <text:p>0,372536000000036</text:p>
          </table:table-cell>
          <table:table-cell table:formula="of:=([.G329]/[.D329])*100" office:value-type="float" office:value="309.866441754527" calcext:value-type="float">
            <text:p>309,87</text:p>
          </table:table-cell>
          <table:table-cell table:formula="of:=([.G329]/[.E329])*100" office:value-type="float" office:value="922.662360499787" calcext:value-type="float">
            <text:p>922,66</text:p>
          </table:table-cell>
          <table:table-cell table:style-name="ce6" table:formula="of:=[.I329]/([.H329]+[.F329])" office:value-type="float" office:value="1.51846647151724" calcext:value-type="float">
            <text:p>1,52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float" office:value="0.582633299999998" calcext:value-type="float">
            <text:p>0,582633299999998</text:p>
          </table:table-cell>
          <table:table-cell office:value-type="float" office:value="0.547125000000005" calcext:value-type="float">
            <text:p>0,547125000000005</text:p>
          </table:table-cell>
          <table:table-cell office:value-type="float" office:value="106.48997943797" calcext:value-type="float">
            <text:p>106,49</text:p>
          </table:table-cell>
          <table:table-cell office:value-type="float" office:value="1.79539340000001" calcext:value-type="float">
            <text:p>1,79539340000001</text:p>
          </table:table-cell>
          <table:table-cell table:formula="of:=([.G330]/[.D330])*100" office:value-type="float" office:value="308.151525153131" calcext:value-type="float">
            <text:p>308,15</text:p>
          </table:table-cell>
          <table:table-cell table:formula="of:=([.G330]/[.E330])*100" office:value-type="float" office:value="328.15049577336" calcext:value-type="float">
            <text:p>328,15</text:p>
          </table:table-cell>
          <table:table-cell table:style-name="ce6" table:formula="of:=[.I330]/([.H330]+[.F330])" office:value-type="float" office:value="0.791407739311977" calcext:value-type="float">
            <text:p>0,79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  <table:table-cell office:value-type="float" office:value="0.1459723" calcext:value-type="float">
            <text:p>0,1459723</text:p>
          </table:table-cell>
          <table:table-cell office:value-type="float" office:value="0.0466220000000021" calcext:value-type="float">
            <text:p>0,046622000000002</text:p>
          </table:table-cell>
          <table:table-cell office:value-type="float" office:value="313.097464716213" calcext:value-type="float">
            <text:p>313,10</text:p>
          </table:table-cell>
          <table:table-cell office:value-type="float" office:value="0.512654000000003" calcext:value-type="float">
            <text:p>0,512654000000003</text:p>
          </table:table-cell>
          <table:table-cell table:formula="of:=([.G331]/[.D331])*100" office:value-type="float" office:value="351.199508399884" calcext:value-type="float">
            <text:p>351,20</text:p>
          </table:table-cell>
          <table:table-cell table:formula="of:=([.G331]/[.E331])*100" office:value-type="float" office:value="1099.59675689584" calcext:value-type="float">
            <text:p>1099,60</text:p>
          </table:table-cell>
          <table:table-cell table:style-name="ce6" table:formula="of:=[.I331]/([.H331]+[.F331])" office:value-type="float" office:value="1.65527889091205" calcext:value-type="float">
            <text:p>1,66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office:value-type="float" office:value="0.0496800000000007" calcext:value-type="float">
            <text:p>0,049680000000001</text:p>
          </table:table-cell>
          <table:table-cell office:value-type="float" office:value="0.0297064999999975" calcext:value-type="float">
            <text:p>0,029706499999998</text:p>
          </table:table-cell>
          <table:table-cell office:value-type="float" office:value="167.236126773618" calcext:value-type="float">
            <text:p>167,24</text:p>
          </table:table-cell>
          <table:table-cell office:value-type="float" office:value="0.229708099999993" calcext:value-type="float">
            <text:p>0,229708099999993</text:p>
          </table:table-cell>
          <table:table-cell table:formula="of:=([.G332]/[.D332])*100" office:value-type="float" office:value="462.37540257647" calcext:value-type="float">
            <text:p>462,38</text:p>
          </table:table-cell>
          <table:table-cell table:formula="of:=([.G332]/[.E332])*100" office:value-type="float" office:value="773.258714422813" calcext:value-type="float">
            <text:p>773,26</text:p>
          </table:table-cell>
          <table:table-cell table:style-name="ce6" table:formula="of:=[.I332]/([.H332]+[.F332])" office:value-type="float" office:value="1.22815208803594" calcext:value-type="float">
            <text:p>1,23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office:value-type="float" office:value="0.0484882999999968" calcext:value-type="float">
            <text:p>0,048488299999997</text:p>
          </table:table-cell>
          <table:table-cell office:value-type="float" office:value="0.0297988000000032" calcext:value-type="float">
            <text:p>0,029798800000003</text:p>
          </table:table-cell>
          <table:table-cell office:value-type="float" office:value="162.718968549041" calcext:value-type="float">
            <text:p>162,72</text:p>
          </table:table-cell>
          <table:table-cell office:value-type="float" office:value="0.230374000000006" calcext:value-type="float">
            <text:p>0,230374000000006</text:p>
          </table:table-cell>
          <table:table-cell table:formula="of:=([.G333]/[.D333])*100" office:value-type="float" office:value="475.112552925183" calcext:value-type="float">
            <text:p>475,11</text:p>
          </table:table-cell>
          <table:table-cell table:formula="of:=([.G333]/[.E333])*100" office:value-type="float" office:value="773.098245566873" calcext:value-type="float">
            <text:p>773,10</text:p>
          </table:table-cell>
          <table:table-cell table:style-name="ce6" table:formula="of:=[.I333]/([.H333]+[.F333])" office:value-type="float" office:value="1.2120728116102" calcext:value-type="float">
            <text:p>1,21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office:value-type="float" office:value="0.0357613000000015" calcext:value-type="float">
            <text:p>0,035761300000002</text:p>
          </table:table-cell>
          <table:table-cell office:value-type="float" office:value="0.052169200000003" calcext:value-type="float">
            <text:p>0,052169200000003</text:p>
          </table:table-cell>
          <table:table-cell office:value-type="float" office:value="68.5486838977777" calcext:value-type="float">
            <text:p>68,55</text:p>
          </table:table-cell>
          <table:table-cell office:value-type="float" office:value="0.121528599999965" calcext:value-type="float">
            <text:p>0,121528599999965</text:p>
          </table:table-cell>
          <table:table-cell table:formula="of:=([.G334]/[.D334])*100" office:value-type="float" office:value="339.832724201749" calcext:value-type="float">
            <text:p>339,83</text:p>
          </table:table-cell>
          <table:table-cell table:formula="of:=([.G334]/[.E334])*100" office:value-type="float" office:value="232.950859894263" calcext:value-type="float">
            <text:p>232,95</text:p>
          </table:table-cell>
          <table:table-cell table:style-name="ce6" table:formula="of:=[.I334]/([.H334]+[.F334])" office:value-type="float" office:value="0.570424743325953" calcext:value-type="float">
            <text:p>0,57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office:value-type="float" office:value="0.0362494999999967" calcext:value-type="float">
            <text:p>0,036249499999997</text:p>
          </table:table-cell>
          <table:table-cell office:value-type="float" office:value="0.0213900999999964" calcext:value-type="float">
            <text:p>0,021390099999996</text:p>
          </table:table-cell>
          <table:table-cell office:value-type="float" office:value="169.468585934628" calcext:value-type="float">
            <text:p>169,47</text:p>
          </table:table-cell>
          <table:table-cell office:value-type="float" office:value="0.108649199999991" calcext:value-type="float">
            <text:p>0,108649199999991</text:p>
          </table:table-cell>
          <table:table-cell table:formula="of:=([.G335]/[.D335])*100" office:value-type="float" office:value="299.726065187108" calcext:value-type="float">
            <text:p>299,73</text:p>
          </table:table-cell>
          <table:table-cell table:formula="of:=([.G335]/[.E335])*100" office:value-type="float" office:value="507.941524350092" calcext:value-type="float">
            <text:p>507,94</text:p>
          </table:table-cell>
          <table:table-cell table:style-name="ce6" table:formula="of:=[.I335]/([.H335]+[.F335])" office:value-type="float" office:value="1.08258166016113" calcext:value-type="float">
            <text:p>1,08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7" calcext:value-type="float">
            <text:p>357</text:p>
          </table:table-cell>
          <table:table-cell office:value-type="float" office:value="3" calcext:value-type="float">
            <text:p>3</text:p>
          </table:table-cell>
          <table:table-cell office:value-type="float" office:value="0.664793000000003" calcext:value-type="float">
            <text:p>0,664793000000003</text:p>
          </table:table-cell>
          <table:table-cell office:value-type="float" office:value="0.761163399999998" calcext:value-type="float">
            <text:p>0,761163399999998</text:p>
          </table:table-cell>
          <table:table-cell office:value-type="float" office:value="87.3390654358847" calcext:value-type="float">
            <text:p>87,34</text:p>
          </table:table-cell>
          <table:table-cell office:value-type="float" office:value="4.57321350000002" calcext:value-type="float">
            <text:p>4,57321350000002</text:p>
          </table:table-cell>
          <table:table-cell table:formula="of:=([.G336]/[.D336])*100" office:value-type="float" office:value="687.915411263356" calcext:value-type="float">
            <text:p>687,92</text:p>
          </table:table-cell>
          <table:table-cell table:formula="of:=([.G336]/[.E336])*100" office:value-type="float" office:value="600.818891186838" calcext:value-type="float">
            <text:p>600,82</text:p>
          </table:table-cell>
          <table:table-cell table:style-name="ce6" table:formula="of:=[.I336]/([.H336]+[.F336])" office:value-type="float" office:value="0.774995706886998" calcext:value-type="float">
            <text:p>0,77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3" calcext:value-type="float">
            <text:p>353</text:p>
          </table:table-cell>
          <table:table-cell office:value-type="float" office:value="4" calcext:value-type="float">
            <text:p>4</text:p>
          </table:table-cell>
          <table:table-cell office:value-type="float" office:value="0.709459199999992" calcext:value-type="float">
            <text:p>0,709459199999992</text:p>
          </table:table-cell>
          <table:table-cell office:value-type="float" office:value="1.02664599999999" calcext:value-type="float">
            <text:p>1,02664599999999</text:p>
          </table:table-cell>
          <table:table-cell office:value-type="float" office:value="69.1045598969846" calcext:value-type="float">
            <text:p>69,10</text:p>
          </table:table-cell>
          <table:table-cell office:value-type="float" office:value="4.5433751" calcext:value-type="float">
            <text:p>4,5433751</text:p>
          </table:table-cell>
          <table:table-cell table:formula="of:=([.G337]/[.D337])*100" office:value-type="float" office:value="640.399772108115" calcext:value-type="float">
            <text:p>640,40</text:p>
          </table:table-cell>
          <table:table-cell table:formula="of:=([.G337]/[.E337])*100" office:value-type="float" office:value="442.545444096607" calcext:value-type="float">
            <text:p>442,55</text:p>
          </table:table-cell>
          <table:table-cell table:style-name="ce6" table:formula="of:=[.I337]/([.H337]+[.F337])" office:value-type="float" office:value="0.623738889438417" calcext:value-type="float">
            <text:p>0,62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float" office:value="0.0490934000000039" calcext:value-type="float">
            <text:p>0,049093400000004</text:p>
          </table:table-cell>
          <table:table-cell office:value-type="float" office:value="0.0303872000000069" calcext:value-type="float">
            <text:p>0,030387200000007</text:p>
          </table:table-cell>
          <table:table-cell office:value-type="float" office:value="161.559472409411" calcext:value-type="float">
            <text:p>161,56</text:p>
          </table:table-cell>
          <table:table-cell office:value-type="float" office:value="0.108764700000029" calcext:value-type="float">
            <text:p>0,108764700000029</text:p>
          </table:table-cell>
          <table:table-cell table:formula="of:=([.G338]/[.D338])*100" office:value-type="float" office:value="221.54648078972" calcext:value-type="float">
            <text:p>221,55</text:p>
          </table:table-cell>
          <table:table-cell table:formula="of:=([.G338]/[.E338])*100" office:value-type="float" office:value="357.92932550549" calcext:value-type="float">
            <text:p>357,93</text:p>
          </table:table-cell>
          <table:table-cell table:style-name="ce6" table:formula="of:=[.I338]/([.H338]+[.F338])" office:value-type="float" office:value="0.934282859654351" calcext:value-type="float">
            <text:p>0,93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7" calcext:value-type="float">
            <text:p>347</text:p>
          </table:table-cell>
          <table:table-cell office:value-type="float" office:value="6" calcext:value-type="float">
            <text:p>6</text:p>
          </table:table-cell>
          <table:table-cell office:value-type="float" office:value="0.0501802999999995" calcext:value-type="float">
            <text:p>0,0501803</text:p>
          </table:table-cell>
          <table:table-cell office:value-type="float" office:value="0.0303107999999952" calcext:value-type="float">
            <text:p>0,030310799999995</text:p>
          </table:table-cell>
          <table:table-cell office:value-type="float" office:value="165.552542328172" calcext:value-type="float">
            <text:p>165,55</text:p>
          </table:table-cell>
          <table:table-cell office:value-type="float" office:value="0.108478100000002" calcext:value-type="float">
            <text:p>0,108478100000002</text:p>
          </table:table-cell>
          <table:table-cell table:formula="of:=([.G339]/[.D339])*100" office:value-type="float" office:value="216.176666939024" calcext:value-type="float">
            <text:p>216,18</text:p>
          </table:table-cell>
          <table:table-cell table:formula="of:=([.G339]/[.E339])*100" office:value-type="float" office:value="357.885968037859" calcext:value-type="float">
            <text:p>357,89</text:p>
          </table:table-cell>
          <table:table-cell table:style-name="ce6" table:formula="of:=[.I339]/([.H339]+[.F339])" office:value-type="float" office:value="0.937538860924189" calcext:value-type="float">
            <text:p>0,94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office:value-type="float" office:value="0.736685999999997" calcext:value-type="float">
            <text:p>0,736685999999997</text:p>
          </table:table-cell>
          <table:table-cell office:value-type="float" office:value="1.0557016" calcext:value-type="float">
            <text:p>1,0557016</text:p>
          </table:table-cell>
          <table:table-cell office:value-type="float" office:value="69.7816504209143" calcext:value-type="float">
            <text:p>69,78</text:p>
          </table:table-cell>
          <table:table-cell office:value-type="float" office:value="4.69776849999998" calcext:value-type="float">
            <text:p>4,69776849999998</text:p>
          </table:table-cell>
          <table:table-cell table:formula="of:=([.G340]/[.D340])*100" office:value-type="float" office:value="637.689395481929" calcext:value-type="float">
            <text:p>637,69</text:p>
          </table:table-cell>
          <table:table-cell table:formula="of:=([.G340]/[.E340])*100" office:value-type="float" office:value="444.99018472644" calcext:value-type="float">
            <text:p>444,99</text:p>
          </table:table-cell>
          <table:table-cell table:style-name="ce6" table:formula="of:=[.I340]/([.H340]+[.F340])" office:value-type="float" office:value="0.628987132835328" calcext:value-type="float">
            <text:p>0,63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9" calcext:value-type="float">
            <text:p>339</text:p>
          </table:table-cell>
          <table:table-cell office:value-type="float" office:value="4" calcext:value-type="float">
            <text:p>4</text:p>
          </table:table-cell>
          <table:table-cell office:value-type="float" office:value="0.0492236999999932" calcext:value-type="float">
            <text:p>0,049223699999993</text:p>
          </table:table-cell>
          <table:table-cell office:value-type="float" office:value="0.0306955000000016" calcext:value-type="float">
            <text:p>0,030695500000002</text:p>
          </table:table-cell>
          <table:table-cell office:value-type="float" office:value="160.361290742912" calcext:value-type="float">
            <text:p>160,36</text:p>
          </table:table-cell>
          <table:table-cell office:value-type="float" office:value="0.109860299999991" calcext:value-type="float">
            <text:p>0,109860299999991</text:p>
          </table:table-cell>
          <table:table-cell table:formula="of:=([.G341]/[.D341])*100" office:value-type="float" office:value="223.185782458463" calcext:value-type="float">
            <text:p>223,19</text:p>
          </table:table-cell>
          <table:table-cell table:formula="of:=([.G341]/[.E341])*100" office:value-type="float" office:value="357.903601505059" calcext:value-type="float">
            <text:p>357,90</text:p>
          </table:table-cell>
          <table:table-cell table:style-name="ce6" table:formula="of:=[.I341]/([.H341]+[.F341])" office:value-type="float" office:value="0.93314126612341" calcext:value-type="float">
            <text:p>0,93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0.702451800000006" calcext:value-type="float">
            <text:p>0,702451800000006</text:p>
          </table:table-cell>
          <table:table-cell office:value-type="float" office:value="0.809932700000002" calcext:value-type="float">
            <text:p>0,809932700000002</text:p>
          </table:table-cell>
          <table:table-cell office:value-type="float" office:value="86.7296505005915" calcext:value-type="float">
            <text:p>86,73</text:p>
          </table:table-cell>
          <table:table-cell office:value-type="float" office:value="4.1340005" calcext:value-type="float">
            <text:p>4,1340005</text:p>
          </table:table-cell>
          <table:table-cell table:formula="of:=([.G342]/[.D342])*100" office:value-type="float" office:value="588.510200984604" calcext:value-type="float">
            <text:p>588,51</text:p>
          </table:table-cell>
          <table:table-cell table:formula="of:=([.G342]/[.E342])*100" office:value-type="float" office:value="510.412840474276" calcext:value-type="float">
            <text:p>510,41</text:p>
          </table:table-cell>
          <table:table-cell table:style-name="ce6" table:formula="of:=[.I342]/([.H342]+[.F342])" office:value-type="float" office:value="0.755898573450039" calcext:value-type="float">
            <text:p>0,76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2" calcext:value-type="float">
            <text:p>332</text:p>
          </table:table-cell>
          <table:table-cell office:value-type="float" office:value="4" calcext:value-type="float">
            <text:p>4</text:p>
          </table:table-cell>
          <table:table-cell office:value-type="float" office:value="0.754530700000009" calcext:value-type="float">
            <text:p>0,754530700000009</text:p>
          </table:table-cell>
          <table:table-cell office:value-type="float" office:value="1.0698297" calcext:value-type="float">
            <text:p>1,0698297</text:p>
          </table:table-cell>
          <table:table-cell office:value-type="float" office:value="70.5281130258402" calcext:value-type="float">
            <text:p>70,53</text:p>
          </table:table-cell>
          <table:table-cell office:value-type="float" office:value="4.12096039999997" calcext:value-type="float">
            <text:p>4,12096039999997</text:p>
          </table:table-cell>
          <table:table-cell table:formula="of:=([.G343]/[.D343])*100" office:value-type="float" office:value="546.162058084571" calcext:value-type="float">
            <text:p>546,16</text:p>
          </table:table-cell>
          <table:table-cell table:formula="of:=([.G343]/[.E343])*100" office:value-type="float" office:value="385.197793630142" calcext:value-type="float">
            <text:p>385,20</text:p>
          </table:table-cell>
          <table:table-cell table:style-name="ce6" table:formula="of:=[.I343]/([.H343]+[.F343])" office:value-type="float" office:value="0.624621263115895" calcext:value-type="float">
            <text:p>0,62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office:value-type="float" office:value="0.0528009999999995" calcext:value-type="float">
            <text:p>0,052801</text:p>
          </table:table-cell>
          <table:table-cell office:value-type="float" office:value="0.0345886999999948" calcext:value-type="float">
            <text:p>0,034588699999995</text:p>
          </table:table-cell>
          <table:table-cell office:value-type="float" office:value="152.653901418693" calcext:value-type="float">
            <text:p>152,65</text:p>
          </table:table-cell>
          <table:table-cell office:value-type="float" office:value="0.0930212000000211" calcext:value-type="float">
            <text:p>0,093021200000021</text:p>
          </table:table-cell>
          <table:table-cell table:formula="of:=([.G344]/[.D344])*100" office:value-type="float" office:value="176.173178538327" calcext:value-type="float">
            <text:p>176,17</text:p>
          </table:table-cell>
          <table:table-cell table:formula="of:=([.G344]/[.E344])*100" office:value-type="float" office:value="268.935230292075" calcext:value-type="float">
            <text:p>268,94</text:p>
          </table:table-cell>
          <table:table-cell table:style-name="ce6" table:formula="of:=[.I344]/([.H344]+[.F344])" office:value-type="float" office:value="0.817862173417187" calcext:value-type="float">
            <text:p>0,82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.056526800000006" calcext:value-type="float">
            <text:p>0,056526800000006</text:p>
          </table:table-cell>
          <table:table-cell office:value-type="float" office:value="0.0344139000000041" calcext:value-type="float">
            <text:p>0,034413900000004</text:p>
          </table:table-cell>
          <table:table-cell office:value-type="float" office:value="164.255722251762" calcext:value-type="float">
            <text:p>164,26</text:p>
          </table:table-cell>
          <table:table-cell office:value-type="float" office:value="0.091137499999968" calcext:value-type="float">
            <text:p>0,091137499999968</text:p>
          </table:table-cell>
          <table:table-cell table:formula="of:=([.G345]/[.D345])*100" office:value-type="float" office:value="161.228833049029" calcext:value-type="float">
            <text:p>161,23</text:p>
          </table:table-cell>
          <table:table-cell table:formula="of:=([.G345]/[.E345])*100" office:value-type="float" office:value="264.82758420277" calcext:value-type="float">
            <text:p>264,83</text:p>
          </table:table-cell>
          <table:table-cell table:style-name="ce6" table:formula="of:=[.I345]/([.H345]+[.F345])" office:value-type="float" office:value="0.813641015801916" calcext:value-type="float">
            <text:p>0,81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1" calcext:value-type="float">
            <text:p>321</text:p>
          </table:table-cell>
          <table:table-cell office:value-type="float" office:value="4" calcext:value-type="float">
            <text:p>4</text:p>
          </table:table-cell>
          <table:table-cell office:value-type="float" office:value="0.913717599999995" calcext:value-type="float">
            <text:p>0,913717599999995</text:p>
          </table:table-cell>
          <table:table-cell office:value-type="float" office:value="1.2778684" calcext:value-type="float">
            <text:p>1,2778684</text:p>
          </table:table-cell>
          <table:table-cell office:value-type="float" office:value="71.5032627772935" calcext:value-type="float">
            <text:p>71,50</text:p>
          </table:table-cell>
          <table:table-cell office:value-type="float" office:value="4.25852399999999" calcext:value-type="float">
            <text:p>4,25852399999999</text:p>
          </table:table-cell>
          <table:table-cell table:formula="of:=([.G346]/[.D346])*100" office:value-type="float" office:value="466.065664052002" calcext:value-type="float">
            <text:p>466,07</text:p>
          </table:table-cell>
          <table:table-cell table:formula="of:=([.G346]/[.E346])*100" office:value-type="float" office:value="333.25215648184" calcext:value-type="float">
            <text:p>333,25</text:p>
          </table:table-cell>
          <table:table-cell table:style-name="ce6" table:formula="of:=[.I346]/([.H346]+[.F346])" office:value-type="float" office:value="0.619924515442955" calcext:value-type="float">
            <text:p>0,62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0.212902400000007" calcext:value-type="float">
            <text:p>0,212902400000007</text:p>
          </table:table-cell>
          <table:table-cell office:value-type="float" office:value="0.0271779000000151" calcext:value-type="float">
            <text:p>0,027177900000015</text:p>
          </table:table-cell>
          <table:table-cell office:value-type="float" office:value="783.365896555247" calcext:value-type="float">
            <text:p>783,37</text:p>
          </table:table-cell>
          <table:table-cell office:value-type="float" office:value="0.677169499999945" calcext:value-type="float">
            <text:p>0,677169499999945</text:p>
          </table:table-cell>
          <table:table-cell table:formula="of:=([.G347]/[.D347])*100" office:value-type="float" office:value="318.065695830542" calcext:value-type="float">
            <text:p>318,07</text:p>
          </table:table-cell>
          <table:table-cell table:formula="of:=([.G347]/[.E347])*100" office:value-type="float" office:value="2491.61818977761" calcext:value-type="float">
            <text:p>2491,62</text:p>
          </table:table-cell>
          <table:table-cell table:style-name="ce6" table:formula="of:=[.I347]/([.H347]+[.F347])" office:value-type="float" office:value="2.2621633581261" calcext:value-type="float">
            <text:p>2,26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2" calcext:value-type="float">
            <text:p>312</text:p>
          </table:table-cell>
          <table:table-cell office:value-type="float" office:value="3" calcext:value-type="float">
            <text:p>3</text:p>
          </table:table-cell>
          <table:table-cell office:value-type="float" office:value="0.246170400000005" calcext:value-type="float">
            <text:p>0,246170400000005</text:p>
          </table:table-cell>
          <table:table-cell office:value-type="float" office:value="0.0433291000000054" calcext:value-type="float">
            <text:p>0,043329100000005</text:p>
          </table:table-cell>
          <table:table-cell office:value-type="float" office:value="568.141041470916" calcext:value-type="float">
            <text:p>568,14</text:p>
          </table:table-cell>
          <table:table-cell office:value-type="float" office:value="0.706698899999992" calcext:value-type="float">
            <text:p>0,706698899999992</text:p>
          </table:table-cell>
          <table:table-cell table:formula="of:=([.G348]/[.D348])*100" office:value-type="float" office:value="287.077122188524" calcext:value-type="float">
            <text:p>287,08</text:p>
          </table:table-cell>
          <table:table-cell table:formula="of:=([.G348]/[.E348])*100" office:value-type="float" office:value="1631.00295182661" calcext:value-type="float">
            <text:p>1631,00</text:p>
          </table:table-cell>
          <table:table-cell table:style-name="ce6" table:formula="of:=[.I348]/([.H348]+[.F348])" office:value-type="float" office:value="1.90711916693587" calcext:value-type="float">
            <text:p>1,91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float" office:value="0.747694300000012" calcext:value-type="float">
            <text:p>0,747694300000012</text:p>
          </table:table-cell>
          <table:table-cell office:value-type="float" office:value="0.583169700000008" calcext:value-type="float">
            <text:p>0,583169700000008</text:p>
          </table:table-cell>
          <table:table-cell office:value-type="float" office:value="128.212131048647" calcext:value-type="float">
            <text:p>128,21</text:p>
          </table:table-cell>
          <table:table-cell office:value-type="float" office:value="2.33712270000005" calcext:value-type="float">
            <text:p>2,33712270000005</text:p>
          </table:table-cell>
          <table:table-cell table:formula="of:=([.G349]/[.D349])*100" office:value-type="float" office:value="312.577305992572" calcext:value-type="float">
            <text:p>312,58</text:p>
          </table:table-cell>
          <table:table-cell table:formula="of:=([.G349]/[.E349])*100" office:value-type="float" office:value="400.762025187526" calcext:value-type="float">
            <text:p>400,76</text:p>
          </table:table-cell>
          <table:table-cell table:style-name="ce6" table:formula="of:=[.I349]/([.H349]+[.F349])" office:value-type="float" office:value="0.909191535708354" calcext:value-type="float">
            <text:p>0,91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  <table:table-cell office:value-type="float" office:value="0.252388799999994" calcext:value-type="float">
            <text:p>0,252388799999994</text:p>
          </table:table-cell>
          <table:table-cell office:value-type="float" office:value="0.0403849000000037" calcext:value-type="float">
            <text:p>0,040384900000004</text:p>
          </table:table-cell>
          <table:table-cell office:value-type="float" office:value="624.958338388783" calcext:value-type="float">
            <text:p>624,96</text:p>
          </table:table-cell>
          <table:table-cell office:value-type="float" office:value="0.777354000000014" calcext:value-type="float">
            <text:p>0,777354000000014</text:p>
          </table:table-cell>
          <table:table-cell table:formula="of:=([.G350]/[.D350])*100" office:value-type="float" office:value="307.998611665824" calcext:value-type="float">
            <text:p>308,00</text:p>
          </table:table-cell>
          <table:table-cell table:formula="of:=([.G350]/[.E350])*100" office:value-type="float" office:value="1924.86300572725" calcext:value-type="float">
            <text:p>1924,86</text:p>
          </table:table-cell>
          <table:table-cell table:style-name="ce6" table:formula="of:=[.I350]/([.H350]+[.F350])" office:value-type="float" office:value="2.06318523659059" calcext:value-type="float">
            <text:p>2,06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float" office:value="5" calcext:value-type="float">
            <text:p>5</text:p>
          </table:table-cell>
          <table:table-cell office:value-type="float" office:value="0.0511261999999988" calcext:value-type="float">
            <text:p>0,051126199999999</text:p>
          </table:table-cell>
          <table:table-cell office:value-type="float" office:value="0.0284862000000032" calcext:value-type="float">
            <text:p>0,028486200000003</text:p>
          </table:table-cell>
          <table:table-cell office:value-type="float" office:value="179.477080130003" calcext:value-type="float">
            <text:p>179,48</text:p>
          </table:table-cell>
          <table:table-cell office:value-type="float" office:value="0.232536400000004" calcext:value-type="float">
            <text:p>0,232536400000004</text:p>
          </table:table-cell>
          <table:table-cell table:formula="of:=([.G351]/[.D351])*100" office:value-type="float" office:value="454.828248530126" calcext:value-type="float">
            <text:p>454,83</text:p>
          </table:table-cell>
          <table:table-cell table:formula="of:=([.G351]/[.E351])*100" office:value-type="float" office:value="816.312460068305" calcext:value-type="float">
            <text:p>816,31</text:p>
          </table:table-cell>
          <table:table-cell table:style-name="ce6" table:formula="of:=[.I351]/([.H351]+[.F351])" office:value-type="float" office:value="1.28693930696221" calcext:value-type="float">
            <text:p>1,29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  <table:table-cell office:value-type="float" office:value="0.0367969000000016" calcext:value-type="float">
            <text:p>0,036796900000002</text:p>
          </table:table-cell>
          <table:table-cell office:value-type="float" office:value="0.0406416999999976" calcext:value-type="float">
            <text:p>0,040641699999998</text:p>
          </table:table-cell>
          <table:table-cell office:value-type="float" office:value="90.5397658070499" calcext:value-type="float">
            <text:p>90,54</text:p>
          </table:table-cell>
          <table:table-cell office:value-type="float" office:value="0.124381099999982" calcext:value-type="float">
            <text:p>0,124381099999982</text:p>
          </table:table-cell>
          <table:table-cell table:formula="of:=([.G352]/[.D352])*100" office:value-type="float" office:value="338.020594126073" calcext:value-type="float">
            <text:p>338,02</text:p>
          </table:table-cell>
          <table:table-cell table:formula="of:=([.G352]/[.E352])*100" office:value-type="float" office:value="306.043054301345" calcext:value-type="float">
            <text:p>306,04</text:p>
          </table:table-cell>
          <table:table-cell table:style-name="ce6" table:formula="of:=[.I352]/([.H352]+[.F352])" office:value-type="float" office:value="0.714118903458787" calcext:value-type="float">
            <text:p>0,71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office:value-type="float" office:value="0.0386791000000017" calcext:value-type="float">
            <text:p>0,038679100000002</text:p>
          </table:table-cell>
          <table:table-cell office:value-type="float" office:value="0.0539413000000025" calcext:value-type="float">
            <text:p>0,053941300000003</text:p>
          </table:table-cell>
          <table:table-cell office:value-type="float" office:value="71.7059099428451" calcext:value-type="float">
            <text:p>71,71</text:p>
          </table:table-cell>
          <table:table-cell office:value-type="float" office:value="0.120810099999972" calcext:value-type="float">
            <text:p>0,120810099999972</text:p>
          </table:table-cell>
          <table:table-cell table:formula="of:=([.G353]/[.D353])*100" office:value-type="float" office:value="312.339480494547" calcext:value-type="float">
            <text:p>312,34</text:p>
          </table:table-cell>
          <table:table-cell table:formula="of:=([.G353]/[.E353])*100" office:value-type="float" office:value="223.96586659937" calcext:value-type="float">
            <text:p>223,97</text:p>
          </table:table-cell>
          <table:table-cell table:style-name="ce6" table:formula="of:=[.I353]/([.H353]+[.F353])" office:value-type="float" office:value="0.583175510437174" calcext:value-type="float">
            <text:p>0,58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6" calcext:value-type="float">
            <text:p>376</text:p>
          </table:table-cell>
          <table:table-cell office:value-type="float" office:value="5" calcext:value-type="float">
            <text:p>5</text:p>
          </table:table-cell>
          <table:table-cell office:value-type="float" office:value="0.0500147999999967" calcext:value-type="float">
            <text:p>0,050014799999997</text:p>
          </table:table-cell>
          <table:table-cell office:value-type="float" office:value="0.0291774000000032" calcext:value-type="float">
            <text:p>0,029177400000003</text:p>
          </table:table-cell>
          <table:table-cell office:value-type="float" office:value="171.416233111899" calcext:value-type="float">
            <text:p>171,42</text:p>
          </table:table-cell>
          <table:table-cell office:value-type="float" office:value="0.125789500000019" calcext:value-type="float">
            <text:p>0,125789500000019</text:p>
          </table:table-cell>
          <table:table-cell table:formula="of:=([.G354]/[.D354])*100" office:value-type="float" office:value="251.504554651878" calcext:value-type="float">
            <text:p>251,50</text:p>
          </table:table-cell>
          <table:table-cell table:formula="of:=([.G354]/[.E354])*100" office:value-type="float" office:value="431.119633689106" calcext:value-type="float">
            <text:p>431,12</text:p>
          </table:table-cell>
          <table:table-cell table:style-name="ce6" table:formula="of:=[.I354]/([.H354]+[.F354])" office:value-type="float" office:value="1.01938624480646" calcext:value-type="float">
            <text:p>1,0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office:value-type="float" office:value="0.0479612000000031" calcext:value-type="float">
            <text:p>0,047961200000003</text:p>
          </table:table-cell>
          <table:table-cell office:value-type="float" office:value="0.0326846999999987" calcext:value-type="float">
            <text:p>0,032684699999999</text:p>
          </table:table-cell>
          <table:table-cell office:value-type="float" office:value="146.738994085934" calcext:value-type="float">
            <text:p>146,74</text:p>
          </table:table-cell>
          <table:table-cell office:value-type="float" office:value="0.122264599999971" calcext:value-type="float">
            <text:p>0,122264599999971</text:p>
          </table:table-cell>
          <table:table-cell table:formula="of:=([.G355]/[.D355])*100" office:value-type="float" office:value="254.923980217266" calcext:value-type="float">
            <text:p>254,92</text:p>
          </table:table-cell>
          <table:table-cell table:formula="of:=([.G355]/[.E355])*100" office:value-type="float" office:value="374.07288425464" calcext:value-type="float">
            <text:p>374,07</text:p>
          </table:table-cell>
          <table:table-cell table:style-name="ce6" table:formula="of:=[.I355]/([.H355]+[.F355])" office:value-type="float" office:value="0.931310347695295" calcext:value-type="float">
            <text:p>0,93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office:value-type="float" office:value="0.0361399000000006" calcext:value-type="float">
            <text:p>0,036139900000001</text:p>
          </table:table-cell>
          <table:table-cell office:value-type="float" office:value="0.019831099999999" calcext:value-type="float">
            <text:p>0,019831099999999</text:p>
          </table:table-cell>
          <table:table-cell office:value-type="float" office:value="182.238504167709" calcext:value-type="float">
            <text:p>182,24</text:p>
          </table:table-cell>
          <table:table-cell office:value-type="float" office:value="0.108073999999988" calcext:value-type="float">
            <text:p>0,108073999999988</text:p>
          </table:table-cell>
          <table:table-cell table:formula="of:=([.G356]/[.D356])*100" office:value-type="float" office:value="299.043439522484" calcext:value-type="float">
            <text:p>299,04</text:p>
          </table:table-cell>
          <table:table-cell table:formula="of:=([.G356]/[.E356])*100" office:value-type="float" office:value="544.97229099744" calcext:value-type="float">
            <text:p>544,97</text:p>
          </table:table-cell>
          <table:table-cell table:style-name="ce6" table:formula="of:=[.I356]/([.H356]+[.F356])" office:value-type="float" office:value="1.13233479489986" calcext:value-type="float">
            <text:p>1,13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3" calcext:value-type="float">
            <text:p>363</text:p>
          </table:table-cell>
          <table:table-cell office:value-type="float" office:value="3" calcext:value-type="float">
            <text:p>3</text:p>
          </table:table-cell>
          <table:table-cell office:value-type="float" office:value="0.0238895999999954" calcext:value-type="float">
            <text:p>0,023889599999995</text:p>
          </table:table-cell>
          <table:table-cell office:value-type="float" office:value="0.0416034999999965" calcext:value-type="float">
            <text:p>0,041603499999997</text:p>
          </table:table-cell>
          <table:table-cell office:value-type="float" office:value="57.422091891301" calcext:value-type="float">
            <text:p>57,42</text:p>
          </table:table-cell>
          <table:table-cell office:value-type="float" office:value="0.107760300000018" calcext:value-type="float">
            <text:p>0,107760300000018</text:p>
          </table:table-cell>
          <table:table-cell table:formula="of:=([.G357]/[.D357])*100" office:value-type="float" office:value="451.076200522566" calcext:value-type="float">
            <text:p>451,08</text:p>
          </table:table-cell>
          <table:table-cell table:formula="of:=([.G357]/[.E357])*100" office:value-type="float" office:value="259.017390363857" calcext:value-type="float">
            <text:p>259,02</text:p>
          </table:table-cell>
          <table:table-cell table:style-name="ce6" table:formula="of:=[.I357]/([.H357]+[.F357])" office:value-type="float" office:value="0.509377109477179" calcext:value-type="float">
            <text:p>0,51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</text:p>
          </table:table-cell>
          <table:table-cell office:value-type="float" office:value="0.657951700000001" calcext:value-type="float">
            <text:p>0,657951700000001</text:p>
          </table:table-cell>
          <table:table-cell office:value-type="float" office:value="0.760868299999999" calcext:value-type="float">
            <text:p>0,760868299999999</text:p>
          </table:table-cell>
          <table:table-cell office:value-type="float" office:value="86.4737957935693" calcext:value-type="float">
            <text:p>86,47</text:p>
          </table:table-cell>
          <table:table-cell office:value-type="float" office:value="4.7456361" calcext:value-type="float">
            <text:p>4,7456361</text:p>
          </table:table-cell>
          <table:table-cell table:formula="of:=([.G358]/[.D358])*100" office:value-type="float" office:value="721.274236391515" calcext:value-type="float">
            <text:p>721,27</text:p>
          </table:table-cell>
          <table:table-cell table:formula="of:=([.G358]/[.E358])*100" office:value-type="float" office:value="623.713210288825" calcext:value-type="float">
            <text:p>623,71</text:p>
          </table:table-cell>
          <table:table-cell table:style-name="ce6" table:formula="of:=[.I358]/([.H358]+[.F358])" office:value-type="float" office:value="0.772163082343368" calcext:value-type="float">
            <text:p>0,77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4" calcext:value-type="float">
            <text:p>354</text:p>
          </table:table-cell>
          <table:table-cell office:value-type="float" office:value="4" calcext:value-type="float">
            <text:p>4</text:p>
          </table:table-cell>
          <table:table-cell office:value-type="float" office:value="0.696548999999999" calcext:value-type="float">
            <text:p>0,696548999999999</text:p>
          </table:table-cell>
          <table:table-cell office:value-type="float" office:value="1.0137905" calcext:value-type="float">
            <text:p>1,0137905</text:p>
          </table:table-cell>
          <table:table-cell office:value-type="float" office:value="68.7073907281632" calcext:value-type="float">
            <text:p>68,71</text:p>
          </table:table-cell>
          <table:table-cell office:value-type="float" office:value="4.73268780000003" calcext:value-type="float">
            <text:p>4,73268780000003</text:p>
          </table:table-cell>
          <table:table-cell table:formula="of:=([.G359]/[.D359])*100" office:value-type="float" office:value="679.447935464703" calcext:value-type="float">
            <text:p>679,45</text:p>
          </table:table-cell>
          <table:table-cell table:formula="of:=([.G359]/[.E359])*100" office:value-type="float" office:value="466.830947814172" calcext:value-type="float">
            <text:p>466,83</text:p>
          </table:table-cell>
          <table:table-cell table:style-name="ce6" table:formula="of:=[.I359]/([.H359]+[.F359])" office:value-type="float" office:value="0.623975973264444" calcext:value-type="float">
            <text:p>0,6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  <table:table-cell office:value-type="float" office:value="0.0492422000000033" calcext:value-type="float">
            <text:p>0,049242200000003</text:p>
          </table:table-cell>
          <table:table-cell office:value-type="float" office:value="0.0296764000000053" calcext:value-type="float">
            <text:p>0,029676400000005</text:p>
          </table:table-cell>
          <table:table-cell office:value-type="float" office:value="165.930503699891" calcext:value-type="float">
            <text:p>165,93</text:p>
          </table:table-cell>
          <table:table-cell office:value-type="float" office:value="0.106632799999989" calcext:value-type="float">
            <text:p>0,106632799999989</text:p>
          </table:table-cell>
          <table:table-cell table:formula="of:=([.G360]/[.D360])*100" office:value-type="float" office:value="216.547595355166" calcext:value-type="float">
            <text:p>216,55</text:p>
          </table:table-cell>
          <table:table-cell table:formula="of:=([.G360]/[.E360])*100" office:value-type="float" office:value="359.318515722829" calcext:value-type="float">
            <text:p>359,32</text:p>
          </table:table-cell>
          <table:table-cell table:style-name="ce6" table:formula="of:=[.I360]/([.H360]+[.F360])" office:value-type="float" office:value="0.939448602705761" calcext:value-type="float">
            <text:p>0,94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float" office:value="0.0480139000000008" calcext:value-type="float">
            <text:p>0,048013900000001</text:p>
          </table:table-cell>
          <table:table-cell office:value-type="float" office:value="0.0297194999999988" calcext:value-type="float">
            <text:p>0,029719499999999</text:p>
          </table:table-cell>
          <table:table-cell office:value-type="float" office:value="161.556890257248" calcext:value-type="float">
            <text:p>161,56</text:p>
          </table:table-cell>
          <table:table-cell office:value-type="float" office:value="0.107199899999978" calcext:value-type="float">
            <text:p>0,107199899999978</text:p>
          </table:table-cell>
          <table:table-cell table:formula="of:=([.G361]/[.D361])*100" office:value-type="float" office:value="223.268470172129" calcext:value-type="float">
            <text:p>223,27</text:p>
          </table:table-cell>
          <table:table-cell table:formula="of:=([.G361]/[.E361])*100" office:value-type="float" office:value="360.705597335023" calcext:value-type="float">
            <text:p>360,71</text:p>
          </table:table-cell>
          <table:table-cell table:style-name="ce6" table:formula="of:=[.I361]/([.H361]+[.F361])" office:value-type="float" office:value="0.937322833746086" calcext:value-type="float">
            <text:p>0,94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float" office:value="0.0485387999999944" calcext:value-type="float">
            <text:p>0,048538799999994</text:p>
          </table:table-cell>
          <table:table-cell office:value-type="float" office:value="0.0289899999999989" calcext:value-type="float">
            <text:p>0,028989999999999</text:p>
          </table:table-cell>
          <table:table-cell office:value-type="float" office:value="167.432907899263" calcext:value-type="float">
            <text:p>167,43</text:p>
          </table:table-cell>
          <table:table-cell office:value-type="float" office:value="0.107734900000014" calcext:value-type="float">
            <text:p>0,107734900000014</text:p>
          </table:table-cell>
          <table:table-cell table:formula="of:=([.G362]/[.D362])*100" office:value-type="float" office:value="221.956249433497" calcext:value-type="float">
            <text:p>221,96</text:p>
          </table:table-cell>
          <table:table-cell table:formula="of:=([.G362]/[.E362])*100" office:value-type="float" office:value="371.627802690646" calcext:value-type="float">
            <text:p>371,63</text:p>
          </table:table-cell>
          <table:table-cell table:style-name="ce6" table:formula="of:=[.I362]/([.H362]+[.F362])" office:value-type="float" office:value="0.954386622463304" calcext:value-type="float">
            <text:p>0,95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office:value-type="float" office:value="0.0356313" calcext:value-type="float">
            <text:p>0,0356313</text:p>
          </table:table-cell>
          <table:table-cell office:value-type="float" office:value="0.0521163000000001" calcext:value-type="float">
            <text:p>0,0521163</text:p>
          </table:table-cell>
          <table:table-cell office:value-type="float" office:value="68.3688212708882" calcext:value-type="float">
            <text:p>68,37</text:p>
          </table:table-cell>
          <table:table-cell office:value-type="float" office:value="0.104054500000029" calcext:value-type="float">
            <text:p>0,104054500000029</text:p>
          </table:table-cell>
          <table:table-cell table:formula="of:=([.G363]/[.D363])*100" office:value-type="float" office:value="292.03116361185" calcext:value-type="float">
            <text:p>292,03</text:p>
          </table:table-cell>
          <table:table-cell table:formula="of:=([.G363]/[.E363])*100" office:value-type="float" office:value="199.658264305081" calcext:value-type="float">
            <text:p>199,66</text:p>
          </table:table-cell>
          <table:table-cell table:style-name="ce6" table:formula="of:=[.I363]/([.H363]+[.F363])" office:value-type="float" office:value="0.553990767702288" calcext:value-type="float">
            <text:p>0,55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office:value-type="float" office:value="0.709130499999992" calcext:value-type="float">
            <text:p>0,709130499999992</text:p>
          </table:table-cell>
          <table:table-cell office:value-type="float" office:value="0.802845499999989" calcext:value-type="float">
            <text:p>0,802845499999989</text:p>
          </table:table-cell>
          <table:table-cell office:value-type="float" office:value="88.3271438900762" calcext:value-type="float">
            <text:p>88,33</text:p>
          </table:table-cell>
          <table:table-cell office:value-type="float" office:value="4.26361379999999" calcext:value-type="float">
            <text:p>4,26361379999999</text:p>
          </table:table-cell>
          <table:table-cell table:formula="of:=([.G364]/[.D364])*100" office:value-type="float" office:value="601.245299701541" calcext:value-type="float">
            <text:p>601,25</text:p>
          </table:table-cell>
          <table:table-cell table:formula="of:=([.G364]/[.E364])*100" office:value-type="float" office:value="531.0628009997" calcext:value-type="float">
            <text:p>531,06</text:p>
          </table:table-cell>
          <table:table-cell table:style-name="ce6" table:formula="of:=[.I364]/([.H364]+[.F364])" office:value-type="float" office:value="0.770133444187061" calcext:value-type="float">
            <text:p>0,77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</text:p>
          </table:table-cell>
          <table:table-cell office:value-type="float" office:value="0.038607300000001" calcext:value-type="float">
            <text:p>0,038607300000001</text:p>
          </table:table-cell>
          <table:table-cell office:value-type="float" office:value="0.0441205999999966" calcext:value-type="float">
            <text:p>0,044120599999997</text:p>
          </table:table-cell>
          <table:table-cell office:value-type="float" office:value="87.5040230640654" calcext:value-type="float">
            <text:p>87,50</text:p>
          </table:table-cell>
          <table:table-cell office:value-type="float" office:value="0.0886828000000151" calcext:value-type="float">
            <text:p>0,088682800000015</text:p>
          </table:table-cell>
          <table:table-cell table:formula="of:=([.G365]/[.D365])*100" office:value-type="float" office:value="229.704744957593" calcext:value-type="float">
            <text:p>229,70</text:p>
          </table:table-cell>
          <table:table-cell table:formula="of:=([.G365]/[.E365])*100" office:value-type="float" office:value="201.000893006944" calcext:value-type="float">
            <text:p>201,00</text:p>
          </table:table-cell>
          <table:table-cell table:style-name="ce6" table:formula="of:=[.I365]/([.H365]+[.F365])" office:value-type="float" office:value="0.633654908912292" calcext:value-type="float">
            <text:p>0,63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office:value-type="float" office:value="0.0412954000000013" calcext:value-type="float">
            <text:p>0,041295400000001</text:p>
          </table:table-cell>
          <table:table-cell office:value-type="float" office:value="0.0603814999999941" calcext:value-type="float">
            <text:p>0,060381499999994</text:p>
          </table:table-cell>
          <table:table-cell office:value-type="float" office:value="68.3908150675379" calcext:value-type="float">
            <text:p>68,39</text:p>
          </table:table-cell>
          <table:table-cell office:value-type="float" office:value="0.0897670999999718" calcext:value-type="float">
            <text:p>0,089767099999972</text:p>
          </table:table-cell>
          <table:table-cell table:formula="of:=([.G366]/[.D366])*100" office:value-type="float" office:value="217.377964615839" calcext:value-type="float">
            <text:p>217,38</text:p>
          </table:table-cell>
          <table:table-cell table:formula="of:=([.G366]/[.E366])*100" office:value-type="float" office:value="148.666561777996" calcext:value-type="float">
            <text:p>148,67</text:p>
          </table:table-cell>
          <table:table-cell table:style-name="ce6" table:formula="of:=[.I366]/([.H366]+[.F366])" office:value-type="float" office:value="0.52023374261777" calcext:value-type="float">
            <text:p>0,5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float" office:value="0.0470733999999993" calcext:value-type="float">
            <text:p>0,047073399999999</text:p>
          </table:table-cell>
          <table:table-cell office:value-type="float" office:value="0.0304021999999918" calcext:value-type="float">
            <text:p>0,030402199999992</text:p>
          </table:table-cell>
          <table:table-cell office:value-type="float" office:value="154.835505325312" calcext:value-type="float">
            <text:p>154,84</text:p>
          </table:table-cell>
          <table:table-cell office:value-type="float" office:value="0.0741303000000244" calcext:value-type="float">
            <text:p>0,074130300000024</text:p>
          </table:table-cell>
          <table:table-cell table:formula="of:=([.G367]/[.D367])*100" office:value-type="float" office:value="157.478108655898" calcext:value-type="float">
            <text:p>157,48</text:p>
          </table:table-cell>
          <table:table-cell table:formula="of:=([.G367]/[.E367])*100" office:value-type="float" office:value="243.832025314103" calcext:value-type="float">
            <text:p>243,83</text:p>
          </table:table-cell>
          <table:table-cell table:style-name="ce6" table:formula="of:=[.I367]/([.H367]+[.F367])" office:value-type="float" office:value="0.780728134793296" calcext:value-type="float">
            <text:p>0,78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float" office:value="0.443923600000016" calcext:value-type="float">
            <text:p>0,443923600000016</text:p>
          </table:table-cell>
          <table:table-cell office:value-type="float" office:value="0.504190299999982" calcext:value-type="float">
            <text:p>0,504190299999982</text:p>
          </table:table-cell>
          <table:table-cell office:value-type="float" office:value="88.0468346971436" calcext:value-type="float">
            <text:p>88,05</text:p>
          </table:table-cell>
          <table:table-cell office:value-type="float" office:value="1.44656970000005" calcext:value-type="float">
            <text:p>1,44656970000005</text:p>
          </table:table-cell>
          <table:table-cell table:formula="of:=([.G368]/[.D368])*100" office:value-type="float" office:value="325.860057901856" calcext:value-type="float">
            <text:p>325,86</text:p>
          </table:table-cell>
          <table:table-cell table:formula="of:=([.G368]/[.E368])*100" office:value-type="float" office:value="286.909466524863" calcext:value-type="float">
            <text:p>286,91</text:p>
          </table:table-cell>
          <table:table-cell table:style-name="ce6" table:formula="of:=[.I368]/([.H368]+[.F368])" office:value-type="float" office:value="0.693173927893069" calcext:value-type="float">
            <text:p>0,69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6" calcext:value-type="float">
            <text:p>436</text:p>
          </table:table-cell>
          <table:table-cell office:value-type="float" office:value="6" calcext:value-type="float">
            <text:p>6</text:p>
          </table:table-cell>
          <table:table-cell office:value-type="float" office:value="0.0974838000000005" calcext:value-type="float">
            <text:p>0,097483800000001</text:p>
          </table:table-cell>
          <table:table-cell office:value-type="float" office:value="0.0306795999999991" calcext:value-type="float">
            <text:p>0,030679599999999</text:p>
          </table:table-cell>
          <table:table-cell office:value-type="float" office:value="317.747949777713" calcext:value-type="float">
            <text:p>317,75</text:p>
          </table:table-cell>
          <table:table-cell office:value-type="float" office:value="0.402824400000009" calcext:value-type="float">
            <text:p>0,402824400000009</text:p>
          </table:table-cell>
          <table:table-cell table:formula="of:=([.G369]/[.D369])*100" office:value-type="float" office:value="413.221889175439" calcext:value-type="float">
            <text:p>413,22</text:p>
          </table:table-cell>
          <table:table-cell table:formula="of:=([.G369]/[.E369])*100" office:value-type="float" office:value="1313.00408088769" calcext:value-type="float">
            <text:p>1313,00</text:p>
          </table:table-cell>
          <table:table-cell table:style-name="ce6" table:formula="of:=[.I369]/([.H369]+[.F369])" office:value-type="float" office:value="1.79624932646755" calcext:value-type="float">
            <text:p>1,80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3" calcext:value-type="float">
            <text:p>393</text:p>
          </table:table-cell>
          <table:table-cell office:value-type="float" office:value="5" calcext:value-type="float">
            <text:p>5</text:p>
          </table:table-cell>
          <table:table-cell office:value-type="float" office:value="0.0479743999999982" calcext:value-type="float">
            <text:p>0,047974399999998</text:p>
          </table:table-cell>
          <table:table-cell office:value-type="float" office:value="0.0276814000000002" calcext:value-type="float">
            <text:p>0,0276814</text:p>
          </table:table-cell>
          <table:table-cell office:value-type="float" office:value="173.309153438764" calcext:value-type="float">
            <text:p>173,31</text:p>
          </table:table-cell>
          <table:table-cell office:value-type="float" office:value="0.227211199999988" calcext:value-type="float">
            <text:p>0,227211199999988</text:p>
          </table:table-cell>
          <table:table-cell table:formula="of:=([.G370]/[.D370])*100" office:value-type="float" office:value="473.609258271071" calcext:value-type="float">
            <text:p>473,61</text:p>
          </table:table-cell>
          <table:table-cell table:formula="of:=([.G370]/[.E370])*100" office:value-type="float" office:value="820.808196117199" calcext:value-type="float">
            <text:p>820,81</text:p>
          </table:table-cell>
          <table:table-cell table:style-name="ce6" table:formula="of:=[.I370]/([.H370]+[.F370])" office:value-type="float" office:value="1.26879708671108" calcext:value-type="float">
            <text:p>1,27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2" calcext:value-type="float">
            <text:p>392</text:p>
          </table:table-cell>
          <table:table-cell office:value-type="float" office:value="6" calcext:value-type="float">
            <text:p>6</text:p>
          </table:table-cell>
          <table:table-cell office:value-type="float" office:value="0.0483428000000004" calcext:value-type="float">
            <text:p>0,0483428</text:p>
          </table:table-cell>
          <table:table-cell office:value-type="float" office:value="0.0286044000000004" calcext:value-type="float">
            <text:p>0,0286044</text:p>
          </table:table-cell>
          <table:table-cell office:value-type="float" office:value="169.004768497153" calcext:value-type="float">
            <text:p>169,00</text:p>
          </table:table-cell>
          <table:table-cell office:value-type="float" office:value="0.228776100000005" calcext:value-type="float">
            <text:p>0,228776100000005</text:p>
          </table:table-cell>
          <table:table-cell table:formula="of:=([.G371]/[.D371])*100" office:value-type="float" office:value="473.237172857184" calcext:value-type="float">
            <text:p>473,24</text:p>
          </table:table-cell>
          <table:table-cell table:formula="of:=([.G371]/[.E371])*100" office:value-type="float" office:value="799.793388429757" calcext:value-type="float">
            <text:p>799,79</text:p>
          </table:table-cell>
          <table:table-cell table:style-name="ce6" table:formula="of:=[.I371]/([.H371]+[.F371])" office:value-type="float" office:value="1.2453147901602" calcext:value-type="float">
            <text:p>1,25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0.655424299999998" calcext:value-type="float">
            <text:p>0,655424299999998</text:p>
          </table:table-cell>
          <table:table-cell office:value-type="float" office:value="0.944874900000002" calcext:value-type="float">
            <text:p>0,944874900000002</text:p>
          </table:table-cell>
          <table:table-cell office:value-type="float" office:value="69.3662515535122" calcext:value-type="float">
            <text:p>69,37</text:p>
          </table:table-cell>
          <table:table-cell office:value-type="float" office:value="8.6187668" calcext:value-type="float">
            <text:p>8,6187668</text:p>
          </table:table-cell>
          <table:table-cell table:formula="of:=([.G372]/[.D372])*100" office:value-type="float" office:value="1314.99042681207" calcext:value-type="float">
            <text:p>1314,99</text:p>
          </table:table-cell>
          <table:table-cell table:formula="of:=([.G372]/[.E372])*100" office:value-type="float" office:value="912.159567367065" calcext:value-type="float">
            <text:p>912,16</text:p>
          </table:table-cell>
          <table:table-cell table:style-name="ce6" table:formula="of:=[.I372]/([.H372]+[.F372])" office:value-type="float" office:value="0.658905021821392" calcext:value-type="float">
            <text:p>0,66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5" calcext:value-type="float">
            <text:p>385</text:p>
          </table:table-cell>
          <table:table-cell office:value-type="float" office:value="4" calcext:value-type="float">
            <text:p>4</text:p>
          </table:table-cell>
          <table:table-cell office:value-type="float" office:value="0.0479854999999986" calcext:value-type="float">
            <text:p>0,047985499999999</text:p>
          </table:table-cell>
          <table:table-cell office:value-type="float" office:value="0.029483700000003" calcext:value-type="float">
            <text:p>0,029483700000003</text:p>
          </table:table-cell>
          <table:table-cell office:value-type="float" office:value="162.75263959406" calcext:value-type="float">
            <text:p>162,75</text:p>
          </table:table-cell>
          <table:table-cell office:value-type="float" office:value="0.201208600000018" calcext:value-type="float">
            <text:p>0,201208600000018</text:p>
          </table:table-cell>
          <table:table-cell table:formula="of:=([.G373]/[.D373])*100" office:value-type="float" office:value="419.31125027357" calcext:value-type="float">
            <text:p>419,31</text:p>
          </table:table-cell>
          <table:table-cell table:formula="of:=([.G373]/[.E373])*100" office:value-type="float" office:value="682.440127935088" calcext:value-type="float">
            <text:p>682,44</text:p>
          </table:table-cell>
          <table:table-cell table:style-name="ce6" table:formula="of:=[.I373]/([.H373]+[.F373])" office:value-type="float" office:value="1.17244883218968" calcext:value-type="float">
            <text:p>1,17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7" calcext:value-type="float">
            <text:p>377</text:p>
          </table:table-cell>
          <table:table-cell office:value-type="float" office:value="4" calcext:value-type="float">
            <text:p>4</text:p>
          </table:table-cell>
          <table:table-cell office:value-type="float" office:value="0.0494328999999993" calcext:value-type="float">
            <text:p>0,049432899999999</text:p>
          </table:table-cell>
          <table:table-cell office:value-type="float" office:value="0.0294578999999999" calcext:value-type="float">
            <text:p>0,0294579</text:p>
          </table:table-cell>
          <table:table-cell office:value-type="float" office:value="167.80863537455" calcext:value-type="float">
            <text:p>167,81</text:p>
          </table:table-cell>
          <table:table-cell office:value-type="float" office:value="0.123602899999969" calcext:value-type="float">
            <text:p>0,123602899999969</text:p>
          </table:table-cell>
          <table:table-cell table:formula="of:=([.G374]/[.D374])*100" office:value-type="float" office:value="250.041773798362" calcext:value-type="float">
            <text:p>250,04</text:p>
          </table:table-cell>
          <table:table-cell table:formula="of:=([.G374]/[.E374])*100" office:value-type="float" office:value="419.59168847735" calcext:value-type="float">
            <text:p>419,59</text:p>
          </table:table-cell>
          <table:table-cell table:style-name="ce6" table:formula="of:=[.I374]/([.H374]+[.F374])" office:value-type="float" office:value="1.00416723130147" calcext:value-type="float">
            <text:p>1,00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  <table:table-cell office:value-type="float" office:value="0.727665200000001" calcext:value-type="float">
            <text:p>0,727665200000001</text:p>
          </table:table-cell>
          <table:table-cell office:value-type="float" office:value="1.0520888" calcext:value-type="float">
            <text:p>1,0520888</text:p>
          </table:table-cell>
          <table:table-cell office:value-type="float" office:value="69.1638576515595" calcext:value-type="float">
            <text:p>69,16</text:p>
          </table:table-cell>
          <table:table-cell office:value-type="float" office:value="5.46665410000001" calcext:value-type="float">
            <text:p>5,46665410000001</text:p>
          </table:table-cell>
          <table:table-cell table:formula="of:=([.G375]/[.D375])*100" office:value-type="float" office:value="751.259521549196" calcext:value-type="float">
            <text:p>751,26</text:p>
          </table:table-cell>
          <table:table-cell table:formula="of:=([.G375]/[.E375])*100" office:value-type="float" office:value="519.600066078073" calcext:value-type="float">
            <text:p>519,60</text:p>
          </table:table-cell>
          <table:table-cell table:style-name="ce6" table:formula="of:=[.I375]/([.H375]+[.F375])" office:value-type="float" office:value="0.633331617858404" calcext:value-type="float">
            <text:p>0,63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  <table:table-cell office:value-type="float" office:value="0.0243438000000026" calcext:value-type="float">
            <text:p>0,024343800000003</text:p>
          </table:table-cell>
          <table:table-cell office:value-type="float" office:value="0.0259095000000002" calcext:value-type="float">
            <text:p>0,0259095</text:p>
          </table:table-cell>
          <table:table-cell office:value-type="float" office:value="93.9570427835443" calcext:value-type="float">
            <text:p>93,96</text:p>
          </table:table-cell>
          <table:table-cell office:value-type="float" office:value="0.106403599999976" calcext:value-type="float">
            <text:p>0,106403599999976</text:p>
          </table:table-cell>
          <table:table-cell table:formula="of:=([.G376]/[.D376])*100" office:value-type="float" office:value="437.087061181757" calcext:value-type="float">
            <text:p>437,09</text:p>
          </table:table-cell>
          <table:table-cell table:formula="of:=([.G376]/[.E376])*100" office:value-type="float" office:value="410.67407707588" calcext:value-type="float">
            <text:p>410,67</text:p>
          </table:table-cell>
          <table:table-cell table:style-name="ce6" table:formula="of:=[.I376]/([.H376]+[.F376])" office:value-type="float" office:value="0.773333276858514" calcext:value-type="float">
            <text:p>0,77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0.0240642999999977" calcext:value-type="float">
            <text:p>0,024064299999998</text:p>
          </table:table-cell>
          <table:table-cell office:value-type="float" office:value="0.0257142999999985" calcext:value-type="float">
            <text:p>0,025714299999999</text:p>
          </table:table-cell>
          <table:table-cell office:value-type="float" office:value="93.5833368981428" calcext:value-type="float">
            <text:p>93,58</text:p>
          </table:table-cell>
          <table:table-cell office:value-type="float" office:value="0.106937499999958" calcext:value-type="float">
            <text:p>0,106937499999958</text:p>
          </table:table-cell>
          <table:table-cell table:formula="of:=([.G377]/[.D377])*100" office:value-type="float" office:value="444.382342307769" calcext:value-type="float">
            <text:p>444,38</text:p>
          </table:table-cell>
          <table:table-cell table:formula="of:=([.G377]/[.E377])*100" office:value-type="float" office:value="415.867824517737" calcext:value-type="float">
            <text:p>415,87</text:p>
          </table:table-cell>
          <table:table-cell table:style-name="ce6" table:formula="of:=[.I377]/([.H377]+[.F377])" office:value-type="float" office:value="0.773037836041134" calcext:value-type="float">
            <text:p>0,77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office:value-type="float" office:value="0.0235435999999993" calcext:value-type="float">
            <text:p>0,023543599999999</text:p>
          </table:table-cell>
          <table:table-cell office:value-type="float" office:value="0.040311399999996" calcext:value-type="float">
            <text:p>0,040311399999996</text:p>
          </table:table-cell>
          <table:table-cell office:value-type="float" office:value="58.4043223505054" calcext:value-type="float">
            <text:p>58,40</text:p>
          </table:table-cell>
          <table:table-cell office:value-type="float" office:value="0.105913200000032" calcext:value-type="float">
            <text:p>0,105913200000032</text:p>
          </table:table-cell>
          <table:table-cell table:formula="of:=([.G378]/[.D378])*100" office:value-type="float" office:value="449.859834519933" calcext:value-type="float">
            <text:p>449,86</text:p>
          </table:table-cell>
          <table:table-cell table:formula="of:=([.G378]/[.E378])*100" office:value-type="float" office:value="262.737587878472" calcext:value-type="float">
            <text:p>262,74</text:p>
          </table:table-cell>
          <table:table-cell table:style-name="ce6" table:formula="of:=[.I378]/([.H378]+[.F378])" office:value-type="float" office:value="0.516931175112248" calcext:value-type="float">
            <text:p>0,5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9" calcext:value-type="float">
            <text:p>359</text:p>
          </table:table-cell>
          <table:table-cell office:value-type="float" office:value="3" calcext:value-type="float">
            <text:p>3</text:p>
          </table:table-cell>
          <table:table-cell office:value-type="float" office:value="0.035574600000001" calcext:value-type="float">
            <text:p>0,035574600000001</text:p>
          </table:table-cell>
          <table:table-cell office:value-type="float" office:value="0.0387710000000027" calcext:value-type="float">
            <text:p>0,038771000000003</text:p>
          </table:table-cell>
          <table:table-cell office:value-type="float" office:value="91.755693688578" calcext:value-type="float">
            <text:p>91,76</text:p>
          </table:table-cell>
          <table:table-cell office:value-type="float" office:value="0.106684799999994" calcext:value-type="float">
            <text:p>0,106684799999994</text:p>
          </table:table-cell>
          <table:table-cell table:formula="of:=([.G379]/[.D379])*100" office:value-type="float" office:value="299.890371219889" calcext:value-type="float">
            <text:p>299,89</text:p>
          </table:table-cell>
          <table:table-cell table:formula="of:=([.G379]/[.E379])*100" office:value-type="float" office:value="275.16649041806" calcext:value-type="float">
            <text:p>275,17</text:p>
          </table:table-cell>
          <table:table-cell table:style-name="ce6" table:formula="of:=[.I379]/([.H379]+[.F379])" office:value-type="float" office:value="0.702589697875225" calcext:value-type="float">
            <text:p>0,70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  <table:table-cell office:value-type="float" office:value="0.0347852999999986" calcext:value-type="float">
            <text:p>0,034785299999999</text:p>
          </table:table-cell>
          <table:table-cell office:value-type="float" office:value="0.0393974999999955" calcext:value-type="float">
            <text:p>0,039397499999996</text:p>
          </table:table-cell>
          <table:table-cell office:value-type="float" office:value="88.29316581002" calcext:value-type="float">
            <text:p>88,29</text:p>
          </table:table-cell>
          <table:table-cell office:value-type="float" office:value="0.108776900000021" calcext:value-type="float">
            <text:p>0,108776900000021</text:p>
          </table:table-cell>
          <table:table-cell table:formula="of:=([.G380]/[.D380])*100" office:value-type="float" office:value="312.709391610896" calcext:value-type="float">
            <text:p>312,71</text:p>
          </table:table-cell>
          <table:table-cell table:formula="of:=([.G380]/[.E380])*100" office:value-type="float" office:value="276.101021638513" calcext:value-type="float">
            <text:p>276,10</text:p>
          </table:table-cell>
          <table:table-cell table:style-name="ce6" table:formula="of:=[.I380]/([.H380]+[.F380])" office:value-type="float" office:value="0.688526834876768" calcext:value-type="float">
            <text:p>0,69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office:value-type="float" office:value="0.0363925999999992" calcext:value-type="float">
            <text:p>0,036392599999999</text:p>
          </table:table-cell>
          <table:table-cell office:value-type="float" office:value="0.0523122000000058" calcext:value-type="float">
            <text:p>0,052312200000006</text:p>
          </table:table-cell>
          <table:table-cell office:value-type="float" office:value="69.5680931025558" calcext:value-type="float">
            <text:p>69,57</text:p>
          </table:table-cell>
          <table:table-cell office:value-type="float" office:value="0.10279959999998" calcext:value-type="float">
            <text:p>0,10279959999998</text:p>
          </table:table-cell>
          <table:table-cell table:formula="of:=([.G381]/[.D381])*100" office:value-type="float" office:value="282.473909531011" calcext:value-type="float">
            <text:p>282,47</text:p>
          </table:table-cell>
          <table:table-cell table:formula="of:=([.G381]/[.E381])*100" office:value-type="float" office:value="196.511712372963" calcext:value-type="float">
            <text:p>196,51</text:p>
          </table:table-cell>
          <table:table-cell table:style-name="ce6" table:formula="of:=[.I381]/([.H381]+[.F381])" office:value-type="float" office:value="0.558205301932417" calcext:value-type="float">
            <text:p>0,56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float" office:value="0.0342943999999989" calcext:value-type="float">
            <text:p>0,034294399999999</text:p>
          </table:table-cell>
          <table:table-cell office:value-type="float" office:value="0.0258939999999939" calcext:value-type="float">
            <text:p>0,025893999999994</text:p>
          </table:table-cell>
          <table:table-cell office:value-type="float" office:value="132.441492237611" calcext:value-type="float">
            <text:p>132,44</text:p>
          </table:table-cell>
          <table:table-cell office:value-type="float" office:value="0.0917860000000019" calcext:value-type="float">
            <text:p>0,091786000000002</text:p>
          </table:table-cell>
          <table:table-cell table:formula="of:=([.G382]/[.D382])*100" office:value-type="float" office:value="267.641364187753" calcext:value-type="float">
            <text:p>267,64</text:p>
          </table:table-cell>
          <table:table-cell table:formula="of:=([.G382]/[.E382])*100" office:value-type="float" office:value="354.468216575359" calcext:value-type="float">
            <text:p>354,47</text:p>
          </table:table-cell>
          <table:table-cell table:style-name="ce6" table:formula="of:=[.I382]/([.H382]+[.F382])" office:value-type="float" office:value="0.885987017145498" calcext:value-type="float">
            <text:p>0,89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7" calcext:value-type="float">
            <text:p>337</text:p>
          </table:table-cell>
          <table:table-cell office:value-type="float" office:value="3" calcext:value-type="float">
            <text:p>3</text:p>
          </table:table-cell>
          <table:table-cell office:value-type="float" office:value="0.0348921000000019" calcext:value-type="float">
            <text:p>0,034892100000002</text:p>
          </table:table-cell>
          <table:table-cell office:value-type="float" office:value="0.0383519999999976" calcext:value-type="float">
            <text:p>0,038351999999998</text:p>
          </table:table-cell>
          <table:table-cell office:value-type="float" office:value="90.9785669587089" calcext:value-type="float">
            <text:p>90,98</text:p>
          </table:table-cell>
          <table:table-cell office:value-type="float" office:value="0.0902430999999979" calcext:value-type="float">
            <text:p>0,090243099999998</text:p>
          </table:table-cell>
          <table:table-cell table:formula="of:=([.G383]/[.D383])*100" office:value-type="float" office:value="258.634762596671" calcext:value-type="float">
            <text:p>258,63</text:p>
          </table:table-cell>
          <table:table-cell table:formula="of:=([.G383]/[.E383])*100" office:value-type="float" office:value="235.30220066751" calcext:value-type="float">
            <text:p>235,30</text:p>
          </table:table-cell>
          <table:table-cell table:style-name="ce6" table:formula="of:=[.I383]/([.H383]+[.F383])" office:value-type="float" office:value="0.67303555321176" calcext:value-type="float">
            <text:p>0,67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float" office:value="0.0353044000000068" calcext:value-type="float">
            <text:p>0,035304400000007</text:p>
          </table:table-cell>
          <table:table-cell office:value-type="float" office:value="0.0390182999999979" calcext:value-type="float">
            <text:p>0,039018299999998</text:p>
          </table:table-cell>
          <table:table-cell office:value-type="float" office:value="90.4816457918687" calcext:value-type="float">
            <text:p>90,48</text:p>
          </table:table-cell>
          <table:table-cell office:value-type="float" office:value="0.0899973999999929" calcext:value-type="float">
            <text:p>0,089997399999993</text:p>
          </table:table-cell>
          <table:table-cell table:formula="of:=([.G384]/[.D384])*100" office:value-type="float" office:value="254.918367115645" calcext:value-type="float">
            <text:p>254,92</text:p>
          </table:table-cell>
          <table:table-cell table:formula="of:=([.G384]/[.E384])*100" office:value-type="float" office:value="230.654333991993" calcext:value-type="float">
            <text:p>230,65</text:p>
          </table:table-cell>
          <table:table-cell table:style-name="ce6" table:formula="of:=[.I384]/([.H384]+[.F384])" office:value-type="float" office:value="0.667789013817306" calcext:value-type="float">
            <text:p>0,67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4" calcext:value-type="float">
            <text:p>484</text:p>
          </table:table-cell>
          <table:table-cell office:value-type="float" office:value="5" calcext:value-type="float">
            <text:p>5</text:p>
          </table:table-cell>
          <table:table-cell office:value-type="float" office:value="0.136241699999999" calcext:value-type="float">
            <text:p>0,136241699999999</text:p>
          </table:table-cell>
          <table:table-cell office:value-type="float" office:value="0.0447015999999991" calcext:value-type="float">
            <text:p>0,044701599999999</text:p>
          </table:table-cell>
          <table:table-cell office:value-type="float" office:value="304.780365803466" calcext:value-type="float">
            <text:p>304,78</text:p>
          </table:table-cell>
          <table:table-cell office:value-type="float" office:value="0.582350099999996" calcext:value-type="float">
            <text:p>0,582350099999996</text:p>
          </table:table-cell>
          <table:table-cell table:formula="of:=([.G385]/[.D385])*100" office:value-type="float" office:value="427.438955914379" calcext:value-type="float">
            <text:p>427,44</text:p>
          </table:table-cell>
          <table:table-cell table:formula="of:=([.G385]/[.E385])*100" office:value-type="float" office:value="1302.75001342236" calcext:value-type="float">
            <text:p>1302,75</text:p>
          </table:table-cell>
          <table:table-cell table:style-name="ce6" table:formula="of:=[.I385]/([.H385]+[.F385])" office:value-type="float" office:value="1.77918005545934" calcext:value-type="float">
            <text:p>1,78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office:value-type="float" office:value="0.0997793000000002" calcext:value-type="float">
            <text:p>0,0997793</text:p>
          </table:table-cell>
          <table:table-cell office:value-type="float" office:value="0.0309678999999988" calcext:value-type="float">
            <text:p>0,030967899999999</text:p>
          </table:table-cell>
          <table:table-cell office:value-type="float" office:value="322.202345008876" calcext:value-type="float">
            <text:p>322,20</text:p>
          </table:table-cell>
          <table:table-cell office:value-type="float" office:value="0.376871000000006" calcext:value-type="float">
            <text:p>0,376871000000006</text:p>
          </table:table-cell>
          <table:table-cell table:formula="of:=([.G386]/[.D386])*100" office:value-type="float" office:value="377.704594039049" calcext:value-type="float">
            <text:p>377,70</text:p>
          </table:table-cell>
          <table:table-cell table:formula="of:=([.G386]/[.E386])*100" office:value-type="float" office:value="1216.97305920008" calcext:value-type="float">
            <text:p>1216,97</text:p>
          </table:table-cell>
          <table:table-cell table:style-name="ce6" table:formula="of:=[.I386]/([.H386]+[.F386])" office:value-type="float" office:value="1.7387641003467" calcext:value-type="float">
            <text:p>1,74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1" calcext:value-type="float">
            <text:p>411</text:p>
          </table:table-cell>
          <table:table-cell office:value-type="float" office:value="5" calcext:value-type="float">
            <text:p>5</text:p>
          </table:table-cell>
          <table:table-cell office:value-type="float" office:value="0.0488581999999951" calcext:value-type="float">
            <text:p>0,048858199999995</text:p>
          </table:table-cell>
          <table:table-cell office:value-type="float" office:value="0.0275727999999958" calcext:value-type="float">
            <text:p>0,027572799999996</text:p>
          </table:table-cell>
          <table:table-cell office:value-type="float" office:value="177.197092787104" calcext:value-type="float">
            <text:p>177,20</text:p>
          </table:table-cell>
          <table:table-cell office:value-type="float" office:value="0.251698399999987" calcext:value-type="float">
            <text:p>0,251698399999987</text:p>
          </table:table-cell>
          <table:table-cell table:formula="of:=([.G387]/[.D387])*100" office:value-type="float" office:value="515.161016983867" calcext:value-type="float">
            <text:p>515,16</text:p>
          </table:table-cell>
          <table:table-cell table:formula="of:=([.G387]/[.E387])*100" office:value-type="float" office:value="912.85034526789" calcext:value-type="float">
            <text:p>912,85</text:p>
          </table:table-cell>
          <table:table-cell table:style-name="ce6" table:formula="of:=[.I387]/([.H387]+[.F387])" office:value-type="float" office:value="1.31846559227833" calcext:value-type="float">
            <text:p>1,32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office:value-type="float" office:value="0.0477624000000049" calcext:value-type="float">
            <text:p>0,047762400000005</text:p>
          </table:table-cell>
          <table:table-cell office:value-type="float" office:value="0.029285699999997" calcext:value-type="float">
            <text:p>0,029285699999997</text:p>
          </table:table-cell>
          <table:table-cell office:value-type="float" office:value="163.091201507937" calcext:value-type="float">
            <text:p>163,09</text:p>
          </table:table-cell>
          <table:table-cell office:value-type="float" office:value="0.245735200000013" calcext:value-type="float">
            <text:p>0,245735200000013</text:p>
          </table:table-cell>
          <table:table-cell table:formula="of:=([.G388]/[.D388])*100" office:value-type="float" office:value="514.495083999103" calcext:value-type="float">
            <text:p>514,50</text:p>
          </table:table-cell>
          <table:table-cell table:formula="of:=([.G388]/[.E388])*100" office:value-type="float" office:value="839.096214193405" calcext:value-type="float">
            <text:p>839,10</text:p>
          </table:table-cell>
          <table:table-cell table:style-name="ce6" table:formula="of:=[.I388]/([.H388]+[.F388])" office:value-type="float" office:value="1.23836068134925" calcext:value-type="float">
            <text:p>1,24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float" office:value="0.590378800000002" calcext:value-type="float">
            <text:p>0,590378800000002</text:p>
          </table:table-cell>
          <table:table-cell office:value-type="float" office:value="0.895923399999998" calcext:value-type="float">
            <text:p>0,895923399999998</text:p>
          </table:table-cell>
          <table:table-cell office:value-type="float" office:value="65.8961246017241" calcext:value-type="float">
            <text:p>65,90</text:p>
          </table:table-cell>
          <table:table-cell office:value-type="float" office:value="9.46172730000001" calcext:value-type="float">
            <text:p>9,46172730000001</text:p>
          </table:table-cell>
          <table:table-cell table:formula="of:=([.G389]/[.D389])*100" office:value-type="float" office:value="1602.65363525926" calcext:value-type="float">
            <text:p>1602,65</text:p>
          </table:table-cell>
          <table:table-cell table:formula="of:=([.G389]/[.E389])*100" office:value-type="float" office:value="1056.0866364245" calcext:value-type="float">
            <text:p>1056,09</text:p>
          </table:table-cell>
          <table:table-cell table:style-name="ce6" table:formula="of:=[.I389]/([.H389]+[.F389])" office:value-type="float" office:value="0.632936854404925" calcext:value-type="float">
            <text:p>0,63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office:value-type="float" office:value="0.0479084999999998" calcext:value-type="float">
            <text:p>0,0479085</text:p>
          </table:table-cell>
          <table:table-cell office:value-type="float" office:value="0.0285905000000014" calcext:value-type="float">
            <text:p>0,028590500000001</text:p>
          </table:table-cell>
          <table:table-cell office:value-type="float" office:value="167.567898427791" calcext:value-type="float">
            <text:p>167,57</text:p>
          </table:table-cell>
          <table:table-cell office:value-type="float" office:value="0.232402499999989" calcext:value-type="float">
            <text:p>0,232402499999989</text:p>
          </table:table-cell>
          <table:table-cell table:formula="of:=([.G390]/[.D390])*100" office:value-type="float" office:value="485.096590375383" calcext:value-type="float">
            <text:p>485,10</text:p>
          </table:table-cell>
          <table:table-cell table:formula="of:=([.G390]/[.E390])*100" office:value-type="float" office:value="812.866161836896" calcext:value-type="float">
            <text:p>812,87</text:p>
          </table:table-cell>
          <table:table-cell table:style-name="ce6" table:formula="of:=[.I390]/([.H390]+[.F390])" office:value-type="float" office:value="1.24545792789722" calcext:value-type="float">
            <text:p>1,25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9" calcext:value-type="float">
            <text:p>399</text:p>
          </table:table-cell>
          <table:table-cell office:value-type="float" office:value="3" calcext:value-type="float">
            <text:p>3</text:p>
          </table:table-cell>
          <table:table-cell office:value-type="float" office:value="0.563220899999999" calcext:value-type="float">
            <text:p>0,563220899999999</text:p>
          </table:table-cell>
          <table:table-cell office:value-type="float" office:value="0.663078999999999" calcext:value-type="float">
            <text:p>0,663078999999999</text:p>
          </table:table-cell>
          <table:table-cell office:value-type="float" office:value="84.9402409064379" calcext:value-type="float">
            <text:p>84,94</text:p>
          </table:table-cell>
          <table:table-cell office:value-type="float" office:value="8.55651969999999" calcext:value-type="float">
            <text:p>8,55651969999999</text:p>
          </table:table-cell>
          <table:table-cell table:formula="of:=([.G391]/[.D391])*100" office:value-type="float" office:value="1519.21203563291" calcext:value-type="float">
            <text:p>1519,21</text:p>
          </table:table-cell>
          <table:table-cell table:formula="of:=([.G391]/[.E391])*100" office:value-type="float" office:value="1290.4223629462" calcext:value-type="float">
            <text:p>1290,42</text:p>
          </table:table-cell>
          <table:table-cell table:style-name="ce6" table:formula="of:=[.I391]/([.H391]+[.F391])" office:value-type="float" office:value="0.804426351424712" calcext:value-type="float">
            <text:p>0,80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7" calcext:value-type="float">
            <text:p>397</text:p>
          </table:table-cell>
          <table:table-cell office:value-type="float" office:value="4" calcext:value-type="float">
            <text:p>4</text:p>
          </table:table-cell>
          <table:table-cell office:value-type="float" office:value="0.595784000000003" calcext:value-type="float">
            <text:p>0,595784000000003</text:p>
          </table:table-cell>
          <table:table-cell office:value-type="float" office:value="0.888708000000003" calcext:value-type="float">
            <text:p>0,888708000000003</text:p>
          </table:table-cell>
          <table:table-cell office:value-type="float" office:value="67.0393425062002" calcext:value-type="float">
            <text:p>67,04</text:p>
          </table:table-cell>
          <table:table-cell office:value-type="float" office:value="8.534033" calcext:value-type="float">
            <text:p>8,534033</text:p>
          </table:table-cell>
          <table:table-cell table:formula="of:=([.G392]/[.D392])*100" office:value-type="float" office:value="1432.40385777395" calcext:value-type="float">
            <text:p>1432,40</text:p>
          </table:table-cell>
          <table:table-cell table:formula="of:=([.G392]/[.E392])*100" office:value-type="float" office:value="960.274128285103" calcext:value-type="float">
            <text:p>960,27</text:p>
          </table:table-cell>
          <table:table-cell table:style-name="ce6" table:formula="of:=[.I392]/([.H392]+[.F392])" office:value-type="float" office:value="0.640420476151206" calcext:value-type="float">
            <text:p>0,64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6" calcext:value-type="float">
            <text:p>396</text:p>
          </table:table-cell>
          <table:table-cell office:value-type="float" office:value="4" calcext:value-type="float">
            <text:p>4</text:p>
          </table:table-cell>
          <table:table-cell office:value-type="float" office:value="0.0472615000000019" calcext:value-type="float">
            <text:p>0,047261500000002</text:p>
          </table:table-cell>
          <table:table-cell office:value-type="float" office:value="0.0282491999999991" calcext:value-type="float">
            <text:p>0,028249199999999</text:p>
          </table:table-cell>
          <table:table-cell office:value-type="float" office:value="167.302082890855" calcext:value-type="float">
            <text:p>167,30</text:p>
          </table:table-cell>
          <table:table-cell office:value-type="float" office:value="0.216313100000002" calcext:value-type="float">
            <text:p>0,216313100000002</text:p>
          </table:table-cell>
          <table:table-cell table:formula="of:=([.G393]/[.D393])*100" office:value-type="float" office:value="457.694106196362" calcext:value-type="float">
            <text:p>457,69</text:p>
          </table:table-cell>
          <table:table-cell table:formula="of:=([.G393]/[.E393])*100" office:value-type="float" office:value="765.731772935195" calcext:value-type="float">
            <text:p>765,73</text:p>
          </table:table-cell>
          <table:table-cell table:style-name="ce6" table:formula="of:=[.I393]/([.H393]+[.F393])" office:value-type="float" office:value="1.22517830717259" calcext:value-type="float">
            <text:p>1,23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0.0473566999999946" calcext:value-type="float">
            <text:p>0,047356699999995</text:p>
          </table:table-cell>
          <table:table-cell office:value-type="float" office:value="0.0280307999999991" calcext:value-type="float">
            <text:p>0,028030799999999</text:p>
          </table:table-cell>
          <table:table-cell office:value-type="float" office:value="168.945231673717" calcext:value-type="float">
            <text:p>168,95</text:p>
          </table:table-cell>
          <table:table-cell office:value-type="float" office:value="0.206627000000003" calcext:value-type="float">
            <text:p>0,206627000000003</text:p>
          </table:table-cell>
          <table:table-cell table:formula="of:=([.G394]/[.D394])*100" office:value-type="float" office:value="436.320520644443" calcext:value-type="float">
            <text:p>436,32</text:p>
          </table:table-cell>
          <table:table-cell table:formula="of:=([.G394]/[.E394])*100" office:value-type="float" office:value="737.142714442719" calcext:value-type="float">
            <text:p>737,14</text:p>
          </table:table-cell>
          <table:table-cell table:style-name="ce6" table:formula="of:=[.I394]/([.H394]+[.F394])" office:value-type="float" office:value="1.2178827426126" calcext:value-type="float">
            <text:p>1,22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office:value-type="float" office:value="0.637264799999997" calcext:value-type="float">
            <text:p>0,637264799999997</text:p>
          </table:table-cell>
          <table:table-cell office:value-type="float" office:value="0.936156199999999" calcext:value-type="float">
            <text:p>0,936156199999999</text:p>
          </table:table-cell>
          <table:table-cell office:value-type="float" office:value="68.0724861940772" calcext:value-type="float">
            <text:p>68,07</text:p>
          </table:table-cell>
          <table:table-cell office:value-type="float" office:value="9.21859949999998" calcext:value-type="float">
            <text:p>9,21859949999998</text:p>
          </table:table-cell>
          <table:table-cell table:formula="of:=([.G395]/[.D395])*100" office:value-type="float" office:value="1446.5885296034" calcext:value-type="float">
            <text:p>1446,59</text:p>
          </table:table-cell>
          <table:table-cell table:formula="of:=([.G395]/[.E395])*100" office:value-type="float" office:value="984.728777099376" calcext:value-type="float">
            <text:p>984,73</text:p>
          </table:table-cell>
          <table:table-cell table:style-name="ce6" table:formula="of:=[.I395]/([.H395]+[.F395])" office:value-type="float" office:value="0.650131459665854" calcext:value-type="float">
            <text:p>0,65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2" calcext:value-type="float">
            <text:p>382</text:p>
          </table:table-cell>
          <table:table-cell office:value-type="float" office:value="3" calcext:value-type="float">
            <text:p>3</text:p>
          </table:table-cell>
          <table:table-cell office:value-type="float" office:value="0.610437899999999" calcext:value-type="float">
            <text:p>0,610437899999999</text:p>
          </table:table-cell>
          <table:table-cell office:value-type="float" office:value="0.7160034" calcext:value-type="float">
            <text:p>0,7160034</text:p>
          </table:table-cell>
          <table:table-cell office:value-type="float" office:value="85.2562850958529" calcext:value-type="float">
            <text:p>85,26</text:p>
          </table:table-cell>
          <table:table-cell office:value-type="float" office:value="5.48435489999997" calcext:value-type="float">
            <text:p>5,48435489999997</text:p>
          </table:table-cell>
          <table:table-cell table:formula="of:=([.G396]/[.D396])*100" office:value-type="float" office:value="898.429619130788" calcext:value-type="float">
            <text:p>898,43</text:p>
          </table:table-cell>
          <table:table-cell table:formula="of:=([.G396]/[.E396])*100" office:value-type="float" office:value="765.967717471729" calcext:value-type="float">
            <text:p>765,97</text:p>
          </table:table-cell>
          <table:table-cell table:style-name="ce6" table:formula="of:=[.I396]/([.H396]+[.F396])" office:value-type="float" office:value="0.778671031251506" calcext:value-type="float">
            <text:p>0,78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0.0363627000000008" calcext:value-type="float">
            <text:p>0,036362700000001</text:p>
          </table:table-cell>
          <table:table-cell office:value-type="float" office:value="0.0403148999999985" calcext:value-type="float">
            <text:p>0,040314899999999</text:p>
          </table:table-cell>
          <table:table-cell office:value-type="float" office:value="90.1966766629762" calcext:value-type="float">
            <text:p>90,20</text:p>
          </table:table-cell>
          <table:table-cell office:value-type="float" office:value="0.121258500000022" calcext:value-type="float">
            <text:p>0,121258500000022</text:p>
          </table:table-cell>
          <table:table-cell table:formula="of:=([.G397]/[.D397])*100" office:value-type="float" office:value="333.469461838695" calcext:value-type="float">
            <text:p>333,47</text:p>
          </table:table-cell>
          <table:table-cell table:formula="of:=([.G397]/[.E397])*100" office:value-type="float" office:value="300.778372264414" calcext:value-type="float">
            <text:p>300,78</text:p>
          </table:table-cell>
          <table:table-cell table:style-name="ce6" table:formula="of:=[.I397]/([.H397]+[.F397])" office:value-type="float" office:value="0.709941968286964" calcext:value-type="float">
            <text:p>0,7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4" calcext:value-type="float">
            <text:p>374</text:p>
          </table:table-cell>
          <table:table-cell office:value-type="float" office:value="4" calcext:value-type="float">
            <text:p>4</text:p>
          </table:table-cell>
          <table:table-cell office:value-type="float" office:value="0.0372636999999998" calcext:value-type="float">
            <text:p>0,0372637</text:p>
          </table:table-cell>
          <table:table-cell office:value-type="float" office:value="0.0545092000000011" calcext:value-type="float">
            <text:p>0,054509200000001</text:p>
          </table:table-cell>
          <table:table-cell office:value-type="float" office:value="68.3622214231708" calcext:value-type="float">
            <text:p>68,36</text:p>
          </table:table-cell>
          <table:table-cell office:value-type="float" office:value="0.122547799999984" calcext:value-type="float">
            <text:p>0,122547799999984</text:p>
          </table:table-cell>
          <table:table-cell table:formula="of:=([.G398]/[.D398])*100" office:value-type="float" office:value="328.866430332964" calcext:value-type="float">
            <text:p>328,87</text:p>
          </table:table-cell>
          <table:table-cell table:formula="of:=([.G398]/[.E398])*100" office:value-type="float" office:value="224.820397290699" calcext:value-type="float">
            <text:p>224,82</text:p>
          </table:table-cell>
          <table:table-cell table:style-name="ce6" table:formula="of:=[.I398]/([.H398]+[.F398])" office:value-type="float" office:value="0.565972258790435" calcext:value-type="float">
            <text:p>0,57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0.0231786" calcext:value-type="float">
            <text:p>0,0231786</text:p>
          </table:table-cell>
          <table:table-cell office:value-type="float" office:value="0.0116083000000003" calcext:value-type="float">
            <text:p>0,0116083</text:p>
          </table:table-cell>
          <table:table-cell office:value-type="float" office:value="199.672648019084" calcext:value-type="float">
            <text:p>199,67</text:p>
          </table:table-cell>
          <table:table-cell office:value-type="float" office:value="0.107189500000004" calcext:value-type="float">
            <text:p>0,107189500000004</text:p>
          </table:table-cell>
          <table:table-cell table:formula="of:=([.G399]/[.D399])*100" office:value-type="float" office:value="462.450277411078" calcext:value-type="float">
            <text:p>462,45</text:p>
          </table:table-cell>
          <table:table-cell table:formula="of:=([.G399]/[.E399])*100" office:value-type="float" office:value="923.386714678301" calcext:value-type="float">
            <text:p>923,39</text:p>
          </table:table-cell>
          <table:table-cell table:style-name="ce6" table:formula="of:=[.I399]/([.H399]+[.F399])" office:value-type="float" office:value="1.39458502222741" calcext:value-type="float">
            <text:p>1,39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float" office:value="0.0242458999999997" calcext:value-type="float">
            <text:p>0,0242459</text:p>
          </table:table-cell>
          <table:table-cell office:value-type="float" office:value="0.0252017000000023" calcext:value-type="float">
            <text:p>0,025201700000002</text:p>
          </table:table-cell>
          <table:table-cell office:value-type="float" office:value="96.2073987072198" calcext:value-type="float">
            <text:p>96,21</text:p>
          </table:table-cell>
          <table:table-cell office:value-type="float" office:value="0.10700039999997" calcext:value-type="float">
            <text:p>0,10700039999997</text:p>
          </table:table-cell>
          <table:table-cell table:formula="of:=([.G400]/[.D400])*100" office:value-type="float" office:value="441.313376694498" calcext:value-type="float">
            <text:p>441,31</text:p>
          </table:table-cell>
          <table:table-cell table:formula="of:=([.G400]/[.E400])*100" office:value-type="float" office:value="424.576119864772" calcext:value-type="float">
            <text:p>424,58</text:p>
          </table:table-cell>
          <table:table-cell table:style-name="ce6" table:formula="of:=[.I400]/([.H400]+[.F400])" office:value-type="float" office:value="0.789878529899544" calcext:value-type="float">
            <text:p>0,79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office:value-type="float" office:value="0.0230974000000003" calcext:value-type="float">
            <text:p>0,0230974</text:p>
          </table:table-cell>
          <table:table-cell office:value-type="float" office:value="0.0249743000000024" calcext:value-type="float">
            <text:p>0,024974300000002</text:p>
          </table:table-cell>
          <table:table-cell office:value-type="float" office:value="92.4846742451166" calcext:value-type="float">
            <text:p>92,48</text:p>
          </table:table-cell>
          <table:table-cell office:value-type="float" office:value="0.106508100000019" calcext:value-type="float">
            <text:p>0,106508100000019</text:p>
          </table:table-cell>
          <table:table-cell table:formula="of:=([.G401]/[.D401])*100" office:value-type="float" office:value="461.125927593659" calcext:value-type="float">
            <text:p>461,13</text:p>
          </table:table-cell>
          <table:table-cell table:formula="of:=([.G401]/[.E401])*100" office:value-type="float" office:value="426.470811994766" calcext:value-type="float">
            <text:p>426,47</text:p>
          </table:table-cell>
          <table:table-cell table:style-name="ce6" table:formula="of:=[.I401]/([.H401]+[.F401])" office:value-type="float" office:value="0.770344373063442" calcext:value-type="float">
            <text:p>0,77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float" office:value="0.0353225000000009" calcext:value-type="float">
            <text:p>0,035322500000001</text:p>
          </table:table-cell>
          <table:table-cell office:value-type="float" office:value="0.0252106999999967" calcext:value-type="float">
            <text:p>0,025210699999997</text:p>
          </table:table-cell>
          <table:table-cell office:value-type="float" office:value="140.109159999546" calcext:value-type="float">
            <text:p>140,11</text:p>
          </table:table-cell>
          <table:table-cell office:value-type="float" office:value="0.106786000000011" calcext:value-type="float">
            <text:p>0,106786000000011</text:p>
          </table:table-cell>
          <table:table-cell table:formula="of:=([.G402]/[.D402])*100" office:value-type="float" office:value="302.317219902352" calcext:value-type="float">
            <text:p>302,32</text:p>
          </table:table-cell>
          <table:table-cell table:formula="of:=([.G402]/[.E402])*100" office:value-type="float" office:value="423.574117339165" calcext:value-type="float">
            <text:p>423,57</text:p>
          </table:table-cell>
          <table:table-cell table:style-name="ce6" table:formula="of:=[.I402]/([.H402]+[.F402])" office:value-type="float" office:value="0.957388927471023" calcext:value-type="float">
            <text:p>0,96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0.0347374000000002" calcext:value-type="float">
            <text:p>0,0347374</text:p>
          </table:table-cell>
          <table:table-cell office:value-type="float" office:value="0.0379774999999995" calcext:value-type="float">
            <text:p>0,0379775</text:p>
          </table:table-cell>
          <table:table-cell office:value-type="float" office:value="91.4683694292691" calcext:value-type="float">
            <text:p>91,47</text:p>
          </table:table-cell>
          <table:table-cell office:value-type="float" office:value="0.107161999999971" calcext:value-type="float">
            <text:p>0,107161999999971</text:p>
          </table:table-cell>
          <table:table-cell table:formula="of:=([.G403]/[.D403])*100" office:value-type="float" office:value="308.491712102721" calcext:value-type="float">
            <text:p>308,49</text:p>
          </table:table-cell>
          <table:table-cell table:formula="of:=([.G403]/[.E403])*100" office:value-type="float" office:value="282.172338884794" calcext:value-type="float">
            <text:p>282,17</text:p>
          </table:table-cell>
          <table:table-cell table:style-name="ce6" table:formula="of:=[.I403]/([.H403]+[.F403])" office:value-type="float" office:value="0.705501253535035" calcext:value-type="float">
            <text:p>0,7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office:value-type="float" office:value="0.376300300000003" calcext:value-type="float">
            <text:p>0,376300300000003</text:p>
          </table:table-cell>
          <table:table-cell office:value-type="float" office:value="0.436850299999998" calcext:value-type="float">
            <text:p>0,436850299999998</text:p>
          </table:table-cell>
          <table:table-cell office:value-type="float" office:value="86.1394166376914" calcext:value-type="float">
            <text:p>86,14</text:p>
          </table:table-cell>
          <table:table-cell office:value-type="float" office:value="1.4575883" calcext:value-type="float">
            <text:p>1,4575883</text:p>
          </table:table-cell>
          <table:table-cell table:formula="of:=([.G404]/[.D404])*100" office:value-type="float" office:value="387.347100175043" calcext:value-type="float">
            <text:p>387,35</text:p>
          </table:table-cell>
          <table:table-cell table:formula="of:=([.G404]/[.E404])*100" office:value-type="float" office:value="333.658532453796" calcext:value-type="float">
            <text:p>333,66</text:p>
          </table:table-cell>
          <table:table-cell table:style-name="ce6" table:formula="of:=[.I404]/([.H404]+[.F404])" office:value-type="float" office:value="0.704684337581167" calcext:value-type="float">
            <text:p>0,70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  <table:table-cell office:value-type="float" office:value="0.0348711000000037" calcext:value-type="float">
            <text:p>0,034871100000004</text:p>
          </table:table-cell>
          <table:table-cell office:value-type="float" office:value="0.0380466000000013" calcext:value-type="float">
            <text:p>0,038046600000001</text:p>
          </table:table-cell>
          <table:table-cell office:value-type="float" office:value="91.653656305695" calcext:value-type="float">
            <text:p>91,65</text:p>
          </table:table-cell>
          <table:table-cell office:value-type="float" office:value="0.107338299999992" calcext:value-type="float">
            <text:p>0,107338299999992</text:p>
          </table:table-cell>
          <table:table-cell table:formula="of:=([.G405]/[.D405])*100" office:value-type="float" office:value="307.814493950523" calcext:value-type="float">
            <text:p>307,81</text:p>
          </table:table-cell>
          <table:table-cell table:formula="of:=([.G405]/[.E405])*100" office:value-type="float" office:value="282.123238344526" calcext:value-type="float">
            <text:p>282,12</text:p>
          </table:table-cell>
          <table:table-cell table:style-name="ce6" table:formula="of:=[.I405]/([.H405]+[.F405])" office:value-type="float" office:value="0.706247139261473" calcext:value-type="float">
            <text:p>0,71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office:value-type="float" office:value="0.141748699999999" calcext:value-type="float">
            <text:p>0,141748699999999</text:p>
          </table:table-cell>
          <table:table-cell office:value-type="float" office:value="0.0460605999999984" calcext:value-type="float">
            <text:p>0,046060599999998</text:p>
          </table:table-cell>
          <table:table-cell office:value-type="float" office:value="307.743928650526" calcext:value-type="float">
            <text:p>307,74</text:p>
          </table:table-cell>
          <table:table-cell office:value-type="float" office:value="0.597603199999998" calcext:value-type="float">
            <text:p>0,597603199999998</text:p>
          </table:table-cell>
          <table:table-cell table:formula="of:=([.G406]/[.D406])*100" office:value-type="float" office:value="421.593425548172" calcext:value-type="float">
            <text:p>421,59</text:p>
          </table:table-cell>
          <table:table-cell table:formula="of:=([.G406]/[.E406])*100" office:value-type="float" office:value="1297.42817071427" calcext:value-type="float">
            <text:p>1297,43</text:p>
          </table:table-cell>
          <table:table-cell table:style-name="ce6" table:formula="of:=[.I406]/([.H406]+[.F406])" office:value-type="float" office:value="1.77891364434463" calcext:value-type="float">
            <text:p>1,78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  <table:table-cell office:value-type="float" office:value="0.0842456999999996" calcext:value-type="float">
            <text:p>0,0842457</text:p>
          </table:table-cell>
          <table:table-cell office:value-type="float" office:value="0.0289034999999984" calcext:value-type="float">
            <text:p>0,028903499999998</text:p>
          </table:table-cell>
          <table:table-cell office:value-type="float" office:value="291.472313041688" calcext:value-type="float">
            <text:p>291,47</text:p>
          </table:table-cell>
          <table:table-cell office:value-type="float" office:value="0.380220199999997" calcext:value-type="float">
            <text:p>0,380220199999997</text:p>
          </table:table-cell>
          <table:table-cell table:formula="of:=([.G407]/[.D407])*100" office:value-type="float" office:value="451.322975534654" calcext:value-type="float">
            <text:p>451,32</text:p>
          </table:table-cell>
          <table:table-cell table:formula="of:=([.G407]/[.E407])*100" office:value-type="float" office:value="1315.48151607943" calcext:value-type="float">
            <text:p>1315,48</text:p>
          </table:table-cell>
          <table:table-cell table:style-name="ce6" table:formula="of:=[.I407]/([.H407]+[.F407])" office:value-type="float" office:value="1.77098796439691" calcext:value-type="float">
            <text:p>1,77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6" calcext:value-type="float">
            <text:p>426</text:p>
          </table:table-cell>
          <table:table-cell office:value-type="float" office:value="5" calcext:value-type="float">
            <text:p>5</text:p>
          </table:table-cell>
          <table:table-cell office:value-type="float" office:value="0.0480751999999995" calcext:value-type="float">
            <text:p>0,0480752</text:p>
          </table:table-cell>
          <table:table-cell office:value-type="float" office:value="0.0273377000000011" calcext:value-type="float">
            <text:p>0,027337700000001</text:p>
          </table:table-cell>
          <table:table-cell office:value-type="float" office:value="175.856783855254" calcext:value-type="float">
            <text:p>175,86</text:p>
          </table:table-cell>
          <table:table-cell office:value-type="float" office:value="0.347729900000013" calcext:value-type="float">
            <text:p>0,347729900000013</text:p>
          </table:table-cell>
          <table:table-cell table:formula="of:=([.G408]/[.D408])*100" office:value-type="float" office:value="723.304115219524" calcext:value-type="float">
            <text:p>723,30</text:p>
          </table:table-cell>
          <table:table-cell table:formula="of:=([.G408]/[.E408])*100" office:value-type="float" office:value="1271.97935451775" calcext:value-type="float">
            <text:p>1271,98</text:p>
          </table:table-cell>
          <table:table-cell table:style-name="ce6" table:formula="of:=[.I408]/([.H408]+[.F408])" office:value-type="float" office:value="1.4146293014149" calcext:value-type="float">
            <text:p>1,41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office:value-type="float" office:value="0.0346968000000004" calcext:value-type="float">
            <text:p>0,0346968</text:p>
          </table:table-cell>
          <table:table-cell office:value-type="float" office:value="0.0535167999999999" calcext:value-type="float">
            <text:p>0,0535168</text:p>
          </table:table-cell>
          <table:table-cell office:value-type="float" office:value="64.8334728533852" calcext:value-type="float">
            <text:p>64,83</text:p>
          </table:table-cell>
          <table:table-cell office:value-type="float" office:value="0.330026499999985" calcext:value-type="float">
            <text:p>0,330026499999985</text:p>
          </table:table-cell>
          <table:table-cell table:formula="of:=([.G409]/[.D409])*100" office:value-type="float" office:value="951.172730626402" calcext:value-type="float">
            <text:p>951,17</text:p>
          </table:table-cell>
          <table:table-cell table:formula="of:=([.G409]/[.E409])*100" office:value-type="float" office:value="616.678314099472" calcext:value-type="float">
            <text:p>616,68</text:p>
          </table:table-cell>
          <table:table-cell table:style-name="ce6" table:formula="of:=[.I409]/([.H409]+[.F409])" office:value-type="float" office:value="0.606963138598336" calcext:value-type="float">
            <text:p>0,61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</text:p>
          </table:table-cell>
          <table:table-cell office:value-type="float" office:value="0.046226999999999" calcext:value-type="float">
            <text:p>0,046226999999999</text:p>
          </table:table-cell>
          <table:table-cell office:value-type="float" office:value="0.0280000999999999" calcext:value-type="float">
            <text:p>0,0280001</text:p>
          </table:table-cell>
          <table:table-cell office:value-type="float" office:value="165.095838943429" calcext:value-type="float">
            <text:p>165,10</text:p>
          </table:table-cell>
          <table:table-cell office:value-type="float" office:value="0.336863100000005" calcext:value-type="float">
            <text:p>0,336863100000005</text:p>
          </table:table-cell>
          <table:table-cell table:formula="of:=([.G410]/[.D410])*100" office:value-type="float" office:value="728.71503666691" calcext:value-type="float">
            <text:p>728,72</text:p>
          </table:table-cell>
          <table:table-cell table:formula="of:=([.G410]/[.E410])*100" office:value-type="float" office:value="1203.07820329215" calcext:value-type="float">
            <text:p>1203,08</text:p>
          </table:table-cell>
          <table:table-cell table:style-name="ce6" table:formula="of:=[.I410]/([.H410]+[.F410])" office:value-type="float" office:value="1.34600980601252" calcext:value-type="float">
            <text:p>1,35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  <table:table-cell office:value-type="float" office:value="0.519619299999999" calcext:value-type="float">
            <text:p>0,519619299999999</text:p>
          </table:table-cell>
          <table:table-cell office:value-type="float" office:value="0.618811300000004" calcext:value-type="float">
            <text:p>0,618811300000004</text:p>
          </table:table-cell>
          <table:table-cell office:value-type="float" office:value="83.9705577451471" calcext:value-type="float">
            <text:p>83,97</text:p>
          </table:table-cell>
          <table:table-cell office:value-type="float" office:value="9.85859639999999" calcext:value-type="float">
            <text:p>9,85859639999999</text:p>
          </table:table-cell>
          <table:table-cell table:formula="of:=([.G411]/[.D411])*100" office:value-type="float" office:value="1897.27294578935" calcext:value-type="float">
            <text:p>1897,27</text:p>
          </table:table-cell>
          <table:table-cell table:formula="of:=([.G411]/[.E411])*100" office:value-type="float" office:value="1593.1506745271" calcext:value-type="float">
            <text:p>1593,15</text:p>
          </table:table-cell>
          <table:table-cell table:style-name="ce6" table:formula="of:=[.I411]/([.H411]+[.F411])" office:value-type="float" office:value="0.804116541800618" calcext:value-type="float">
            <text:p>0,80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  <table:table-cell office:value-type="float" office:value="0.551883699999996" calcext:value-type="float">
            <text:p>0,551883699999996</text:p>
          </table:table-cell>
          <table:table-cell office:value-type="float" office:value="0.843465899999995" calcext:value-type="float">
            <text:p>0,843465899999995</text:p>
          </table:table-cell>
          <table:table-cell office:value-type="float" office:value="65.4304696846665" calcext:value-type="float">
            <text:p>65,43</text:p>
          </table:table-cell>
          <table:table-cell office:value-type="float" office:value="9.6234537" calcext:value-type="float">
            <text:p>9,6234537</text:p>
          </table:table-cell>
          <table:table-cell table:formula="of:=([.G412]/[.D412])*100" office:value-type="float" office:value="1743.74668068654" calcext:value-type="float">
            <text:p>1743,75</text:p>
          </table:table-cell>
          <table:table-cell table:formula="of:=([.G412]/[.E412])*100" office:value-type="float" office:value="1140.94164328399" calcext:value-type="float">
            <text:p>1140,94</text:p>
          </table:table-cell>
          <table:table-cell table:style-name="ce6" table:formula="of:=[.I412]/([.H412]+[.F412])" office:value-type="float" office:value="0.630641196772735" calcext:value-type="float">
            <text:p>0,63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  <table:table-cell office:value-type="float" office:value="0.0480357999999967" calcext:value-type="float">
            <text:p>0,048035799999997</text:p>
          </table:table-cell>
          <table:table-cell office:value-type="float" office:value="0.0279890000000023" calcext:value-type="float">
            <text:p>0,027989000000002</text:p>
          </table:table-cell>
          <table:table-cell office:value-type="float" office:value="171.623852227635" calcext:value-type="float">
            <text:p>171,62</text:p>
          </table:table-cell>
          <table:table-cell office:value-type="float" office:value="0.234600500000011" calcext:value-type="float">
            <text:p>0,234600500000011</text:p>
          </table:table-cell>
          <table:table-cell table:formula="of:=([.G413]/[.D413])*100" office:value-type="float" office:value="488.386786521775" calcext:value-type="float">
            <text:p>488,39</text:p>
          </table:table-cell>
          <table:table-cell table:formula="of:=([.G413]/[.E413])*100" office:value-type="float" office:value="838.188216799426" calcext:value-type="float">
            <text:p>838,19</text:p>
          </table:table-cell>
          <table:table-cell table:style-name="ce6" table:formula="of:=[.I413]/([.H413]+[.F413])" office:value-type="float" office:value="1.2699616757506" calcext:value-type="float">
            <text:p>1,27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  <table:table-cell office:value-type="float" office:value="0.0481656999999984" calcext:value-type="float">
            <text:p>0,048165699999998</text:p>
          </table:table-cell>
          <table:table-cell office:value-type="float" office:value="0.0294253999999967" calcext:value-type="float">
            <text:p>0,029425399999997</text:p>
          </table:table-cell>
          <table:table-cell office:value-type="float" office:value="163.687494477573" calcext:value-type="float">
            <text:p>163,69</text:p>
          </table:table-cell>
          <table:table-cell office:value-type="float" office:value="0.234202300000015" calcext:value-type="float">
            <text:p>0,234202300000015</text:p>
          </table:table-cell>
          <table:table-cell table:formula="of:=([.G414]/[.D414])*100" office:value-type="float" office:value="486.24290729715" calcext:value-type="float">
            <text:p>486,24</text:p>
          </table:table-cell>
          <table:table-cell table:formula="of:=([.G414]/[.E414])*100" office:value-type="float" office:value="795.918832029613" calcext:value-type="float">
            <text:p>795,92</text:p>
          </table:table-cell>
          <table:table-cell table:style-name="ce6" table:formula="of:=[.I414]/([.H414]+[.F414])" office:value-type="float" office:value="1.22462163618789" calcext:value-type="float">
            <text:p>1,2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5" calcext:value-type="float">
            <text:p>405</text:p>
          </table:table-cell>
          <table:table-cell office:value-type="float" office:value="4" calcext:value-type="float">
            <text:p>4</text:p>
          </table:table-cell>
          <table:table-cell office:value-type="float" office:value="0.595044000000001" calcext:value-type="float">
            <text:p>0,595044000000001</text:p>
          </table:table-cell>
          <table:table-cell office:value-type="float" office:value="0.880112600000001" calcext:value-type="float">
            <text:p>0,880112600000001</text:p>
          </table:table-cell>
          <table:table-cell office:value-type="float" office:value="67.6099853586917" calcext:value-type="float">
            <text:p>67,61</text:p>
          </table:table-cell>
          <table:table-cell office:value-type="float" office:value="9.68799719999999" calcext:value-type="float">
            <text:p>9,68799719999999</text:p>
          </table:table-cell>
          <table:table-cell table:formula="of:=([.G415]/[.D415])*100" office:value-type="float" office:value="1628.11442515175" calcext:value-type="float">
            <text:p>1628,11</text:p>
          </table:table-cell>
          <table:table-cell table:formula="of:=([.G415]/[.E415])*100" office:value-type="float" office:value="1100.76792446784" calcext:value-type="float">
            <text:p>1100,77</text:p>
          </table:table-cell>
          <table:table-cell table:style-name="ce6" table:formula="of:=[.I415]/([.H415]+[.F415])" office:value-type="float" office:value="0.649143173056343" calcext:value-type="float">
            <text:p>0,65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0.559542999999996" calcext:value-type="float">
            <text:p>0,559542999999996</text:p>
          </table:table-cell>
          <table:table-cell office:value-type="float" office:value="0.668115699999998" calcext:value-type="float">
            <text:p>0,668115699999998</text:p>
          </table:table-cell>
          <table:table-cell office:value-type="float" office:value="83.749416455862" calcext:value-type="float">
            <text:p>83,75</text:p>
          </table:table-cell>
          <table:table-cell office:value-type="float" office:value="8.6116767" calcext:value-type="float">
            <text:p>8,6116767</text:p>
          </table:table-cell>
          <table:table-cell table:formula="of:=([.G416]/[.D416])*100" office:value-type="float" office:value="1539.05538984494" calcext:value-type="float">
            <text:p>1539,06</text:p>
          </table:table-cell>
          <table:table-cell table:formula="of:=([.G416]/[.E416])*100" office:value-type="float" office:value="1288.94990792763" calcext:value-type="float">
            <text:p>1288,95</text:p>
          </table:table-cell>
          <table:table-cell table:style-name="ce6" table:formula="of:=[.I416]/([.H416]+[.F416])" office:value-type="float" office:value="0.794272917434723" calcext:value-type="float">
            <text:p>0,79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  <table:table-cell office:value-type="float" office:value="0.0350041000000033" calcext:value-type="float">
            <text:p>0,035004100000003</text:p>
          </table:table-cell>
          <table:table-cell office:value-type="float" office:value="0.0385666000000015" calcext:value-type="float">
            <text:p>0,038566600000002</text:p>
          </table:table-cell>
          <table:table-cell office:value-type="float" office:value="90.7627325198539" calcext:value-type="float">
            <text:p>90,76</text:p>
          </table:table-cell>
          <table:table-cell office:value-type="float" office:value="0.239422999999988" calcext:value-type="float">
            <text:p>0,239422999999988</text:p>
          </table:table-cell>
          <table:table-cell table:formula="of:=([.G417]/[.D417])*100" office:value-type="float" office:value="683.985590259328" calcext:value-type="float">
            <text:p>683,99</text:p>
          </table:table-cell>
          <table:table-cell table:formula="of:=([.G417]/[.E417])*100" office:value-type="float" office:value="620.804011761417" calcext:value-type="float">
            <text:p>620,80</text:p>
          </table:table-cell>
          <table:table-cell table:style-name="ce6" table:formula="of:=[.I417]/([.H417]+[.F417])" office:value-type="float" office:value="0.801297651777374" calcext:value-type="float">
            <text:p>0,80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  <table:table-cell office:value-type="float" office:value="0.0349460000000022" calcext:value-type="float">
            <text:p>0,034946000000002</text:p>
          </table:table-cell>
          <table:table-cell office:value-type="float" office:value="0.0523621999999989" calcext:value-type="float">
            <text:p>0,052362199999999</text:p>
          </table:table-cell>
          <table:table-cell office:value-type="float" office:value="66.738983465177" calcext:value-type="float">
            <text:p>66,74</text:p>
          </table:table-cell>
          <table:table-cell office:value-type="float" office:value="0.215602699999999" calcext:value-type="float">
            <text:p>0,215602699999999</text:p>
          </table:table-cell>
          <table:table-cell table:formula="of:=([.G418]/[.D418])*100" office:value-type="float" office:value="616.959594803371" calcext:value-type="float">
            <text:p>616,96</text:p>
          </table:table-cell>
          <table:table-cell table:formula="of:=([.G418]/[.E418])*100" office:value-type="float" office:value="411.752561962645" calcext:value-type="float">
            <text:p>411,75</text:p>
          </table:table-cell>
          <table:table-cell table:style-name="ce6" table:formula="of:=[.I418]/([.H418]+[.F418])" office:value-type="float" office:value="0.602242823153735" calcext:value-type="float">
            <text:p>0,60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float" office:value="0.0340518999999972" calcext:value-type="float">
            <text:p>0,034051899999997</text:p>
          </table:table-cell>
          <table:table-cell office:value-type="float" office:value="0.0250186000000042" calcext:value-type="float">
            <text:p>0,025018600000004</text:p>
          </table:table-cell>
          <table:table-cell office:value-type="float" office:value="136.106336885323" calcext:value-type="float">
            <text:p>136,11</text:p>
          </table:table-cell>
          <table:table-cell office:value-type="float" office:value="0.122336000000041" calcext:value-type="float">
            <text:p>0,122336000000041</text:p>
          </table:table-cell>
          <table:table-cell table:formula="of:=([.G419]/[.D419])*100" office:value-type="float" office:value="359.263359753938" calcext:value-type="float">
            <text:p>359,26</text:p>
          </table:table-cell>
          <table:table-cell table:formula="of:=([.G419]/[.E419])*100" office:value-type="float" office:value="488.980198732226" calcext:value-type="float">
            <text:p>488,98</text:p>
          </table:table-cell>
          <table:table-cell table:style-name="ce6" table:formula="of:=[.I419]/([.H419]+[.F419])" office:value-type="float" office:value="0.987101556775912" calcext:value-type="float">
            <text:p>0,99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  <table:table-cell office:value-type="float" office:value="0.0352067000000034" calcext:value-type="float">
            <text:p>0,035206700000003</text:p>
          </table:table-cell>
          <table:table-cell office:value-type="float" office:value="0.0376324000000011" calcext:value-type="float">
            <text:p>0,037632400000001</text:p>
          </table:table-cell>
          <table:table-cell office:value-type="float" office:value="93.5542245511908" calcext:value-type="float">
            <text:p>93,55</text:p>
          </table:table-cell>
          <table:table-cell office:value-type="float" office:value="0.1217803" calcext:value-type="float">
            <text:p>0,1217803</text:p>
          </table:table-cell>
          <table:table-cell table:formula="of:=([.G420]/[.D420])*100" office:value-type="float" office:value="345.900922267604" calcext:value-type="float">
            <text:p>345,90</text:p>
          </table:table-cell>
          <table:table-cell table:formula="of:=([.G420]/[.E420])*100" office:value-type="float" office:value="323.604925542875" calcext:value-type="float">
            <text:p>323,60</text:p>
          </table:table-cell>
          <table:table-cell table:style-name="ce6" table:formula="of:=[.I420]/([.H420]+[.F420])" office:value-type="float" office:value="0.736377598226902" calcext:value-type="float">
            <text:p>0,74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  <table:table-cell office:value-type="float" office:value="0.3575267" calcext:value-type="float">
            <text:p>0,3575267</text:p>
          </table:table-cell>
          <table:table-cell office:value-type="float" office:value="0.4536339" calcext:value-type="float">
            <text:p>0,4536339</text:p>
          </table:table-cell>
          <table:table-cell office:value-type="float" office:value="78.8139290295544" calcext:value-type="float">
            <text:p>78,81</text:p>
          </table:table-cell>
          <table:table-cell office:value-type="float" office:value="1.46731709999999" calcext:value-type="float">
            <text:p>1,46731709999999</text:p>
          </table:table-cell>
          <table:table-cell table:formula="of:=([.G421]/[.D421])*100" office:value-type="float" office:value="410.407698222256" calcext:value-type="float">
            <text:p>410,41</text:p>
          </table:table-cell>
          <table:table-cell table:formula="of:=([.G421]/[.E421])*100" office:value-type="float" office:value="323.458432008717" calcext:value-type="float">
            <text:p>323,46</text:p>
          </table:table-cell>
          <table:table-cell table:style-name="ce6" table:formula="of:=[.I421]/([.H421]+[.F421])" office:value-type="float" office:value="0.661169527246242" calcext:value-type="float">
            <text:p>0,66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 office:value-type="float" office:value="0.0371768999999972" calcext:value-type="float">
            <text:p>0,037176899999997</text:p>
          </table:table-cell>
          <table:table-cell office:value-type="float" office:value="0.0404932000000031" calcext:value-type="float">
            <text:p>0,040493200000003</text:p>
          </table:table-cell>
          <table:table-cell office:value-type="float" office:value="91.8102298657414" calcext:value-type="float">
            <text:p>91,81</text:p>
          </table:table-cell>
          <table:table-cell office:value-type="float" office:value="0.121439899999996" calcext:value-type="float">
            <text:p>0,121439899999996</text:p>
          </table:table-cell>
          <table:table-cell table:formula="of:=([.G422]/[.D422])*100" office:value-type="float" office:value="326.654185798184" calcext:value-type="float">
            <text:p>326,65</text:p>
          </table:table-cell>
          <table:table-cell table:formula="of:=([.G422]/[.E422])*100" office:value-type="float" office:value="299.901958847378" calcext:value-type="float">
            <text:p>299,90</text:p>
          </table:table-cell>
          <table:table-cell table:style-name="ce6" table:formula="of:=[.I422]/([.H422]+[.F422])" office:value-type="float" office:value="0.716672547584628" calcext:value-type="float">
            <text:p>0,72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7" calcext:value-type="float">
            <text:p>467</text:p>
          </table:table-cell>
          <table:table-cell office:value-type="float" office:value="5" calcext:value-type="float">
            <text:p>5</text:p>
          </table:table-cell>
          <table:table-cell office:value-type="float" office:value="0.0127080000000007" calcext:value-type="float">
            <text:p>0,012708000000001</text:p>
          </table:table-cell>
          <table:table-cell office:value-type="float" office:value="0.0151778000000007" calcext:value-type="float">
            <text:p>0,015177800000001</text:p>
          </table:table-cell>
          <table:table-cell office:value-type="float" office:value="83.7275494472192" calcext:value-type="float">
            <text:p>83,73</text:p>
          </table:table-cell>
          <table:table-cell office:value-type="float" office:value="0.0174837000000025" calcext:value-type="float">
            <text:p>0,017483700000003</text:p>
          </table:table-cell>
          <table:table-cell table:formula="of:=([.G423]/[.D423])*100" office:value-type="float" office:value="137.58026440039" calcext:value-type="float">
            <text:p>137,58</text:p>
          </table:table-cell>
          <table:table-cell table:formula="of:=([.G423]/[.E423])*100" office:value-type="float" office:value="115.192583905452" calcext:value-type="float">
            <text:p>115,19</text:p>
          </table:table-cell>
          <table:table-cell table:style-name="ce6" table:formula="of:=[.I423]/([.H423]+[.F423])" office:value-type="float" office:value="0.520508435299862" calcext:value-type="float">
            <text:p>0,52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8" calcext:value-type="float">
            <text:p>438</text:p>
          </table:table-cell>
          <table:table-cell office:value-type="float" office:value="5" calcext:value-type="float">
            <text:p>5</text:p>
          </table:table-cell>
          <table:table-cell office:value-type="float" office:value="0.0461255999999992" calcext:value-type="float">
            <text:p>0,046125599999999</text:p>
          </table:table-cell>
          <table:table-cell office:value-type="float" office:value="0.0278043999999994" calcext:value-type="float">
            <text:p>0,027804399999999</text:p>
          </table:table-cell>
          <table:table-cell office:value-type="float" office:value="165.893167987801" calcext:value-type="float">
            <text:p>165,89</text:p>
          </table:table-cell>
          <table:table-cell office:value-type="float" office:value="0.405734200000006" calcext:value-type="float">
            <text:p>0,405734200000006</text:p>
          </table:table-cell>
          <table:table-cell table:formula="of:=([.G424]/[.D424])*100" office:value-type="float" office:value="879.629099675697" calcext:value-type="float">
            <text:p>879,63</text:p>
          </table:table-cell>
          <table:table-cell table:formula="of:=([.G424]/[.E424])*100" office:value-type="float" office:value="1459.24457999459" calcext:value-type="float">
            <text:p>1459,24</text:p>
          </table:table-cell>
          <table:table-cell table:style-name="ce6" table:formula="of:=[.I424]/([.H424]+[.F424])" office:value-type="float" office:value="1.39570875257938" calcext:value-type="float">
            <text:p>1,40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7" calcext:value-type="float">
            <text:p>437</text:p>
          </table:table-cell>
          <table:table-cell office:value-type="float" office:value="6" calcext:value-type="float">
            <text:p>6</text:p>
          </table:table-cell>
          <table:table-cell office:value-type="float" office:value="0.0499808000000002" calcext:value-type="float">
            <text:p>0,0499808</text:p>
          </table:table-cell>
          <table:table-cell office:value-type="float" office:value="0.0320832999999993" calcext:value-type="float">
            <text:p>0,032083299999999</text:p>
          </table:table-cell>
          <table:table-cell office:value-type="float" office:value="155.784473542314" calcext:value-type="float">
            <text:p>155,78</text:p>
          </table:table-cell>
          <table:table-cell office:value-type="float" office:value="0.403733" calcext:value-type="float">
            <text:p>0,403733</text:p>
          </table:table-cell>
          <table:table-cell table:formula="of:=([.G425]/[.D425])*100" office:value-type="float" office:value="807.776186055442" calcext:value-type="float">
            <text:p>807,78</text:p>
          </table:table-cell>
          <table:table-cell table:formula="of:=([.G425]/[.E425])*100" office:value-type="float" office:value="1258.38987884665" calcext:value-type="float">
            <text:p>1258,39</text:p>
          </table:table-cell>
          <table:table-cell table:style-name="ce6" table:formula="of:=[.I425]/([.H425]+[.F425])" office:value-type="float" office:value="1.30597888810859" calcext:value-type="float">
            <text:p>1,31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</text:p>
          </table:table-cell>
          <table:table-cell office:value-type="float" office:value="0.0346839999999986" calcext:value-type="float">
            <text:p>0,034683999999999</text:p>
          </table:table-cell>
          <table:table-cell office:value-type="float" office:value="0.0393069999999995" calcext:value-type="float">
            <text:p>0,039307</text:p>
          </table:table-cell>
          <table:table-cell office:value-type="float" office:value="88.2387361029819" calcext:value-type="float">
            <text:p>88,24</text:p>
          </table:table-cell>
          <table:table-cell office:value-type="float" office:value="0.337494200000003" calcext:value-type="float">
            <text:p>0,337494200000003</text:p>
          </table:table-cell>
          <table:table-cell table:formula="of:=([.G426]/[.D426])*100" office:value-type="float" office:value="973.05443432135" calcext:value-type="float">
            <text:p>973,05</text:p>
          </table:table-cell>
          <table:table-cell table:formula="of:=([.G426]/[.E426])*100" office:value-type="float" office:value="858.610934439178" calcext:value-type="float">
            <text:p>858,61</text:p>
          </table:table-cell>
          <table:table-cell table:style-name="ce6" table:formula="of:=[.I426]/([.H426]+[.F426])" office:value-type="float" office:value="0.809023329619546" calcext:value-type="float">
            <text:p>0,81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8" calcext:value-type="float">
            <text:p>428</text:p>
          </table:table-cell>
          <table:table-cell office:value-type="float" office:value="4" calcext:value-type="float">
            <text:p>4</text:p>
          </table:table-cell>
          <table:table-cell office:value-type="float" office:value="0.0352861000000019" calcext:value-type="float">
            <text:p>0,035286100000002</text:p>
          </table:table-cell>
          <table:table-cell office:value-type="float" office:value="0.0527803000000006" calcext:value-type="float">
            <text:p>0,052780300000001</text:p>
          </table:table-cell>
          <table:table-cell office:value-type="float" office:value="66.8546787343033" calcext:value-type="float">
            <text:p>66,85</text:p>
          </table:table-cell>
          <table:table-cell office:value-type="float" office:value="0.339070300000003" calcext:value-type="float">
            <text:p>0,339070300000003</text:p>
          </table:table-cell>
          <table:table-cell table:formula="of:=([.G427]/[.D427])*100" office:value-type="float" office:value="960.91747175229" calcext:value-type="float">
            <text:p>960,92</text:p>
          </table:table-cell>
          <table:table-cell table:formula="of:=([.G427]/[.E427])*100" office:value-type="float" office:value="642.418288641784" calcext:value-type="float">
            <text:p>642,42</text:p>
          </table:table-cell>
          <table:table-cell table:style-name="ce6" table:formula="of:=[.I427]/([.H427]+[.F427])" office:value-type="float" office:value="0.625059054516737" calcext:value-type="float">
            <text:p>0,63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7" calcext:value-type="float">
            <text:p>427</text:p>
          </table:table-cell>
          <table:table-cell office:value-type="float" office:value="4" calcext:value-type="float">
            <text:p>4</text:p>
          </table:table-cell>
          <table:table-cell office:value-type="float" office:value="0.0462302999999992" calcext:value-type="float">
            <text:p>0,046230299999999</text:p>
          </table:table-cell>
          <table:table-cell office:value-type="float" office:value="0.0289625999999998" calcext:value-type="float">
            <text:p>0,0289626</text:p>
          </table:table-cell>
          <table:table-cell office:value-type="float" office:value="159.620683225951" calcext:value-type="float">
            <text:p>159,62</text:p>
          </table:table-cell>
          <table:table-cell office:value-type="float" office:value="0.342351199999985" calcext:value-type="float">
            <text:p>0,342351199999985</text:p>
          </table:table-cell>
          <table:table-cell table:formula="of:=([.G428]/[.D428])*100" office:value-type="float" office:value="740.534238367457" calcext:value-type="float">
            <text:p>740,53</text:p>
          </table:table-cell>
          <table:table-cell table:formula="of:=([.G428]/[.E428])*100" office:value-type="float" office:value="1182.04581080423" calcext:value-type="float">
            <text:p>1182,05</text:p>
          </table:table-cell>
          <table:table-cell table:style-name="ce6" table:formula="of:=[.I428]/([.H428]+[.F428])" office:value-type="float" office:value="1.31315819360498" calcext:value-type="float">
            <text:p>1,31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  <table:table-cell office:value-type="float" office:value="0.5541901" calcext:value-type="float">
            <text:p>0,5541901</text:p>
          </table:table-cell>
          <table:table-cell office:value-type="float" office:value="0.822715599999998" calcext:value-type="float">
            <text:p>0,822715599999998</text:p>
          </table:table-cell>
          <table:table-cell office:value-type="float" office:value="67.3610783604931" calcext:value-type="float">
            <text:p>67,36</text:p>
          </table:table-cell>
          <table:table-cell office:value-type="float" office:value="12.5397319" calcext:value-type="float">
            <text:p>12,5397319</text:p>
          </table:table-cell>
          <table:table-cell table:formula="of:=([.G429]/[.D429])*100" office:value-type="float" office:value="2262.71308347081" calcext:value-type="float">
            <text:p>2262,71</text:p>
          </table:table-cell>
          <table:table-cell table:formula="of:=([.G429]/[.E429])*100" office:value-type="float" office:value="1524.18793322991" calcext:value-type="float">
            <text:p>1524,19</text:p>
          </table:table-cell>
          <table:table-cell table:style-name="ce6" table:formula="of:=[.I429]/([.H429]+[.F429])" office:value-type="float" office:value="0.654137090654651" calcext:value-type="float">
            <text:p>0,65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  <table:table-cell office:value-type="float" office:value="0.5190181" calcext:value-type="float">
            <text:p>0,5190181</text:p>
          </table:table-cell>
          <table:table-cell office:value-type="float" office:value="0.621394199999997" calcext:value-type="float">
            <text:p>0,621394199999997</text:p>
          </table:table-cell>
          <table:table-cell office:value-type="float" office:value="83.5247738070297" calcext:value-type="float">
            <text:p>83,52</text:p>
          </table:table-cell>
          <table:table-cell office:value-type="float" office:value="10.1874105" calcext:value-type="float">
            <text:p>10,1874105</text:p>
          </table:table-cell>
          <table:table-cell table:formula="of:=([.G430]/[.D430])*100" office:value-type="float" office:value="1962.82374352648" calcext:value-type="float">
            <text:p>1962,82</text:p>
          </table:table-cell>
          <table:table-cell table:formula="of:=([.G430]/[.E430])*100" office:value-type="float" office:value="1639.44409201116" calcext:value-type="float">
            <text:p>1639,44</text:p>
          </table:table-cell>
          <table:table-cell table:style-name="ce6" table:formula="of:=[.I430]/([.H430]+[.F430])" office:value-type="float" office:value="0.801155853034967" calcext:value-type="float">
            <text:p>0,80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office:value-type="float" office:value="0.0353971999999999" calcext:value-type="float">
            <text:p>0,0353972</text:p>
          </table:table-cell>
          <table:table-cell office:value-type="float" office:value="0.038854299999997" calcext:value-type="float">
            <text:p>0,038854299999997</text:p>
          </table:table-cell>
          <table:table-cell office:value-type="float" office:value="91.1024005065144" calcext:value-type="float">
            <text:p>91,10</text:p>
          </table:table-cell>
          <table:table-cell office:value-type="float" office:value="0.242629800000009" calcext:value-type="float">
            <text:p>0,242629800000009</text:p>
          </table:table-cell>
          <table:table-cell table:formula="of:=([.G431]/[.D431])*100" office:value-type="float" office:value="685.449131569755" calcext:value-type="float">
            <text:p>685,45</text:p>
          </table:table-cell>
          <table:table-cell table:formula="of:=([.G431]/[.E431])*100" office:value-type="float" office:value="624.460613111104" calcext:value-type="float">
            <text:p>624,46</text:p>
          </table:table-cell>
          <table:table-cell table:style-name="ce6" table:formula="of:=[.I431]/([.H431]+[.F431])" office:value-type="float" office:value="0.804145748629817" calcext:value-type="float">
            <text:p>0,80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6" calcext:value-type="float">
            <text:p>406</text:p>
          </table:table-cell>
          <table:table-cell office:value-type="float" office:value="4" calcext:value-type="float">
            <text:p>4</text:p>
          </table:table-cell>
          <table:table-cell office:value-type="float" office:value="0.0358564000000001" calcext:value-type="float">
            <text:p>0,0358564</text:p>
          </table:table-cell>
          <table:table-cell office:value-type="float" office:value="0.0516050000000007" calcext:value-type="float">
            <text:p>0,051605000000001</text:p>
          </table:table-cell>
          <table:table-cell office:value-type="float" office:value="69.4824144947188" calcext:value-type="float">
            <text:p>69,48</text:p>
          </table:table-cell>
          <table:table-cell office:value-type="float" office:value="0.245577400000002" calcext:value-type="float">
            <text:p>0,245577400000002</text:p>
          </table:table-cell>
          <table:table-cell table:formula="of:=([.G432]/[.D432])*100" office:value-type="float" office:value="684.891400140564" calcext:value-type="float">
            <text:p>684,89</text:p>
          </table:table-cell>
          <table:table-cell table:formula="of:=([.G432]/[.E432])*100" office:value-type="float" office:value="475.87908148435" calcext:value-type="float">
            <text:p>475,88</text:p>
          </table:table-cell>
          <table:table-cell table:style-name="ce6" table:formula="of:=[.I432]/([.H432]+[.F432])" office:value-type="float" office:value="0.630826617059107" calcext:value-type="float">
            <text:p>0,63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0.0341843999999981" calcext:value-type="float">
            <text:p>0,034184399999998</text:p>
          </table:table-cell>
          <table:table-cell office:value-type="float" office:value="0.0251657999999964" calcext:value-type="float">
            <text:p>0,025165799999996</text:p>
          </table:table-cell>
          <table:table-cell office:value-type="float" office:value="135.836730801338" calcext:value-type="float">
            <text:p>135,84</text:p>
          </table:table-cell>
          <table:table-cell office:value-type="float" office:value="0.19855570000002" calcext:value-type="float">
            <text:p>0,19855570000002</text:p>
          </table:table-cell>
          <table:table-cell table:formula="of:=([.G433]/[.D433])*100" office:value-type="float" office:value="580.837165490782" calcext:value-type="float">
            <text:p>580,84</text:p>
          </table:table-cell>
          <table:table-cell table:formula="of:=([.G433]/[.E433])*100" office:value-type="float" office:value="788.990216881833" calcext:value-type="float">
            <text:p>788,99</text:p>
          </table:table-cell>
          <table:table-cell table:style-name="ce6" table:formula="of:=[.I433]/([.H433]+[.F433])" office:value-type="float" office:value="1.10090547592686" calcext:value-type="float">
            <text:p>1,10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1" calcext:value-type="float">
            <text:p>401</text:p>
          </table:table-cell>
          <table:table-cell office:value-type="float" office:value="3" calcext:value-type="float">
            <text:p>3</text:p>
          </table:table-cell>
          <table:table-cell office:value-type="float" office:value="0.0334788000000003" calcext:value-type="float">
            <text:p>0,0334788</text:p>
          </table:table-cell>
          <table:table-cell office:value-type="float" office:value="0.0378809999999987" calcext:value-type="float">
            <text:p>0,037880999999999</text:p>
          </table:table-cell>
          <table:table-cell office:value-type="float" office:value="88.3788706739565" calcext:value-type="float">
            <text:p>88,38</text:p>
          </table:table-cell>
          <table:table-cell office:value-type="float" office:value="0.211615499999994" calcext:value-type="float">
            <text:p>0,211615499999994</text:p>
          </table:table-cell>
          <table:table-cell table:formula="of:=([.G434]/[.D434])*100" office:value-type="float" office:value="632.088067672651" calcext:value-type="float">
            <text:p>632,09</text:p>
          </table:table-cell>
          <table:table-cell table:formula="of:=([.G434]/[.E434])*100" office:value-type="float" office:value="558.632295873923" calcext:value-type="float">
            <text:p>558,63</text:p>
          </table:table-cell>
          <table:table-cell table:style-name="ce6" table:formula="of:=[.I434]/([.H434]+[.F434])" office:value-type="float" office:value="0.775375338049408" calcext:value-type="float">
            <text:p>0,78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</text:p>
          </table:table-cell>
          <table:table-cell office:value-type="float" office:value="0.0354661000000021" calcext:value-type="float">
            <text:p>0,035466100000002</text:p>
          </table:table-cell>
          <table:table-cell office:value-type="float" office:value="0.0374111000000028" calcext:value-type="float">
            <text:p>0,037411100000003</text:p>
          </table:table-cell>
          <table:table-cell office:value-type="float" office:value="94.8010082569065" calcext:value-type="float">
            <text:p>94,80</text:p>
          </table:table-cell>
          <table:table-cell office:value-type="float" office:value="0.204690499999992" calcext:value-type="float">
            <text:p>0,204690499999992</text:p>
          </table:table-cell>
          <table:table-cell table:formula="of:=([.G435]/[.D435])*100" office:value-type="float" office:value="577.144089708145" calcext:value-type="float">
            <text:p>577,14</text:p>
          </table:table-cell>
          <table:table-cell table:formula="of:=([.G435]/[.E435])*100" office:value-type="float" office:value="547.138416138465" calcext:value-type="float">
            <text:p>547,14</text:p>
          </table:table-cell>
          <table:table-cell table:style-name="ce6" table:formula="of:=[.I435]/([.H435]+[.F435])" office:value-type="float" office:value="0.814260596283005" calcext:value-type="float">
            <text:p>0,81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2" calcext:value-type="float">
            <text:p>492</text:p>
          </table:table-cell>
          <table:table-cell office:value-type="float" office:value="4" calcext:value-type="float">
            <text:p>4</text:p>
          </table:table-cell>
          <table:table-cell office:value-type="float" office:value="0.0130327000000023" calcext:value-type="float">
            <text:p>0,013032700000002</text:p>
          </table:table-cell>
          <table:table-cell office:value-type="float" office:value="0.0120111000000009" calcext:value-type="float">
            <text:p>0,012011100000001</text:p>
          </table:table-cell>
          <table:table-cell office:value-type="float" office:value="108.5054657775" calcext:value-type="float">
            <text:p>108,51</text:p>
          </table:table-cell>
          <table:table-cell office:value-type="float" office:value="0.0184325000000001" calcext:value-type="float">
            <text:p>0,0184325</text:p>
          </table:table-cell>
          <table:table-cell table:formula="of:=([.G436]/[.D436])*100" office:value-type="float" office:value="141.432703890958" calcext:value-type="float">
            <text:p>141,43</text:p>
          </table:table-cell>
          <table:table-cell table:formula="of:=([.G436]/[.E436])*100" office:value-type="float" office:value="153.462214118596" calcext:value-type="float">
            <text:p>153,46</text:p>
          </table:table-cell>
          <table:table-cell table:style-name="ce6" table:formula="of:=[.I436]/([.H436]+[.F436])" office:value-type="float" office:value="0.614000711944732" calcext:value-type="float">
            <text:p>0,61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6" calcext:value-type="float">
            <text:p>476</text:p>
          </table:table-cell>
          <table:table-cell office:value-type="float" office:value="6" calcext:value-type="float">
            <text:p>6</text:p>
          </table:table-cell>
          <table:table-cell office:value-type="float" office:value="0.104995299999999" calcext:value-type="float">
            <text:p>0,104995299999999</text:p>
          </table:table-cell>
          <table:table-cell office:value-type="float" office:value="0.0315653999999995" calcext:value-type="float">
            <text:p>0,0315654</text:p>
          </table:table-cell>
          <table:table-cell office:value-type="float" office:value="332.627813998874" calcext:value-type="float">
            <text:p>332,63</text:p>
          </table:table-cell>
          <table:table-cell office:value-type="float" office:value="0.486259899999999" calcext:value-type="float">
            <text:p>0,486259899999999</text:p>
          </table:table-cell>
          <table:table-cell table:formula="of:=([.G437]/[.D437])*100" office:value-type="float" office:value="463.125397041585" calcext:value-type="float">
            <text:p>463,13</text:p>
          </table:table-cell>
          <table:table-cell table:formula="of:=([.G437]/[.E437])*100" office:value-type="float" office:value="1540.48388425303" calcext:value-type="float">
            <text:p>1540,48</text:p>
          </table:table-cell>
          <table:table-cell table:style-name="ce6" table:formula="of:=[.I437]/([.H437]+[.F437])" office:value-type="float" office:value="1.9358814553055" calcext:value-type="float">
            <text:p>1,94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 office:value-type="float" office:value="0.0128116000000006" calcext:value-type="float">
            <text:p>0,012811600000001</text:p>
          </table:table-cell>
          <table:table-cell office:value-type="float" office:value="0.0145524999999992" calcext:value-type="float">
            <text:p>0,014552499999999</text:p>
          </table:table-cell>
          <table:table-cell office:value-type="float" office:value="88.0371070262928" calcext:value-type="float">
            <text:p>88,04</text:p>
          </table:table-cell>
          <table:table-cell office:value-type="float" office:value="0.0201256000000001" calcext:value-type="float">
            <text:p>0,0201256</text:p>
          </table:table-cell>
          <table:table-cell table:formula="of:=([.G438]/[.D438])*100" office:value-type="float" office:value="157.088888195066" calcext:value-type="float">
            <text:p>157,09</text:p>
          </table:table-cell>
          <table:table-cell table:formula="of:=([.G438]/[.E438])*100" office:value-type="float" office:value="138.296512626705" calcext:value-type="float">
            <text:p>138,30</text:p>
          </table:table-cell>
          <table:table-cell table:style-name="ce6" table:formula="of:=[.I438]/([.H438]+[.F438])" office:value-type="float" office:value="0.564185420244054" calcext:value-type="float">
            <text:p>0,56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6" calcext:value-type="float">
            <text:p>446</text:p>
          </table:table-cell>
          <table:table-cell office:value-type="float" office:value="5" calcext:value-type="float">
            <text:p>5</text:p>
          </table:table-cell>
          <table:table-cell office:value-type="float" office:value="0.0593287000000004" calcext:value-type="float">
            <text:p>0,0593287</text:p>
          </table:table-cell>
          <table:table-cell office:value-type="float" office:value="0.0287092000000001" calcext:value-type="float">
            <text:p>0,0287092</text:p>
          </table:table-cell>
          <table:table-cell office:value-type="float" office:value="206.653964582782" calcext:value-type="float">
            <text:p>206,65</text:p>
          </table:table-cell>
          <table:table-cell office:value-type="float" office:value="0.381153600000005" calcext:value-type="float">
            <text:p>0,381153600000005</text:p>
          </table:table-cell>
          <table:table-cell table:formula="of:=([.G439]/[.D439])*100" office:value-type="float" office:value="642.443876235283" calcext:value-type="float">
            <text:p>642,44</text:p>
          </table:table-cell>
          <table:table-cell table:formula="of:=([.G439]/[.E439])*100" office:value-type="float" office:value="1327.63574045952" calcext:value-type="float">
            <text:p>1327,64</text:p>
          </table:table-cell>
          <table:table-cell table:style-name="ce6" table:formula="of:=[.I439]/([.H439]+[.F439])" office:value-type="float" office:value="1.5635839318357" calcext:value-type="float">
            <text:p>1,56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5" calcext:value-type="float">
            <text:p>445</text:p>
          </table:table-cell>
          <table:table-cell office:value-type="float" office:value="6" calcext:value-type="float">
            <text:p>6</text:p>
          </table:table-cell>
          <table:table-cell office:value-type="float" office:value="0.0589892999999989" calcext:value-type="float">
            <text:p>0,058989299999999</text:p>
          </table:table-cell>
          <table:table-cell office:value-type="float" office:value="0.0277634000000006" calcext:value-type="float">
            <text:p>0,027763400000001</text:p>
          </table:table-cell>
          <table:table-cell office:value-type="float" office:value="212.471455225216" calcext:value-type="float">
            <text:p>212,47</text:p>
          </table:table-cell>
          <table:table-cell office:value-type="float" office:value="0.379547200000002" calcext:value-type="float">
            <text:p>0,379547200000002</text:p>
          </table:table-cell>
          <table:table-cell table:formula="of:=([.G440]/[.D440])*100" office:value-type="float" office:value="643.417026477698" calcext:value-type="float">
            <text:p>643,42</text:p>
          </table:table-cell>
          <table:table-cell table:formula="of:=([.G440]/[.E440])*100" office:value-type="float" office:value="1367.07751932398" calcext:value-type="float">
            <text:p>1367,08</text:p>
          </table:table-cell>
          <table:table-cell table:style-name="ce6" table:formula="of:=[.I440]/([.H440]+[.F440])" office:value-type="float" office:value="1.59726126539754" calcext:value-type="float">
            <text:p>1,60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9" calcext:value-type="float">
            <text:p>439</text:p>
          </table:table-cell>
          <table:table-cell office:value-type="float" office:value="4" calcext:value-type="float">
            <text:p>4</text:p>
          </table:table-cell>
          <table:table-cell office:value-type="float" office:value="0.0525926999999996" calcext:value-type="float">
            <text:p>0,0525927</text:p>
          </table:table-cell>
          <table:table-cell office:value-type="float" office:value="0.0273978999999997" calcext:value-type="float">
            <text:p>0,0273979</text:p>
          </table:table-cell>
          <table:table-cell office:value-type="float" office:value="191.958872760322" calcext:value-type="float">
            <text:p>191,96</text:p>
          </table:table-cell>
          <table:table-cell office:value-type="float" office:value="0.442544200000009" calcext:value-type="float">
            <text:p>0,442544200000009</text:p>
          </table:table-cell>
          <table:table-cell table:formula="of:=([.G441]/[.D441])*100" office:value-type="float" office:value="841.455563224578" calcext:value-type="float">
            <text:p>841,46</text:p>
          </table:table-cell>
          <table:table-cell table:formula="of:=([.G441]/[.E441])*100" office:value-type="float" office:value="1615.24861394492" calcext:value-type="float">
            <text:p>1615,25</text:p>
          </table:table-cell>
          <table:table-cell table:style-name="ce6" table:formula="of:=[.I441]/([.H441]+[.F441])" office:value-type="float" office:value="1.56302114398615" calcext:value-type="float">
            <text:p>1,56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 office:value-type="float" office:value="0.470747599999999" calcext:value-type="float">
            <text:p>0,470747599999999</text:p>
          </table:table-cell>
          <table:table-cell office:value-type="float" office:value="0.5654022" calcext:value-type="float">
            <text:p>0,5654022</text:p>
          </table:table-cell>
          <table:table-cell office:value-type="float" office:value="83.2588907506902" calcext:value-type="float">
            <text:p>83,26</text:p>
          </table:table-cell>
          <table:table-cell office:value-type="float" office:value="12.5948051" calcext:value-type="float">
            <text:p>12,5948051</text:p>
          </table:table-cell>
          <table:table-cell table:formula="of:=([.G442]/[.D442])*100" office:value-type="float" office:value="2675.49002905167" calcext:value-type="float">
            <text:p>2675,49</text:p>
          </table:table-cell>
          <table:table-cell table:formula="of:=([.G442]/[.E442])*100" office:value-type="float" office:value="2227.58332033374" calcext:value-type="float">
            <text:p>2227,58</text:p>
          </table:table-cell>
          <table:table-cell table:style-name="ce6" table:formula="of:=[.I442]/([.H442]+[.F442])" office:value-type="float" office:value="0.807461420045912" calcext:value-type="float">
            <text:p>0,81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office:value-type="float" office:value="0.0337941000000001" calcext:value-type="float">
            <text:p>0,0337941</text:p>
          </table:table-cell>
          <table:table-cell office:value-type="float" office:value="0.0377983" calcext:value-type="float">
            <text:p>0,0377983</text:p>
          </table:table-cell>
          <table:table-cell office:value-type="float" office:value="89.4064018752167" calcext:value-type="float">
            <text:p>89,41</text:p>
          </table:table-cell>
          <table:table-cell office:value-type="float" office:value="0.326346600000011" calcext:value-type="float">
            <text:p>0,326346600000011</text:p>
          </table:table-cell>
          <table:table-cell table:formula="of:=([.G443]/[.D443])*100" office:value-type="float" office:value="965.691052580213" calcext:value-type="float">
            <text:p>965,69</text:p>
          </table:table-cell>
          <table:table-cell table:formula="of:=([.G443]/[.E443])*100" office:value-type="float" office:value="863.389623342878" calcext:value-type="float">
            <text:p>863,39</text:p>
          </table:table-cell>
          <table:table-cell table:style-name="ce6" table:formula="of:=[.I443]/([.H443]+[.F443])" office:value-type="float" office:value="0.818303200047526" calcext:value-type="float">
            <text:p>0,82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4" calcext:value-type="float">
            <text:p>424</text:p>
          </table:table-cell>
          <table:table-cell office:value-type="float" office:value="4" calcext:value-type="float">
            <text:p>4</text:p>
          </table:table-cell>
          <table:table-cell office:value-type="float" office:value="0.0346125000000001" calcext:value-type="float">
            <text:p>0,0346125</text:p>
          </table:table-cell>
          <table:table-cell office:value-type="float" office:value="0.0513513999999987" calcext:value-type="float">
            <text:p>0,051351399999999</text:p>
          </table:table-cell>
          <table:table-cell office:value-type="float" office:value="67.4032256179987" calcext:value-type="float">
            <text:p>67,40</text:p>
          </table:table-cell>
          <table:table-cell office:value-type="float" office:value="0.346704399999999" calcext:value-type="float">
            <text:p>0,346704399999999</text:p>
          </table:table-cell>
          <table:table-cell table:formula="of:=([.G444]/[.D444])*100" office:value-type="float" office:value="1001.67396171903" calcext:value-type="float">
            <text:p>1001,67</text:p>
          </table:table-cell>
          <table:table-cell table:formula="of:=([.G444]/[.E444])*100" office:value-type="float" office:value="675.160560374221" calcext:value-type="float">
            <text:p>675,16</text:p>
          </table:table-cell>
          <table:table-cell table:style-name="ce6" table:formula="of:=[.I444]/([.H444]+[.F444])" office:value-type="float" office:value="0.631535840789929" calcext:value-type="float">
            <text:p>0,63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0.0348161000000005" calcext:value-type="float">
            <text:p>0,034816100000001</text:p>
          </table:table-cell>
          <table:table-cell office:value-type="float" office:value="0.0242921999999993" calcext:value-type="float">
            <text:p>0,024292199999999</text:p>
          </table:table-cell>
          <table:table-cell office:value-type="float" office:value="143.3221363236" calcext:value-type="float">
            <text:p>143,32</text:p>
          </table:table-cell>
          <table:table-cell office:value-type="float" office:value="0.249588099999983" calcext:value-type="float">
            <text:p>0,249588099999983</text:p>
          </table:table-cell>
          <table:table-cell table:formula="of:=([.G445]/[.D445])*100" office:value-type="float" office:value="716.875525977864" calcext:value-type="float">
            <text:p>716,88</text:p>
          </table:table-cell>
          <table:table-cell table:formula="of:=([.G445]/[.E445])*100" office:value-type="float" office:value="1027.44131861252" calcext:value-type="float">
            <text:p>1027,44</text:p>
          </table:table-cell>
          <table:table-cell table:style-name="ce6" table:formula="of:=[.I445]/([.H445]+[.F445])" office:value-type="float" office:value="1.19442468125709" calcext:value-type="float">
            <text:p>1,19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office:value-type="float" office:value="0.0334994000000023" calcext:value-type="float">
            <text:p>0,033499400000002</text:p>
          </table:table-cell>
          <table:table-cell office:value-type="float" office:value="0.0381411000000014" calcext:value-type="float">
            <text:p>0,038141100000001</text:p>
          </table:table-cell>
          <table:table-cell office:value-type="float" office:value="87.8301884319044" calcext:value-type="float">
            <text:p>87,83</text:p>
          </table:table-cell>
          <table:table-cell office:value-type="float" office:value="0.255384400000003" calcext:value-type="float">
            <text:p>0,255384400000003</text:p>
          </table:table-cell>
          <table:table-cell table:formula="of:=([.G446]/[.D446])*100" office:value-type="float" office:value="762.355146659298" calcext:value-type="float">
            <text:p>762,36</text:p>
          </table:table-cell>
          <table:table-cell table:formula="of:=([.G446]/[.E446])*100" office:value-type="float" office:value="669.577961831183" calcext:value-type="float">
            <text:p>669,58</text:p>
          </table:table-cell>
          <table:table-cell table:style-name="ce6" table:formula="of:=[.I446]/([.H446]+[.F446])" office:value-type="float" office:value="0.78756705649287" calcext:value-type="float">
            <text:p>0,79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6" calcext:value-type="float">
            <text:p>416</text:p>
          </table:table-cell>
          <table:table-cell office:value-type="float" office:value="3" calcext:value-type="float">
            <text:p>3</text:p>
          </table:table-cell>
          <table:table-cell office:value-type="float" office:value="0.0347699999999975" calcext:value-type="float">
            <text:p>0,034769999999998</text:p>
          </table:table-cell>
          <table:table-cell office:value-type="float" office:value="0.0379185000000007" calcext:value-type="float">
            <text:p>0,037918500000001</text:p>
          </table:table-cell>
          <table:table-cell office:value-type="float" office:value="91.6966652161791" calcext:value-type="float">
            <text:p>91,70</text:p>
          </table:table-cell>
          <table:table-cell office:value-type="float" office:value="0.251776800000016" calcext:value-type="float">
            <text:p>0,251776800000016</text:p>
          </table:table-cell>
          <table:table-cell table:formula="of:=([.G447]/[.D447])*100" office:value-type="float" office:value="724.120793787847" calcext:value-type="float">
            <text:p>724,12</text:p>
          </table:table-cell>
          <table:table-cell table:formula="of:=([.G447]/[.E447])*100" office:value-type="float" office:value="663.99462004038" calcext:value-type="float">
            <text:p>663,99</text:p>
          </table:table-cell>
          <table:table-cell table:style-name="ce6" table:formula="of:=[.I447]/([.H447]+[.F447])" office:value-type="float" office:value="0.813900968546327" calcext:value-type="float">
            <text:p>0,81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9" calcext:value-type="float">
            <text:p>479</text:p>
          </table:table-cell>
          <table:table-cell office:value-type="float" office:value="5" calcext:value-type="float">
            <text:p>5</text:p>
          </table:table-cell>
          <table:table-cell office:value-type="float" office:value="0.0824682999999993" calcext:value-type="float">
            <text:p>0,082468299999999</text:p>
          </table:table-cell>
          <table:table-cell office:value-type="float" office:value="0.027582000000001" calcext:value-type="float">
            <text:p>0,027582000000001</text:p>
          </table:table-cell>
          <table:table-cell office:value-type="float" office:value="298.993183960541" calcext:value-type="float">
            <text:p>298,99</text:p>
          </table:table-cell>
          <table:table-cell office:value-type="float" office:value="0.479521999999997" calcext:value-type="float">
            <text:p>0,479521999999997</text:p>
          </table:table-cell>
          <table:table-cell table:formula="of:=([.G448]/[.D448])*100" office:value-type="float" office:value="581.462210328091" calcext:value-type="float">
            <text:p>581,46</text:p>
          </table:table-cell>
          <table:table-cell table:formula="of:=([.G448]/[.E448])*100" office:value-type="float" office:value="1738.5323761873" calcext:value-type="float">
            <text:p>1738,53</text:p>
          </table:table-cell>
          <table:table-cell table:style-name="ce6" table:formula="of:=[.I448]/([.H448]+[.F448])" office:value-type="float" office:value="1.97458313898111" calcext:value-type="float">
            <text:p>1,97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5" calcext:value-type="float">
            <text:p>455</text:p>
          </table:table-cell>
          <table:table-cell office:value-type="float" office:value="4" calcext:value-type="float">
            <text:p>4</text:p>
          </table:table-cell>
          <table:table-cell office:value-type="float" office:value="0.0476881999999989" calcext:value-type="float">
            <text:p>0,047688199999999</text:p>
          </table:table-cell>
          <table:table-cell office:value-type="float" office:value="0.0278425999999996" calcext:value-type="float">
            <text:p>0,0278426</text:p>
          </table:table-cell>
          <table:table-cell office:value-type="float" office:value="171.277826065093" calcext:value-type="float">
            <text:p>171,28</text:p>
          </table:table-cell>
          <table:table-cell office:value-type="float" office:value="0.444160099999999" calcext:value-type="float">
            <text:p>0,444160099999999</text:p>
          </table:table-cell>
          <table:table-cell table:formula="of:=([.G449]/[.D449])*100" office:value-type="float" office:value="931.383654656728" calcext:value-type="float">
            <text:p>931,38</text:p>
          </table:table-cell>
          <table:table-cell table:formula="of:=([.G449]/[.E449])*100" office:value-type="float" office:value="1595.25367602166" calcext:value-type="float">
            <text:p>1595,25</text:p>
          </table:table-cell>
          <table:table-cell table:style-name="ce6" table:formula="of:=[.I449]/([.H449]+[.F449])" office:value-type="float" office:value="1.44673021041542" calcext:value-type="float">
            <text:p>1,45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9" calcext:value-type="float">
            <text:p>449</text:p>
          </table:table-cell>
          <table:table-cell office:value-type="float" office:value="4" calcext:value-type="float">
            <text:p>4</text:p>
          </table:table-cell>
          <table:table-cell office:value-type="float" office:value="0.0472338000000008" calcext:value-type="float">
            <text:p>0,047233800000001</text:p>
          </table:table-cell>
          <table:table-cell office:value-type="float" office:value="0.0282242000000025" calcext:value-type="float">
            <text:p>0,028224200000003</text:p>
          </table:table-cell>
          <table:table-cell office:value-type="float" office:value="167.35213044124" calcext:value-type="float">
            <text:p>167,35</text:p>
          </table:table-cell>
          <table:table-cell office:value-type="float" office:value="0.404824499999995" calcext:value-type="float">
            <text:p>0,404824499999995</text:p>
          </table:table-cell>
          <table:table-cell table:formula="of:=([.G450]/[.D450])*100" office:value-type="float" office:value="857.065279524384" calcext:value-type="float">
            <text:p>857,07</text:p>
          </table:table-cell>
          <table:table-cell table:formula="of:=([.G450]/[.E450])*100" office:value-type="float" office:value="1434.31700455623" calcext:value-type="float">
            <text:p>1434,32</text:p>
          </table:table-cell>
          <table:table-cell table:style-name="ce6" table:formula="of:=[.I450]/([.H450]+[.F450])" office:value-type="float" office:value="1.4001294692994" calcext:value-type="float">
            <text:p>1,40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 office:value-type="float" office:value="0.0477709999999973" calcext:value-type="float">
            <text:p>0,047770999999997</text:p>
          </table:table-cell>
          <table:table-cell office:value-type="float" office:value="0.0280543999999992" calcext:value-type="float">
            <text:p>0,028054399999999</text:p>
          </table:table-cell>
          <table:table-cell office:value-type="float" office:value="170.27988479525" calcext:value-type="float">
            <text:p>170,28</text:p>
          </table:table-cell>
          <table:table-cell office:value-type="float" office:value="0.394938300000001" calcext:value-type="float">
            <text:p>0,394938300000001</text:p>
          </table:table-cell>
          <table:table-cell table:formula="of:=([.G451]/[.D451])*100" office:value-type="float" office:value="826.732327144133" calcext:value-type="float">
            <text:p>826,73</text:p>
          </table:table-cell>
          <table:table-cell table:formula="of:=([.G451]/[.E451])*100" office:value-type="float" office:value="1407.75885422612" calcext:value-type="float">
            <text:p>1407,76</text:p>
          </table:table-cell>
          <table:table-cell table:style-name="ce6" table:formula="of:=[.I451]/([.H451]+[.F451])" office:value-type="float" office:value="1.41197754387356" calcext:value-type="float">
            <text:p>1,41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office:value-type="float" office:value="0.465226300000001" calcext:value-type="float">
            <text:p>0,465226300000001</text:p>
          </table:table-cell>
          <table:table-cell office:value-type="float" office:value="0.7553843" calcext:value-type="float">
            <text:p>0,7553843</text:p>
          </table:table-cell>
          <table:table-cell office:value-type="float" office:value="61.5880287689326" calcext:value-type="float">
            <text:p>61,59</text:p>
          </table:table-cell>
          <table:table-cell office:value-type="float" office:value="13.85962732" calcext:value-type="float">
            <text:p>13,85962732</text:p>
          </table:table-cell>
          <table:table-cell table:formula="of:=([.G452]/[.D452])*100" office:value-type="float" office:value="2979.11517899998" calcext:value-type="float">
            <text:p>2979,12</text:p>
          </table:table-cell>
          <table:table-cell table:formula="of:=([.G452]/[.E452])*100" office:value-type="float" office:value="1834.77831350215" calcext:value-type="float">
            <text:p>1834,78</text:p>
          </table:table-cell>
          <table:table-cell table:style-name="ce6" table:formula="of:=[.I452]/([.H452]+[.F452])" office:value-type="float" office:value="0.603405919003979" calcext:value-type="float">
            <text:p>0,60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float" office:value="0.0332652999999993" calcext:value-type="float">
            <text:p>0,033265299999999</text:p>
          </table:table-cell>
          <table:table-cell office:value-type="float" office:value="0.0240934999999979" calcext:value-type="float">
            <text:p>0,024093499999998</text:p>
          </table:table-cell>
          <table:table-cell office:value-type="float" office:value="138.067528586558" calcext:value-type="float">
            <text:p>138,07</text:p>
          </table:table-cell>
          <table:table-cell office:value-type="float" office:value="0.325560799999994" calcext:value-type="float">
            <text:p>0,325560799999994</text:p>
          </table:table-cell>
          <table:table-cell table:formula="of:=([.G453]/[.D453])*100" office:value-type="float" office:value="978.679885646607" calcext:value-type="float">
            <text:p>978,68</text:p>
          </table:table-cell>
          <table:table-cell table:formula="of:=([.G453]/[.E453])*100" office:value-type="float" office:value="1351.23913088602" calcext:value-type="float">
            <text:p>1351,24</text:p>
          </table:table-cell>
          <table:table-cell table:style-name="ce6" table:formula="of:=[.I453]/([.H453]+[.F453])" office:value-type="float" office:value="1.20997739834828" calcext:value-type="float">
            <text:p>1,21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  <table:table-cell office:value-type="float" office:value="0.0343727000000001" calcext:value-type="float">
            <text:p>0,0343727</text:p>
          </table:table-cell>
          <table:table-cell office:value-type="float" office:value="0.0382006000000018" calcext:value-type="float">
            <text:p>0,038200600000002</text:p>
          </table:table-cell>
          <table:table-cell office:value-type="float" office:value="89.9794767621411" calcext:value-type="float">
            <text:p>89,98</text:p>
          </table:table-cell>
          <table:table-cell office:value-type="float" office:value="0.321850099999995" calcext:value-type="float">
            <text:p>0,321850099999995</text:p>
          </table:table-cell>
          <table:table-cell table:formula="of:=([.G454]/[.D454])*100" office:value-type="float" office:value="936.353850584894" calcext:value-type="float">
            <text:p>936,35</text:p>
          </table:table-cell>
          <table:table-cell table:formula="of:=([.G454]/[.E454])*100" office:value-type="float" office:value="842.526295398448" calcext:value-type="float">
            <text:p>842,53</text:p>
          </table:table-cell>
          <table:table-cell table:style-name="ce6" table:formula="of:=[.I454]/([.H454]+[.F454])" office:value-type="float" office:value="0.820909029210121" calcext:value-type="float">
            <text:p>0,82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  <table:table-cell office:value-type="float" office:value="0.282294300000001" calcext:value-type="float">
            <text:p>0,282294300000001</text:p>
          </table:table-cell>
          <table:table-cell office:value-type="float" office:value="0.344890100000001" calcext:value-type="float">
            <text:p>0,344890100000001</text:p>
          </table:table-cell>
          <table:table-cell office:value-type="float" office:value="81.8505083213466" calcext:value-type="float">
            <text:p>81,85</text:p>
          </table:table-cell>
          <table:table-cell office:value-type="float" office:value="1.87469830000001" calcext:value-type="float">
            <text:p>1,87469830000001</text:p>
          </table:table-cell>
          <table:table-cell table:formula="of:=([.G455]/[.D455])*100" office:value-type="float" office:value="664.093571850372" calcext:value-type="float">
            <text:p>664,09</text:p>
          </table:table-cell>
          <table:table-cell table:formula="of:=([.G455]/[.E455])*100" office:value-type="float" office:value="543.563964288916" calcext:value-type="float">
            <text:p>543,56</text:p>
          </table:table-cell>
          <table:table-cell table:style-name="ce6" table:formula="of:=[.I455]/([.H455]+[.F455])" office:value-type="float" office:value="0.728692644311603" calcext:value-type="float">
            <text:p>0,73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office:value-type="float" office:value="0.0343497000000013" calcext:value-type="float">
            <text:p>0,034349700000001</text:p>
          </table:table-cell>
          <table:table-cell office:value-type="float" office:value="0.0377714999999995" calcext:value-type="float">
            <text:p>0,0377715</text:p>
          </table:table-cell>
          <table:table-cell office:value-type="float" office:value="90.94078868989" calcext:value-type="float">
            <text:p>90,94</text:p>
          </table:table-cell>
          <table:table-cell office:value-type="float" office:value="0.345378500000015" calcext:value-type="float">
            <text:p>0,345378500000015</text:p>
          </table:table-cell>
          <table:table-cell table:formula="of:=([.G456]/[.D456])*100" office:value-type="float" office:value="1005.47748597514" calcext:value-type="float">
            <text:p>1005,48</text:p>
          </table:table-cell>
          <table:table-cell table:formula="of:=([.G456]/[.E456])*100" office:value-type="float" office:value="914.389155845068" calcext:value-type="float">
            <text:p>914,39</text:p>
          </table:table-cell>
          <table:table-cell table:style-name="ce6" table:formula="of:=[.I456]/([.H456]+[.F456])" office:value-type="float" office:value="0.833978397637003" calcext:value-type="float">
            <text:p>0,83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9" calcext:value-type="float">
            <text:p>469</text:p>
          </table:table-cell>
          <table:table-cell office:value-type="float" office:value="4" calcext:value-type="float">
            <text:p>4</text:p>
          </table:table-cell>
          <table:table-cell office:value-type="float" office:value="0.0120258000000007" calcext:value-type="float">
            <text:p>0,012025800000001</text:p>
          </table:table-cell>
          <table:table-cell office:value-type="float" office:value="0.0116192000000012" calcext:value-type="float">
            <text:p>0,011619200000001</text:p>
          </table:table-cell>
          <table:table-cell office:value-type="float" office:value="103.499380335991" calcext:value-type="float">
            <text:p>103,50</text:p>
          </table:table-cell>
          <table:table-cell office:value-type="float" office:value="0.019295900000003" calcext:value-type="float">
            <text:p>0,019295900000003</text:p>
          </table:table-cell>
          <table:table-cell table:formula="of:=([.G457]/[.D457])*100" office:value-type="float" office:value="160.454190157843" calcext:value-type="float">
            <text:p>160,45</text:p>
          </table:table-cell>
          <table:table-cell table:formula="of:=([.G457]/[.E457])*100" office:value-type="float" office:value="166.0690925365" calcext:value-type="float">
            <text:p>166,07</text:p>
          </table:table-cell>
          <table:table-cell table:style-name="ce6" table:formula="of:=[.I457]/([.H457]+[.F457])" office:value-type="float" office:value="0.629160242938936" calcext:value-type="float">
            <text:p>0,63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 office:value-type="float" office:value="0.0121880000000004" calcext:value-type="float">
            <text:p>0,012188</text:p>
          </table:table-cell>
          <table:table-cell office:value-type="float" office:value="0.0128922000000017" calcext:value-type="float">
            <text:p>0,012892200000002</text:p>
          </table:table-cell>
          <table:table-cell office:value-type="float" office:value="94.5377825351672" calcext:value-type="float">
            <text:p>94,54</text:p>
          </table:table-cell>
          <table:table-cell office:value-type="float" office:value="0.0175412999999992" calcext:value-type="float">
            <text:p>0,017541299999999</text:p>
          </table:table-cell>
          <table:table-cell table:formula="of:=([.G458]/[.D458])*100" office:value-type="float" office:value="143.922710863133" calcext:value-type="float">
            <text:p>143,92</text:p>
          </table:table-cell>
          <table:table-cell table:formula="of:=([.G458]/[.E458])*100" office:value-type="float" office:value="136.061339414505" calcext:value-type="float">
            <text:p>136,06</text:p>
          </table:table-cell>
          <table:table-cell table:style-name="ce6" table:formula="of:=[.I458]/([.H458]+[.F458])" office:value-type="float" office:value="0.570582311038175" calcext:value-type="float">
            <text:p>0,57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0" calcext:value-type="float">
            <text:p>460</text:p>
          </table:table-cell>
          <table:table-cell office:value-type="float" office:value="4" calcext:value-type="float">
            <text:p>4</text:p>
          </table:table-cell>
          <table:table-cell office:value-type="float" office:value="0.0460218999999995" calcext:value-type="float">
            <text:p>0,0460219</text:p>
          </table:table-cell>
          <table:table-cell office:value-type="float" office:value="0.0265296000000006" calcext:value-type="float">
            <text:p>0,026529600000001</text:p>
          </table:table-cell>
          <table:table-cell office:value-type="float" office:value="173.473780230378" calcext:value-type="float">
            <text:p>173,47</text:p>
          </table:table-cell>
          <table:table-cell office:value-type="float" office:value="0.395966699999997" calcext:value-type="float">
            <text:p>0,395966699999997</text:p>
          </table:table-cell>
          <table:table-cell table:formula="of:=([.G459]/[.D459])*100" office:value-type="float" office:value="860.387554620738" calcext:value-type="float">
            <text:p>860,39</text:p>
          </table:table-cell>
          <table:table-cell table:formula="of:=([.G459]/[.E459])*100" office:value-type="float" office:value="1492.5468156323" calcext:value-type="float">
            <text:p>1492,55</text:p>
          </table:table-cell>
          <table:table-cell table:style-name="ce6" table:formula="of:=[.I459]/([.H459]+[.F459])" office:value-type="float" office:value="1.44366247708378" calcext:value-type="float">
            <text:p>1,44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9" calcext:value-type="float">
            <text:p>459</text:p>
          </table:table-cell>
          <table:table-cell office:value-type="float" office:value="5" calcext:value-type="float">
            <text:p>5</text:p>
          </table:table-cell>
          <table:table-cell office:value-type="float" office:value="0.0467717999999991" calcext:value-type="float">
            <text:p>0,046771799999999</text:p>
          </table:table-cell>
          <table:table-cell office:value-type="float" office:value="0.0274804999999986" calcext:value-type="float">
            <text:p>0,027480499999999</text:p>
          </table:table-cell>
          <table:table-cell office:value-type="float" office:value="170.199959971621" calcext:value-type="float">
            <text:p>170,20</text:p>
          </table:table-cell>
          <table:table-cell office:value-type="float" office:value="0.418609600000002" calcext:value-type="float">
            <text:p>0,418609600000002</text:p>
          </table:table-cell>
          <table:table-cell table:formula="of:=([.G460]/[.D460])*100" office:value-type="float" office:value="895.004254700504" calcext:value-type="float">
            <text:p>895,00</text:p>
          </table:table-cell>
          <table:table-cell table:formula="of:=([.G460]/[.E460])*100" office:value-type="float" office:value="1523.29688324457" calcext:value-type="float">
            <text:p>1523,30</text:p>
          </table:table-cell>
          <table:table-cell table:style-name="ce6" table:formula="of:=[.I460]/([.H460]+[.F460])" office:value-type="float" office:value="1.43005149835372" calcext:value-type="float">
            <text:p>1,43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0.0347447999999986" calcext:value-type="float">
            <text:p>0,034744799999999</text:p>
          </table:table-cell>
          <table:table-cell office:value-type="float" office:value="0.0534716000000003" calcext:value-type="float">
            <text:p>0,0534716</text:p>
          </table:table-cell>
          <table:table-cell office:value-type="float" office:value="64.9780444198385" calcext:value-type="float">
            <text:p>64,98</text:p>
          </table:table-cell>
          <table:table-cell office:value-type="float" office:value="0.418742700000001" calcext:value-type="float">
            <text:p>0,418742700000001</text:p>
          </table:table-cell>
          <table:table-cell table:formula="of:=([.G461]/[.D461])*100" office:value-type="float" office:value="1205.19530980181" calcext:value-type="float">
            <text:p>1205,20</text:p>
          </table:table-cell>
          <table:table-cell table:formula="of:=([.G461]/[.E461])*100" office:value-type="float" office:value="783.112343748829" calcext:value-type="float">
            <text:p>783,11</text:p>
          </table:table-cell>
          <table:table-cell table:style-name="ce6" table:formula="of:=[.I461]/([.H461]+[.F461])" office:value-type="float" office:value="0.616539735419592" calcext:value-type="float">
            <text:p>0,62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  <table:table-cell office:value-type="float" office:value="0.383241999999998" calcext:value-type="float">
            <text:p>0,383241999999998</text:p>
          </table:table-cell>
          <table:table-cell office:value-type="float" office:value="0.481689399999999" calcext:value-type="float">
            <text:p>0,481689399999999</text:p>
          </table:table-cell>
          <table:table-cell office:value-type="float" office:value="79.5620580398903" calcext:value-type="float">
            <text:p>79,56</text:p>
          </table:table-cell>
          <table:table-cell office:value-type="float" office:value="13.7736619" calcext:value-type="float">
            <text:p>13,7736619</text:p>
          </table:table-cell>
          <table:table-cell table:formula="of:=([.G462]/[.D462])*100" office:value-type="float" office:value="3593.98549741419" calcext:value-type="float">
            <text:p>3593,99</text:p>
          </table:table-cell>
          <table:table-cell table:formula="of:=([.G462]/[.E462])*100" office:value-type="float" office:value="2859.44882739791" calcext:value-type="float">
            <text:p>2859,45</text:p>
          </table:table-cell>
          <table:table-cell table:style-name="ce6" table:formula="of:=[.I462]/([.H462]+[.F462])" office:value-type="float" office:value="0.778388950798396" calcext:value-type="float">
            <text:p>0,78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office:value-type="float" office:value="0.0343910000000022" calcext:value-type="float">
            <text:p>0,034391000000002</text:p>
          </table:table-cell>
          <table:table-cell office:value-type="float" office:value="0.0389342999999997" calcext:value-type="float">
            <text:p>0,0389343</text:p>
          </table:table-cell>
          <table:table-cell office:value-type="float" office:value="88.3308547989884" calcext:value-type="float">
            <text:p>88,33</text:p>
          </table:table-cell>
          <table:table-cell office:value-type="float" office:value="0.377298800000006" calcext:value-type="float">
            <text:p>0,377298800000006</text:p>
          </table:table-cell>
          <table:table-cell table:formula="of:=([.G463]/[.D463])*100" office:value-type="float" office:value="1097.08586548801" calcext:value-type="float">
            <text:p>1097,09</text:p>
          </table:table-cell>
          <table:table-cell table:formula="of:=([.G463]/[.E463])*100" office:value-type="float" office:value="969.065322864437" calcext:value-type="float">
            <text:p>969,07</text:p>
          </table:table-cell>
          <table:table-cell table:style-name="ce6" table:formula="of:=[.I463]/([.H463]+[.F463])" office:value-type="float" office:value="0.817489163329685" calcext:value-type="float">
            <text:p>0,82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1" calcext:value-type="float">
            <text:p>441</text:p>
          </table:table-cell>
          <table:table-cell office:value-type="float" office:value="4" calcext:value-type="float">
            <text:p>4</text:p>
          </table:table-cell>
          <table:table-cell office:value-type="float" office:value="0.0341750999999988" calcext:value-type="float">
            <text:p>0,034175099999999</text:p>
          </table:table-cell>
          <table:table-cell office:value-type="float" office:value="0.0538369999999986" calcext:value-type="float">
            <text:p>0,053836999999999</text:p>
          </table:table-cell>
          <table:table-cell office:value-type="float" office:value="63.4788342589663" calcext:value-type="float">
            <text:p>63,48</text:p>
          </table:table-cell>
          <table:table-cell office:value-type="float" office:value="0.376614600000005" calcext:value-type="float">
            <text:p>0,376614600000005</text:p>
          </table:table-cell>
          <table:table-cell table:formula="of:=([.G464]/[.D464])*100" office:value-type="float" office:value="1102.01462468294" calcext:value-type="float">
            <text:p>1102,01</text:p>
          </table:table-cell>
          <table:table-cell table:formula="of:=([.G464]/[.E464])*100" office:value-type="float" office:value="699.546037112051" calcext:value-type="float">
            <text:p>699,55</text:p>
          </table:table-cell>
          <table:table-cell table:style-name="ce6" table:formula="of:=[.I464]/([.H464]+[.F464])" office:value-type="float" office:value="0.600214468596963" calcext:value-type="float">
            <text:p>0,60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3" calcext:value-type="float">
            <text:p>493</text:p>
          </table:table-cell>
          <table:table-cell office:value-type="float" office:value="4" calcext:value-type="float">
            <text:p>4</text:p>
          </table:table-cell>
          <table:table-cell office:value-type="float" office:value="0.0121869000000004" calcext:value-type="float">
            <text:p>0,0121869</text:p>
          </table:table-cell>
          <table:table-cell office:value-type="float" office:value="0.0104989999999987" calcext:value-type="float">
            <text:p>0,010498999999999</text:p>
          </table:table-cell>
          <table:table-cell office:value-type="float" office:value="116.076769216134" calcext:value-type="float">
            <text:p>116,08</text:p>
          </table:table-cell>
          <table:table-cell office:value-type="float" office:value="0.0184974000000011" calcext:value-type="float">
            <text:p>0,018497400000001</text:p>
          </table:table-cell>
          <table:table-cell table:formula="of:=([.G465]/[.D465])*100" office:value-type="float" office:value="151.781010757457" calcext:value-type="float">
            <text:p>151,78</text:p>
          </table:table-cell>
          <table:table-cell table:formula="of:=([.G465]/[.E465])*100" office:value-type="float" office:value="176.182493570849" calcext:value-type="float">
            <text:p>176,18</text:p>
          </table:table-cell>
          <table:table-cell table:style-name="ce6" table:formula="of:=[.I465]/([.H465]+[.F465])" office:value-type="float" office:value="0.657746411503221" calcext:value-type="float">
            <text:p>0,66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 office:value-type="float" office:value="0.0924378999999988" calcext:value-type="float">
            <text:p>0,092437899999999</text:p>
          </table:table-cell>
          <table:table-cell office:value-type="float" office:value="0.0284604999999999" calcext:value-type="float">
            <text:p>0,0284605</text:p>
          </table:table-cell>
          <table:table-cell office:value-type="float" office:value="324.793661390345" calcext:value-type="float">
            <text:p>324,79</text:p>
          </table:table-cell>
          <table:table-cell office:value-type="float" office:value="0.572745200000003" calcext:value-type="float">
            <text:p>0,572745200000003</text:p>
          </table:table-cell>
          <table:table-cell table:formula="of:=([.G466]/[.D466])*100" office:value-type="float" office:value="619.599969276682" calcext:value-type="float">
            <text:p>619,60</text:p>
          </table:table-cell>
          <table:table-cell table:formula="of:=([.G466]/[.E466])*100" office:value-type="float" office:value="2012.42142618719" calcext:value-type="float">
            <text:p>2012,42</text:p>
          </table:table-cell>
          <table:table-cell table:style-name="ce6" table:formula="of:=[.I466]/([.H466]+[.F466])" office:value-type="float" office:value="2.13091380631804" calcext:value-type="float">
            <text:p>2,13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  <table:table-cell office:value-type="float" office:value="0.0577513999999979" calcext:value-type="float">
            <text:p>0,057751399999998</text:p>
          </table:table-cell>
          <table:table-cell office:value-type="float" office:value="0.0283374000000009" calcext:value-type="float">
            <text:p>0,028337400000001</text:p>
          </table:table-cell>
          <table:table-cell office:value-type="float" office:value="203.799219406142" calcext:value-type="float">
            <text:p>203,80</text:p>
          </table:table-cell>
          <table:table-cell office:value-type="float" office:value="0.454149699999999" calcext:value-type="float">
            <text:p>0,454149699999999</text:p>
          </table:table-cell>
          <table:table-cell table:formula="of:=([.G467]/[.D467])*100" office:value-type="float" office:value="786.387342990847" calcext:value-type="float">
            <text:p>786,39</text:p>
          </table:table-cell>
          <table:table-cell table:formula="of:=([.G467]/[.E467])*100" office:value-type="float" office:value="1602.65126652405" calcext:value-type="float">
            <text:p>1602,65</text:p>
          </table:table-cell>
          <table:table-cell table:style-name="ce6" table:formula="of:=[.I467]/([.H467]+[.F467])" office:value-type="float" office:value="1.61853465537286" calcext:value-type="float">
            <text:p>1,62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7" calcext:value-type="float">
            <text:p>477</text:p>
          </table:table-cell>
          <table:table-cell office:value-type="float" office:value="6" calcext:value-type="float">
            <text:p>6</text:p>
          </table:table-cell>
          <table:table-cell office:value-type="float" office:value="0.0611063999999999" calcext:value-type="float">
            <text:p>0,0611064</text:p>
          </table:table-cell>
          <table:table-cell office:value-type="float" office:value="0.0288039999999995" calcext:value-type="float">
            <text:p>0,028804</text:p>
          </table:table-cell>
          <table:table-cell office:value-type="float" office:value="212.145535342317" calcext:value-type="float">
            <text:p>212,15</text:p>
          </table:table-cell>
          <table:table-cell office:value-type="float" office:value="0.471459900000002" calcext:value-type="float">
            <text:p>0,471459900000002</text:p>
          </table:table-cell>
          <table:table-cell table:formula="of:=([.G468]/[.D468])*100" office:value-type="float" office:value="771.539315030836" calcext:value-type="float">
            <text:p>771,54</text:p>
          </table:table-cell>
          <table:table-cell table:formula="of:=([.G468]/[.E468])*100" office:value-type="float" office:value="1636.78621024861" calcext:value-type="float">
            <text:p>1636,79</text:p>
          </table:table-cell>
          <table:table-cell table:style-name="ce6" table:formula="of:=[.I468]/([.H468]+[.F468])" office:value-type="float" office:value="1.66393353483863" calcext:value-type="float">
            <text:p>1,66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2" calcext:value-type="float">
            <text:p>472</text:p>
          </table:table-cell>
          <table:table-cell office:value-type="float" office:value="3" calcext:value-type="float">
            <text:p>3</text:p>
          </table:table-cell>
          <table:table-cell office:value-type="float" office:value="0.0123877999999991" calcext:value-type="float">
            <text:p>0,012387799999999</text:p>
          </table:table-cell>
          <table:table-cell office:value-type="float" office:value="0.0122530999999981" calcext:value-type="float">
            <text:p>0,012253099999998</text:p>
          </table:table-cell>
          <table:table-cell office:value-type="float" office:value="101.099313643086" calcext:value-type="float">
            <text:p>101,10</text:p>
          </table:table-cell>
          <table:table-cell office:value-type="float" office:value="0.0184969000000024" calcext:value-type="float">
            <text:p>0,018496900000002</text:p>
          </table:table-cell>
          <table:table-cell table:formula="of:=([.G469]/[.D469])*100" office:value-type="float" office:value="149.315455528857" calcext:value-type="float">
            <text:p>149,32</text:p>
          </table:table-cell>
          <table:table-cell table:formula="of:=([.G469]/[.E469])*100" office:value-type="float" office:value="150.956900702722" calcext:value-type="float">
            <text:p>150,96</text:p>
          </table:table-cell>
          <table:table-cell table:style-name="ce6" table:formula="of:=[.I469]/([.H469]+[.F469])" office:value-type="float" office:value="0.602827465815606" calcext:value-type="float">
            <text:p>0,60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1" calcext:value-type="float">
            <text:p>471</text:p>
          </table:table-cell>
          <table:table-cell office:value-type="float" office:value="4" calcext:value-type="float">
            <text:p>4</text:p>
          </table:table-cell>
          <table:table-cell office:value-type="float" office:value="0.0129065999999995" calcext:value-type="float">
            <text:p>0,0129066</text:p>
          </table:table-cell>
          <table:table-cell office:value-type="float" office:value="0.0122410000000002" calcext:value-type="float">
            <text:p>0,012241</text:p>
          </table:table-cell>
          <table:table-cell office:value-type="float" office:value="105.43746425945" calcext:value-type="float">
            <text:p>105,44</text:p>
          </table:table-cell>
          <table:table-cell office:value-type="float" office:value="0.018456900000001" calcext:value-type="float">
            <text:p>0,018456900000001</text:p>
          </table:table-cell>
          <table:table-cell table:formula="of:=([.G470]/[.D470])*100" office:value-type="float" office:value="143.003579563958" calcext:value-type="float">
            <text:p>143,00</text:p>
          </table:table-cell>
          <table:table-cell table:formula="of:=([.G470]/[.E470])*100" office:value-type="float" office:value="150.779348092482" calcext:value-type="float">
            <text:p>150,78</text:p>
          </table:table-cell>
          <table:table-cell table:style-name="ce6" table:formula="of:=[.I470]/([.H470]+[.F470])" office:value-type="float" office:value="0.606901926396898" calcext:value-type="float">
            <text:p>0,61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5" calcext:value-type="float">
            <text:p>465</text:p>
          </table:table-cell>
          <table:table-cell office:value-type="float" office:value="4" calcext:value-type="float">
            <text:p>4</text:p>
          </table:table-cell>
          <table:table-cell office:value-type="float" office:value="0.0343610999999981" calcext:value-type="float">
            <text:p>0,034361099999998</text:p>
          </table:table-cell>
          <table:table-cell office:value-type="float" office:value="0.0533566000000008" calcext:value-type="float">
            <text:p>0,053356600000001</text:p>
          </table:table-cell>
          <table:table-cell office:value-type="float" office:value="64.3989684500093" calcext:value-type="float">
            <text:p>64,40</text:p>
          </table:table-cell>
          <table:table-cell office:value-type="float" office:value="0.506023399999998" calcext:value-type="float">
            <text:p>0,506023399999998</text:p>
          </table:table-cell>
          <table:table-cell table:formula="of:=([.G471]/[.D471])*100" office:value-type="float" office:value="1472.66356432136" calcext:value-type="float">
            <text:p>1472,66</text:p>
          </table:table-cell>
          <table:table-cell table:formula="of:=([.G471]/[.E471])*100" office:value-type="float" office:value="948.380144162092" calcext:value-type="float">
            <text:p>948,38</text:p>
          </table:table-cell>
          <table:table-cell table:style-name="ce6" table:formula="of:=[.I471]/([.H471]+[.F471])" office:value-type="float" office:value="0.617008172368977" calcext:value-type="float">
            <text:p>0,62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2" calcext:value-type="float">
            <text:p>462</text:p>
          </table:table-cell>
          <table:table-cell office:value-type="float" office:value="3" calcext:value-type="float">
            <text:p>3</text:p>
          </table:table-cell>
          <table:table-cell office:value-type="float" office:value="0.0345379999999977" calcext:value-type="float">
            <text:p>0,034537999999998</text:p>
          </table:table-cell>
          <table:table-cell office:value-type="float" office:value="0.0383040999999992" calcext:value-type="float">
            <text:p>0,038304099999999</text:p>
          </table:table-cell>
          <table:table-cell office:value-type="float" office:value="90.167893254243" calcext:value-type="float">
            <text:p>90,17</text:p>
          </table:table-cell>
          <table:table-cell office:value-type="float" office:value="0.391399200000001" calcext:value-type="float">
            <text:p>0,391399200000001</text:p>
          </table:table-cell>
          <table:table-cell table:formula="of:=([.G472]/[.D472])*100" office:value-type="float" office:value="1133.2422259541" calcext:value-type="float">
            <text:p>1133,24</text:p>
          </table:table-cell>
          <table:table-cell table:formula="of:=([.G472]/[.E472])*100" office:value-type="float" office:value="1021.8206406103" calcext:value-type="float">
            <text:p>1021,82</text:p>
          </table:table-cell>
          <table:table-cell table:style-name="ce6" table:formula="of:=[.I472]/([.H472]+[.F472])" office:value-type="float" office:value="0.835223302935821" calcext:value-type="float">
            <text:p>0,84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8" calcext:value-type="float">
            <text:p>458</text:p>
          </table:table-cell>
          <table:table-cell office:value-type="float" office:value="3" calcext:value-type="float">
            <text:p>3</text:p>
          </table:table-cell>
          <table:table-cell office:value-type="float" office:value="0.0347814999999997" calcext:value-type="float">
            <text:p>0,0347815</text:p>
          </table:table-cell>
          <table:table-cell office:value-type="float" office:value="0.0388339999999999" calcext:value-type="float">
            <text:p>0,038834</text:p>
          </table:table-cell>
          <table:table-cell office:value-type="float" office:value="89.5645568316418" calcext:value-type="float">
            <text:p>89,56</text:p>
          </table:table-cell>
          <table:table-cell office:value-type="float" office:value="0.391977000000003" calcext:value-type="float">
            <text:p>0,391977000000003</text:p>
          </table:table-cell>
          <table:table-cell table:formula="of:=([.G473]/[.D473])*100" office:value-type="float" office:value="1126.9697971623" calcext:value-type="float">
            <text:p>1126,97</text:p>
          </table:table-cell>
          <table:table-cell table:formula="of:=([.G473]/[.E473])*100" office:value-type="float" office:value="1009.36550445487" calcext:value-type="float">
            <text:p>1009,37</text:p>
          </table:table-cell>
          <table:table-cell table:style-name="ce6" table:formula="of:=[.I473]/([.H473]+[.F473])" office:value-type="float" office:value="0.829705713727747" calcext:value-type="float">
            <text:p>0,83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  <table:table-cell office:value-type="float" office:value="0.0349058999999983" calcext:value-type="float">
            <text:p>0,034905899999998</text:p>
          </table:table-cell>
          <table:table-cell office:value-type="float" office:value="0.0530425000000008" calcext:value-type="float">
            <text:p>0,053042500000001</text:p>
          </table:table-cell>
          <table:table-cell office:value-type="float" office:value="65.8074185794368" calcext:value-type="float">
            <text:p>65,81</text:p>
          </table:table-cell>
          <table:table-cell office:value-type="float" office:value="0.434038000000004" calcext:value-type="float">
            <text:p>0,434038000000004</text:p>
          </table:table-cell>
          <table:table-cell table:formula="of:=([.G474]/[.D474])*100" office:value-type="float" office:value="1243.45168008854" calcext:value-type="float">
            <text:p>1243,45</text:p>
          </table:table-cell>
          <table:table-cell table:formula="of:=([.G474]/[.E474])*100" office:value-type="float" office:value="818.283451948904" calcext:value-type="float">
            <text:p>818,28</text:p>
          </table:table-cell>
          <table:table-cell table:style-name="ce6" table:formula="of:=[.I474]/([.H474]+[.F474])" office:value-type="float" office:value="0.624997338404152" calcext:value-type="float">
            <text:p>0,62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float" office:value="0.0336614999999995" calcext:value-type="float">
            <text:p>0,0336615</text:p>
          </table:table-cell>
          <table:table-cell office:value-type="float" office:value="0.0246399999999994" calcext:value-type="float">
            <text:p>0,024639999999999</text:p>
          </table:table-cell>
          <table:table-cell office:value-type="float" office:value="136.613230519482" calcext:value-type="float">
            <text:p>136,61</text:p>
          </table:table-cell>
          <table:table-cell office:value-type="float" office:value="0.425233000000003" calcext:value-type="float">
            <text:p>0,425233000000003</text:p>
          </table:table-cell>
          <table:table-cell table:formula="of:=([.G475]/[.D475])*100" office:value-type="float" office:value="1263.26218380051" calcext:value-type="float">
            <text:p>1263,26</text:p>
          </table:table-cell>
          <table:table-cell table:formula="of:=([.G475]/[.E475])*100" office:value-type="float" office:value="1725.78327922083" calcext:value-type="float">
            <text:p>1725,78</text:p>
          </table:table-cell>
          <table:table-cell table:style-name="ce6" table:formula="of:=[.I475]/([.H475]+[.F475])" office:value-type="float" office:value="1.23281204996314" calcext:value-type="float">
            <text:p>1,23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3" calcext:value-type="float">
            <text:p>453</text:p>
          </table:table-cell>
          <table:table-cell office:value-type="float" office:value="3" calcext:value-type="float">
            <text:p>3</text:p>
          </table:table-cell>
          <table:table-cell office:value-type="float" office:value="0.0341328000000004" calcext:value-type="float">
            <text:p>0,0341328</text:p>
          </table:table-cell>
          <table:table-cell office:value-type="float" office:value="0.0381290999999976" calcext:value-type="float">
            <text:p>0,038129099999998</text:p>
          </table:table-cell>
          <table:table-cell office:value-type="float" office:value="89.5190287733059" calcext:value-type="float">
            <text:p>89,52</text:p>
          </table:table-cell>
          <table:table-cell office:value-type="float" office:value="0.415373099999999" calcext:value-type="float">
            <text:p>0,415373099999999</text:p>
          </table:table-cell>
          <table:table-cell table:formula="of:=([.G476]/[.D476])*100" office:value-type="float" office:value="1216.93239347488" calcext:value-type="float">
            <text:p>1216,93</text:p>
          </table:table-cell>
          <table:table-cell table:formula="of:=([.G476]/[.E476])*100" office:value-type="float" office:value="1089.38605946646" calcext:value-type="float">
            <text:p>1089,39</text:p>
          </table:table-cell>
          <table:table-cell table:style-name="ce6" table:formula="of:=[.I476]/([.H476]+[.F476])" office:value-type="float" office:value="0.833851179550025" calcext:value-type="float">
            <text:p>0,83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 office:value-type="float" office:value="0.243530299999998" calcext:value-type="float">
            <text:p>0,243530299999998</text:p>
          </table:table-cell>
          <table:table-cell office:value-type="float" office:value="0.3003872" calcext:value-type="float">
            <text:p>0,3003872</text:p>
          </table:table-cell>
          <table:table-cell office:value-type="float" office:value="81.0721295714323" calcext:value-type="float">
            <text:p>81,07</text:p>
          </table:table-cell>
          <table:table-cell office:value-type="float" office:value="1.75987230000001" calcext:value-type="float">
            <text:p>1,75987230000001</text:p>
          </table:table-cell>
          <table:table-cell table:formula="of:=([.G477]/[.D477])*100" office:value-type="float" office:value="722.650241058308" calcext:value-type="float">
            <text:p>722,65</text:p>
          </table:table-cell>
          <table:table-cell table:formula="of:=([.G477]/[.E477])*100" office:value-type="float" office:value="585.867939779061" calcext:value-type="float">
            <text:p>585,87</text:p>
          </table:table-cell>
          <table:table-cell table:style-name="ce6" table:formula="of:=[.I477]/([.H477]+[.F477])" office:value-type="float" office:value="0.728943178874088" calcext:value-type="float">
            <text:p>0,73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float" office:value="0.0369125999999994" calcext:value-type="float">
            <text:p>0,036912599999999</text:p>
          </table:table-cell>
          <table:table-cell office:value-type="float" office:value="0.0416697999999997" calcext:value-type="float">
            <text:p>0,0416698</text:p>
          </table:table-cell>
          <table:table-cell office:value-type="float" office:value="88.583578514895" calcext:value-type="float">
            <text:p>88,58</text:p>
          </table:table-cell>
          <table:table-cell office:value-type="float" office:value="0.387844500000006" calcext:value-type="float">
            <text:p>0,387844500000006</text:p>
          </table:table-cell>
          <table:table-cell table:formula="of:=([.G478]/[.D478])*100" office:value-type="float" office:value="1050.71032655519" calcext:value-type="float">
            <text:p>1050,71</text:p>
          </table:table-cell>
          <table:table-cell table:formula="of:=([.G478]/[.E478])*100" office:value-type="float" office:value="930.756807088127" calcext:value-type="float">
            <text:p>930,76</text:p>
          </table:table-cell>
          <table:table-cell table:style-name="ce6" table:formula="of:=[.I478]/([.H478]+[.F478])" office:value-type="float" office:value="0.816959349072326" calcext:value-type="float">
            <text:p>0,82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9" calcext:value-type="float">
            <text:p>499</text:p>
          </table:table-cell>
          <table:table-cell office:value-type="float" office:value="6" calcext:value-type="float">
            <text:p>6</text:p>
          </table:table-cell>
          <table:table-cell office:value-type="float" office:value="0.0942093999999998" calcext:value-type="float">
            <text:p>0,0942094</text:p>
          </table:table-cell>
          <table:table-cell office:value-type="float" office:value="0.0280653999999998" calcext:value-type="float">
            <text:p>0,0280654</text:p>
          </table:table-cell>
          <table:table-cell office:value-type="float" office:value="335.678094735868" calcext:value-type="float">
            <text:p>335,68</text:p>
          </table:table-cell>
          <table:table-cell office:value-type="float" office:value="0.59782061" calcext:value-type="float">
            <text:p>0,59782061</text:p>
          </table:table-cell>
          <table:table-cell table:formula="of:=([.G479]/[.D479])*100" office:value-type="float" office:value="634.565775814304" calcext:value-type="float">
            <text:p>634,57</text:p>
          </table:table-cell>
          <table:table-cell table:formula="of:=([.G479]/[.E479])*100" office:value-type="float" office:value="2130.09830609934" calcext:value-type="float">
            <text:p>2130,10</text:p>
          </table:table-cell>
          <table:table-cell table:style-name="ce6" table:formula="of:=[.I479]/([.H479]+[.F479])" office:value-type="float" office:value="2.1954256767337" calcext:value-type="float">
            <text:p>2,20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8" calcext:value-type="float">
            <text:p>488</text:p>
          </table:table-cell>
          <table:table-cell office:value-type="float" office:value="5" calcext:value-type="float">
            <text:p>5</text:p>
          </table:table-cell>
          <table:table-cell office:value-type="float" office:value="0.0798797999999977" calcext:value-type="float">
            <text:p>0,079879799999998</text:p>
          </table:table-cell>
          <table:table-cell office:value-type="float" office:value="0.0265105000000006" calcext:value-type="float">
            <text:p>0,026510500000001</text:p>
          </table:table-cell>
          <table:table-cell office:value-type="float" office:value="301.313819052813" calcext:value-type="float">
            <text:p>301,31</text:p>
          </table:table-cell>
          <table:table-cell office:value-type="float" office:value="0.5899539" calcext:value-type="float">
            <text:p>0,5899539</text:p>
          </table:table-cell>
          <table:table-cell table:formula="of:=([.G480]/[.D480])*100" office:value-type="float" office:value="738.552049454327" calcext:value-type="float">
            <text:p>738,55</text:p>
          </table:table-cell>
          <table:table-cell table:formula="of:=([.G480]/[.E480])*100" office:value-type="float" office:value="2225.35938590365" calcext:value-type="float">
            <text:p>2225,36</text:p>
          </table:table-cell>
          <table:table-cell table:style-name="ce6" table:formula="of:=[.I480]/([.H480]+[.F480])" office:value-type="float" office:value="2.14004464739134" calcext:value-type="float">
            <text:p>2,14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1" calcext:value-type="float">
            <text:p>481</text:p>
          </table:table-cell>
          <table:table-cell office:value-type="float" office:value="4" calcext:value-type="float">
            <text:p>4</text:p>
          </table:table-cell>
          <table:table-cell office:value-type="float" office:value="0.0497247999999985" calcext:value-type="float">
            <text:p>0,049724799999999</text:p>
          </table:table-cell>
          <table:table-cell office:value-type="float" office:value="0.026012799999998" calcext:value-type="float">
            <text:p>0,026012799999998</text:p>
          </table:table-cell>
          <table:table-cell office:value-type="float" office:value="191.155123631452" calcext:value-type="float">
            <text:p>191,16</text:p>
          </table:table-cell>
          <table:table-cell office:value-type="float" office:value="0.470904200000001" calcext:value-type="float">
            <text:p>0,470904200000001</text:p>
          </table:table-cell>
          <table:table-cell table:formula="of:=([.G481]/[.D481])*100" office:value-type="float" office:value="947.020802496974" calcext:value-type="float">
            <text:p>947,02</text:p>
          </table:table-cell>
          <table:table-cell table:formula="of:=([.G481]/[.E481])*100" office:value-type="float" office:value="1810.27878582866" calcext:value-type="float">
            <text:p>1810,28</text:p>
          </table:table-cell>
          <table:table-cell table:style-name="ce6" table:formula="of:=[.I481]/([.H481]+[.F481])" office:value-type="float" office:value="1.59050876430538" calcext:value-type="float">
            <text:p>1,59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0.0454744000000005" calcext:value-type="float">
            <text:p>0,045474400000001</text:p>
          </table:table-cell>
          <table:table-cell office:value-type="float" office:value="0.0270902999999976" calcext:value-type="float">
            <text:p>0,027090299999998</text:p>
          </table:table-cell>
          <table:table-cell office:value-type="float" office:value="167.862297575164" calcext:value-type="float">
            <text:p>167,86</text:p>
          </table:table-cell>
          <table:table-cell office:value-type="float" office:value="0.481200200000001" calcext:value-type="float">
            <text:p>0,481200200000001</text:p>
          </table:table-cell>
          <table:table-cell table:formula="of:=([.G482]/[.D482])*100" office:value-type="float" office:value="1058.17822775011" calcext:value-type="float">
            <text:p>1058,18</text:p>
          </table:table-cell>
          <table:table-cell table:formula="of:=([.G482]/[.E482])*100" office:value-type="float" office:value="1776.28228554148" calcext:value-type="float">
            <text:p>1776,28</text:p>
          </table:table-cell>
          <table:table-cell table:style-name="ce6" table:formula="of:=[.I482]/([.H482]+[.F482])" office:value-type="float" office:value="1.44879573623411" calcext:value-type="float">
            <text:p>1,45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3" calcext:value-type="float">
            <text:p>473</text:p>
          </table:table-cell>
          <table:table-cell office:value-type="float" office:value="3" calcext:value-type="float">
            <text:p>3</text:p>
          </table:table-cell>
          <table:table-cell office:value-type="float" office:value="0.0367289999999997" calcext:value-type="float">
            <text:p>0,036729</text:p>
          </table:table-cell>
          <table:table-cell office:value-type="float" office:value="0.0412585000000007" calcext:value-type="float">
            <text:p>0,041258500000001</text:p>
          </table:table-cell>
          <table:table-cell office:value-type="float" office:value="89.0216561435803" calcext:value-type="float">
            <text:p>89,02</text:p>
          </table:table-cell>
          <table:table-cell office:value-type="float" office:value="0.487958500000002" calcext:value-type="float">
            <text:p>0,487958500000002</text:p>
          </table:table-cell>
          <table:table-cell table:formula="of:=([.G483]/[.D483])*100" office:value-type="float" office:value="1328.53739551854" calcext:value-type="float">
            <text:p>1328,54</text:p>
          </table:table-cell>
          <table:table-cell table:formula="of:=([.G483]/[.E483])*100" office:value-type="float" office:value="1182.6859919774" calcext:value-type="float">
            <text:p>1182,69</text:p>
          </table:table-cell>
          <table:table-cell table:style-name="ce6" table:formula="of:=[.I483]/([.H483]+[.F483])" office:value-type="float" office:value="0.834311622214726" calcext:value-type="float">
            <text:p>0,83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office:value-type="float" office:value="0.0332646000000011" calcext:value-type="float">
            <text:p>0,033264600000001</text:p>
          </table:table-cell>
          <table:table-cell office:value-type="float" office:value="0.0240703000000025" calcext:value-type="float">
            <text:p>0,024070300000003</text:p>
          </table:table-cell>
          <table:table-cell office:value-type="float" office:value="138.197695915704" calcext:value-type="float">
            <text:p>138,20</text:p>
          </table:table-cell>
          <table:table-cell office:value-type="float" office:value="0.449969299999998" calcext:value-type="float">
            <text:p>0,449969299999998</text:p>
          </table:table-cell>
          <table:table-cell table:formula="of:=([.G484]/[.D484])*100" office:value-type="float" office:value="1352.69716154706" calcext:value-type="float">
            <text:p>1352,70</text:p>
          </table:table-cell>
          <table:table-cell table:formula="of:=([.G484]/[.E484])*100" office:value-type="float" office:value="1869.39630997516" calcext:value-type="float">
            <text:p>1869,40</text:p>
          </table:table-cell>
          <table:table-cell table:style-name="ce6" table:formula="of:=[.I484]/([.H484]+[.F484])" office:value-type="float" office:value="1.25387534916885" calcext:value-type="float">
            <text:p>1,25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3" calcext:value-type="float">
            <text:p>463</text:p>
          </table:table-cell>
          <table:table-cell office:value-type="float" office:value="3" calcext:value-type="float">
            <text:p>3</text:p>
          </table:table-cell>
          <table:table-cell office:value-type="float" office:value="0.0337309000000005" calcext:value-type="float">
            <text:p>0,033730900000001</text:p>
          </table:table-cell>
          <table:table-cell office:value-type="float" office:value="0.0386033999999995" calcext:value-type="float">
            <text:p>0,0386034</text:p>
          </table:table-cell>
          <table:table-cell office:value-type="float" office:value="87.3780547827417" calcext:value-type="float">
            <text:p>87,38</text:p>
          </table:table-cell>
          <table:table-cell office:value-type="float" office:value="0.4052188" calcext:value-type="float">
            <text:p>0,4052188</text:p>
          </table:table-cell>
          <table:table-cell table:formula="of:=([.G485]/[.D485])*100" office:value-type="float" office:value="1201.32815904703" calcext:value-type="float">
            <text:p>1201,33</text:p>
          </table:table-cell>
          <table:table-cell table:formula="of:=([.G485]/[.E485])*100" office:value-type="float" office:value="1049.69717693262" calcext:value-type="float">
            <text:p>1049,70</text:p>
          </table:table-cell>
          <table:table-cell table:style-name="ce6" table:formula="of:=[.I485]/([.H485]+[.F485])" office:value-type="float" office:value="0.81453566815134" calcext:value-type="float">
            <text:p>0,81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1" calcext:value-type="float">
            <text:p>461</text:p>
          </table:table-cell>
          <table:table-cell office:value-type="float" office:value="3" calcext:value-type="float">
            <text:p>3</text:p>
          </table:table-cell>
          <table:table-cell office:value-type="float" office:value="0.0335955000000013" calcext:value-type="float">
            <text:p>0,033595500000001</text:p>
          </table:table-cell>
          <table:table-cell office:value-type="float" office:value="0.0378507000000013" calcext:value-type="float">
            <text:p>0,037850700000001</text:p>
          </table:table-cell>
          <table:table-cell office:value-type="float" office:value="88.7579357845432" calcext:value-type="float">
            <text:p>88,76</text:p>
          </table:table-cell>
          <table:table-cell office:value-type="float" office:value="0.394527599999998" calcext:value-type="float">
            <text:p>0,394527599999998</text:p>
          </table:table-cell>
          <table:table-cell table:formula="of:=([.G486]/[.D486])*100" office:value-type="float" office:value="1174.34656427195" calcext:value-type="float">
            <text:p>1174,35</text:p>
          </table:table-cell>
          <table:table-cell table:formula="of:=([.G486]/[.E486])*100" office:value-type="float" office:value="1042.32576940449" calcext:value-type="float">
            <text:p>1042,33</text:p>
          </table:table-cell>
          <table:table-cell table:style-name="ce6" table:formula="of:=[.I486]/([.H486]+[.F486])" office:value-type="float" office:value="0.825209449699427" calcext:value-type="float">
            <text:p>0,83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2" calcext:value-type="float">
            <text:p>502</text:p>
          </table:table-cell>
          <table:table-cell office:value-type="float" office:value="5" calcext:value-type="float">
            <text:p>5</text:p>
          </table:table-cell>
          <table:table-cell office:value-type="float" office:value="0.0883520000000004" calcext:value-type="float">
            <text:p>0,088352</text:p>
          </table:table-cell>
          <table:table-cell office:value-type="float" office:value="0.0289128000000005" calcext:value-type="float">
            <text:p>0,028912800000001</text:p>
          </table:table-cell>
          <table:table-cell office:value-type="float" office:value="305.580919177661" calcext:value-type="float">
            <text:p>305,58</text:p>
          </table:table-cell>
          <table:table-cell office:value-type="float" office:value="0.596006799999998" calcext:value-type="float">
            <text:p>0,596006799999998</text:p>
          </table:table-cell>
          <table:table-cell table:formula="of:=([.G487]/[.D487])*100" office:value-type="float" office:value="674.582126041284" calcext:value-type="float">
            <text:p>674,58</text:p>
          </table:table-cell>
          <table:table-cell table:formula="of:=([.G487]/[.E487])*100" office:value-type="float" office:value="2061.39426136517" calcext:value-type="float">
            <text:p>2061,39</text:p>
          </table:table-cell>
          <table:table-cell table:style-name="ce6" table:formula="of:=[.I487]/([.H487]+[.F487])" office:value-type="float" office:value="2.10311363137007" calcext:value-type="float">
            <text:p>2,10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4" calcext:value-type="float">
            <text:p>474</text:p>
          </table:table-cell>
          <table:table-cell office:value-type="float" office:value="2" calcext:value-type="float">
            <text:p>2</text:p>
          </table:table-cell>
          <table:table-cell office:value-type="float" office:value="0.117822700000002" calcext:value-type="float">
            <text:p>0,117822700000002</text:p>
          </table:table-cell>
          <table:table-cell office:value-type="float" office:value="0.1338641" calcext:value-type="float">
            <text:p>0,1338641</text:p>
          </table:table-cell>
          <table:table-cell office:value-type="float" office:value="88.0166527097276" calcext:value-type="float">
            <text:p>88,02</text:p>
          </table:table-cell>
          <table:table-cell office:value-type="float" office:value="1.2135331" calcext:value-type="float">
            <text:p>1,2135331</text:p>
          </table:table-cell>
          <table:table-cell table:formula="of:=([.G488]/[.D488])*100" office:value-type="float" office:value="1029.96544808427" calcext:value-type="float">
            <text:p>1029,97</text:p>
          </table:table-cell>
          <table:table-cell table:formula="of:=([.G488]/[.E488])*100" office:value-type="float" office:value="906.541111470514" calcext:value-type="float">
            <text:p>906,54</text:p>
          </table:table-cell>
          <table:table-cell table:style-name="ce6" table:formula="of:=[.I488]/([.H488]+[.F488])" office:value-type="float" office:value="0.810872652457215" calcext:value-type="float">
            <text:p>0,81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7" calcext:value-type="float">
            <text:p>487</text:p>
          </table:table-cell>
          <table:table-cell office:value-type="float" office:value="5" calcext:value-type="float">
            <text:p>5</text:p>
          </table:table-cell>
          <table:table-cell office:value-type="float" office:value="0.0571064999999976" calcext:value-type="float">
            <text:p>0,057106499999998</text:p>
          </table:table-cell>
          <table:table-cell office:value-type="float" office:value="0.0255485999999991" calcext:value-type="float">
            <text:p>0,025548599999999</text:p>
          </table:table-cell>
          <table:table-cell office:value-type="float" office:value="223.521053991216" calcext:value-type="float">
            <text:p>223,52</text:p>
          </table:table-cell>
          <table:table-cell office:value-type="float" office:value="0.557466" calcext:value-type="float">
            <text:p>0,557466</text:p>
          </table:table-cell>
          <table:table-cell table:formula="of:=([.G489]/[.D489])*100" office:value-type="float" office:value="976.186598723478" calcext:value-type="float">
            <text:p>976,19</text:p>
          </table:table-cell>
          <table:table-cell table:formula="of:=([.G489]/[.E489])*100" office:value-type="float" office:value="2181.98257438771" calcext:value-type="float">
            <text:p>2181,98</text:p>
          </table:table-cell>
          <table:table-cell table:style-name="ce6" table:formula="of:=[.I489]/([.H489]+[.F489])" office:value-type="float" office:value="1.81876190374408" calcext:value-type="float">
            <text:p>1,82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6" calcext:value-type="float">
            <text:p>486</text:p>
          </table:table-cell>
          <table:table-cell office:value-type="float" office:value="6" calcext:value-type="float">
            <text:p>6</text:p>
          </table:table-cell>
          <table:table-cell office:value-type="float" office:value="0.0570021999999995" calcext:value-type="float">
            <text:p>0,0570022</text:p>
          </table:table-cell>
          <table:table-cell office:value-type="float" office:value="0.0256652000000003" calcext:value-type="float">
            <text:p>0,0256652</text:p>
          </table:table-cell>
          <table:table-cell office:value-type="float" office:value="222.099184888483" calcext:value-type="float">
            <text:p>222,10</text:p>
          </table:table-cell>
          <table:table-cell office:value-type="float" office:value="0.569807499999996" calcext:value-type="float">
            <text:p>0,569807499999996</text:p>
          </table:table-cell>
          <table:table-cell table:formula="of:=([.G490]/[.D490])*100" office:value-type="float" office:value="999.623698734437" calcext:value-type="float">
            <text:p>999,62</text:p>
          </table:table-cell>
          <table:table-cell table:formula="of:=([.G490]/[.E490])*100" office:value-type="float" office:value="2220.15608684128" calcext:value-type="float">
            <text:p>2220,16</text:p>
          </table:table-cell>
          <table:table-cell table:style-name="ce6" table:formula="of:=[.I490]/([.H490]+[.F490])" office:value-type="float" office:value="1.81723377420712" calcext:value-type="float">
            <text:p>1,82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3" calcext:value-type="float">
            <text:p>483</text:p>
          </table:table-cell>
          <table:table-cell office:value-type="float" office:value="2" calcext:value-type="float">
            <text:p>2</text:p>
          </table:table-cell>
          <table:table-cell office:value-type="float" office:value="0.0339605999999975" calcext:value-type="float">
            <text:p>0,033960599999998</text:p>
          </table:table-cell>
          <table:table-cell office:value-type="float" office:value="0.023384200000001" calcext:value-type="float">
            <text:p>0,023384200000001</text:p>
          </table:table-cell>
          <table:table-cell office:value-type="float" office:value="145.228829722616" calcext:value-type="float">
            <text:p>145,23</text:p>
          </table:table-cell>
          <table:table-cell office:value-type="float" office:value="0.5037846" calcext:value-type="float">
            <text:p>0,5037846</text:p>
          </table:table-cell>
          <table:table-cell table:formula="of:=([.G491]/[.D491])*100" office:value-type="float" office:value="1483.43845515108" calcext:value-type="float">
            <text:p>1483,44</text:p>
          </table:table-cell>
          <table:table-cell table:formula="of:=([.G491]/[.E491])*100" office:value-type="float" office:value="2154.38030807117" calcext:value-type="float">
            <text:p>2154,38</text:p>
          </table:table-cell>
          <table:table-cell table:style-name="ce6" table:formula="of:=[.I491]/([.H491]+[.F491])" office:value-type="float" office:value="1.32278724333696" calcext:value-type="float">
            <text:p>1,32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2" calcext:value-type="float">
            <text:p>482</text:p>
          </table:table-cell>
          <table:table-cell office:value-type="float" office:value="3" calcext:value-type="float">
            <text:p>3</text:p>
          </table:table-cell>
          <table:table-cell office:value-type="float" office:value="0.0330236000000014" calcext:value-type="float">
            <text:p>0,033023600000001</text:p>
          </table:table-cell>
          <table:table-cell office:value-type="float" office:value="0.0377638999999988" calcext:value-type="float">
            <text:p>0,037763899999999</text:p>
          </table:table-cell>
          <table:table-cell office:value-type="float" office:value="87.4475358742143" calcext:value-type="float">
            <text:p>87,45</text:p>
          </table:table-cell>
          <table:table-cell office:value-type="float" office:value="0.467950100000002" calcext:value-type="float">
            <text:p>0,467950100000002</text:p>
          </table:table-cell>
          <table:table-cell table:formula="of:=([.G492]/[.D492])*100" office:value-type="float" office:value="1417.01722404578" calcext:value-type="float">
            <text:p>1417,02</text:p>
          </table:table-cell>
          <table:table-cell table:formula="of:=([.G492]/[.E492])*100" office:value-type="float" office:value="1239.14664534123" calcext:value-type="float">
            <text:p>1239,15</text:p>
          </table:table-cell>
          <table:table-cell table:style-name="ce6" table:formula="of:=[.I492]/([.H492]+[.F492])" office:value-type="float" office:value="0.823646175273076" calcext:value-type="float">
            <text:p>0,82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1" calcext:value-type="float">
            <text:p>501</text:p>
          </table:table-cell>
          <table:table-cell office:value-type="float" office:value="5" calcext:value-type="float">
            <text:p>5</text:p>
          </table:table-cell>
          <table:table-cell office:value-type="float" office:value="0.0593800000000002" calcext:value-type="float">
            <text:p>0,05938</text:p>
          </table:table-cell>
          <table:table-cell office:value-type="float" office:value="0.0266484999999989" calcext:value-type="float">
            <text:p>0,026648499999999</text:p>
          </table:table-cell>
          <table:table-cell office:value-type="float" office:value="222.826800758026" calcext:value-type="float">
            <text:p>222,83</text:p>
          </table:table-cell>
          <table:table-cell office:value-type="float" office:value="0.566639600000002" calcext:value-type="float">
            <text:p>0,566639600000002</text:p>
          </table:table-cell>
          <table:table-cell table:formula="of:=([.G493]/[.D493])*100" office:value-type="float" office:value="954.260020208825" calcext:value-type="float">
            <text:p>954,26</text:p>
          </table:table-cell>
          <table:table-cell table:formula="of:=([.G493]/[.E493])*100" office:value-type="float" office:value="2126.34707394422" calcext:value-type="float">
            <text:p>2126,35</text:p>
          </table:table-cell>
          <table:table-cell table:style-name="ce6" table:formula="of:=[.I493]/([.H493]+[.F493])" office:value-type="float" office:value="1.80644879890648" calcext:value-type="float">
            <text:p>1,81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0.0617367000000002" calcext:value-type="float">
            <text:p>0,0617367</text:p>
          </table:table-cell>
          <table:table-cell office:value-type="float" office:value="0.0260614000000004" calcext:value-type="float">
            <text:p>0,0260614</text:p>
          </table:table-cell>
          <table:table-cell office:value-type="float" office:value="236.889422671074" calcext:value-type="float">
            <text:p>236,89</text:p>
          </table:table-cell>
          <table:table-cell office:value-type="float" office:value="0.604044099999999" calcext:value-type="float">
            <text:p>0,604044099999999</text:p>
          </table:table-cell>
          <table:table-cell table:formula="of:=([.G494]/[.D494])*100" office:value-type="float" office:value="978.419805399377" calcext:value-type="float">
            <text:p>978,42</text:p>
          </table:table-cell>
          <table:table-cell table:formula="of:=([.G494]/[.E494])*100" office:value-type="float" office:value="2317.77302831003" calcext:value-type="float">
            <text:p>2317,77</text:p>
          </table:table-cell>
          <table:table-cell table:style-name="ce6" table:formula="of:=[.I494]/([.H494]+[.F494])" office:value-type="float" office:value="1.9071467366293" calcext:value-type="float">
            <text:p>1,91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5" calcext:value-type="float">
            <text:p>495</text:p>
          </table:table-cell>
          <table:table-cell office:value-type="float" office:value="4" calcext:value-type="float">
            <text:p>4</text:p>
          </table:table-cell>
          <table:table-cell office:value-type="float" office:value="0.0447886000000011" calcext:value-type="float">
            <text:p>0,044788600000001</text:p>
          </table:table-cell>
          <table:table-cell office:value-type="float" office:value="0.0249813999999986" calcext:value-type="float">
            <text:p>0,024981399999999</text:p>
          </table:table-cell>
          <table:table-cell office:value-type="float" office:value="179.28779011586" calcext:value-type="float">
            <text:p>179,29</text:p>
          </table:table-cell>
          <table:table-cell office:value-type="float" office:value="0.563120000000003" calcext:value-type="float">
            <text:p>0,563120000000003</text:p>
          </table:table-cell>
          <table:table-cell table:formula="of:=([.G495]/[.D495])*100" office:value-type="float" office:value="1257.28421964515" calcext:value-type="float">
            <text:p>1257,28</text:p>
          </table:table-cell>
          <table:table-cell table:formula="of:=([.G495]/[.E495])*100" office:value-type="float" office:value="2254.15709287724" calcext:value-type="float">
            <text:p>2254,16</text:p>
          </table:table-cell>
          <table:table-cell table:style-name="ce6" table:formula="of:=[.I495]/([.H495]+[.F495])" office:value-type="float" office:value="1.56912224208812" calcext:value-type="float">
            <text:p>1,57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  <table:table-cell office:value-type="float" office:value="0.0449913999999978" calcext:value-type="float">
            <text:p>0,044991399999998</text:p>
          </table:table-cell>
          <table:table-cell office:value-type="float" office:value="0.0257193999999998" calcext:value-type="float">
            <text:p>0,0257194</text:p>
          </table:table-cell>
          <table:table-cell office:value-type="float" office:value="174.93176357146" calcext:value-type="float">
            <text:p>174,93</text:p>
          </table:table-cell>
          <table:table-cell office:value-type="float" office:value="0.567124100000001" calcext:value-type="float">
            <text:p>0,567124100000001</text:p>
          </table:table-cell>
          <table:table-cell table:formula="of:=([.G496]/[.D496])*100" office:value-type="float" office:value="1260.51667652047" calcext:value-type="float">
            <text:p>1260,52</text:p>
          </table:table-cell>
          <table:table-cell table:formula="of:=([.G496]/[.E496])*100" office:value-type="float" office:value="2205.04405234961" calcext:value-type="float">
            <text:p>2205,04</text:p>
          </table:table-cell>
          <table:table-cell table:style-name="ce6" table:formula="of:=[.I496]/([.H496]+[.F496])" office:value-type="float" office:value="1.53613601907457" calcext:value-type="float">
            <text:p>1,54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9" calcext:value-type="float">
            <text:p>489</text:p>
          </table:table-cell>
          <table:table-cell office:value-type="float" office:value="5" calcext:value-type="float">
            <text:p>5</text:p>
          </table:table-cell>
          <table:table-cell office:value-type="float" office:value="0.0445895999999976" calcext:value-type="float">
            <text:p>0,044589599999998</text:p>
          </table:table-cell>
          <table:table-cell office:value-type="float" office:value="0.0258847000000003" calcext:value-type="float">
            <text:p>0,0258847</text:p>
          </table:table-cell>
          <table:table-cell office:value-type="float" office:value="172.262378934263" calcext:value-type="float">
            <text:p>172,26</text:p>
          </table:table-cell>
          <table:table-cell office:value-type="float" office:value="0.552423299999998" calcext:value-type="float">
            <text:p>0,552423299999998</text:p>
          </table:table-cell>
          <table:table-cell table:formula="of:=([.G497]/[.D497])*100" office:value-type="float" office:value="1238.9061574897" calcext:value-type="float">
            <text:p>1238,91</text:p>
          </table:table-cell>
          <table:table-cell table:formula="of:=([.G497]/[.E497])*100" office:value-type="float" office:value="2134.16921965482" calcext:value-type="float">
            <text:p>2134,17</text:p>
          </table:table-cell>
          <table:table-cell table:style-name="ce6" table:formula="of:=[.I497]/([.H497]+[.F497])" office:value-type="float" office:value="1.51234183909954" calcext:value-type="float">
            <text:p>1,51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office:value-type="float" office:value="0.0119039999999998" calcext:value-type="float">
            <text:p>0,011904</text:p>
          </table:table-cell>
          <table:table-cell office:value-type="float" office:value="0.0243728000000004" calcext:value-type="float">
            <text:p>0,0243728</text:p>
          </table:table-cell>
          <table:table-cell office:value-type="float" office:value="48.8413313201586" calcext:value-type="float">
            <text:p>48,84</text:p>
          </table:table-cell>
          <table:table-cell office:value-type="float" office:value="0.0499786999999998" calcext:value-type="float">
            <text:p>0,0499787</text:p>
          </table:table-cell>
          <table:table-cell table:formula="of:=([.G498]/[.D498])*100" office:value-type="float" office:value="419.847950268822" calcext:value-type="float">
            <text:p>419,85</text:p>
          </table:table-cell>
          <table:table-cell table:formula="of:=([.G498]/[.E498])*100" office:value-type="float" office:value="205.05932843169" calcext:value-type="float">
            <text:p>205,06</text:p>
          </table:table-cell>
          <table:table-cell table:style-name="ce6" table:formula="of:=[.I498]/([.H498]+[.F498])" office:value-type="float" office:value="0.437516573318008" calcext:value-type="float">
            <text:p>0,44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8" calcext:value-type="float">
            <text:p>508</text:p>
          </table:table-cell>
          <table:table-cell office:value-type="float" office:value="3" calcext:value-type="float">
            <text:p>3</text:p>
          </table:table-cell>
          <table:table-cell office:value-type="float" office:value="0.0232751999999991" calcext:value-type="float">
            <text:p>0,023275199999999</text:p>
          </table:table-cell>
          <table:table-cell office:value-type="float" office:value="0.0399858999999992" calcext:value-type="float">
            <text:p>0,039985899999999</text:p>
          </table:table-cell>
          <table:table-cell office:value-type="float" office:value="58.208518502771" calcext:value-type="float">
            <text:p>58,21</text:p>
          </table:table-cell>
          <table:table-cell office:value-type="float" office:value="0.047792000000004" calcext:value-type="float">
            <text:p>0,047792000000004</text:p>
          </table:table-cell>
          <table:table-cell table:formula="of:=([.G499]/[.D499])*100" office:value-type="float" office:value="205.334433216496" calcext:value-type="float">
            <text:p>205,33</text:p>
          </table:table-cell>
          <table:table-cell table:formula="of:=([.G499]/[.E499])*100" office:value-type="float" office:value="119.522131551384" calcext:value-type="float">
            <text:p>119,52</text:p>
          </table:table-cell>
          <table:table-cell table:style-name="ce6" table:formula="of:=[.I499]/([.H499]+[.F499])" office:value-type="float" office:value="0.453520501199753" calcext:value-type="float">
            <text:p>0,45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4" calcext:value-type="float">
            <text:p>504</text:p>
          </table:table-cell>
          <table:table-cell office:value-type="float" office:value="4" calcext:value-type="float">
            <text:p>4</text:p>
          </table:table-cell>
          <table:table-cell office:value-type="float" office:value="0.0478960999999998" calcext:value-type="float">
            <text:p>0,0478961</text:p>
          </table:table-cell>
          <table:table-cell office:value-type="float" office:value="0.0267116999999999" calcext:value-type="float">
            <text:p>0,0267117</text:p>
          </table:table-cell>
          <table:table-cell office:value-type="float" office:value="179.307569342273" calcext:value-type="float">
            <text:p>179,31</text:p>
          </table:table-cell>
          <table:table-cell office:value-type="float" office:value="0.616585499999997" calcext:value-type="float">
            <text:p>0,616585499999997</text:p>
          </table:table-cell>
          <table:table-cell table:formula="of:=([.G500]/[.D500])*100" office:value-type="float" office:value="1287.33967901353" calcext:value-type="float">
            <text:p>1287,34</text:p>
          </table:table-cell>
          <table:table-cell table:formula="of:=([.G500]/[.E500])*100" office:value-type="float" office:value="2308.29748761778" calcext:value-type="float">
            <text:p>2308,30</text:p>
          </table:table-cell>
          <table:table-cell table:style-name="ce6" table:formula="of:=[.I500]/([.H500]+[.F500])" office:value-type="float" office:value="1.57386003362807" calcext:value-type="float">
            <text:p>1,57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3" calcext:value-type="float">
            <text:p>503</text:p>
          </table:table-cell>
          <table:table-cell office:value-type="float" office:value="5" calcext:value-type="float">
            <text:p>5</text:p>
          </table:table-cell>
          <table:table-cell office:value-type="float" office:value="0.0493614999999991" calcext:value-type="float">
            <text:p>0,049361499999999</text:p>
          </table:table-cell>
          <table:table-cell office:value-type="float" office:value="0.0275705000000002" calcext:value-type="float">
            <text:p>0,0275705</text:p>
          </table:table-cell>
          <table:table-cell office:value-type="float" office:value="179.037376906472" calcext:value-type="float">
            <text:p>179,04</text:p>
          </table:table-cell>
          <table:table-cell office:value-type="float" office:value="0.596454499999999" calcext:value-type="float">
            <text:p>0,596454499999999</text:p>
          </table:table-cell>
          <table:table-cell table:formula="of:=([.G501]/[.D501])*100" office:value-type="float" office:value="1208.33949535571" calcext:value-type="float">
            <text:p>1208,34</text:p>
          </table:table-cell>
          <table:table-cell table:formula="of:=([.G501]/[.E501])*100" office:value-type="float" office:value="2163.37933660976" calcext:value-type="float">
            <text:p>2163,38</text:p>
          </table:table-cell>
          <table:table-cell table:style-name="ce6" table:formula="of:=[.I501]/([.H501]+[.F501])" office:value-type="float" office:value="1.55933069078935" calcext:value-type="float">
            <text:p>1,56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0.0119088000000005" calcext:value-type="float">
            <text:p>0,011908800000001</text:p>
          </table:table-cell>
          <table:table-cell office:value-type="float" office:value="0.00717730000000074" calcext:value-type="float">
            <text:p>0,007177300000001</text:p>
          </table:table-cell>
          <table:table-cell office:value-type="float" office:value="165.923118721515" calcext:value-type="float">
            <text:p>165,92</text:p>
          </table:table-cell>
          <table:table-cell office:value-type="float" office:value="0.0516561999999993" calcext:value-type="float">
            <text:p>0,051656199999999</text:p>
          </table:table-cell>
          <table:table-cell table:formula="of:=([.G502]/[.D502])*100" office:value-type="float" office:value="433.764946929978" calcext:value-type="float">
            <text:p>433,76</text:p>
          </table:table-cell>
          <table:table-cell table:formula="of:=([.G502]/[.E502])*100" office:value-type="float" office:value="719.716327866942" calcext:value-type="float">
            <text:p>719,72</text:p>
          </table:table-cell>
          <table:table-cell table:style-name="ce6" table:formula="of:=[.I502]/([.H502]+[.F502])" office:value-type="float" office:value="1.20015116039545" calcext:value-type="float">
            <text:p>1,20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  <table:table-cell office:value-type="float" office:value="0.0123944000000009" calcext:value-type="float">
            <text:p>0,012394400000001</text:p>
          </table:table-cell>
          <table:table-cell office:value-type="float" office:value="0.0242969000000002" calcext:value-type="float">
            <text:p>0,0242969</text:p>
          </table:table-cell>
          <table:table-cell office:value-type="float" office:value="51.0122690549031" calcext:value-type="float">
            <text:p>51,01</text:p>
          </table:table-cell>
          <table:table-cell office:value-type="float" office:value="0.0506537000000009" calcext:value-type="float">
            <text:p>0,050653700000001</text:p>
          </table:table-cell>
          <table:table-cell table:formula="of:=([.G503]/[.D503])*100" office:value-type="float" office:value="408.682146775941" calcext:value-type="float">
            <text:p>408,68</text:p>
          </table:table-cell>
          <table:table-cell table:formula="of:=([.G503]/[.E503])*100" office:value-type="float" office:value="208.478036292698" calcext:value-type="float">
            <text:p>208,48</text:p>
          </table:table-cell>
          <table:table-cell table:style-name="ce6" table:formula="of:=[.I503]/([.H503]+[.F503])" office:value-type="float" office:value="0.453514398072245" calcext:value-type="float">
            <text:p>0,45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1" calcext:value-type="float">
            <text:p>521</text:p>
          </table:table-cell>
          <table:table-cell office:value-type="float" office:value="3" calcext:value-type="float">
            <text:p>3</text:p>
          </table:table-cell>
          <table:table-cell office:value-type="float" office:value="0.0691215999999997" calcext:value-type="float">
            <text:p>0,0691216</text:p>
          </table:table-cell>
          <table:table-cell office:value-type="float" office:value="0.1559262" calcext:value-type="float">
            <text:p>0,1559262</text:p>
          </table:table-cell>
          <table:table-cell office:value-type="float" office:value="44.3296893017335" calcext:value-type="float">
            <text:p>44,33</text:p>
          </table:table-cell>
          <table:table-cell office:value-type="float" office:value="1.9620155" calcext:value-type="float">
            <text:p>1,9620155</text:p>
          </table:table-cell>
          <table:table-cell table:formula="of:=([.G504]/[.D504])*100" office:value-type="float" office:value="2838.49838545405" calcext:value-type="float">
            <text:p>2838,50</text:p>
          </table:table-cell>
          <table:table-cell table:formula="of:=([.G504]/[.E504])*100" office:value-type="float" office:value="1258.29751510651" calcext:value-type="float">
            <text:p>1258,30</text:p>
          </table:table-cell>
          <table:table-cell table:style-name="ce6" table:formula="of:=[.I504]/([.H504]+[.F504])" office:value-type="float" office:value="0.436480248726973" calcext:value-type="float">
            <text:p>0,44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4" calcext:value-type="float">
            <text:p>514</text:p>
          </table:table-cell>
          <table:table-cell office:value-type="float" office:value="2" calcext:value-type="float">
            <text:p>2</text:p>
          </table:table-cell>
          <table:table-cell office:value-type="float" office:value="0.0247058999999993" calcext:value-type="float">
            <text:p>0,024705899999999</text:p>
          </table:table-cell>
          <table:table-cell office:value-type="float" office:value="0.0250205000000008" calcext:value-type="float">
            <text:p>0,025020500000001</text:p>
          </table:table-cell>
          <table:table-cell office:value-type="float" office:value="98.7426310425391" calcext:value-type="float">
            <text:p>98,74</text:p>
          </table:table-cell>
          <table:table-cell office:value-type="float" office:value="0.0522190999999992" calcext:value-type="float">
            <text:p>0,052219099999999</text:p>
          </table:table-cell>
          <table:table-cell table:formula="of:=([.G505]/[.D505])*100" office:value-type="float" office:value="211.362872836046" calcext:value-type="float">
            <text:p>211,36</text:p>
          </table:table-cell>
          <table:table-cell table:formula="of:=([.G505]/[.E505])*100" office:value-type="float" office:value="208.705261685408" calcext:value-type="float">
            <text:p>208,71</text:p>
          </table:table-cell>
          <table:table-cell table:style-name="ce6" table:formula="of:=[.I505]/([.H505]+[.F505])" office:value-type="float" office:value="0.673013729440681" calcext:value-type="float">
            <text:p>0,67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0.0238211000000007" calcext:value-type="float">
            <text:p>0,023821100000001</text:p>
          </table:table-cell>
          <table:table-cell office:value-type="float" office:value="0.0402673000000007" calcext:value-type="float">
            <text:p>0,040267300000001</text:p>
          </table:table-cell>
          <table:table-cell office:value-type="float" office:value="59.157430470879" calcext:value-type="float">
            <text:p>59,16</text:p>
          </table:table-cell>
          <table:table-cell office:value-type="float" office:value="0.0510891000000015" calcext:value-type="float">
            <text:p>0,051089100000002</text:p>
          </table:table-cell>
          <table:table-cell table:formula="of:=([.G506]/[.D506])*100" office:value-type="float" office:value="214.469944712881" calcext:value-type="float">
            <text:p>214,47</text:p>
          </table:table-cell>
          <table:table-cell table:formula="of:=([.G506]/[.E506])*100" office:value-type="float" office:value="126.874908424455" calcext:value-type="float">
            <text:p>126,87</text:p>
          </table:table-cell>
          <table:table-cell table:style-name="ce6" table:formula="of:=[.I506]/([.H506]+[.F506])" office:value-type="float" office:value="0.463677686997691" calcext:value-type="float">
            <text:p>0,46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9" calcext:value-type="float">
            <text:p>509</text:p>
          </table:table-cell>
          <table:table-cell office:value-type="float" office:value="4" calcext:value-type="float">
            <text:p>4</text:p>
          </table:table-cell>
          <table:table-cell office:value-type="float" office:value="0.128549500000001" calcext:value-type="float">
            <text:p>0,128549500000001</text:p>
          </table:table-cell>
          <table:table-cell office:value-type="float" office:value="0.2543633" calcext:value-type="float">
            <text:p>0,2543633</text:p>
          </table:table-cell>
          <table:table-cell office:value-type="float" office:value="50.537754463793" calcext:value-type="float">
            <text:p>50,54</text:p>
          </table:table-cell>
          <table:table-cell office:value-type="float" office:value="1.9567938" calcext:value-type="float">
            <text:p>1,9567938</text:p>
          </table:table-cell>
          <table:table-cell table:formula="of:=([.G507]/[.D507])*100" office:value-type="float" office:value="1522.21035476605" calcext:value-type="float">
            <text:p>1522,21</text:p>
          </table:table-cell>
          <table:table-cell table:formula="of:=([.G507]/[.E507])*100" office:value-type="float" office:value="769.290931514098" calcext:value-type="float">
            <text:p>769,29</text:p>
          </table:table-cell>
          <table:table-cell table:style-name="ce6" table:formula="of:=[.I507]/([.H507]+[.F507])" office:value-type="float" office:value="0.489138042512612" calcext:value-type="float">
            <text:p>0,49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7" calcext:value-type="float">
            <text:p>497</text:p>
          </table:table-cell>
          <table:table-cell office:value-type="float" office:value="3" calcext:value-type="float">
            <text:p>3</text:p>
          </table:table-cell>
          <table:table-cell office:value-type="float" office:value="0.0548096000000015" calcext:value-type="float">
            <text:p>0,054809600000002</text:p>
          </table:table-cell>
          <table:table-cell office:value-type="float" office:value="0.0372315000000015" calcext:value-type="float">
            <text:p>0,037231500000002</text:p>
          </table:table-cell>
          <table:table-cell office:value-type="float" office:value="147.212978257657" calcext:value-type="float">
            <text:p>147,21</text:p>
          </table:table-cell>
          <table:table-cell office:value-type="float" office:value="0.7752026" calcext:value-type="float">
            <text:p>0,7752026</text:p>
          </table:table-cell>
          <table:table-cell table:formula="of:=([.G508]/[.D508])*100" office:value-type="float" office:value="1414.35551436241" calcext:value-type="float">
            <text:p>1414,36</text:p>
          </table:table-cell>
          <table:table-cell table:formula="of:=([.G508]/[.E508])*100" office:value-type="float" office:value="2082.1148758443" calcext:value-type="float">
            <text:p>2082,11</text:p>
          </table:table-cell>
          <table:table-cell table:style-name="ce6" table:formula="of:=[.I508]/([.H508]+[.F508])" office:value-type="float" office:value="1.33334841582955" calcext:value-type="float">
            <text:p>1,33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6" calcext:value-type="float">
            <text:p>496</text:p>
          </table:table-cell>
          <table:table-cell office:value-type="float" office:value="4" calcext:value-type="float">
            <text:p>4</text:p>
          </table:table-cell>
          <table:table-cell office:value-type="float" office:value="0.0639948000000004" calcext:value-type="float">
            <text:p>0,0639948</text:p>
          </table:table-cell>
          <table:table-cell office:value-type="float" office:value="0.0522007000000002" calcext:value-type="float">
            <text:p>0,0522007</text:p>
          </table:table-cell>
          <table:table-cell office:value-type="float" office:value="122.593758321249" calcext:value-type="float">
            <text:p>122,59</text:p>
          </table:table-cell>
          <table:table-cell office:value-type="float" office:value="0.7577718" calcext:value-type="float">
            <text:p>0,7577718</text:p>
          </table:table-cell>
          <table:table-cell table:formula="of:=([.G509]/[.D509])*100" office:value-type="float" office:value="1184.11464681505" calcext:value-type="float">
            <text:p>1184,11</text:p>
          </table:table-cell>
          <table:table-cell table:formula="of:=([.G509]/[.E509])*100" office:value-type="float" office:value="1451.65064836295" calcext:value-type="float">
            <text:p>1451,65</text:p>
          </table:table-cell>
          <table:table-cell table:style-name="ce6" table:formula="of:=[.I509]/([.H509]+[.F509])" office:value-type="float" office:value="1.11092164300538" calcext:value-type="float">
            <text:p>1,11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float" office:value="0.0319807999999995" calcext:value-type="float">
            <text:p>0,0319808</text:p>
          </table:table-cell>
          <table:table-cell office:value-type="float" office:value="0.0223585999999983" calcext:value-type="float">
            <text:p>0,022358599999998</text:p>
          </table:table-cell>
          <table:table-cell office:value-type="float" office:value="143.035789360702" calcext:value-type="float">
            <text:p>143,04</text:p>
          </table:table-cell>
          <table:table-cell office:value-type="float" office:value="0.678870599999999" calcext:value-type="float">
            <text:p>0,678870599999999</text:p>
          </table:table-cell>
          <table:table-cell table:formula="of:=([.G510]/[.D510])*100" office:value-type="float" office:value="2122.74427156297" calcext:value-type="float">
            <text:p>2122,74</text:p>
          </table:table-cell>
          <table:table-cell table:formula="of:=([.G510]/[.E510])*100" office:value-type="float" office:value="3036.28402493918" calcext:value-type="float">
            <text:p>3036,28</text:p>
          </table:table-cell>
          <table:table-cell table:style-name="ce6" table:formula="of:=[.I510]/([.H510]+[.F510])" office:value-type="float" office:value="1.3400612342318" calcext:value-type="float">
            <text:p>1,34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  <table:table-cell office:value-type="float" office:value="0.0429215999999997" calcext:value-type="float">
            <text:p>0,0429216</text:p>
          </table:table-cell>
          <table:table-cell office:value-type="float" office:value="0.0368639999999999" calcext:value-type="float">
            <text:p>0,036864</text:p>
          </table:table-cell>
          <table:table-cell office:value-type="float" office:value="116.432291666666" calcext:value-type="float">
            <text:p>116,43</text:p>
          </table:table-cell>
          <table:table-cell office:value-type="float" office:value="0.6607371" calcext:value-type="float">
            <text:p>0,6607371</text:p>
          </table:table-cell>
          <table:table-cell table:formula="of:=([.G511]/[.D511])*100" office:value-type="float" office:value="1539.40463542833" calcext:value-type="float">
            <text:p>1539,40</text:p>
          </table:table-cell>
          <table:table-cell table:formula="of:=([.G511]/[.E511])*100" office:value-type="float" office:value="1792.36409505209" calcext:value-type="float">
            <text:p>1792,36</text:p>
          </table:table-cell>
          <table:table-cell table:style-name="ce6" table:formula="of:=[.I511]/([.H511]+[.F511])" office:value-type="float" office:value="1.08245206138543" calcext:value-type="float">
            <text:p>1,08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  <table:table-cell office:value-type="float" office:value="0.0402759000000003" calcext:value-type="float">
            <text:p>0,0402759</text:p>
          </table:table-cell>
          <table:table-cell office:value-type="float" office:value="0.0524874000000011" calcext:value-type="float">
            <text:p>0,052487400000001</text:p>
          </table:table-cell>
          <table:table-cell office:value-type="float" office:value="76.7344162599014" calcext:value-type="float">
            <text:p>76,73</text:p>
          </table:table-cell>
          <table:table-cell office:value-type="float" office:value="2.0342375" calcext:value-type="float">
            <text:p>2,0342375</text:p>
          </table:table-cell>
          <table:table-cell table:formula="of:=([.G512]/[.D512])*100" office:value-type="float" office:value="5050.75615939057" calcext:value-type="float">
            <text:p>5050,76</text:p>
          </table:table-cell>
          <table:table-cell table:formula="of:=([.G512]/[.E512])*100" office:value-type="float" office:value="3875.66825561936" calcext:value-type="float">
            <text:p>3875,67</text:p>
          </table:table-cell>
          <table:table-cell table:style-name="ce6" table:formula="of:=[.I512]/([.H512]+[.F512])" office:value-type="float" office:value="0.755860629763849" calcext:value-type="float">
            <text:p>0,76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3" calcext:value-type="float">
            <text:p>523</text:p>
          </table:table-cell>
          <table:table-cell office:value-type="float" office:value="2" calcext:value-type="float">
            <text:p>2</text:p>
          </table:table-cell>
          <table:table-cell office:value-type="float" office:value="0.0114346999999995" calcext:value-type="float">
            <text:p>0,0114347</text:p>
          </table:table-cell>
          <table:table-cell office:value-type="float" office:value="0.0234984999999995" calcext:value-type="float">
            <text:p>0,0234985</text:p>
          </table:table-cell>
          <table:table-cell office:value-type="float" office:value="48.6614039193981" calcext:value-type="float">
            <text:p>48,66</text:p>
          </table:table-cell>
          <table:table-cell office:value-type="float" office:value="0.0335277999999988" calcext:value-type="float">
            <text:p>0,033527799999999</text:p>
          </table:table-cell>
          <table:table-cell table:formula="of:=([.G513]/[.D513])*100" office:value-type="float" office:value="293.211015592891" calcext:value-type="float">
            <text:p>293,21</text:p>
          </table:table-cell>
          <table:table-cell table:formula="of:=([.G513]/[.E513])*100" office:value-type="float" office:value="142.680596633826" calcext:value-type="float">
            <text:p>142,68</text:p>
          </table:table-cell>
          <table:table-cell table:style-name="ce6" table:formula="of:=[.I513]/([.H513]+[.F513])" office:value-type="float" office:value="0.417350416384487" calcext:value-type="float">
            <text:p>0,42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2" calcext:value-type="float">
            <text:p>522</text:p>
          </table:table-cell>
          <table:table-cell office:value-type="float" office:value="3" calcext:value-type="float">
            <text:p>3</text:p>
          </table:table-cell>
          <table:table-cell office:value-type="float" office:value="0.0790198000000004" calcext:value-type="float">
            <text:p>0,0790198</text:p>
          </table:table-cell>
          <table:table-cell office:value-type="float" office:value="0.1242622" calcext:value-type="float">
            <text:p>0,1242622</text:p>
          </table:table-cell>
          <table:table-cell office:value-type="float" office:value="63.5911805842811" calcext:value-type="float">
            <text:p>63,59</text:p>
          </table:table-cell>
          <table:table-cell office:value-type="float" office:value="2.1084027" calcext:value-type="float">
            <text:p>2,1084027</text:p>
          </table:table-cell>
          <table:table-cell table:formula="of:=([.G514]/[.D514])*100" office:value-type="float" office:value="2668.19543962398" calcext:value-type="float">
            <text:p>2668,20</text:p>
          </table:table-cell>
          <table:table-cell table:formula="of:=([.G514]/[.E514])*100" office:value-type="float" office:value="1696.73698035283" calcext:value-type="float">
            <text:p>1696,74</text:p>
          </table:table-cell>
          <table:table-cell table:style-name="ce6" table:formula="of:=[.I514]/([.H514]+[.F514])" office:value-type="float" office:value="0.621108899136303" calcext:value-type="float">
            <text:p>0,62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7" calcext:value-type="float">
            <text:p>517</text:p>
          </table:table-cell>
          <table:table-cell office:value-type="float" office:value="3" calcext:value-type="float">
            <text:p>3</text:p>
          </table:table-cell>
          <table:table-cell office:value-type="float" office:value="0.0826700000000002" calcext:value-type="float">
            <text:p>0,08267</text:p>
          </table:table-cell>
          <table:table-cell office:value-type="float" office:value="0.1121477" calcext:value-type="float">
            <text:p>0,1121477</text:p>
          </table:table-cell>
          <table:table-cell office:value-type="float" office:value="73.7152879639978" calcext:value-type="float">
            <text:p>73,72</text:p>
          </table:table-cell>
          <table:table-cell office:value-type="float" office:value="1.9338938" calcext:value-type="float">
            <text:p>1,9338938</text:p>
          </table:table-cell>
          <table:table-cell table:formula="of:=([.G515]/[.D515])*100" office:value-type="float" office:value="2339.29333494617" calcext:value-type="float">
            <text:p>2339,29</text:p>
          </table:table-cell>
          <table:table-cell table:formula="of:=([.G515]/[.E515])*100" office:value-type="float" office:value="1724.41681817817" calcext:value-type="float">
            <text:p>1724,42</text:p>
          </table:table-cell>
          <table:table-cell table:style-name="ce6" table:formula="of:=[.I515]/([.H515]+[.F515])" office:value-type="float" office:value="0.714633508478088" calcext:value-type="float">
            <text:p>0,71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1" calcext:value-type="float">
            <text:p>511</text:p>
          </table:table-cell>
          <table:table-cell office:value-type="float" office:value="3" calcext:value-type="float">
            <text:p>3</text:p>
          </table:table-cell>
          <table:table-cell office:value-type="float" office:value="0.0235230999999999" calcext:value-type="float">
            <text:p>0,0235231</text:p>
          </table:table-cell>
          <table:table-cell office:value-type="float" office:value="0.0403559999999999" calcext:value-type="float">
            <text:p>0,040356</text:p>
          </table:table-cell>
          <table:table-cell office:value-type="float" office:value="58.2889780949548" calcext:value-type="float">
            <text:p>58,29</text:p>
          </table:table-cell>
          <table:table-cell office:value-type="float" office:value="0.0338879999999989" calcext:value-type="float">
            <text:p>0,033887999999999</text:p>
          </table:table-cell>
          <table:table-cell table:formula="of:=([.G516]/[.D516])*100" office:value-type="float" office:value="144.062644804465" calcext:value-type="float">
            <text:p>144,06</text:p>
          </table:table-cell>
          <table:table-cell table:formula="of:=([.G516]/[.E516])*100" office:value-type="float" office:value="83.972643473087" calcext:value-type="float">
            <text:p>83,97</text:p>
          </table:table-cell>
          <table:table-cell table:style-name="ce6" table:formula="of:=[.I516]/([.H516]+[.F516])" office:value-type="float" office:value="0.414983790442967" calcext:value-type="float">
            <text:p>0,41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0" calcext:value-type="float">
            <text:p>510</text:p>
          </table:table-cell>
          <table:table-cell office:value-type="float" office:value="4" calcext:value-type="float">
            <text:p>4</text:p>
          </table:table-cell>
          <table:table-cell office:value-type="float" office:value="0.126498500000001" calcext:value-type="float">
            <text:p>0,126498500000001</text:p>
          </table:table-cell>
          <table:table-cell office:value-type="float" office:value="0.200875900000001" calcext:value-type="float">
            <text:p>0,200875900000001</text:p>
          </table:table-cell>
          <table:table-cell office:value-type="float" office:value="62.9734577418198" calcext:value-type="float">
            <text:p>62,97</text:p>
          </table:table-cell>
          <table:table-cell office:value-type="float" office:value="2.095" calcext:value-type="float">
            <text:p>2,095</text:p>
          </table:table-cell>
          <table:table-cell table:formula="of:=([.G517]/[.D517])*100" office:value-type="float" office:value="1656.14612030971" calcext:value-type="float">
            <text:p>1656,15</text:p>
          </table:table-cell>
          <table:table-cell table:formula="of:=([.G517]/[.E517])*100" office:value-type="float" office:value="1042.93247721603" calcext:value-type="float">
            <text:p>1042,93</text:p>
          </table:table-cell>
          <table:table-cell table:style-name="ce6" table:formula="of:=[.I517]/([.H517]+[.F517])" office:value-type="float" office:value="0.60666662780846" calcext:value-type="float">
            <text:p>0,61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office:value-type="float" office:value="0.0340942000000013" calcext:value-type="float">
            <text:p>0,034094200000001</text:p>
          </table:table-cell>
          <table:table-cell office:value-type="float" office:value="0.0236074000000002" calcext:value-type="float">
            <text:p>0,0236074</text:p>
          </table:table-cell>
          <table:table-cell office:value-type="float" office:value="144.421664393372" calcext:value-type="float">
            <text:p>144,42</text:p>
          </table:table-cell>
          <table:table-cell office:value-type="float" office:value="0.686851000000002" calcext:value-type="float">
            <text:p>0,686851000000002</text:p>
          </table:table-cell>
          <table:table-cell table:formula="of:=([.G518]/[.D518])*100" office:value-type="float" office:value="2014.56846032456" calcext:value-type="float">
            <text:p>2014,57</text:p>
          </table:table-cell>
          <table:table-cell table:formula="of:=([.G518]/[.E518])*100" office:value-type="float" office:value="2909.47330074466" calcext:value-type="float">
            <text:p>2909,47</text:p>
          </table:table-cell>
          <table:table-cell table:style-name="ce6" table:formula="of:=[.I518]/([.H518]+[.F518])" office:value-type="float" office:value="1.34760843388516" calcext:value-type="float">
            <text:p>1,35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6" calcext:value-type="float">
            <text:p>506</text:p>
          </table:table-cell>
          <table:table-cell office:value-type="float" office:value="3" calcext:value-type="float">
            <text:p>3</text:p>
          </table:table-cell>
          <table:table-cell office:value-type="float" office:value="0.0417166999999992" calcext:value-type="float">
            <text:p>0,041716699999999</text:p>
          </table:table-cell>
          <table:table-cell office:value-type="float" office:value="0.0379939000000007" calcext:value-type="float">
            <text:p>0,037993900000001</text:p>
          </table:table-cell>
          <table:table-cell office:value-type="float" office:value="109.798415008721" calcext:value-type="float">
            <text:p>109,80</text:p>
          </table:table-cell>
          <table:table-cell office:value-type="float" office:value="0.706603999999999" calcext:value-type="float">
            <text:p>0,706603999999999</text:p>
          </table:table-cell>
          <table:table-cell table:formula="of:=([.G519]/[.D519])*100" office:value-type="float" office:value="1693.81566614812" calcext:value-type="float">
            <text:p>1693,82</text:p>
          </table:table-cell>
          <table:table-cell table:formula="of:=([.G519]/[.E519])*100" office:value-type="float" office:value="1859.78275460004" calcext:value-type="float">
            <text:p>1859,78</text:p>
          </table:table-cell>
          <table:table-cell table:style-name="ce6" table:formula="of:=[.I519]/([.H519]+[.F519])" office:value-type="float" office:value="1.03114229037687" calcext:value-type="float">
            <text:p>1,03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5" calcext:value-type="float">
            <text:p>505</text:p>
          </table:table-cell>
          <table:table-cell office:value-type="float" office:value="3" calcext:value-type="float">
            <text:p>3</text:p>
          </table:table-cell>
          <table:table-cell office:value-type="float" office:value="0.0431648999999993" calcext:value-type="float">
            <text:p>0,043164899999999</text:p>
          </table:table-cell>
          <table:table-cell office:value-type="float" office:value="0.0416367999999991" calcext:value-type="float">
            <text:p>0,041636799999999</text:p>
          </table:table-cell>
          <table:table-cell office:value-type="float" office:value="103.670070706683" calcext:value-type="float">
            <text:p>103,67</text:p>
          </table:table-cell>
          <table:table-cell office:value-type="float" office:value="0.729170799999997" calcext:value-type="float">
            <text:p>0,729170799999997</text:p>
          </table:table-cell>
          <table:table-cell table:formula="of:=([.G520]/[.D520])*100" office:value-type="float" office:value="1689.26790053958" calcext:value-type="float">
            <text:p>1689,27</text:p>
          </table:table-cell>
          <table:table-cell table:formula="of:=([.G520]/[.E520])*100" office:value-type="float" office:value="1751.26522691468" calcext:value-type="float">
            <text:p>1751,27</text:p>
          </table:table-cell>
          <table:table-cell table:style-name="ce6" table:formula="of:=[.I520]/([.H520]+[.F520])" office:value-type="float" office:value="0.976757286085802" calcext:value-type="float">
            <text:p>0,98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0.00952729999999917" calcext:value-type="float">
            <text:p>0,009527299999999</text:p>
          </table:table-cell>
          <table:table-cell office:value-type="float" office:value="0.0049351999999999" calcext:value-type="float">
            <text:p>0,0049352</text:p>
          </table:table-cell>
          <table:table-cell office:value-type="float" office:value="193.047900794281" calcext:value-type="float">
            <text:p>193,05</text:p>
          </table:table-cell>
          <table:table-cell office:value-type="float" office:value="0.0353830000000002" calcext:value-type="float">
            <text:p>0,035383</text:p>
          </table:table-cell>
          <table:table-cell table:formula="of:=([.G521]/[.D521])*100" office:value-type="float" office:value="371.385387255605" calcext:value-type="float">
            <text:p>371,39</text:p>
          </table:table-cell>
          <table:table-cell table:formula="of:=([.G521]/[.E521])*100" office:value-type="float" office:value="716.951693953658" calcext:value-type="float">
            <text:p>716,95</text:p>
          </table:table-cell>
          <table:table-cell table:style-name="ce6" table:formula="of:=[.I521]/([.H521]+[.F521])" office:value-type="float" office:value="1.27021511511258" calcext:value-type="float">
            <text:p>1,27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2" calcext:value-type="float">
            <text:p>2</text:p>
          </table:table-cell>
          <table:table-cell office:value-type="float" office:value="0.0285672999999988" calcext:value-type="float">
            <text:p>0,028567299999999</text:p>
          </table:table-cell>
          <table:table-cell office:value-type="float" office:value="0.0347498000000002" calcext:value-type="float">
            <text:p>0,0347498</text:p>
          </table:table-cell>
          <table:table-cell office:value-type="float" office:value="82.2085306965758" calcext:value-type="float">
            <text:p>82,21</text:p>
          </table:table-cell>
          <table:table-cell office:value-type="float" office:value="2.0974861" calcext:value-type="float">
            <text:p>2,0974861</text:p>
          </table:table-cell>
          <table:table-cell table:formula="of:=([.G522]/[.D522])*100" office:value-type="float" office:value="7342.26230690366" calcext:value-type="float">
            <text:p>7342,26</text:p>
          </table:table-cell>
          <table:table-cell table:formula="of:=([.G522]/[.E522])*100" office:value-type="float" office:value="6035.96596239399" calcext:value-type="float">
            <text:p>6035,97</text:p>
          </table:table-cell>
          <table:table-cell table:style-name="ce6" table:formula="of:=[.I522]/([.H522]+[.F522])" office:value-type="float" office:value="0.812982648113541" calcext:value-type="float">
            <text:p>0,81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office:value-type="float" office:value="0.0113018999999994" calcext:value-type="float">
            <text:p>0,011301899999999</text:p>
          </table:table-cell>
          <table:table-cell office:value-type="float" office:value="0.0222269999999995" calcext:value-type="float">
            <text:p>0,022227</text:p>
          </table:table-cell>
          <table:table-cell office:value-type="float" office:value="50.8476177621798" calcext:value-type="float">
            <text:p>50,85</text:p>
          </table:table-cell>
          <table:table-cell office:value-type="float" office:value="0.0335384000000005" calcext:value-type="float">
            <text:p>0,033538400000001</text:p>
          </table:table-cell>
          <table:table-cell table:formula="of:=([.G523]/[.D523])*100" office:value-type="float" office:value="296.75010396484" calcext:value-type="float">
            <text:p>296,75</text:p>
          </table:table-cell>
          <table:table-cell table:formula="of:=([.G523]/[.E523])*100" office:value-type="float" office:value="150.890358572912" calcext:value-type="float">
            <text:p>150,89</text:p>
          </table:table-cell>
          <table:table-cell table:style-name="ce6" table:formula="of:=[.I523]/([.H523]+[.F523])" office:value-type="float" office:value="0.434094785843883" calcext:value-type="float">
            <text:p>0,43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9" calcext:value-type="float">
            <text:p>519</text:p>
          </table:table-cell>
          <table:table-cell office:value-type="float" office:value="2" calcext:value-type="float">
            <text:p>2</text:p>
          </table:table-cell>
          <table:table-cell office:value-type="float" office:value="0.0232162000000002" calcext:value-type="float">
            <text:p>0,0232162</text:p>
          </table:table-cell>
          <table:table-cell office:value-type="float" office:value="0.0245556000000008" calcext:value-type="float">
            <text:p>0,024555600000001</text:p>
          </table:table-cell>
          <table:table-cell office:value-type="float" office:value="94.5454397367587" calcext:value-type="float">
            <text:p>94,55</text:p>
          </table:table-cell>
          <table:table-cell office:value-type="float" office:value="0.035800500000002" calcext:value-type="float">
            <text:p>0,035800500000002</text:p>
          </table:table-cell>
          <table:table-cell table:formula="of:=([.G524]/[.D524])*100" office:value-type="float" office:value="154.204822494645" calcext:value-type="float">
            <text:p>154,20</text:p>
          </table:table-cell>
          <table:table-cell table:formula="of:=([.G524]/[.E524])*100" office:value-type="float" office:value="145.79362752285" calcext:value-type="float">
            <text:p>145,79</text:p>
          </table:table-cell>
          <table:table-cell table:style-name="ce6" table:formula="of:=[.I524]/([.H524]+[.F524])" office:value-type="float" office:value="0.586104417398455" calcext:value-type="float">
            <text:p>0,59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office:value-type="float" office:value="0.0638344000000004" calcext:value-type="float">
            <text:p>0,0638344</text:p>
          </table:table-cell>
          <table:table-cell office:value-type="float" office:value="0.0817442" calcext:value-type="float">
            <text:p>0,0817442</text:p>
          </table:table-cell>
          <table:table-cell office:value-type="float" office:value="78.0904333273803" calcext:value-type="float">
            <text:p>78,09</text:p>
          </table:table-cell>
          <table:table-cell office:value-type="float" office:value="2.0667896" calcext:value-type="float">
            <text:p>2,0667896</text:p>
          </table:table-cell>
          <table:table-cell table:formula="of:=([.G525]/[.D525])*100" office:value-type="float" office:value="3237.73639291665" calcext:value-type="float">
            <text:p>3237,74</text:p>
          </table:table-cell>
          <table:table-cell table:formula="of:=([.G525]/[.E525])*100" office:value-type="float" office:value="2528.36237922691" calcext:value-type="float">
            <text:p>2528,36</text:p>
          </table:table-cell>
          <table:table-cell table:style-name="ce6" table:formula="of:=[.I525]/([.H525]+[.F525])" office:value-type="float" office:value="0.762513397628453" calcext:value-type="float">
            <text:p>0,76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office:value-type="float" office:value="0.0224357999999995" calcext:value-type="float">
            <text:p>0,0224358</text:p>
          </table:table-cell>
          <table:table-cell office:value-type="float" office:value="0.0235539000000003" calcext:value-type="float">
            <text:p>0,0235539</text:p>
          </table:table-cell>
          <table:table-cell office:value-type="float" office:value="95.2530154241941" calcext:value-type="float">
            <text:p>95,25</text:p>
          </table:table-cell>
          <table:table-cell office:value-type="float" office:value="0.660878799999998" calcext:value-type="float">
            <text:p>0,660878799999998</text:p>
          </table:table-cell>
          <table:table-cell table:formula="of:=([.G526]/[.D526])*100" office:value-type="float" office:value="2945.64401536835" calcext:value-type="float">
            <text:p>2945,64</text:p>
          </table:table-cell>
          <table:table-cell table:formula="of:=([.G526]/[.E526])*100" office:value-type="float" office:value="2805.81474830066" calcext:value-type="float">
            <text:p>2805,81</text:p>
          </table:table-cell>
          <table:table-cell table:style-name="ce6" table:formula="of:=[.I526]/([.H526]+[.F526])" office:value-type="float" office:value="0.922693113212513" calcext:value-type="float">
            <text:p>0,92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0.0217390999999992" calcext:value-type="float">
            <text:p>0,021739099999999</text:p>
          </table:table-cell>
          <table:table-cell office:value-type="float" office:value="0.0369456" calcext:value-type="float">
            <text:p>0,0369456</text:p>
          </table:table-cell>
          <table:table-cell office:value-type="float" office:value="58.8408362565481" calcext:value-type="float">
            <text:p>58,84</text:p>
          </table:table-cell>
          <table:table-cell office:value-type="float" office:value="0.0347550000000012" calcext:value-type="float">
            <text:p>0,034755000000001</text:p>
          </table:table-cell>
          <table:table-cell table:formula="of:=([.G527]/[.D527])*100" office:value-type="float" office:value="159.873223822525" calcext:value-type="float">
            <text:p>159,87</text:p>
          </table:table-cell>
          <table:table-cell table:formula="of:=([.G527]/[.E527])*100" office:value-type="float" office:value="94.0707418474764" calcext:value-type="float">
            <text:p>94,07</text:p>
          </table:table-cell>
          <table:table-cell table:style-name="ce6" table:formula="of:=[.I527]/([.H527]+[.F527])" office:value-type="float" office:value="0.430108342433342" calcext:value-type="float">
            <text:p>0,43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3" calcext:value-type="float">
            <text:p>3</text:p>
          </table:table-cell>
          <table:table-cell office:value-type="float" office:value="0.0237397999999999" calcext:value-type="float">
            <text:p>0,0237398</text:p>
          </table:table-cell>
          <table:table-cell office:value-type="float" office:value="0.0398744999999991" calcext:value-type="float">
            <text:p>0,039874499999999</text:p>
          </table:table-cell>
          <table:table-cell office:value-type="float" office:value="59.5362951259588" calcext:value-type="float">
            <text:p>59,54</text:p>
          </table:table-cell>
          <table:table-cell office:value-type="float" office:value="0.036091399999998" calcext:value-type="float">
            <text:p>0,036091399999998</text:p>
          </table:table-cell>
          <table:table-cell table:formula="of:=([.G528]/[.D528])*100" office:value-type="float" office:value="152.029081963614" calcext:value-type="float">
            <text:p>152,03</text:p>
          </table:table-cell>
          <table:table-cell table:formula="of:=([.G528]/[.E528])*100" office:value-type="float" office:value="90.5124829151432" calcext:value-type="float">
            <text:p>90,51</text:p>
          </table:table-cell>
          <table:table-cell table:style-name="ce6" table:formula="of:=[.I528]/([.H528]+[.F528])" office:value-type="float" office:value="0.427822757013884" calcext:value-type="float">
            <text:p>0,4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AVERAGE([.D1:.D527])" office:value-type="float" office:value="15.9756422205323" calcext:value-type="float">
            <text:p>15,9756422205323</text:p>
          </table:table-cell>
          <table:table-cell table:formula="of:=AVERAGE([.E1:.E527])" office:value-type="float" office:value="10.7231991346008" calcext:value-type="float">
            <text:p>10,7231991346008</text:p>
          </table:table-cell>
          <table:table-cell table:formula="of:=AVERAGE([.F1:.F527])" office:value-type="float" office:value="324.427447960383" calcext:value-type="float">
            <text:p>324,43</text:p>
          </table:table-cell>
          <table:table-cell/>
          <table:table-cell table:formula="of:=AVERAGE([.H1:.H527])" office:value-type="float" office:value="462.708039898952" calcext:value-type="float">
            <text:p>462,71</text:p>
          </table:table-cell>
          <table:table-cell table:formula="of:=AVERAGE([.I1:.I527])" office:value-type="float" office:value="862.598600500456" calcext:value-type="float">
            <text:p>862,60</text:p>
          </table:table-cell>
          <table:table-cell table:style-name="ce6" table:formula="of:=AVERAGE([.J1:.J528])" office:value-type="float" office:value="1.03706491549678" calcext:value-type="float">
            <text:p>1,04</text:p>
          </table:table-cell>
          <table:table-cell table:formula="of:=MIN([.J1:.J528])" office:value-type="float" office:value="0.40656527852697" calcext:value-type="float">
            <text:p>0,40656527852697</text:p>
          </table:table-cell>
          <table:table-cell table:formula="of:=MAX([.J1:.J528])" office:value-type="float" office:value="2.2621633581261" calcext:value-type="float">
            <text:p>2,262163358126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with selection</text:p>
          </table:table-cell>
          <table:table-cell office:value-type="string" calcext:value-type="string">
            <text:p>selection+universal</text:p>
          </table:table-cell>
          <table:table-cell/>
          <table:table-cell office:value-type="string" calcext:value-type="string">
            <text:p>no selection</text:p>
          </table:table-cell>
          <table:table-cell table:number-columns-repeated="1017"/>
        </table:table-row>
        <table:table-row table:style-name="ro1" table:number-rows-repeated="10480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ontinueA-lookup-unsafe_19_12'.A2:'continueA-lookup-unsafe_19_12'.I5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6">00/00/0000</text:date>, <text:time style:data-style-name="N2" text:time-value="07:18:23.88763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6T07:32:48.083976000</dc:date>
    <meta:editing-duration>PT21H8M20S</meta:editing-duration>
    <meta:editing-cycles>13</meta:editing-cycles>
    <meta:generator>LibreOffice/6.0.6.2$MacOSX_X86_64 LibreOffice_project/0c292870b25a325b5ed35f6b45599d2ea4458e77</meta:generator>
    <meta:document-statistic meta:table-count="1" meta:cell-count="52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deep="true" chart:include-hidden-cells="false" chart:auto-position="true" chart:auto-size="true" chart:treat-empty-cells="use-zero" chart:right-angled-axes="tru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6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882cm" svg:height="13.433cm" xlink:href=".." xlink:type="simple" chart:class="chart:area" chart:style-name="ch1">
        <chart:plot-area chart:style-name="ch2" table:cell-range-address="'continueA-lookup-unsafe_19_12'.F1:'continueA-lookup-unsafe_19_12'.F528 'continueA-lookup-unsafe_19_12'.H1:'continueA-lookup-unsafe_19_12'.I528" chart:data-source-has-labels="row" svg:x="0.477cm" svg:y="0.268cm" svg:width="22.928cm" svg:height="12.89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74cm" svg:y="0.268cm" svg:width="20.036cm" svg:height="11.9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z" chart:name="primary-z" chart:style-name="ch3"/>
          <chart:series chart:style-name="ch5" chart:values-cell-range-address="'continueA-lookup-unsafe_19_12'.F2:'continueA-lookup-unsafe_19_12'.F528" chart:label-cell-address="'continueA-lookup-unsafe_19_12'.F1:'continueA-lookup-unsafe_19_12'.F1" chart:class="chart:area">
            <chart:data-point chart:repeated="527"/>
          </chart:series>
          <chart:series chart:style-name="ch6" chart:values-cell-range-address="'continueA-lookup-unsafe_19_12'.H2:'continueA-lookup-unsafe_19_12'.H528" chart:label-cell-address="'continueA-lookup-unsafe_19_12'.H1:'continueA-lookup-unsafe_19_12'.H1" chart:class="chart:area">
            <chart:data-point chart:repeated="527"/>
          </chart:series>
          <chart:series chart:style-name="ch7" chart:values-cell-range-address="'continueA-lookup-unsafe_19_12'.I2:'continueA-lookup-unsafe_19_12'.I528" chart:label-cell-address="'continueA-lookup-unsafe_19_12'.I1:'continueA-lookup-unsafe_19_12'.I1" chart:class="chart:area">
            <chart:data-point chart:repeated="5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ctor : B-C</text:p>
                <draw:g>
                  <svg:desc>'continueA-lookup-unsafe_19_12'.F1:'continueA-lookup-unsafe_19_12'.F1</svg:desc>
                </draw:g>
              </table:table-cell>
              <table:table-cell office:value-type="string">
                <text:p>factor : A-B</text:p>
                <draw:g>
                  <svg:desc>'continueA-lookup-unsafe_19_12'.H1:'continueA-lookup-unsafe_19_12'.H1</svg:desc>
                </draw:g>
              </table:table-cell>
              <table:table-cell office:value-type="string">
                <text:p>factor : A-C</text:p>
                <draw:g>
                  <svg:desc>'continueA-lookup-unsafe_19_12'.I1:'continueA-lookup-unsafe_19_12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8.87188176304">
                <text:p>1248.87188176304</text:p>
                <draw:g>
                  <svg:desc>'continueA-lookup-unsafe_19_12'.F2:'continueA-lookup-unsafe_19_12'.F528</svg:desc>
                </draw:g>
              </table:table-cell>
              <table:table-cell office:value-type="float" office:value="99.3843543060268">
                <text:p>99.3843543060268</text:p>
                <draw:g>
                  <svg:desc>'continueA-lookup-unsafe_19_12'.H2:'continueA-lookup-unsafe_19_12'.H528</svg:desc>
                </draw:g>
              </table:table-cell>
              <table:table-cell office:value-type="float" office:value="1241.18325579972">
                <text:p>1241.18325579972</text:p>
                <draw:g>
                  <svg:desc>'continueA-lookup-unsafe_19_12'.I2:'continueA-lookup-unsafe_19_12'.I5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8.27730655904">
                <text:p>1278.27730655904</text:p>
              </table:table-cell>
              <table:table-cell office:value-type="float" office:value="100.413895340108">
                <text:p>100.413895340108</text:p>
              </table:table-cell>
              <table:table-cell office:value-type="float" office:value="1283.56803676455">
                <text:p>1283.56803676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1.8759661472">
                <text:p>1561.8759661472</text:p>
              </table:table-cell>
              <table:table-cell office:value-type="float" office:value="109.948140633589">
                <text:p>109.948140633589</text:p>
              </table:table-cell>
              <table:table-cell office:value-type="float" office:value="1717.25358378174">
                <text:p>1717.25358378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5.92906259011">
                <text:p>1625.92906259011</text:p>
              </table:table-cell>
              <table:table-cell office:value-type="float" office:value="106.815162750971">
                <text:p>106.815162750971</text:p>
              </table:table-cell>
              <table:table-cell office:value-type="float" office:value="1736.73877442096">
                <text:p>1736.73877442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7.464565267919">
                <text:p>187.464565267919</text:p>
              </table:table-cell>
              <table:table-cell office:value-type="float" office:value="106.450260670613">
                <text:p>106.450260670613</text:p>
              </table:table-cell>
              <table:table-cell office:value-type="float" office:value="199.556518392731">
                <text:p>199.556518392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.295510526407">
                <text:p>86.295510526407</text:p>
              </table:table-cell>
              <table:table-cell office:value-type="float" office:value="114.521889046423">
                <text:p>114.521889046423</text:p>
              </table:table-cell>
              <table:table-cell office:value-type="float" office:value="98.8272488170963">
                <text:p>98.8272488170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.189265050872">
                <text:p>121.189265050872</text:p>
              </table:table-cell>
              <table:table-cell office:value-type="float" office:value="120.531554939649">
                <text:p>120.531554939649</text:p>
              </table:table-cell>
              <table:table-cell office:value-type="float" office:value="146.071305585749">
                <text:p>146.071305585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.7111838691245">
                <text:p>90.7111838691245</text:p>
              </table:table-cell>
              <table:table-cell office:value-type="float" office:value="115.087121720748">
                <text:p>115.087121720748</text:p>
              </table:table-cell>
              <table:table-cell office:value-type="float" office:value="104.396890593791">
                <text:p>104.396890593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.200718555113">
                <text:p>129.200718555113</text:p>
              </table:table-cell>
              <table:table-cell office:value-type="float" office:value="120.018650900564">
                <text:p>120.018650900564</text:p>
              </table:table-cell>
              <table:table-cell office:value-type="float" office:value="155.064959363682">
                <text:p>155.064959363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1.80445162135">
                <text:p>1361.80445162135</text:p>
              </table:table-cell>
              <table:table-cell office:value-type="float" office:value="135.20169565377">
                <text:p>135.20169565377</text:p>
              </table:table-cell>
              <table:table-cell office:value-type="float" office:value="1841.18271008059">
                <text:p>1841.182710080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6.853559144018">
                <text:p>446.853559144018</text:p>
              </table:table-cell>
              <table:table-cell office:value-type="float" office:value="158.479422173815">
                <text:p>158.479422173815</text:p>
              </table:table-cell>
              <table:table-cell office:value-type="float" office:value="708.170938494567">
                <text:p>708.1709384945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.039706522904">
                <text:p>120.039706522904</text:p>
              </table:table-cell>
              <table:table-cell office:value-type="float" office:value="123.827149638313">
                <text:p>123.827149638313</text:p>
              </table:table-cell>
              <table:table-cell office:value-type="float" office:value="148.641747021507">
                <text:p>148.641747021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.6990001325452">
                <text:p>84.6990001325452</text:p>
              </table:table-cell>
              <table:table-cell office:value-type="float" office:value="102.88916114333">
                <text:p>102.88916114333</text:p>
              </table:table-cell>
              <table:table-cell office:value-type="float" office:value="87.1460907331637">
                <text:p>87.1460907331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.5506764074934">
                <text:p>83.5506764074934</text:p>
              </table:table-cell>
              <table:table-cell office:value-type="float" office:value="119.792047796448">
                <text:p>119.792047796448</text:p>
              </table:table-cell>
              <table:table-cell office:value-type="float" office:value="100.08706621632">
                <text:p>100.087066216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.8701097631601">
                <text:p>69.8701097631601</text:p>
              </table:table-cell>
              <table:table-cell office:value-type="float" office:value="117.177394410254">
                <text:p>117.177394410254</text:p>
              </table:table-cell>
              <table:table-cell office:value-type="float" office:value="81.8719740920557">
                <text:p>81.87197409205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2.9745444852">
                <text:p>472.9745444852</text:p>
              </table:table-cell>
              <table:table-cell office:value-type="float" office:value="141.658964067851">
                <text:p>141.658964067851</text:p>
              </table:table-cell>
              <table:table-cell office:value-type="float" office:value="670.010840022367">
                <text:p>670.010840022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5.286498716013">
                <text:p>525.286498716013</text:p>
              </table:table-cell>
              <table:table-cell office:value-type="float" office:value="123.991504558393">
                <text:p>123.991504558393</text:p>
              </table:table-cell>
              <table:table-cell office:value-type="float" office:value="651.310633000084">
                <text:p>651.310633000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0.432729758087">
                <text:p>470.432729758087</text:p>
              </table:table-cell>
              <table:table-cell office:value-type="float" office:value="152.727668053124">
                <text:p>152.727668053124</text:p>
              </table:table-cell>
              <table:table-cell office:value-type="float" office:value="718.480937918183">
                <text:p>718.4809379181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2.086488080971">
                <text:p>302.086488080971</text:p>
              </table:table-cell>
              <table:table-cell office:value-type="float" office:value="138.071208600746">
                <text:p>138.071208600746</text:p>
              </table:table-cell>
              <table:table-cell office:value-type="float" office:value="417.094465112944">
                <text:p>417.0944651129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2.06611928958">
                <text:p>792.06611928958</text:p>
              </table:table-cell>
              <table:table-cell office:value-type="float" office:value="116.53010862276">
                <text:p>116.53010862276</text:p>
              </table:table-cell>
              <table:table-cell office:value-type="float" office:value="922.995509172224">
                <text:p>922.9955091722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5.61930008498">
                <text:p>1115.61930008498</text:p>
              </table:table-cell>
              <table:table-cell office:value-type="float" office:value="110.218258359322">
                <text:p>110.218258359322</text:p>
              </table:table-cell>
              <table:table-cell office:value-type="float" office:value="1229.61616247412">
                <text:p>1229.616162474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.0716218902917">
                <text:p>84.0716218902917</text:p>
              </table:table-cell>
              <table:table-cell office:value-type="float" office:value="100.252582662288">
                <text:p>100.252582662288</text:p>
              </table:table-cell>
              <table:table-cell office:value-type="float" office:value="84.2839722310911">
                <text:p>84.28397223109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4.9743603816598">
                <text:p>84.9743603816598</text:p>
              </table:table-cell>
              <table:table-cell office:value-type="float" office:value="120.853297038859">
                <text:p>120.853297038859</text:p>
              </table:table-cell>
              <table:table-cell office:value-type="float" office:value="102.694316158918">
                <text:p>102.6943161589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3.133031245126">
                <text:p>813.133031245126</text:p>
              </table:table-cell>
              <table:table-cell office:value-type="float" office:value="142.450680403445">
                <text:p>142.450680403445</text:p>
              </table:table-cell>
              <table:table-cell office:value-type="float" office:value="1158.31353559383">
                <text:p>1158.313535593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.7100485410749">
                <text:p>70.7100485410749</text:p>
              </table:table-cell>
              <table:table-cell office:value-type="float" office:value="114.4973263881">
                <text:p>114.4973263881</text:p>
              </table:table-cell>
              <table:table-cell office:value-type="float" office:value="80.9611150672582">
                <text:p>80.96111506725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.07503827884">
                <text:p>201.07503827884</text:p>
              </table:table-cell>
              <table:table-cell office:value-type="float" office:value="126.040466785911">
                <text:p>126.040466785911</text:p>
              </table:table-cell>
              <table:table-cell office:value-type="float" office:value="253.435916836599">
                <text:p>253.435916836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7.74696583324">
                <text:p>1047.74696583324</text:p>
              </table:table-cell>
              <table:table-cell office:value-type="float" office:value="118.116193681443">
                <text:p>118.116193681443</text:p>
              </table:table-cell>
              <table:table-cell office:value-type="float" office:value="1237.55883545503">
                <text:p>1237.558835455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44.77452091611">
                <text:p>1144.77452091611</text:p>
              </table:table-cell>
              <table:table-cell office:value-type="float" office:value="113.06010346551">
                <text:p>113.06010346551</text:p>
              </table:table-cell>
              <table:table-cell office:value-type="float" office:value="1294.28325779455">
                <text:p>1294.28325779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9.556591027774">
                <text:p>979.556591027774</text:p>
              </table:table-cell>
              <table:table-cell office:value-type="float" office:value="113.550109071226">
                <text:p>113.550109071226</text:p>
              </table:table-cell>
              <table:table-cell office:value-type="float" office:value="1112.28757752642">
                <text:p>1112.287577526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.5443056085764">
                <text:p>84.5443056085764</text:p>
              </table:table-cell>
              <table:table-cell office:value-type="float" office:value="102.967653377268">
                <text:p>102.967653377268</text:p>
              </table:table-cell>
              <table:table-cell office:value-type="float" office:value="87.0532875492571">
                <text:p>87.05328754925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.2765269665784">
                <text:p>69.2765269665784</text:p>
              </table:table-cell>
              <table:table-cell office:value-type="float" office:value="102.55354066209">
                <text:p>102.55354066209</text:p>
              </table:table-cell>
              <table:table-cell office:value-type="float" office:value="71.0455312519537">
                <text:p>71.04553125195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1.607867403039">
                <text:p>841.607867403039</text:p>
              </table:table-cell>
              <table:table-cell office:value-type="float" office:value="144.849200317952">
                <text:p>144.849200317952</text:p>
              </table:table-cell>
              <table:table-cell office:value-type="float" office:value="1219.06226574627">
                <text:p>1219.062265746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4.588608593415">
                <text:p>924.588608593415</text:p>
              </table:table-cell>
              <table:table-cell office:value-type="float" office:value="167.254468350305">
                <text:p>167.254468350305</text:p>
              </table:table-cell>
              <table:table-cell office:value-type="float" office:value="1546.4157617304">
                <text:p>1546.41576173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2.947211215412">
                <text:p>632.947211215412</text:p>
              </table:table-cell>
              <table:table-cell office:value-type="float" office:value="126.760359883323">
                <text:p>126.760359883323</text:p>
              </table:table-cell>
              <table:table-cell office:value-type="float" office:value="802.32616280811">
                <text:p>802.326162808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6.615134998112">
                <text:p>516.615134998112</text:p>
              </table:table-cell>
              <table:table-cell office:value-type="float" office:value="160.733186177323">
                <text:p>160.733186177323</text:p>
              </table:table-cell>
              <table:table-cell office:value-type="float" office:value="830.371966756745">
                <text:p>830.3719667567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2.427357721382">
                <text:p>442.427357721382</text:p>
              </table:table-cell>
              <table:table-cell office:value-type="float" office:value="144.93548485824">
                <text:p>144.93548485824</text:p>
              </table:table-cell>
              <table:table-cell office:value-type="float" office:value="641.234236058985">
                <text:p>641.2342360589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8.816124596123">
                <text:p>908.816124596123</text:p>
              </table:table-cell>
              <table:table-cell office:value-type="float" office:value="104.49655703822">
                <text:p>104.49655703822</text:p>
              </table:table-cell>
              <table:table-cell office:value-type="float" office:value="949.68156001113">
                <text:p>949.681560011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.4950728197737">
                <text:p>85.4950728197737</text:p>
              </table:table-cell>
              <table:table-cell office:value-type="float" office:value="101.659321860836">
                <text:p>101.659321860836</text:p>
              </table:table-cell>
              <table:table-cell office:value-type="float" office:value="86.9137112530099">
                <text:p>86.91371125300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.8228393065046">
                <text:p>66.8228393065046</text:p>
              </table:table-cell>
              <table:table-cell office:value-type="float" office:value="103.827573567533">
                <text:p>103.827573567533</text:p>
              </table:table-cell>
              <table:table-cell office:value-type="float" office:value="69.3805326408757">
                <text:p>69.38053264087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.6019899705664">
                <text:p>69.6019899705664</text:p>
              </table:table-cell>
              <table:table-cell office:value-type="float" office:value="100.17137039213">
                <text:p>100.17137039213</text:p>
              </table:table-cell>
              <table:table-cell office:value-type="float" office:value="69.721267173709">
                <text:p>69.7212671737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7.1068673002865">
                <text:p>77.1068673002865</text:p>
              </table:table-cell>
              <table:table-cell office:value-type="float" office:value="120.920290056531">
                <text:p>120.920290056531</text:p>
              </table:table-cell>
              <table:table-cell office:value-type="float" office:value="93.2378475930111">
                <text:p>93.2378475930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.0981367684112">
                <text:p>67.0981367684112</text:p>
              </table:table-cell>
              <table:table-cell office:value-type="float" office:value="120.755285360956">
                <text:p>120.755285360956</text:p>
              </table:table-cell>
              <table:table-cell office:value-type="float" office:value="81.0245465265792">
                <text:p>81.02454652657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1.268683356384">
                <text:p>161.268683356384</text:p>
              </table:table-cell>
              <table:table-cell office:value-type="float" office:value="137.245224629483">
                <text:p>137.245224629483</text:p>
              </table:table-cell>
              <table:table-cell office:value-type="float" office:value="221.33356672948">
                <text:p>221.333566729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1.892661444875">
                <text:p>191.892661444875</text:p>
              </table:table-cell>
              <table:table-cell office:value-type="float" office:value="138.968171488331">
                <text:p>138.968171488331</text:p>
              </table:table-cell>
              <table:table-cell office:value-type="float" office:value="266.669722830237">
                <text:p>266.669722830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3.943763439131">
                <text:p>163.943763439131</text:p>
              </table:table-cell>
              <table:table-cell office:value-type="float" office:value="144.541721638168">
                <text:p>144.541721638168</text:p>
              </table:table-cell>
              <table:table-cell office:value-type="float" office:value="236.967138193325">
                <text:p>236.9671381933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47.30721660934">
                <text:p>1347.30721660934</text:p>
              </table:table-cell>
              <table:table-cell office:value-type="float" office:value="158.038594990907">
                <text:p>158.038594990907</text:p>
              </table:table-cell>
              <table:table-cell office:value-type="float" office:value="2129.2653953405">
                <text:p>2129.26539534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8.024412993123">
                <text:p>798.024412993123</text:p>
              </table:table-cell>
              <table:table-cell office:value-type="float" office:value="137.603596753491">
                <text:p>137.603596753491</text:p>
              </table:table-cell>
              <table:table-cell office:value-type="float" office:value="1098.11029524947">
                <text:p>1098.110295249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.062494315263">
                <text:p>940.062494315263</text:p>
              </table:table-cell>
              <table:table-cell office:value-type="float" office:value="175.072111186176">
                <text:p>175.072111186176</text:p>
              </table:table-cell>
              <table:table-cell office:value-type="float" office:value="1645.78725526716">
                <text:p>1645.78725526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07.23445417019">
                <text:p>1107.23445417019</text:p>
              </table:table-cell>
              <table:table-cell office:value-type="float" office:value="131.230995179879">
                <text:p>131.230995179879</text:p>
              </table:table-cell>
              <table:table-cell office:value-type="float" office:value="1453.03479318204">
                <text:p>1453.034793182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4.290882575164">
                <text:p>434.290882575164</text:p>
              </table:table-cell>
              <table:table-cell office:value-type="float" office:value="161.599076505033">
                <text:p>161.599076505033</text:p>
              </table:table-cell>
              <table:table-cell office:value-type="float" office:value="701.810055587022">
                <text:p>701.8100555870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7.440761488048">
                <text:p>507.440761488048</text:p>
              </table:table-cell>
              <table:table-cell office:value-type="float" office:value="173.113408189332">
                <text:p>173.113408189332</text:p>
              </table:table-cell>
              <table:table-cell office:value-type="float" office:value="878.447996753861">
                <text:p>878.4479967538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3.817667267084">
                <text:p>883.817667267084</text:p>
              </table:table-cell>
              <table:table-cell office:value-type="float" office:value="128.130036844246">
                <text:p>128.130036844246</text:p>
              </table:table-cell>
              <table:table-cell office:value-type="float" office:value="1132.43590270526">
                <text:p>1132.435902705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15.86884342134">
                <text:p>1115.86884342134</text:p>
              </table:table-cell>
              <table:table-cell office:value-type="float" office:value="117.313176026552">
                <text:p>117.313176026552</text:p>
              </table:table-cell>
              <table:table-cell office:value-type="float" office:value="1309.06118050833">
                <text:p>1309.061180508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7.11543390433">
                <text:p>1337.11543390433</text:p>
              </table:table-cell>
              <table:table-cell office:value-type="float" office:value="114.144346487285">
                <text:p>114.144346487285</text:p>
              </table:table-cell>
              <table:table-cell office:value-type="float" office:value="1526.24167381072">
                <text:p>1526.241673810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1.5956859190164">
                <text:p>71.5956859190164</text:p>
              </table:table-cell>
              <table:table-cell office:value-type="float" office:value="102.005430793342">
                <text:p>102.005430793342</text:p>
              </table:table-cell>
              <table:table-cell office:value-type="float" office:value="73.0314878511405">
                <text:p>73.03148785114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.5392614635483">
                <text:p>80.5392614635483</text:p>
              </table:table-cell>
              <table:table-cell office:value-type="float" office:value="123.897810740539">
                <text:p>123.897810740539</text:p>
              </table:table-cell>
              <table:table-cell office:value-type="float" office:value="99.7863817399351">
                <text:p>99.78638173993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.2533005131137">
                <text:p>67.2533005131137</text:p>
              </table:table-cell>
              <table:table-cell office:value-type="float" office:value="122.095451668987">
                <text:p>122.095451668987</text:p>
              </table:table-cell>
              <table:table-cell office:value-type="float" office:value="82.1132210237873">
                <text:p>82.11322102378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0.039688642346">
                <text:p>170.039688642346</text:p>
              </table:table-cell>
              <table:table-cell office:value-type="float" office:value="145.108572722992">
                <text:p>145.108572722992</text:p>
              </table:table-cell>
              <table:table-cell office:value-type="float" office:value="246.742165251526">
                <text:p>246.7421652515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8.597847995533">
                <text:p>188.597847995533</text:p>
              </table:table-cell>
              <table:table-cell office:value-type="float" office:value="141.782465201162">
                <text:p>141.782465201162</text:p>
              </table:table-cell>
              <table:table-cell office:value-type="float" office:value="267.398678204408">
                <text:p>267.398678204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1.810150939264">
                <text:p>171.810150939264</text:p>
              </table:table-cell>
              <table:table-cell office:value-type="float" office:value="150.933325630298">
                <text:p>150.933325630298</text:p>
              </table:table-cell>
              <table:table-cell office:value-type="float" office:value="259.318774583067">
                <text:p>259.3187745830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1.866222113277">
                <text:p>101.866222113277</text:p>
              </table:table-cell>
              <table:table-cell office:value-type="float" office:value="121.617098038943">
                <text:p>121.617098038943</text:p>
              </table:table-cell>
              <table:table-cell office:value-type="float" office:value="123.886743216072">
                <text:p>123.8867432160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.872563893063">
                <text:p>161.872563893063</text:p>
              </table:table-cell>
              <table:table-cell office:value-type="float" office:value="154.359454434691">
                <text:p>154.359454434691</text:p>
              </table:table-cell>
              <table:table-cell office:value-type="float" office:value="249.865606504779">
                <text:p>249.8656065047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9.353340323579">
                <text:p>839.353340323579</text:p>
              </table:table-cell>
              <table:table-cell office:value-type="float" office:value="134.424477701361">
                <text:p>134.424477701361</text:p>
              </table:table-cell>
              <table:table-cell office:value-type="float" office:value="1128.2963437989">
                <text:p>1128.29634379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38.96533371857">
                <text:p>1238.96533371857</text:p>
              </table:table-cell>
              <table:table-cell office:value-type="float" office:value="107.090539259437">
                <text:p>107.090539259437</text:p>
              </table:table-cell>
              <table:table-cell office:value-type="float" office:value="1326.8146571167">
                <text:p>1326.81465711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17.11940470403">
                <text:p>1217.11940470403</text:p>
              </table:table-cell>
              <table:table-cell office:value-type="float" office:value="106.415569928395">
                <text:p>106.415569928395</text:p>
              </table:table-cell>
              <table:table-cell office:value-type="float" office:value="1295.20455122488">
                <text:p>1295.204551224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98.26497056699">
                <text:p>1198.26497056699</text:p>
              </table:table-cell>
              <table:table-cell office:value-type="float" office:value="114.169510844002">
                <text:p>114.169510844002</text:p>
              </table:table-cell>
              <table:table-cell office:value-type="float" office:value="1368.05325551136">
                <text:p>1368.053255511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.8927644534539">
                <text:p>76.8927644534539</text:p>
              </table:table-cell>
              <table:table-cell office:value-type="float" office:value="155.905238516382">
                <text:p>155.905238516382</text:p>
              </table:table-cell>
              <table:table-cell office:value-type="float" office:value="119.879847822997">
                <text:p>119.8798478229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.8433118383913">
                <text:p>82.8433118383913</text:p>
              </table:table-cell>
              <table:table-cell office:value-type="float" office:value="105.316931175893">
                <text:p>105.316931175893</text:p>
              </table:table-cell>
              <table:table-cell office:value-type="float" office:value="87.2480337126689">
                <text:p>87.24803371266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.3115348100748">
                <text:p>69.3115348100748</text:p>
              </table:table-cell>
              <table:table-cell office:value-type="float" office:value="102.48409939148">
                <text:p>102.48409939148</text:p>
              </table:table-cell>
              <table:table-cell office:value-type="float" office:value="71.033302224517">
                <text:p>71.0333022245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.4011595113428">
                <text:p>87.4011595113428</text:p>
              </table:table-cell>
              <table:table-cell office:value-type="float" office:value="110.759319665101">
                <text:p>110.759319665101</text:p>
              </table:table-cell>
              <table:table-cell office:value-type="float" office:value="96.804929654173">
                <text:p>96.8049296541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4.745653369504">
                <text:p>184.745653369504</text:p>
              </table:table-cell>
              <table:table-cell office:value-type="float" office:value="143.548782895293">
                <text:p>143.548782895293</text:p>
              </table:table-cell>
              <table:table-cell office:value-type="float" office:value="265.200136863879">
                <text:p>265.2001368638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5.408118389196">
                <text:p>105.408118389196</text:p>
              </table:table-cell>
              <table:table-cell office:value-type="float" office:value="125.767322356537">
                <text:p>125.767322356537</text:p>
              </table:table-cell>
              <table:table-cell office:value-type="float" office:value="132.5689680445">
                <text:p>132.56896804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1.270165163622">
                <text:p>171.270165163622</text:p>
              </table:table-cell>
              <table:table-cell office:value-type="float" office:value="156.393427557137">
                <text:p>156.393427557137</text:p>
              </table:table-cell>
              <table:table-cell office:value-type="float" office:value="267.855281682158">
                <text:p>267.8552816821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9.101004896579">
                <text:p>209.101004896579</text:p>
              </table:table-cell>
              <table:table-cell office:value-type="float" office:value="217.327932207074">
                <text:p>217.327932207074</text:p>
              </table:table-cell>
              <table:table-cell office:value-type="float" office:value="454.434890165947">
                <text:p>454.4348901659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8.66288124556">
                <text:p>388.66288124556</text:p>
              </table:table-cell>
              <table:table-cell office:value-type="float" office:value="135.182360410674">
                <text:p>135.182360410674</text:p>
              </table:table-cell>
              <table:table-cell office:value-type="float" office:value="525.403656907884">
                <text:p>525.4036569078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10.96786629326">
                <text:p>1110.96786629326</text:p>
              </table:table-cell>
              <table:table-cell office:value-type="float" office:value="135.461535453728">
                <text:p>135.461535453728</text:p>
              </table:table-cell>
              <table:table-cell office:value-type="float" office:value="1504.93413007836">
                <text:p>1504.934130078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04.82625252581">
                <text:p>1204.82625252581</text:p>
              </table:table-cell>
              <table:table-cell office:value-type="float" office:value="130.094928861755">
                <text:p>130.094928861755</text:p>
              </table:table-cell>
              <table:table-cell office:value-type="float" office:value="1567.4178561312">
                <text:p>1567.41785613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93.21234977482">
                <text:p>1293.21234977482</text:p>
              </table:table-cell>
              <table:table-cell office:value-type="float" office:value="103.157196773164">
                <text:p>103.157196773164</text:p>
              </table:table-cell>
              <table:table-cell office:value-type="float" office:value="1334.04160835207">
                <text:p>1334.041608352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.0826327889403">
                <text:p>81.0826327889403</text:p>
              </table:table-cell>
              <table:table-cell office:value-type="float" office:value="155.142623100468">
                <text:p>155.142623100468</text:p>
              </table:table-cell>
              <table:table-cell office:value-type="float" office:value="125.793723387682">
                <text:p>125.7937233876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.1147416270115">
                <text:p>79.1147416270115</text:p>
              </table:table-cell>
              <table:table-cell office:value-type="float" office:value="105.605961794302">
                <text:p>105.605961794302</text:p>
              </table:table-cell>
              <table:table-cell office:value-type="float" office:value="83.5498838162823">
                <text:p>83.54988381628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.1738600613223">
                <text:p>85.1738600613223</text:p>
              </table:table-cell>
              <table:table-cell office:value-type="float" office:value="106.801068328194">
                <text:p>106.801068328194</text:p>
              </table:table-cell>
              <table:table-cell office:value-type="float" office:value="90.9665924818534">
                <text:p>90.96659248185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6.175512242303">
                <text:p>116.175512242303</text:p>
              </table:table-cell>
              <table:table-cell office:value-type="float" office:value="162.152918164655">
                <text:p>162.152918164655</text:p>
              </table:table-cell>
              <table:table-cell office:value-type="float" office:value="188.38198329363">
                <text:p>188.381983293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8.68120934423">
                <text:p>118.68120934423</text:p>
              </table:table-cell>
              <table:table-cell office:value-type="float" office:value="105.808433842226">
                <text:p>105.808433842226</text:p>
              </table:table-cell>
              <table:table-cell office:value-type="float" office:value="125.574728872144">
                <text:p>125.5747288721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.7966700788206">
                <text:p>84.7966700788206</text:p>
              </table:table-cell>
              <table:table-cell office:value-type="float" office:value="108.345973984131">
                <text:p>108.345973984131</text:p>
              </table:table-cell>
              <table:table-cell office:value-type="float" office:value="91.8737781030088">
                <text:p>91.87377810300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.0545344383231">
                <text:p>84.0545344383231</text:p>
              </table:table-cell>
              <table:table-cell office:value-type="float" office:value="107.004780013681">
                <text:p>107.004780013681</text:p>
              </table:table-cell>
              <table:table-cell office:value-type="float" office:value="89.942369667251">
                <text:p>89.9423696672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7.7114393098542">
                <text:p>67.7114393098542</text:p>
              </table:table-cell>
              <table:table-cell office:value-type="float" office:value="106.230306810836">
                <text:p>106.230306810836</text:p>
              </table:table-cell>
              <table:table-cell office:value-type="float" office:value="71.9300697248909">
                <text:p>71.93006972489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6.084070956159">
                <text:p>296.084070956159</text:p>
              </table:table-cell>
              <table:table-cell office:value-type="float" office:value="257.257915824813">
                <text:p>257.257915824813</text:p>
              </table:table-cell>
              <table:table-cell office:value-type="float" office:value="761.699710031076">
                <text:p>761.6997100310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1.092531087329">
                <text:p>331.092531087329</text:p>
              </table:table-cell>
              <table:table-cell office:value-type="float" office:value="191.174747038668">
                <text:p>191.174747038668</text:p>
              </table:table-cell>
              <table:table-cell office:value-type="float" office:value="632.965308770125">
                <text:p>632.965308770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6.531315187059">
                <text:p>206.531315187059</text:p>
              </table:table-cell>
              <table:table-cell office:value-type="float" office:value="233.556346514948">
                <text:p>233.556346514948</text:p>
              </table:table-cell>
              <table:table-cell office:value-type="float" office:value="482.366994160169">
                <text:p>482.3669941601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21.98517157385">
                <text:p>821.98517157385</text:p>
              </table:table-cell>
              <table:table-cell office:value-type="float" office:value="135.862731361981">
                <text:p>135.862731361981</text:p>
              </table:table-cell>
              <table:table-cell office:value-type="float" office:value="1116.7715054907">
                <text:p>1116.77150549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95.5340558436">
                <text:p>1095.5340558436</text:p>
              </table:table-cell>
              <table:table-cell office:value-type="float" office:value="142.080802813861">
                <text:p>142.080802813861</text:p>
              </table:table-cell>
              <table:table-cell office:value-type="float" office:value="1556.54358164184">
                <text:p>1556.543581641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48.55001765841">
                <text:p>1148.55001765841</text:p>
              </table:table-cell>
              <table:table-cell office:value-type="float" office:value="136.396200102804">
                <text:p>136.396200102804</text:p>
              </table:table-cell>
              <table:table-cell office:value-type="float" office:value="1566.57858036615">
                <text:p>1566.578580366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8.84826207004">
                <text:p>1178.84826207004</text:p>
              </table:table-cell>
              <table:table-cell office:value-type="float" office:value="129.781922416699">
                <text:p>129.781922416699</text:p>
              </table:table-cell>
              <table:table-cell office:value-type="float" office:value="1529.93193689034">
                <text:p>1529.931936890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0.956345454722">
                <text:p>140.956345454722</text:p>
              </table:table-cell>
              <table:table-cell office:value-type="float" office:value="334.900016172263">
                <text:p>334.900016172263</text:p>
              </table:table-cell>
              <table:table-cell office:value-type="float" office:value="472.062823723693">
                <text:p>472.0628237236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42.02455430596">
                <text:p>1042.02455430596</text:p>
              </table:table-cell>
              <table:table-cell office:value-type="float" office:value="118.263393582601">
                <text:p>118.263393582601</text:p>
              </table:table-cell>
              <table:table-cell office:value-type="float" office:value="1232.33359988621">
                <text:p>1232.333599886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74.39763288209">
                <text:p>1174.39763288209</text:p>
              </table:table-cell>
              <table:table-cell office:value-type="float" office:value="125.387493653245">
                <text:p>125.387493653245</text:p>
              </table:table-cell>
              <table:table-cell office:value-type="float" office:value="1472.54775739389">
                <text:p>1472.547757393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61.77268110368">
                <text:p>1061.77268110368</text:p>
              </table:table-cell>
              <table:table-cell office:value-type="float" office:value="137.567228377292">
                <text:p>137.567228377292</text:p>
              </table:table-cell>
              <table:table-cell office:value-type="float" office:value="1460.65124906159">
                <text:p>1460.651249061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3.56215803982">
                <text:p>1133.56215803982</text:p>
              </table:table-cell>
              <table:table-cell office:value-type="float" office:value="130.937472680765">
                <text:p>130.937472680765</text:p>
              </table:table-cell>
              <table:table-cell office:value-type="float" office:value="1484.25764100289">
                <text:p>1484.257641002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0.988938183153">
                <text:p>120.988938183153</text:p>
              </table:table-cell>
              <table:table-cell office:value-type="float" office:value="162.122398901346">
                <text:p>162.122398901346</text:p>
              </table:table-cell>
              <table:table-cell office:value-type="float" office:value="196.150168987794">
                <text:p>196.1501689877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3.925945170455">
                <text:p>113.925945170455</text:p>
              </table:table-cell>
              <table:table-cell office:value-type="float" office:value="108.541754455726">
                <text:p>108.541754455726</text:p>
              </table:table-cell>
              <table:table-cell office:value-type="float" office:value="123.657219668281">
                <text:p>123.6572196682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5.5848662656024">
                <text:p>85.5848662656024</text:p>
              </table:table-cell>
              <table:table-cell office:value-type="float" office:value="106.7599916102">
                <text:p>106.7599916102</text:p>
              </table:table-cell>
              <table:table-cell office:value-type="float" office:value="91.3703960447582">
                <text:p>91.37039604475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8.783799529947">
                <text:p>298.783799529947</text:p>
              </table:table-cell>
              <table:table-cell office:value-type="float" office:value="247.936456310034">
                <text:p>247.936456310034</text:p>
              </table:table-cell>
              <table:table-cell office:value-type="float" office:value="740.793964583027">
                <text:p>740.7939645830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5.261917524228">
                <text:p>515.261917524228</text:p>
              </table:table-cell>
              <table:table-cell office:value-type="float" office:value="201.25030961261">
                <text:p>201.25030961261</text:p>
              </table:table-cell>
              <table:table-cell office:value-type="float" office:value="1036.96620433338">
                <text:p>1036.966204333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0.642736333364">
                <text:p>290.642736333364</text:p>
              </table:table-cell>
              <table:table-cell office:value-type="float" office:value="270.784739583223">
                <text:p>270.784739583223</text:p>
              </table:table-cell>
              <table:table-cell office:value-type="float" office:value="787.016176697855">
                <text:p>787.0161766978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0.888123932155">
                <text:p>770.888123932155</text:p>
              </table:table-cell>
              <table:table-cell office:value-type="float" office:value="144.461618035847">
                <text:p>144.461618035847</text:p>
              </table:table-cell>
              <table:table-cell office:value-type="float" office:value="1113.63745707858">
                <text:p>1113.637457078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4.86569272414">
                <text:p>1124.86569272414</text:p>
              </table:table-cell>
              <table:table-cell office:value-type="float" office:value="137.605380716293">
                <text:p>137.605380716293</text:p>
              </table:table-cell>
              <table:table-cell office:value-type="float" office:value="1547.87571902002">
                <text:p>1547.875719020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2.239467081535">
                <text:p>142.239467081535</text:p>
              </table:table-cell>
              <table:table-cell office:value-type="float" office:value="347.148954988344">
                <text:p>347.148954988344</text:p>
              </table:table-cell>
              <table:table-cell office:value-type="float" office:value="493.782823554539">
                <text:p>493.7828235545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0.815587955366">
                <text:p>180.815587955366</text:p>
              </table:table-cell>
              <table:table-cell office:value-type="float" office:value="269.150955872735">
                <text:p>269.150955872735</text:p>
              </table:table-cell>
              <table:table-cell office:value-type="float" office:value="486.666883348771">
                <text:p>486.6668833487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9.975714780606">
                <text:p>129.975714780606</text:p>
              </table:table-cell>
              <table:table-cell office:value-type="float" office:value="379.877782608486">
                <text:p>379.877782608486</text:p>
              </table:table-cell>
              <table:table-cell office:value-type="float" office:value="493.748863238099">
                <text:p>493.7488632380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9.98598328066">
                <text:p>1099.98598328066</text:p>
              </table:table-cell>
              <table:table-cell office:value-type="float" office:value="114.931802812504">
                <text:p>114.931802812504</text:p>
              </table:table-cell>
              <table:table-cell office:value-type="float" office:value="1264.23372126931">
                <text:p>1264.233721269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1.197251230088">
                <text:p>141.197251230088</text:p>
              </table:table-cell>
              <table:table-cell office:value-type="float" office:value="439.421482190399">
                <text:p>439.421482190399</text:p>
              </table:table-cell>
              <table:table-cell office:value-type="float" office:value="620.451054167351">
                <text:p>620.4510541673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40.21350487088">
                <text:p>1040.21350487088</text:p>
              </table:table-cell>
              <table:table-cell office:value-type="float" office:value="127.851227994152">
                <text:p>127.851227994152</text:p>
              </table:table-cell>
              <table:table-cell office:value-type="float" office:value="1329.92573973842">
                <text:p>1329.925739738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12.90851158145">
                <text:p>1112.90851158145</text:p>
              </table:table-cell>
              <table:table-cell office:value-type="float" office:value="121.851572320753">
                <text:p>121.851572320753</text:p>
              </table:table-cell>
              <table:table-cell office:value-type="float" office:value="1356.0965198535">
                <text:p>1356.09651985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.623680816002">
                <text:p>110.623680816002</text:p>
              </table:table-cell>
              <table:table-cell office:value-type="float" office:value="394.090410105409">
                <text:p>394.090410105409</text:p>
              </table:table-cell>
              <table:table-cell office:value-type="float" office:value="435.95731740148">
                <text:p>435.957317401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6.89220708224">
                <text:p>1076.89220708224</text:p>
              </table:table-cell>
              <table:table-cell office:value-type="float" office:value="134.946294850868">
                <text:p>134.946294850868</text:p>
              </table:table-cell>
              <table:table-cell office:value-type="float" office:value="1453.22613299521">
                <text:p>1453.226132995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47.56892657855">
                <text:p>1047.56892657855</text:p>
              </table:table-cell>
              <table:table-cell office:value-type="float" office:value="132.728442682663">
                <text:p>132.728442682663</text:p>
              </table:table-cell>
              <table:table-cell office:value-type="float" office:value="1390.42192227521">
                <text:p>1390.421922275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04.43083849028">
                <text:p>1304.43083849028</text:p>
              </table:table-cell>
              <table:table-cell office:value-type="float" office:value="122.45509691011">
                <text:p>122.45509691011</text:p>
              </table:table-cell>
              <table:table-cell office:value-type="float" office:value="1597.34204739864">
                <text:p>1597.342047398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81.09117033168">
                <text:p>1081.09117033168</text:p>
              </table:table-cell>
              <table:table-cell office:value-type="float" office:value="130.410918644606">
                <text:p>130.410918644606</text:p>
              </table:table-cell>
              <table:table-cell office:value-type="float" office:value="1409.86092661527">
                <text:p>1409.860926615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5.2564141181963">
                <text:p>85.2564141181963</text:p>
              </table:table-cell>
              <table:table-cell office:value-type="float" office:value="233.019830050421">
                <text:p>233.019830050421</text:p>
              </table:table-cell>
              <table:table-cell office:value-type="float" office:value="198.664351285304">
                <text:p>198.6643512853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9.200543063121">
                <text:p>549.200543063121</text:p>
              </table:table-cell>
              <table:table-cell office:value-type="float" office:value="205.343808356616">
                <text:p>205.343808356616</text:p>
              </table:table-cell>
              <table:table-cell office:value-type="float" office:value="1127.74931064103">
                <text:p>1127.749310641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2.976887391168">
                <text:p>692.976887391168</text:p>
              </table:table-cell>
              <table:table-cell office:value-type="float" office:value="138.236340542385">
                <text:p>138.236340542385</text:p>
              </table:table-cell>
              <table:table-cell office:value-type="float" office:value="957.945889934073">
                <text:p>957.9458899340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89.574056871826">
                <text:p>989.574056871826</text:p>
              </table:table-cell>
              <table:table-cell office:value-type="float" office:value="145.940273515486">
                <text:p>145.940273515486</text:p>
              </table:table-cell>
              <table:table-cell office:value-type="float" office:value="1444.18708523703">
                <text:p>1444.187085237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91.95856328637">
                <text:p>1091.95856328637</text:p>
              </table:table-cell>
              <table:table-cell office:value-type="float" office:value="138.057487534138">
                <text:p>138.057487534138</text:p>
              </table:table-cell>
              <table:table-cell office:value-type="float" office:value="1507.53055738703">
                <text:p>1507.530557387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7.174554809167">
                <text:p>137.174554809167</text:p>
              </table:table-cell>
              <table:table-cell office:value-type="float" office:value="426.299055911217">
                <text:p>426.299055911217</text:p>
              </table:table-cell>
              <table:table-cell office:value-type="float" office:value="584.773832101893">
                <text:p>584.7738321018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8.247201239898">
                <text:p>178.247201239898</text:p>
              </table:table-cell>
              <table:table-cell office:value-type="float" office:value="313.001967828015">
                <text:p>313.001967828015</text:p>
              </table:table-cell>
              <table:table-cell office:value-type="float" office:value="557.917247479244">
                <text:p>557.9172474792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6.307783675545">
                <text:p>136.307783675545</text:p>
              </table:table-cell>
              <table:table-cell office:value-type="float" office:value="424.868764617895">
                <text:p>424.868764617895</text:p>
              </table:table-cell>
              <table:table-cell office:value-type="float" office:value="579.129196580321">
                <text:p>579.1291965803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98.51433635184">
                <text:p>1098.51433635184</text:p>
              </table:table-cell>
              <table:table-cell office:value-type="float" office:value="142.563516436925">
                <text:p>142.563516436925</text:p>
              </table:table-cell>
              <table:table-cell office:value-type="float" office:value="1566.08066646693">
                <text:p>1566.080666466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6.574504038046">
                <text:p>146.574504038046</text:p>
              </table:table-cell>
              <table:table-cell office:value-type="float" office:value="490.997343782854">
                <text:p>490.997343782854</text:p>
              </table:table-cell>
              <table:table-cell office:value-type="float" office:value="719.676921489699">
                <text:p>719.6769214896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88.936646834377">
                <text:p>988.936646834377</text:p>
              </table:table-cell>
              <table:table-cell office:value-type="float" office:value="137.64847302025">
                <text:p>137.64847302025</text:p>
              </table:table-cell>
              <table:table-cell office:value-type="float" office:value="1361.25619350518">
                <text:p>1361.256193505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7.88127006623">
                <text:p>1127.88127006623</text:p>
              </table:table-cell>
              <table:table-cell office:value-type="float" office:value="135.736823152583">
                <text:p>135.736823152583</text:p>
              </table:table-cell>
              <table:table-cell office:value-type="float" office:value="1530.9502049209">
                <text:p>1530.95020492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5.51403103828">
                <text:p>195.51403103828</text:p>
              </table:table-cell>
              <table:table-cell office:value-type="float" office:value="349.423487715522">
                <text:p>349.423487715522</text:p>
              </table:table-cell>
              <table:table-cell office:value-type="float" office:value="683.171946227167">
                <text:p>683.1719462271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0.776404627381">
                <text:p>160.776404627381</text:p>
              </table:table-cell>
              <table:table-cell office:value-type="float" office:value="420.164078344986">
                <text:p>420.164078344986</text:p>
              </table:table-cell>
              <table:table-cell office:value-type="float" office:value="675.524698698839">
                <text:p>675.5246986988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48.72219313768">
                <text:p>1048.72219313768</text:p>
              </table:table-cell>
              <table:table-cell office:value-type="float" office:value="125.720164117659">
                <text:p>125.720164117659</text:p>
              </table:table-cell>
              <table:table-cell office:value-type="float" office:value="1318.45526235101">
                <text:p>1318.455262351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81.90092942969">
                <text:p>1081.90092942969</text:p>
              </table:table-cell>
              <table:table-cell office:value-type="float" office:value="121.741238227183">
                <text:p>121.741238227183</text:p>
              </table:table-cell>
              <table:table-cell office:value-type="float" office:value="1317.1195878791">
                <text:p>1317.11958787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77.23651023137">
                <text:p>1077.23651023137</text:p>
              </table:table-cell>
              <table:table-cell office:value-type="float" office:value="119.153155297212">
                <text:p>119.153155297212</text:p>
              </table:table-cell>
              <table:table-cell office:value-type="float" office:value="1283.56129195425">
                <text:p>1283.561291954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8.67935049708">
                <text:p>1128.67935049708</text:p>
              </table:table-cell>
              <table:table-cell office:value-type="float" office:value="117.835945686">
                <text:p>117.835945686</text:p>
              </table:table-cell>
              <table:table-cell office:value-type="float" office:value="1329.98998642084">
                <text:p>1329.989986420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4.066220638283">
                <text:p>164.066220638283</text:p>
              </table:table-cell>
              <table:table-cell office:value-type="float" office:value="275.865609369693">
                <text:p>275.865609369693</text:p>
              </table:table-cell>
              <table:table-cell office:value-type="float" office:value="452.602279333625">
                <text:p>452.6022793336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1.156323172215">
                <text:p>101.156323172215</text:p>
              </table:table-cell>
              <table:table-cell office:value-type="float" office:value="180.22243512625">
                <text:p>180.22243512625</text:p>
              </table:table-cell>
              <table:table-cell office:value-type="float" office:value="182.306388905145">
                <text:p>182.3063889051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7.6493492227662">
                <text:p>97.6493492227662</text:p>
              </table:table-cell>
              <table:table-cell office:value-type="float" office:value="187.933467438176">
                <text:p>187.933467438176</text:p>
              </table:table-cell>
              <table:table-cell office:value-type="float" office:value="183.515807925157">
                <text:p>183.5158079251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5.4519399136456">
                <text:p>85.4519399136456</text:p>
              </table:table-cell>
              <table:table-cell office:value-type="float" office:value="179.052651986152">
                <text:p>179.052651986152</text:p>
              </table:table-cell>
              <table:table-cell office:value-type="float" office:value="153.003964588996">
                <text:p>153.0039645889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.1784834969595">
                <text:p>78.1784834969595</text:p>
              </table:table-cell>
              <table:table-cell office:value-type="float" office:value="304.44204627222">
                <text:p>304.44204627222</text:p>
              </table:table-cell>
              <table:table-cell office:value-type="float" office:value="238.008174902733">
                <text:p>238.0081749027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97.451360155538">
                <text:p>997.451360155538</text:p>
              </table:table-cell>
              <table:table-cell office:value-type="float" office:value="152.956665386887">
                <text:p>152.956665386887</text:p>
              </table:table-cell>
              <table:table-cell office:value-type="float" office:value="1525.66833935005">
                <text:p>1525.668339350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71.48196008995">
                <text:p>1071.48196008995</text:p>
              </table:table-cell>
              <table:table-cell office:value-type="float" office:value="147.485183564176">
                <text:p>147.485183564176</text:p>
              </table:table-cell>
              <table:table-cell office:value-type="float" office:value="1580.27713569569">
                <text:p>1580.277135695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47.94907825366">
                <text:p>1047.94907825366</text:p>
              </table:table-cell>
              <table:table-cell office:value-type="float" office:value="138.653077774067">
                <text:p>138.653077774067</text:p>
              </table:table-cell>
              <table:table-cell office:value-type="float" office:value="1453.01365050367">
                <text:p>1453.013650503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2.286260798227">
                <text:p>152.286260798227</text:p>
              </table:table-cell>
              <table:table-cell office:value-type="float" office:value="187.993087478916">
                <text:p>187.993087478916</text:p>
              </table:table-cell>
              <table:table-cell office:value-type="float" office:value="286.287643480781">
                <text:p>286.2876434807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2.341579276889">
                <text:p>182.341579276889</text:p>
              </table:table-cell>
              <table:table-cell office:value-type="float" office:value="298.642467594404">
                <text:p>298.642467594404</text:p>
              </table:table-cell>
              <table:table-cell office:value-type="float" office:value="544.549391803106">
                <text:p>544.5493918031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7.60028633388">
                <text:p>137.60028633388</text:p>
              </table:table-cell>
              <table:table-cell office:value-type="float" office:value="466.341574475584">
                <text:p>466.341574475584</text:p>
              </table:table-cell>
              <table:table-cell office:value-type="float" office:value="641.687341772326">
                <text:p>641.6873417723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46.31391130091">
                <text:p>1046.31391130091</text:p>
              </table:table-cell>
              <table:table-cell office:value-type="float" office:value="149.405231408566">
                <text:p>149.405231408566</text:p>
              </table:table-cell>
              <table:table-cell office:value-type="float" office:value="1563.24772043914">
                <text:p>1563.247720439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2.081504964487">
                <text:p>162.081504964487</text:p>
              </table:table-cell>
              <table:table-cell office:value-type="float" office:value="556.104632958365">
                <text:p>556.104632958365</text:p>
              </table:table-cell>
              <table:table-cell office:value-type="float" office:value="901.342758276156">
                <text:p>901.3427582761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7.901269295889">
                <text:p>907.901269295889</text:p>
              </table:table-cell>
              <table:table-cell office:value-type="float" office:value="159.362030357013">
                <text:p>159.362030357013</text:p>
              </table:table-cell>
              <table:table-cell office:value-type="float" office:value="1446.84989638702">
                <text:p>1446.849896387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9.89115268126">
                <text:p>1009.89115268126</text:p>
              </table:table-cell>
              <table:table-cell office:value-type="float" office:value="152.990937041423">
                <text:p>152.990937041423</text:p>
              </table:table-cell>
              <table:table-cell office:value-type="float" office:value="1545.04193758548">
                <text:p>1545.041937585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6.456627718748">
                <text:p>206.456627718748</text:p>
              </table:table-cell>
              <table:table-cell office:value-type="float" office:value="409.412627459155">
                <text:p>409.412627459155</text:p>
              </table:table-cell>
              <table:table-cell office:value-type="float" office:value="845.259504106894">
                <text:p>845.2595041068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.495199757571">
                <text:p>153.495199757571</text:p>
              </table:table-cell>
              <table:table-cell office:value-type="float" office:value="556.430533917869">
                <text:p>556.430533917869</text:p>
              </table:table-cell>
              <table:table-cell office:value-type="float" office:value="854.094159549353">
                <text:p>854.0941595493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15.045978602">
                <text:p>1015.045978602</text:p>
              </table:table-cell>
              <table:table-cell office:value-type="float" office:value="158.27228690997">
                <text:p>158.27228690997</text:p>
              </table:table-cell>
              <table:table-cell office:value-type="float" office:value="1606.53648352106">
                <text:p>1606.536483521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2.84981019389">
                <text:p>1002.84981019389</text:p>
              </table:table-cell>
              <table:table-cell office:value-type="float" office:value="155.74873509187">
                <text:p>155.74873509187</text:p>
              </table:table-cell>
              <table:table-cell office:value-type="float" office:value="1561.92589424821">
                <text:p>1561.92589424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70.96513170522">
                <text:p>1070.96513170522</text:p>
              </table:table-cell>
              <table:table-cell office:value-type="float" office:value="150.181175293934">
                <text:p>150.181175293934</text:p>
              </table:table-cell>
              <table:table-cell office:value-type="float" office:value="1608.38802178313">
                <text:p>1608.388021783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82.66363757732">
                <text:p>1082.66363757732</text:p>
              </table:table-cell>
              <table:table-cell office:value-type="float" office:value="148.851300901784">
                <text:p>148.851300901784</text:p>
              </table:table-cell>
              <table:table-cell office:value-type="float" office:value="1611.55890892442">
                <text:p>1611.558908924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.604837395974">
                <text:p>157.604837395974</text:p>
              </table:table-cell>
              <table:table-cell office:value-type="float" office:value="368.181093600434">
                <text:p>368.181093600434</text:p>
              </table:table-cell>
              <table:table-cell office:value-type="float" office:value="580.271213891682">
                <text:p>580.2712138916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3.240394656055">
                <text:p>193.240394656055</text:p>
              </table:table-cell>
              <table:table-cell office:value-type="float" office:value="255.317044449858">
                <text:p>255.317044449858</text:p>
              </table:table-cell>
              <table:table-cell office:value-type="float" office:value="493.375664319082">
                <text:p>493.3756643190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1.273922529852">
                <text:p>191.273922529852</text:p>
              </table:table-cell>
              <table:table-cell office:value-type="float" office:value="221.143396785183">
                <text:p>221.143396785183</text:p>
              </table:table-cell>
              <table:table-cell office:value-type="float" office:value="422.989649446775">
                <text:p>422.9896494467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1.8674754667376">
                <text:p>81.8674754667376</text:p>
              </table:table-cell>
              <table:table-cell office:value-type="float" office:value="214.162670646871">
                <text:p>214.162670646871</text:p>
              </table:table-cell>
              <table:table-cell office:value-type="float" office:value="175.329571850737">
                <text:p>175.3295718507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5.580209874609">
                <text:p>135.580209874609</text:p>
              </table:table-cell>
              <table:table-cell office:value-type="float" office:value="134.080736264136">
                <text:p>134.080736264136</text:p>
              </table:table-cell>
              <table:table-cell office:value-type="float" office:value="181.786943628336">
                <text:p>181.7869436283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4.0269990531369">
                <text:p>94.0269990531369</text:p>
              </table:table-cell>
              <table:table-cell office:value-type="float" office:value="137.065560908926">
                <text:p>137.065560908926</text:p>
              </table:table-cell>
              <table:table-cell office:value-type="float" office:value="128.878633658013">
                <text:p>128.8786336580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6.779357364138">
                <text:p>106.779357364138</text:p>
              </table:table-cell>
              <table:table-cell office:value-type="float" office:value="246.220262166197">
                <text:p>246.220262166197</text:p>
              </table:table-cell>
              <table:table-cell office:value-type="float" office:value="262.912413641361">
                <text:p>262.9124136413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0.040939460349">
                <text:p>100.040939460349</text:p>
              </table:table-cell>
              <table:table-cell office:value-type="float" office:value="202.915329564724">
                <text:p>202.915329564724</text:p>
              </table:table-cell>
              <table:table-cell office:value-type="float" office:value="202.998402005614">
                <text:p>202.9984020056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7.0562320002426">
                <text:p>77.0562320002426</text:p>
              </table:table-cell>
              <table:table-cell office:value-type="float" office:value="306.736217286787">
                <text:p>306.736217286787</text:p>
              </table:table-cell>
              <table:table-cell office:value-type="float" office:value="236.359371221275">
                <text:p>236.3593712212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69.09414881274">
                <text:p>869.09414881274</text:p>
              </table:table-cell>
              <table:table-cell office:value-type="float" office:value="145.786646136126">
                <text:p>145.786646136126</text:p>
              </table:table-cell>
              <table:table-cell office:value-type="float" office:value="1267.0232113194">
                <text:p>1267.02321131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93.409158437611">
                <text:p>993.409158437611</text:p>
              </table:table-cell>
              <table:table-cell office:value-type="float" office:value="138.675432998441">
                <text:p>138.675432998441</text:p>
              </table:table-cell>
              <table:table-cell office:value-type="float" office:value="1377.61445190953">
                <text:p>1377.614451909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31.13503800346">
                <text:p>1031.13503800346</text:p>
              </table:table-cell>
              <table:table-cell office:value-type="float" office:value="146.056937003146">
                <text:p>146.056937003146</text:p>
              </table:table-cell>
              <table:table-cell office:value-type="float" office:value="1506.04425287408">
                <text:p>1506.044252874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3.279598664811">
                <text:p>133.279598664811</text:p>
              </table:table-cell>
              <table:table-cell office:value-type="float" office:value="309.754488740757">
                <text:p>309.754488740757</text:p>
              </table:table-cell>
              <table:table-cell office:value-type="float" office:value="412.839539439919">
                <text:p>412.8395394399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4.902131000485">
                <text:p>184.902131000485</text:p>
              </table:table-cell>
              <table:table-cell office:value-type="float" office:value="211.805461204841">
                <text:p>211.805461204841</text:p>
              </table:table-cell>
              <table:table-cell office:value-type="float" office:value="391.632811343156">
                <text:p>391.6328113431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3.862414635909">
                <text:p>153.862414635909</text:p>
              </table:table-cell>
              <table:table-cell office:value-type="float" office:value="196.950012131246">
                <text:p>196.950012131246</text:p>
              </table:table-cell>
              <table:table-cell office:value-type="float" office:value="303.032044290851">
                <text:p>303.0320442908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6.899733983043">
                <text:p>406.899733983043</text:p>
              </table:table-cell>
              <table:table-cell office:value-type="float" office:value="162.495507831351">
                <text:p>162.495507831351</text:p>
              </table:table-cell>
              <table:table-cell office:value-type="float" office:value="661.193789100164">
                <text:p>661.1937891001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5.494935238653">
                <text:p>215.494935238653</text:p>
              </table:table-cell>
              <table:table-cell office:value-type="float" office:value="264.306739732232">
                <text:p>264.306739732232</text:p>
              </table:table-cell>
              <table:table-cell office:value-type="float" office:value="569.567637617367">
                <text:p>569.5676376173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9.805435905749">
                <text:p>389.805435905749</text:p>
              </table:table-cell>
              <table:table-cell office:value-type="float" office:value="165.020972980729">
                <text:p>165.020972980729</text:p>
              </table:table-cell>
              <table:table-cell office:value-type="float" office:value="643.260723063441">
                <text:p>643.2607230634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6.639863109161">
                <text:p>216.639863109161</text:p>
              </table:table-cell>
              <table:table-cell office:value-type="float" office:value="400.910970857756">
                <text:p>400.910970857756</text:p>
              </table:table-cell>
              <table:table-cell office:value-type="float" office:value="868.532978455852">
                <text:p>868.5329784558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0.414305094629">
                <text:p>140.414305094629</text:p>
              </table:table-cell>
              <table:table-cell office:value-type="float" office:value="610.430643796788">
                <text:p>610.430643796788</text:p>
              </table:table-cell>
              <table:table-cell office:value-type="float" office:value="857.131946571929">
                <text:p>857.1319465719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58.239979180846">
                <text:p>958.239979180846</text:p>
              </table:table-cell>
              <table:table-cell office:value-type="float" office:value="165.303877732042">
                <text:p>165.303877732042</text:p>
              </table:table-cell>
              <table:table-cell office:value-type="float" office:value="1584.00784356465">
                <text:p>1584.007843564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46.141788344155">
                <text:p>946.141788344155</text:p>
              </table:table-cell>
              <table:table-cell office:value-type="float" office:value="166.058266191498">
                <text:p>166.058266191498</text:p>
              </table:table-cell>
              <table:table-cell office:value-type="float" office:value="1571.14664943754">
                <text:p>1571.146649437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22.87113614737">
                <text:p>1022.87113614737</text:p>
              </table:table-cell>
              <table:table-cell office:value-type="float" office:value="159.135559682879">
                <text:p>159.135559682879</text:p>
              </table:table-cell>
              <table:table-cell office:value-type="float" office:value="1627.75170734274">
                <text:p>1627.751707342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12.48510521676">
                <text:p>1012.48510521676</text:p>
              </table:table-cell>
              <table:table-cell office:value-type="float" office:value="157.79205964032">
                <text:p>157.79205964032</text:p>
              </table:table-cell>
              <table:table-cell office:value-type="float" office:value="1597.62110107299">
                <text:p>1597.621101072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7.799038535746">
                <text:p>167.799038535746</text:p>
              </table:table-cell>
              <table:table-cell office:value-type="float" office:value="402.236147899624">
                <text:p>402.236147899624</text:p>
              </table:table-cell>
              <table:table-cell office:value-type="float" office:value="674.948388818789">
                <text:p>674.9483888187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2.822302006494">
                <text:p>212.822302006494</text:p>
              </table:table-cell>
              <table:table-cell office:value-type="float" office:value="290.557856274391">
                <text:p>290.557856274391</text:p>
              </table:table-cell>
              <table:table-cell office:value-type="float" office:value="618.37191838388">
                <text:p>618.371918383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8.660537461598">
                <text:p>208.660537461598</text:p>
              </table:table-cell>
              <table:table-cell office:value-type="float" office:value="287.983941621337">
                <text:p>287.983941621337</text:p>
              </table:table-cell>
              <table:table-cell office:value-type="float" office:value="600.908840390176">
                <text:p>600.9088403901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3.3634798449251">
                <text:p>83.3634798449251</text:p>
              </table:table-cell>
              <table:table-cell office:value-type="float" office:value="242.690414326405">
                <text:p>242.690414326405</text:p>
              </table:table-cell>
              <table:table-cell office:value-type="float" office:value="202.315174632559">
                <text:p>202.3151746325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8.416297997129">
                <text:p>288.416297997129</text:p>
              </table:table-cell>
              <table:table-cell office:value-type="float" office:value="182.448712117472">
                <text:p>182.448712117472</text:p>
              </table:table-cell>
              <table:table-cell office:value-type="float" office:value="526.211821232652">
                <text:p>526.2118212326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2.243784547317">
                <text:p>112.243784547317</text:p>
              </table:table-cell>
              <table:table-cell office:value-type="float" office:value="167.526863072106">
                <text:p>167.526863072106</text:p>
              </table:table-cell>
              <table:table-cell office:value-type="float" office:value="188.038491245533">
                <text:p>188.0384912455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0.14185347293">
                <text:p>190.14185347293</text:p>
              </table:table-cell>
              <table:table-cell office:value-type="float" office:value="260.809128120174">
                <text:p>260.809128120174</text:p>
              </table:table-cell>
              <table:table-cell office:value-type="float" office:value="495.907310234288">
                <text:p>495.9073102342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2.5361450617316">
                <text:p>82.5361450617316</text:p>
              </table:table-cell>
              <table:table-cell office:value-type="float" office:value="214.571395412295">
                <text:p>214.571395412295</text:p>
              </table:table-cell>
              <table:table-cell office:value-type="float" office:value="177.098958178474">
                <text:p>177.0989581784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9.467407960366">
                <text:p>109.467407960366</text:p>
              </table:table-cell>
              <table:table-cell office:value-type="float" office:value="163.637652523022">
                <text:p>163.637652523022</text:p>
              </table:table-cell>
              <table:table-cell office:value-type="float" office:value="179.129896664142">
                <text:p>179.1298966641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7.263682947978">
                <text:p>947.263682947978</text:p>
              </table:table-cell>
              <table:table-cell office:value-type="float" office:value="138.364053277397">
                <text:p>138.364053277397</text:p>
              </table:table-cell>
              <table:table-cell office:value-type="float" office:value="1310.67242695158">
                <text:p>1310.672426951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5.568026066607">
                <text:p>135.568026066607</text:p>
              </table:table-cell>
              <table:table-cell office:value-type="float" office:value="533.684305927688">
                <text:p>533.684305927688</text:p>
              </table:table-cell>
              <table:table-cell office:value-type="float" office:value="723.505278973438">
                <text:p>723.5052789734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.347682645829">
                <text:p>193.347682645829</text:p>
              </table:table-cell>
              <table:table-cell office:value-type="float" office:value="225.804037632663">
                <text:p>225.804037632663</text:p>
              </table:table-cell>
              <table:table-cell office:value-type="float" office:value="436.586874083471">
                <text:p>436.5868740834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6.601805774233">
                <text:p>146.601805774233</text:p>
              </table:table-cell>
              <table:table-cell office:value-type="float" office:value="334.786366052526">
                <text:p>334.786366052526</text:p>
              </table:table-cell>
              <table:table-cell office:value-type="float" office:value="490.802858118936">
                <text:p>490.8028581189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51.562074830119">
                <text:p>951.562074830119</text:p>
              </table:table-cell>
              <table:table-cell office:value-type="float" office:value="154.12114719403">
                <text:p>154.12114719403</text:p>
              </table:table-cell>
              <table:table-cell office:value-type="float" office:value="1466.55838599149">
                <text:p>1466.558385991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4.071566685644">
                <text:p>204.071566685644</text:p>
              </table:table-cell>
              <table:table-cell office:value-type="float" office:value="398.386259356447">
                <text:p>398.386259356447</text:p>
              </table:table-cell>
              <table:table-cell office:value-type="float" office:value="812.99308092903">
                <text:p>812.993080929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1.737002618722">
                <text:p>441.737002618722</text:p>
              </table:table-cell>
              <table:table-cell office:value-type="float" office:value="251.854537914978">
                <text:p>251.854537914978</text:p>
              </table:table-cell>
              <table:table-cell office:value-type="float" office:value="1112.53468674486">
                <text:p>1112.534686744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40.517557633036">
                <text:p>440.517557633036</text:p>
              </table:table-cell>
              <table:table-cell office:value-type="float" office:value="227.266714169099">
                <text:p>227.266714169099</text:p>
              </table:table-cell>
              <table:table-cell office:value-type="float" office:value="1001.14977857057">
                <text:p>1001.149778570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3.750777180337">
                <text:p>253.750777180337</text:p>
              </table:table-cell>
              <table:table-cell office:value-type="float" office:value="285.384858305316">
                <text:p>285.384858305316</text:p>
              </table:table-cell>
              <table:table-cell office:value-type="float" office:value="724.166295904742">
                <text:p>724.1662959047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.472045531261">
                <text:p>201.472045531261</text:p>
              </table:table-cell>
              <table:table-cell office:value-type="float" office:value="276.333185806476">
                <text:p>276.333185806476</text:p>
              </table:table-cell>
              <table:table-cell office:value-type="float" office:value="556.734121926008">
                <text:p>556.7341219260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87.721848105542">
                <text:p>387.721848105542</text:p>
              </table:table-cell>
              <table:table-cell office:value-type="float" office:value="169.769657937001">
                <text:p>169.769657937001</text:p>
              </table:table-cell>
              <table:table-cell office:value-type="float" office:value="658.234055275797">
                <text:p>658.2340552757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9.226119996348">
                <text:p>199.226119996348</text:p>
              </table:table-cell>
              <table:table-cell office:value-type="float" office:value="261.109865585035">
                <text:p>261.109865585035</text:p>
              </table:table-cell>
              <table:table-cell office:value-type="float" office:value="520.199054132743">
                <text:p>520.1990541327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1.104152593463">
                <text:p>241.104152593463</text:p>
              </table:table-cell>
              <table:table-cell office:value-type="float" office:value="274.395463512658">
                <text:p>274.395463512658</text:p>
              </table:table-cell>
              <table:table-cell office:value-type="float" office:value="661.5788570571">
                <text:p>661.57885705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3.401120780642">
                <text:p>223.401120780642</text:p>
              </table:table-cell>
              <table:table-cell office:value-type="float" office:value="307.927303558998">
                <text:p>307.927303558998</text:p>
              </table:table-cell>
              <table:table-cell office:value-type="float" office:value="687.913047340411">
                <text:p>687.9130473404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3.6108264333745">
                <text:p>83.6108264333745</text:p>
              </table:table-cell>
              <table:table-cell office:value-type="float" office:value="282.056719423547">
                <text:p>282.056719423547</text:p>
              </table:table-cell>
              <table:table-cell office:value-type="float" office:value="235.829954120892">
                <text:p>235.8299541208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6.81425171795">
                <text:p>346.81425171795</text:p>
              </table:table-cell>
              <table:table-cell office:value-type="float" office:value="203.438126654561">
                <text:p>203.438126654561</text:p>
              </table:table-cell>
              <table:table-cell office:value-type="float" office:value="705.552416666031">
                <text:p>705.5524166660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1.86059948901">
                <text:p>111.86059948901</text:p>
              </table:table-cell>
              <table:table-cell office:value-type="float" office:value="189.346671173694">
                <text:p>189.346671173694</text:p>
              </table:table-cell>
              <table:table-cell office:value-type="float" office:value="211.804321487379">
                <text:p>211.8043214873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6.171245488202">
                <text:p>206.171245488202</text:p>
              </table:table-cell>
              <table:table-cell office:value-type="float" office:value="300.035663818541">
                <text:p>300.035663818541</text:p>
              </table:table-cell>
              <table:table-cell office:value-type="float" office:value="618.587265003479">
                <text:p>618.5872650034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1.9115868005043">
                <text:p>81.9115868005043</text:p>
              </table:table-cell>
              <table:table-cell office:value-type="float" office:value="281.122572769104">
                <text:p>281.122572769104</text:p>
              </table:table-cell>
              <table:table-cell office:value-type="float" office:value="230.271960209577">
                <text:p>230.2719602095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4.388395050595">
                <text:p>114.388395050595</text:p>
              </table:table-cell>
              <table:table-cell office:value-type="float" office:value="200.443787537217">
                <text:p>200.443787537217</text:p>
              </table:table-cell>
              <table:table-cell office:value-type="float" office:value="229.284431542446">
                <text:p>229.2844315424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8.282723503207">
                <text:p>158.282723503207</text:p>
              </table:table-cell>
              <table:table-cell office:value-type="float" office:value="203.45402371852">
                <text:p>203.45402371852</text:p>
              </table:table-cell>
              <table:table-cell office:value-type="float" office:value="322.032569818534">
                <text:p>322.0325698185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6.369999515892">
                <text:p>206.369999515892</text:p>
              </table:table-cell>
              <table:table-cell office:value-type="float" office:value="226.63931353592">
                <text:p>226.63931353592</text:p>
              </table:table-cell>
              <table:table-cell office:value-type="float" office:value="467.715550246901">
                <text:p>467.7155502469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7.089401176481">
                <text:p>147.089401176481</text:p>
              </table:table-cell>
              <table:table-cell office:value-type="float" office:value="344.722443439849">
                <text:p>344.722443439849</text:p>
              </table:table-cell>
              <table:table-cell office:value-type="float" office:value="507.050177776607">
                <text:p>507.0501777766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59.821945876865">
                <text:p>859.821945876865</text:p>
              </table:table-cell>
              <table:table-cell office:value-type="float" office:value="171.861129783247">
                <text:p>171.861129783247</text:p>
              </table:table-cell>
              <table:table-cell office:value-type="float" office:value="1477.69971030827">
                <text:p>1477.699710308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60.824980283362">
                <text:p>960.824980283362</text:p>
              </table:table-cell>
              <table:table-cell office:value-type="float" office:value="162.362172436675">
                <text:p>162.362172436675</text:p>
              </table:table-cell>
              <table:table-cell office:value-type="float" office:value="1560.01631130233">
                <text:p>1560.016311302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3.48194250274">
                <text:p>173.48194250274</text:p>
              </table:table-cell>
              <table:table-cell office:value-type="float" office:value="703.360852039113">
                <text:p>703.360852039113</text:p>
              </table:table-cell>
              <table:table-cell office:value-type="float" office:value="1220.20406892127">
                <text:p>1220.204068921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2.810205686637">
                <text:p>292.810205686637</text:p>
              </table:table-cell>
              <table:table-cell office:value-type="float" office:value="294.825173476684">
                <text:p>294.825173476684</text:p>
              </table:table-cell>
              <table:table-cell office:value-type="float" office:value="863.278196873062">
                <text:p>863.2781968730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5.658490927202">
                <text:p>195.658490927202</text:p>
              </table:table-cell>
              <table:table-cell office:value-type="float" office:value="445.826749713486">
                <text:p>445.826749713486</text:p>
              </table:table-cell>
              <table:table-cell office:value-type="float" office:value="872.297890639197">
                <text:p>872.2978906391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24.541764835301">
                <text:p>924.541764835301</text:p>
              </table:table-cell>
              <table:table-cell office:value-type="float" office:value="172.31017980968">
                <text:p>172.31017980968</text:p>
              </table:table-cell>
              <table:table-cell office:value-type="float" office:value="1593.0795774033">
                <text:p>1593.07957740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79.095258728544">
                <text:p>879.095258728544</text:p>
              </table:table-cell>
              <table:table-cell office:value-type="float" office:value="170.93762763855">
                <text:p>170.93762763855</text:p>
              </table:table-cell>
              <table:table-cell office:value-type="float" office:value="1502.70457995355">
                <text:p>1502.704579953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58.313683870776">
                <text:p>958.313683870776</text:p>
              </table:table-cell>
              <table:table-cell office:value-type="float" office:value="164.221924989901">
                <text:p>164.221924989901</text:p>
              </table:table-cell>
              <table:table-cell office:value-type="float" office:value="1573.76117909423">
                <text:p>1573.761179094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60.438880359803">
                <text:p>960.438880359803</text:p>
              </table:table-cell>
              <table:table-cell office:value-type="float" office:value="157.33075145169">
                <text:p>157.33075145169</text:p>
              </table:table-cell>
              <table:table-cell office:value-type="float" office:value="1511.06570770428">
                <text:p>1511.065707704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8.76937583035">
                <text:p>208.76937583035</text:p>
              </table:table-cell>
              <table:table-cell office:value-type="float" office:value="437.008283122186">
                <text:p>437.008283122186</text:p>
              </table:table-cell>
              <table:table-cell office:value-type="float" office:value="912.339465001116">
                <text:p>912.3394650011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6.958501002515">
                <text:p>226.958501002515</text:p>
              </table:table-cell>
              <table:table-cell office:value-type="float" office:value="307.626144677195">
                <text:p>307.626144677195</text:p>
              </table:table-cell>
              <table:table-cell office:value-type="float" office:value="698.183686651193">
                <text:p>698.1836866511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2.282571772837">
                <text:p>292.282571772837</text:p>
              </table:table-cell>
              <table:table-cell office:value-type="float" office:value="197.305017745069">
                <text:p>197.305017745069</text:p>
              </table:table-cell>
              <table:table-cell office:value-type="float" office:value="576.688180102143">
                <text:p>576.6881801021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0.587466574658">
                <text:p>220.587466574658</text:p>
              </table:table-cell>
              <table:table-cell office:value-type="float" office:value="205.333590742279">
                <text:p>205.333590742279</text:p>
              </table:table-cell>
              <table:table-cell office:value-type="float" office:value="452.940165845166">
                <text:p>452.9401658451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4.265324980236">
                <text:p>364.265324980236</text:p>
              </table:table-cell>
              <table:table-cell office:value-type="float" office:value="187.900564811278">
                <text:p>187.900564811278</text:p>
              </table:table-cell>
              <table:table-cell office:value-type="float" office:value="684.456603049501">
                <text:p>684.4566030495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.216153344901">
                <text:p>113.216153344901</text:p>
              </table:table-cell>
              <table:table-cell office:value-type="float" office:value="185.12719748196">
                <text:p>185.12719748196</text:p>
              </table:table-cell>
              <table:table-cell office:value-type="float" office:value="209.593891784293">
                <text:p>209.5938917842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6.210925849443">
                <text:p>226.210925849443</text:p>
              </table:table-cell>
              <table:table-cell office:value-type="float" office:value="295.575612748611">
                <text:p>295.575612748611</text:p>
              </table:table-cell>
              <table:table-cell office:value-type="float" office:value="668.624330183798">
                <text:p>668.6243301837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1.7294212202038">
                <text:p>81.7294212202038</text:p>
              </table:table-cell>
              <table:table-cell office:value-type="float" office:value="304.309250516669">
                <text:p>304.309250516669</text:p>
              </table:table-cell>
              <table:table-cell office:value-type="float" office:value="248.710189166814">
                <text:p>248.7101891668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6.190770658593">
                <text:p>206.190770658593</text:p>
              </table:table-cell>
              <table:table-cell office:value-type="float" office:value="218.618077286144">
                <text:p>218.618077286144</text:p>
              </table:table-cell>
              <table:table-cell office:value-type="float" office:value="450.770298355298">
                <text:p>450.7702983552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3.039498015818">
                <text:p>153.039498015818</text:p>
              </table:table-cell>
              <table:table-cell office:value-type="float" office:value="235.62956507513">
                <text:p>235.62956507513</text:p>
              </table:table-cell>
              <table:table-cell office:value-type="float" office:value="360.606303567835">
                <text:p>360.6063035678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74.212639972829">
                <text:p>774.212639972829</text:p>
              </table:table-cell>
              <table:table-cell office:value-type="float" office:value="179.069840393706">
                <text:p>179.069840393706</text:p>
              </table:table-cell>
              <table:table-cell office:value-type="float" office:value="1386.38133870724">
                <text:p>1386.381338707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84.671040580808">
                <text:p>884.671040580808</text:p>
              </table:table-cell>
              <table:table-cell office:value-type="float" office:value="150.609747872186">
                <text:p>150.609747872186</text:p>
              </table:table-cell>
              <table:table-cell office:value-type="float" office:value="1332.40082371699">
                <text:p>1332.400823716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7.452704439285">
                <text:p>227.452704439285</text:p>
              </table:table-cell>
              <table:table-cell office:value-type="float" office:value="281.8656863496">
                <text:p>281.8656863496</text:p>
              </table:table-cell>
              <table:table-cell office:value-type="float" office:value="641.111126488518">
                <text:p>641.1111264885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55.249596081977">
                <text:p>755.249596081977</text:p>
              </table:table-cell>
              <table:table-cell office:value-type="float" office:value="171.716621253403">
                <text:p>171.716621253403</text:p>
              </table:table-cell>
              <table:table-cell office:value-type="float" office:value="1296.88908842194">
                <text:p>1296.889088421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34.772427194273">
                <text:p>834.772427194273</text:p>
              </table:table-cell>
              <table:table-cell office:value-type="float" office:value="159.163684016074">
                <text:p>159.163684016074</text:p>
              </table:table-cell>
              <table:table-cell office:value-type="float" office:value="1328.6545482728">
                <text:p>1328.65454827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9.348807368788">
                <text:p>289.348807368788</text:p>
              </table:table-cell>
              <table:table-cell office:value-type="float" office:value="293.126850654942">
                <text:p>293.126850654942</text:p>
              </table:table-cell>
              <table:table-cell office:value-type="float" office:value="848.159046447763">
                <text:p>848.1590464477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0.015839851565">
                <text:p>190.015839851565</text:p>
              </table:table-cell>
              <table:table-cell office:value-type="float" office:value="489.824736555944">
                <text:p>489.824736555944</text:p>
              </table:table-cell>
              <table:table-cell office:value-type="float" office:value="930.744586967494">
                <text:p>930.7445869674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40.860948213411">
                <text:p>840.860948213411</text:p>
              </table:table-cell>
              <table:table-cell office:value-type="float" office:value="179.908649973914">
                <text:p>179.908649973914</text:p>
              </table:table-cell>
              <table:table-cell office:value-type="float" office:value="1512.7815800886">
                <text:p>1512.78158008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49.08493102604">
                <text:p>849.08493102604</text:p>
              </table:table-cell>
              <table:table-cell office:value-type="float" office:value="179.17499790892">
                <text:p>179.17499790892</text:p>
              </table:table-cell>
              <table:table-cell office:value-type="float" office:value="1521.34790741086">
                <text:p>1521.347907410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46.073126328213">
                <text:p>946.073126328213</text:p>
              </table:table-cell>
              <table:table-cell office:value-type="float" office:value="174.357715961132">
                <text:p>174.357715961132</text:p>
              </table:table-cell>
              <table:table-cell office:value-type="float" office:value="1649.55149438795">
                <text:p>1649.551494387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02.959072929516">
                <text:p>902.959072929516</text:p>
              </table:table-cell>
              <table:table-cell office:value-type="float" office:value="170.635992098757">
                <text:p>170.635992098757</text:p>
              </table:table-cell>
              <table:table-cell office:value-type="float" office:value="1540.77317233902">
                <text:p>1540.773172339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7.151821423468">
                <text:p>267.151821423468</text:p>
              </table:table-cell>
              <table:table-cell office:value-type="float" office:value="315.650311845705">
                <text:p>315.650311845705</text:p>
              </table:table-cell>
              <table:table-cell office:value-type="float" office:value="843.265557424655">
                <text:p>843.2655574246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6.107825819932">
                <text:p>336.107825819932</text:p>
              </table:table-cell>
              <table:table-cell office:value-type="float" office:value="280.152923143394">
                <text:p>280.152923143394</text:p>
              </table:table-cell>
              <table:table-cell office:value-type="float" office:value="941.615898948253">
                <text:p>941.6158989482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22.201294193204">
                <text:p>322.201294193204</text:p>
              </table:table-cell>
              <table:table-cell office:value-type="float" office:value="316.999328937684">
                <text:p>316.999328937684</text:p>
              </table:table-cell>
              <table:table-cell office:value-type="float" office:value="1021.37594042099">
                <text:p>1021.375940420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7.120863451606">
                <text:p>97.120863451606</text:p>
              </table:table-cell>
              <table:table-cell office:value-type="float" office:value="266.498846740946">
                <text:p>266.498846740946</text:p>
              </table:table-cell>
              <table:table-cell office:value-type="float" office:value="258.825981043379">
                <text:p>258.8259810433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3.944120828219">
                <text:p>393.944120828219</text:p>
              </table:table-cell>
              <table:table-cell office:value-type="float" office:value="210.326340266906">
                <text:p>210.326340266906</text:p>
              </table:table-cell>
              <table:table-cell office:value-type="float" office:value="828.568252034635">
                <text:p>828.5682520346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8.161368110513">
                <text:p>268.161368110513</text:p>
              </table:table-cell>
              <table:table-cell office:value-type="float" office:value="215.667415605516">
                <text:p>215.667415605516</text:p>
              </table:table-cell>
              <table:table-cell office:value-type="float" office:value="578.336692256338">
                <text:p>578.3366922563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8.219165302342">
                <text:p>278.219165302342</text:p>
              </table:table-cell>
              <table:table-cell office:value-type="float" office:value="188.393649158131">
                <text:p>188.393649158131</text:p>
              </table:table-cell>
              <table:table-cell office:value-type="float" office:value="524.147238170378">
                <text:p>524.1472381703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0.893550106386">
                <text:p>170.893550106386</text:p>
              </table:table-cell>
              <table:table-cell office:value-type="float" office:value="270.212604178848">
                <text:p>270.212604178848</text:p>
              </table:table-cell>
              <table:table-cell office:value-type="float" office:value="461.775912116151">
                <text:p>461.7759121161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6.697775374211">
                <text:p>116.697775374211</text:p>
              </table:table-cell>
              <table:table-cell office:value-type="float" office:value="254.797526876322">
                <text:p>254.797526876322</text:p>
              </table:table-cell>
              <table:table-cell office:value-type="float" office:value="297.343045573175">
                <text:p>297.3430455731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7.10402126827">
                <text:p>167.10402126827</text:p>
              </table:table-cell>
              <table:table-cell office:value-type="float" office:value="468.599283416232">
                <text:p>468.599283416232</text:p>
              </table:table-cell>
              <table:table-cell office:value-type="float" office:value="783.048246222822">
                <text:p>783.0482462228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5.809848933">
                <text:p>285.809848933</text:p>
              </table:table-cell>
              <table:table-cell office:value-type="float" office:value="300.349098998102">
                <text:p>300.349098998102</text:p>
              </table:table-cell>
              <table:table-cell office:value-type="float" office:value="858.427306118101">
                <text:p>858.4273061181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5.92459649898">
                <text:p>235.92459649898</text:p>
              </table:table-cell>
              <table:table-cell office:value-type="float" office:value="293.26607538827">
                <text:p>293.26607538827</text:p>
              </table:table-cell>
              <table:table-cell office:value-type="float" office:value="691.886805028168">
                <text:p>691.8868050281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02.286157936488">
                <text:p>702.286157936488</text:p>
              </table:table-cell>
              <table:table-cell office:value-type="float" office:value="191.175474079614">
                <text:p>191.175474079614</text:p>
              </table:table-cell>
              <table:table-cell office:value-type="float" office:value="1342.59889183059">
                <text:p>1342.598891830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92.459349704581">
                <text:p>692.459349704581</text:p>
              </table:table-cell>
              <table:table-cell office:value-type="float" office:value="190.023762650485">
                <text:p>190.023762650485</text:p>
              </table:table-cell>
              <table:table-cell office:value-type="float" office:value="1315.83731113372">
                <text:p>1315.837311133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66.750298194446">
                <text:p>866.750298194446</text:p>
              </table:table-cell>
              <table:table-cell office:value-type="float" office:value="175.291336576476">
                <text:p>175.291336576476</text:p>
              </table:table-cell>
              <table:table-cell office:value-type="float" office:value="1519.33818248564">
                <text:p>1519.338182485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01.536027961948">
                <text:p>701.536027961948</text:p>
              </table:table-cell>
              <table:table-cell office:value-type="float" office:value="180.986845239912">
                <text:p>180.986845239912</text:p>
              </table:table-cell>
              <table:table-cell office:value-type="float" office:value="1269.68792522972">
                <text:p>1269.687925229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43.896905197763">
                <text:p>543.896905197763</text:p>
              </table:table-cell>
              <table:table-cell office:value-type="float" office:value="179.655098347636">
                <text:p>179.655098347636</text:p>
              </table:table-cell>
              <table:table-cell office:value-type="float" office:value="977.138519942788">
                <text:p>977.1385199427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38.10234213618">
                <text:p>738.10234213618</text:p>
              </table:table-cell>
              <table:table-cell office:value-type="float" office:value="177.175964976676">
                <text:p>177.175964976676</text:p>
              </table:table-cell>
              <table:table-cell office:value-type="float" office:value="1307.73994719523">
                <text:p>1307.739947195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.473673633123">
                <text:p>130.473673633123</text:p>
              </table:table-cell>
              <table:table-cell office:value-type="float" office:value="189.387955138454">
                <text:p>189.387955138454</text:p>
              </table:table-cell>
              <table:table-cell office:value-type="float" office:value="247.101422487793">
                <text:p>247.1014224877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9.960423616221">
                <text:p>319.960423616221</text:p>
              </table:table-cell>
              <table:table-cell office:value-type="float" office:value="329.192089527693">
                <text:p>329.192089527693</text:p>
              </table:table-cell>
              <table:table-cell office:value-type="float" office:value="1053.28440416389">
                <text:p>1053.284404163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0.7363898601323">
                <text:p>90.7363898601323</text:p>
              </table:table-cell>
              <table:table-cell office:value-type="float" office:value="329.933040230205">
                <text:p>329.933040230205</text:p>
              </table:table-cell>
              <table:table-cell office:value-type="float" office:value="299.369329660664">
                <text:p>299.3693296606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0.265250630775">
                <text:p>170.265250630775</text:p>
              </table:table-cell>
              <table:table-cell office:value-type="float" office:value="313.319103131022">
                <text:p>313.319103131022</text:p>
              </table:table-cell>
              <table:table-cell office:value-type="float" office:value="533.473556220132">
                <text:p>533.4735562201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4.6432707938">
                <text:p>174.6432707938</text:p>
              </table:table-cell>
              <table:table-cell office:value-type="float" office:value="300.833379774257">
                <text:p>300.833379774257</text:p>
              </table:table-cell>
              <table:table-cell office:value-type="float" office:value="525.385254077294">
                <text:p>525.3852540772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6.200344199381">
                <text:p>136.200344199381</text:p>
              </table:table-cell>
              <table:table-cell office:value-type="float" office:value="284.630521306704">
                <text:p>284.630521306704</text:p>
              </table:table-cell>
              <table:table-cell office:value-type="float" office:value="387.667749716222">
                <text:p>387.6677497162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8.134508172554">
                <text:p>188.134508172554</text:p>
              </table:table-cell>
              <table:table-cell office:value-type="float" office:value="366.170160325033">
                <text:p>366.170160325033</text:p>
              </table:table-cell>
              <table:table-cell office:value-type="float" office:value="688.892430202154">
                <text:p>688.8924302021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82.524024406677">
                <text:p>382.524024406677</text:p>
              </table:table-cell>
              <table:table-cell office:value-type="float" office:value="179.880530135301">
                <text:p>179.880530135301</text:p>
              </table:table-cell>
              <table:table-cell office:value-type="float" office:value="688.086242997621">
                <text:p>688.0862429976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4.799175163077">
                <text:p>224.799175163077</text:p>
              </table:table-cell>
              <table:table-cell office:value-type="float" office:value="645.415075036">
                <text:p>645.415075036</text:p>
              </table:table-cell>
              <table:table-cell office:value-type="float" office:value="1450.88776505908">
                <text:p>1450.887765059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2.813929989503">
                <text:p>542.813929989503</text:p>
              </table:table-cell>
              <table:table-cell office:value-type="float" office:value="188.15915112653">
                <text:p>188.15915112653</text:p>
              </table:table-cell>
              <table:table-cell office:value-type="float" office:value="1021.35408286481">
                <text:p>1021.354082864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78.654026656477">
                <text:p>478.654026656477</text:p>
              </table:table-cell>
              <table:table-cell office:value-type="float" office:value="187.29169853205">
                <text:p>187.29169853205</text:p>
              </table:table-cell>
              <table:table-cell office:value-type="float" office:value="896.479256616967">
                <text:p>896.4792566169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7.0580743700627">
                <text:p>87.0580743700627</text:p>
              </table:table-cell>
              <table:table-cell office:value-type="float" office:value="179.98416692901">
                <text:p>179.98416692901</text:p>
              </table:table-cell>
              <table:table-cell office:value-type="float" office:value="156.690749899395">
                <text:p>156.6907498993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3.979405868224">
                <text:p>683.979405868224</text:p>
              </table:table-cell>
              <table:table-cell office:value-type="float" office:value="185.958014865455">
                <text:p>185.958014865455</text:p>
              </table:table-cell>
              <table:table-cell office:value-type="float" office:value="1271.91452524109">
                <text:p>1271.914525241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0.885529978165">
                <text:p>120.885529978165</text:p>
              </table:table-cell>
              <table:table-cell office:value-type="float" office:value="212.2071398867">
                <text:p>212.2071398867</text:p>
              </table:table-cell>
              <table:table-cell office:value-type="float" office:value="256.527725703543">
                <text:p>256.5277257035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8.189036429698">
                <text:p>308.189036429698</text:p>
              </table:table-cell>
              <table:table-cell office:value-type="float" office:value="366.2493550366">
                <text:p>366.2493550366</text:p>
              </table:table-cell>
              <table:table-cell office:value-type="float" office:value="1128.74035821728">
                <text:p>1128.740358217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9.9384233489872">
                <text:p>89.9384233489872</text:p>
              </table:table-cell>
              <table:table-cell office:value-type="float" office:value="356.242257210671">
                <text:p>356.242257210671</text:p>
              </table:table-cell>
              <table:table-cell office:value-type="float" office:value="320.398669438121">
                <text:p>320.3986694381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1.93104644951">
                <text:p>221.93104644951</text:p>
              </table:table-cell>
              <table:table-cell office:value-type="float" office:value="446.401503692662">
                <text:p>446.401503692662</text:p>
              </table:table-cell>
              <table:table-cell office:value-type="float" office:value="990.70352851147">
                <text:p>990.703528511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0.360443229788">
                <text:p>180.360443229788</text:p>
              </table:table-cell>
              <table:table-cell office:value-type="float" office:value="425.960238085397">
                <text:p>425.960238085397</text:p>
              </table:table-cell>
              <table:table-cell office:value-type="float" office:value="768.263773393476">
                <text:p>768.2637733934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8.14414542141">
                <text:p>188.14414542141</text:p>
              </table:table-cell>
              <table:table-cell office:value-type="float" office:value="360.709745684859">
                <text:p>360.709745684859</text:p>
              </table:table-cell>
              <table:table-cell office:value-type="float" office:value="678.654268470518">
                <text:p>678.6542684705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6.735599037965">
                <text:p>786.735599037965</text:p>
              </table:table-cell>
              <table:table-cell office:value-type="float" office:value="184.369950877509">
                <text:p>184.369950877509</text:p>
              </table:table-cell>
              <table:table-cell office:value-type="float" office:value="1450.50403748218">
                <text:p>1450.504037482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3.860006476639">
                <text:p>123.860006476639</text:p>
              </table:table-cell>
              <table:table-cell office:value-type="float" office:value="199.933222739615">
                <text:p>199.933222739615</text:p>
              </table:table-cell>
              <table:table-cell office:value-type="float" office:value="247.637302634241">
                <text:p>247.63730263424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3.735579237074">
                <text:p>563.735579237074</text:p>
              </table:table-cell>
              <table:table-cell office:value-type="float" office:value="184.265803834418">
                <text:p>184.265803834418</text:p>
              </table:table-cell>
              <table:table-cell office:value-type="float" office:value="1038.7718965818">
                <text:p>1038.77189658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6.7868814636496">
                <text:p>86.7868814636496</text:p>
              </table:table-cell>
              <table:table-cell office:value-type="float" office:value="201.944825438537">
                <text:p>201.944825438537</text:p>
              </table:table-cell>
              <table:table-cell office:value-type="float" office:value="175.261616275317">
                <text:p>175.2616162753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7.039743936556">
                <text:p>287.039743936556</text:p>
              </table:table-cell>
              <table:table-cell office:value-type="float" office:value="319.082937476529">
                <text:p>319.082937476529</text:p>
              </table:table-cell>
              <table:table-cell office:value-type="float" office:value="915.894846677874">
                <text:p>915.8948466778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8.160036559895">
                <text:p>148.160036559895</text:p>
              </table:table-cell>
              <table:table-cell office:value-type="float" office:value="171.004296258202">
                <text:p>171.004296258202</text:p>
              </table:table-cell>
              <table:table-cell office:value-type="float" office:value="253.360027855144">
                <text:p>253.3600278551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2.300681528951">
                <text:p>152.300681528951</text:p>
              </table:table-cell>
              <table:table-cell office:value-type="float" office:value="324.152184849852">
                <text:p>324.152184849852</text:p>
              </table:table-cell>
              <table:table-cell office:value-type="float" office:value="493.685986717314">
                <text:p>493.6859867173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13.581029036879">
                <text:p>213.581029036879</text:p>
              </table:table-cell>
              <table:table-cell office:value-type="float" office:value="486.364683357464">
                <text:p>486.364683357464</text:p>
              </table:table-cell>
              <table:table-cell office:value-type="float" office:value="1038.78269558683">
                <text:p>1038.782695586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3.056779044832">
                <text:p>283.056779044832</text:p>
              </table:table-cell>
              <table:table-cell office:value-type="float" office:value="212.498438824329">
                <text:p>212.498438824329</text:p>
              </table:table-cell>
              <table:table-cell office:value-type="float" office:value="601.491236456696">
                <text:p>601.4912364566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20.170596839356">
                <text:p>220.170596839356</text:p>
              </table:table-cell>
              <table:table-cell office:value-type="float" office:value="205.545406930531">
                <text:p>205.545406930531</text:p>
              </table:table-cell>
              <table:table-cell office:value-type="float" office:value="452.550549214831">
                <text:p>452.5505492148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30.752181309835">
                <text:p>930.752181309835</text:p>
              </table:table-cell>
              <table:table-cell office:value-type="float" office:value="231.904478412889">
                <text:p>231.904478412889</text:p>
              </table:table-cell>
              <table:table-cell office:value-type="float" office:value="2158.45599138316">
                <text:p>2158.455991383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9.618886884062">
                <text:p>139.618886884062</text:p>
              </table:table-cell>
              <table:table-cell office:value-type="float" office:value="204.310458888762">
                <text:p>204.310458888762</text:p>
              </table:table-cell>
              <table:table-cell office:value-type="float" office:value="285.255988488208">
                <text:p>285.2559884882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12.290255948145">
                <text:p>312.290255948145</text:p>
              </table:table-cell>
              <table:table-cell office:value-type="float" office:value="261.106727852616">
                <text:p>261.106727852616</text:p>
              </table:table-cell>
              <table:table-cell office:value-type="float" office:value="815.410868708758">
                <text:p>815.4108687087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7.161887118667">
                <text:p>157.161887118667</text:p>
              </table:table-cell>
              <table:table-cell office:value-type="float" office:value="209.171188822761">
                <text:p>209.171188822761</text:p>
              </table:table-cell>
              <table:table-cell office:value-type="float" office:value="328.737387662401">
                <text:p>328.7373876624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7.744970778051">
                <text:p>167.744970778051</text:p>
              </table:table-cell>
              <table:table-cell office:value-type="float" office:value="166.482156510273">
                <text:p>166.482156510273</text:p>
              </table:table-cell>
              <table:table-cell office:value-type="float" office:value="279.265444788827">
                <text:p>279.2654447888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5.944094833896">
                <text:p>185.944094833896</text:p>
              </table:table-cell>
              <table:table-cell office:value-type="float" office:value="359.837618817303">
                <text:p>359.837618817303</text:p>
              </table:table-cell>
              <table:table-cell office:value-type="float" office:value="669.096803181681">
                <text:p>669.09680318168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2.292370494284">
                <text:p>142.292370494284</text:p>
              </table:table-cell>
              <table:table-cell office:value-type="float" office:value="309.725326896253">
                <text:p>309.725326896253</text:p>
              </table:table-cell>
              <table:table-cell office:value-type="float" office:value="440.715509661846">
                <text:p>440.7155096618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7.618653375189">
                <text:p>187.618653375189</text:p>
              </table:table-cell>
              <table:table-cell office:value-type="float" office:value="543.611410429183">
                <text:p>543.611410429183</text:p>
              </table:table-cell>
              <table:table-cell office:value-type="float" office:value="1019.9164078411">
                <text:p>1019.91640784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01.532606949606">
                <text:p>601.532606949606</text:p>
              </table:table-cell>
              <table:table-cell office:value-type="float" office:value="285.380629811805">
                <text:p>285.380629811805</text:p>
              </table:table-cell>
              <table:table-cell office:value-type="float" office:value="1716.65754223616">
                <text:p>1716.657542236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17.345988584779">
                <text:p>217.345988584779</text:p>
              </table:table-cell>
              <table:table-cell office:value-type="float" office:value="600.839667146658">
                <text:p>600.839667146658</text:p>
              </table:table-cell>
              <table:table-cell office:value-type="float" office:value="1305.9009143694">
                <text:p>1305.90091436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92.765995493652">
                <text:p>392.765995493652</text:p>
              </table:table-cell>
              <table:table-cell office:value-type="float" office:value="276.33100318429">
                <text:p>276.33100318429</text:p>
              </table:table-cell>
              <table:table-cell office:value-type="float" office:value="1085.33421551437">
                <text:p>1085.3342155143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8.475395837607">
                <text:p>278.475395837607</text:p>
              </table:table-cell>
              <table:table-cell office:value-type="float" office:value="268.08569948716">
                <text:p>268.08569948716</text:p>
              </table:table-cell>
              <table:table-cell office:value-type="float" office:value="746.552712830889">
                <text:p>746.55271283088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5.062763512821">
                <text:p>105.062763512821</text:p>
              </table:table-cell>
              <table:table-cell office:value-type="float" office:value="265.837915872365">
                <text:p>265.837915872365</text:p>
              </table:table-cell>
              <table:table-cell office:value-type="float" office:value="279.296660880397">
                <text:p>279.2966608803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56.856125705787">
                <text:p>256.856125705787</text:p>
              </table:table-cell>
              <table:table-cell office:value-type="float" office:value="249.210401995566">
                <text:p>249.210401995566</text:p>
              </table:table-cell>
              <table:table-cell office:value-type="float" office:value="640.112183421629">
                <text:p>640.1121834216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8.324003919888">
                <text:p>158.324003919888</text:p>
              </table:table-cell>
              <table:table-cell office:value-type="float" office:value="210.716267405009">
                <text:p>210.716267405009</text:p>
              </table:table-cell>
              <table:table-cell office:value-type="float" office:value="333.614431466148">
                <text:p>333.6144314661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1.5083732432428">
                <text:p>71.5083732432428</text:p>
              </table:table-cell>
              <table:table-cell office:value-type="float" office:value="433.996733817112">
                <text:p>433.996733817112</text:p>
              </table:table-cell>
              <table:table-cell office:value-type="float" office:value="310.344004281423">
                <text:p>310.3440042814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2.7616380697944">
                <text:p>92.7616380697944</text:p>
              </table:table-cell>
              <table:table-cell office:value-type="float" office:value="940.954482215767">
                <text:p>940.954482215767</text:p>
              </table:table-cell>
              <table:table-cell office:value-type="float" office:value="872.844791194498">
                <text:p>872.8447911944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9.062539144116">
                <text:p>219.062539144116</text:p>
              </table:table-cell>
              <table:table-cell office:value-type="float" office:value="543.578306781849">
                <text:p>543.578306781849</text:p>
              </table:table-cell>
              <table:table-cell office:value-type="float" office:value="1190.77644107291">
                <text:p>1190.776441072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9.647645264682">
                <text:p>179.647645264682</text:p>
              </table:table-cell>
              <table:table-cell office:value-type="float" office:value="561.019895365801">
                <text:p>561.019895365801</text:p>
              </table:table-cell>
              <table:table-cell office:value-type="float" office:value="1007.85903149105">
                <text:p>1007.859031491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29.843339279398">
                <text:p>229.843339279398</text:p>
              </table:table-cell>
              <table:table-cell office:value-type="float" office:value="548.856868233484">
                <text:p>548.856868233484</text:p>
              </table:table-cell>
              <table:table-cell office:value-type="float" office:value="1261.51095381217">
                <text:p>1261.510953812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2.871071851822">
                <text:p>382.871071851822</text:p>
              </table:table-cell>
              <table:table-cell office:value-type="float" office:value="289.575764946859">
                <text:p>289.575764946859</text:p>
              </table:table-cell>
              <table:table-cell office:value-type="float" office:value="1108.70183507515">
                <text:p>1108.701835075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3.781066128051">
                <text:p>263.781066128051</text:p>
              </table:table-cell>
              <table:table-cell office:value-type="float" office:value="281.692981652951">
                <text:p>281.692981652951</text:p>
              </table:table-cell>
              <table:table-cell office:value-type="float" office:value="743.05275021205">
                <text:p>743.052750212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9.647992768452">
                <text:p>109.647992768452</text:p>
              </table:table-cell>
              <table:table-cell office:value-type="float" office:value="292.028544287159">
                <text:p>292.028544287159</text:p>
              </table:table-cell>
              <table:table-cell office:value-type="float" office:value="320.203437121799">
                <text:p>320.2034371217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5.440418776495">
                <text:p>85.440418776495</text:p>
              </table:table-cell>
              <table:table-cell office:value-type="float" office:value="131.596436704068">
                <text:p>131.596436704068</text:p>
              </table:table-cell>
              <table:table-cell office:value-type="float" office:value="112.436546614901">
                <text:p>112.4365466149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3.035755265305">
                <text:p>173.035755265305</text:p>
              </table:table-cell>
              <table:table-cell office:value-type="float" office:value="463.546784378215">
                <text:p>463.546784378215</text:p>
              </table:table-cell>
              <table:table-cell office:value-type="float" office:value="802.101679356881">
                <text:p>802.1016793568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0.0616196248039">
                <text:p>70.0616196248039</text:p>
              </table:table-cell>
              <table:table-cell office:value-type="float" office:value="606.039532225256">
                <text:p>606.039532225256</text:p>
              </table:table-cell>
              <table:table-cell office:value-type="float" office:value="424.601111843601">
                <text:p>424.6011118436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6.7319579744204">
                <text:p>86.7319579744204</text:p>
              </table:table-cell>
              <table:table-cell office:value-type="float" office:value="550.641232488257">
                <text:p>550.641232488257</text:p>
              </table:table-cell>
              <table:table-cell office:value-type="float" office:value="477.581922351546">
                <text:p>477.5819223515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6.4987272697064">
                <text:p>66.4987272697064</text:p>
              </table:table-cell>
              <table:table-cell office:value-type="float" office:value="520.112086960381">
                <text:p>520.112086960381</text:p>
              </table:table-cell>
              <table:table-cell office:value-type="float" office:value="345.867918204562">
                <text:p>345.8679182045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8.17607793049">
                <text:p>158.17607793049</text:p>
              </table:table-cell>
              <table:table-cell office:value-type="float" office:value="176.158939083393">
                <text:p>176.158939083393</text:p>
              </table:table-cell>
              <table:table-cell office:value-type="float" office:value="278.641300766073">
                <text:p>278.6413007660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6.985729115022">
                <text:p>156.985729115022</text:p>
              </table:table-cell>
              <table:table-cell office:value-type="float" office:value="182.505843645618">
                <text:p>182.505843645618</text:p>
              </table:table-cell>
              <table:table-cell office:value-type="float" office:value="286.508129324595">
                <text:p>286.5081293245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3.1076376547269">
                <text:p>73.1076376547269</text:p>
              </table:table-cell>
              <table:table-cell office:value-type="float" office:value="453.893198046093">
                <text:p>453.893198046093</text:p>
              </table:table-cell>
              <table:table-cell office:value-type="float" office:value="331.83059456699">
                <text:p>331.830594566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4.302849382906">
                <text:p>164.302849382906</text:p>
              </table:table-cell>
              <table:table-cell office:value-type="float" office:value="168.237592254738">
                <text:p>168.237592254738</text:p>
              </table:table-cell>
              <table:table-cell office:value-type="float" office:value="276.41915780773">
                <text:p>276.419157807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0.7056991892182">
                <text:p>90.7056991892182</text:p>
              </table:table-cell>
              <table:table-cell office:value-type="float" office:value="979.751668186646">
                <text:p>979.751668186646</text:p>
              </table:table-cell>
              <table:table-cell office:value-type="float" office:value="888.690600946727">
                <text:p>888.6906009467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60.299480848094">
                <text:p>260.299480848094</text:p>
              </table:table-cell>
              <table:table-cell office:value-type="float" office:value="635.242273001044">
                <text:p>635.242273001044</text:p>
              </table:table-cell>
              <table:table-cell office:value-type="float" office:value="1653.53233874935">
                <text:p>1653.532338749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1.195912311233">
                <text:p>651.195912311233</text:p>
              </table:table-cell>
              <table:table-cell office:value-type="float" office:value="241.552145072481">
                <text:p>241.552145072481</text:p>
              </table:table-cell>
              <table:table-cell office:value-type="float" office:value="1572.97769481209">
                <text:p>1572.977694812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09.643873888125">
                <text:p>509.643873888125</text:p>
              </table:table-cell>
              <table:table-cell office:value-type="float" office:value="227.770073371313">
                <text:p>227.770073371313</text:p>
              </table:table-cell>
              <table:table-cell office:value-type="float" office:value="1160.81622548738">
                <text:p>1160.8162254873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33.568613464368">
                <text:p>433.568613464368</text:p>
              </table:table-cell>
              <table:table-cell office:value-type="float" office:value="310.926623330668">
                <text:p>310.926623330668</text:p>
              </table:table-cell>
              <table:table-cell office:value-type="float" office:value="1348.08024966636">
                <text:p>1348.080249666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7.761304927209">
                <text:p>297.761304927209</text:p>
              </table:table-cell>
              <table:table-cell office:value-type="float" office:value="309.866441754527">
                <text:p>309.866441754527</text:p>
              </table:table-cell>
              <table:table-cell office:value-type="float" office:value="922.662360499787">
                <text:p>922.6623604997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6.48997943797">
                <text:p>106.48997943797</text:p>
              </table:table-cell>
              <table:table-cell office:value-type="float" office:value="308.151525153131">
                <text:p>308.151525153131</text:p>
              </table:table-cell>
              <table:table-cell office:value-type="float" office:value="328.15049577336">
                <text:p>328.150495773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13.097464716213">
                <text:p>313.097464716213</text:p>
              </table:table-cell>
              <table:table-cell office:value-type="float" office:value="351.199508399884">
                <text:p>351.199508399884</text:p>
              </table:table-cell>
              <table:table-cell office:value-type="float" office:value="1099.59675689584">
                <text:p>1099.596756895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7.236126773618">
                <text:p>167.236126773618</text:p>
              </table:table-cell>
              <table:table-cell office:value-type="float" office:value="462.37540257647">
                <text:p>462.37540257647</text:p>
              </table:table-cell>
              <table:table-cell office:value-type="float" office:value="773.258714422813">
                <text:p>773.2587144228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2.718968549041">
                <text:p>162.718968549041</text:p>
              </table:table-cell>
              <table:table-cell office:value-type="float" office:value="475.112552925183">
                <text:p>475.112552925183</text:p>
              </table:table-cell>
              <table:table-cell office:value-type="float" office:value="773.098245566873">
                <text:p>773.09824556687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8.5486838977777">
                <text:p>68.5486838977777</text:p>
              </table:table-cell>
              <table:table-cell office:value-type="float" office:value="339.832724201749">
                <text:p>339.832724201749</text:p>
              </table:table-cell>
              <table:table-cell office:value-type="float" office:value="232.950859894263">
                <text:p>232.9508598942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9.468585934628">
                <text:p>169.468585934628</text:p>
              </table:table-cell>
              <table:table-cell office:value-type="float" office:value="299.726065187108">
                <text:p>299.726065187108</text:p>
              </table:table-cell>
              <table:table-cell office:value-type="float" office:value="507.941524350092">
                <text:p>507.9415243500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7.3390654358847">
                <text:p>87.3390654358847</text:p>
              </table:table-cell>
              <table:table-cell office:value-type="float" office:value="687.915411263356">
                <text:p>687.915411263356</text:p>
              </table:table-cell>
              <table:table-cell office:value-type="float" office:value="600.818891186838">
                <text:p>600.8188911868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9.1045598969846">
                <text:p>69.1045598969846</text:p>
              </table:table-cell>
              <table:table-cell office:value-type="float" office:value="640.399772108115">
                <text:p>640.399772108115</text:p>
              </table:table-cell>
              <table:table-cell office:value-type="float" office:value="442.545444096607">
                <text:p>442.5454440966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1.559472409411">
                <text:p>161.559472409411</text:p>
              </table:table-cell>
              <table:table-cell office:value-type="float" office:value="221.54648078972">
                <text:p>221.54648078972</text:p>
              </table:table-cell>
              <table:table-cell office:value-type="float" office:value="357.92932550549">
                <text:p>357.929325505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5.552542328172">
                <text:p>165.552542328172</text:p>
              </table:table-cell>
              <table:table-cell office:value-type="float" office:value="216.176666939024">
                <text:p>216.176666939024</text:p>
              </table:table-cell>
              <table:table-cell office:value-type="float" office:value="357.885968037859">
                <text:p>357.8859680378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9.7816504209143">
                <text:p>69.7816504209143</text:p>
              </table:table-cell>
              <table:table-cell office:value-type="float" office:value="637.689395481929">
                <text:p>637.689395481929</text:p>
              </table:table-cell>
              <table:table-cell office:value-type="float" office:value="444.99018472644">
                <text:p>444.990184726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0.361290742912">
                <text:p>160.361290742912</text:p>
              </table:table-cell>
              <table:table-cell office:value-type="float" office:value="223.185782458463">
                <text:p>223.185782458463</text:p>
              </table:table-cell>
              <table:table-cell office:value-type="float" office:value="357.903601505059">
                <text:p>357.90360150505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6.7296505005915">
                <text:p>86.7296505005915</text:p>
              </table:table-cell>
              <table:table-cell office:value-type="float" office:value="588.510200984604">
                <text:p>588.510200984604</text:p>
              </table:table-cell>
              <table:table-cell office:value-type="float" office:value="510.412840474276">
                <text:p>510.4128404742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0.5281130258402">
                <text:p>70.5281130258402</text:p>
              </table:table-cell>
              <table:table-cell office:value-type="float" office:value="546.162058084571">
                <text:p>546.162058084571</text:p>
              </table:table-cell>
              <table:table-cell office:value-type="float" office:value="385.197793630142">
                <text:p>385.19779363014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2.653901418693">
                <text:p>152.653901418693</text:p>
              </table:table-cell>
              <table:table-cell office:value-type="float" office:value="176.173178538327">
                <text:p>176.173178538327</text:p>
              </table:table-cell>
              <table:table-cell office:value-type="float" office:value="268.935230292075">
                <text:p>268.9352302920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4.255722251762">
                <text:p>164.255722251762</text:p>
              </table:table-cell>
              <table:table-cell office:value-type="float" office:value="161.228833049029">
                <text:p>161.228833049029</text:p>
              </table:table-cell>
              <table:table-cell office:value-type="float" office:value="264.82758420277">
                <text:p>264.8275842027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1.5032627772935">
                <text:p>71.5032627772935</text:p>
              </table:table-cell>
              <table:table-cell office:value-type="float" office:value="466.065664052002">
                <text:p>466.065664052002</text:p>
              </table:table-cell>
              <table:table-cell office:value-type="float" office:value="333.25215648184">
                <text:p>333.252156481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83.365896555247">
                <text:p>783.365896555247</text:p>
              </table:table-cell>
              <table:table-cell office:value-type="float" office:value="318.065695830542">
                <text:p>318.065695830542</text:p>
              </table:table-cell>
              <table:table-cell office:value-type="float" office:value="2491.61818977761">
                <text:p>2491.6181897776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68.141041470916">
                <text:p>568.141041470916</text:p>
              </table:table-cell>
              <table:table-cell office:value-type="float" office:value="287.077122188524">
                <text:p>287.077122188524</text:p>
              </table:table-cell>
              <table:table-cell office:value-type="float" office:value="1631.00295182661">
                <text:p>1631.0029518266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8.212131048647">
                <text:p>128.212131048647</text:p>
              </table:table-cell>
              <table:table-cell office:value-type="float" office:value="312.577305992572">
                <text:p>312.577305992572</text:p>
              </table:table-cell>
              <table:table-cell office:value-type="float" office:value="400.762025187526">
                <text:p>400.7620251875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24.958338388783">
                <text:p>624.958338388783</text:p>
              </table:table-cell>
              <table:table-cell office:value-type="float" office:value="307.998611665824">
                <text:p>307.998611665824</text:p>
              </table:table-cell>
              <table:table-cell office:value-type="float" office:value="1924.86300572725">
                <text:p>1924.863005727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9.477080130003">
                <text:p>179.477080130003</text:p>
              </table:table-cell>
              <table:table-cell office:value-type="float" office:value="454.828248530126">
                <text:p>454.828248530126</text:p>
              </table:table-cell>
              <table:table-cell office:value-type="float" office:value="816.312460068305">
                <text:p>816.3124600683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0.5397658070499">
                <text:p>90.5397658070499</text:p>
              </table:table-cell>
              <table:table-cell office:value-type="float" office:value="338.020594126073">
                <text:p>338.020594126073</text:p>
              </table:table-cell>
              <table:table-cell office:value-type="float" office:value="306.043054301345">
                <text:p>306.0430543013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1.7059099428451">
                <text:p>71.7059099428451</text:p>
              </table:table-cell>
              <table:table-cell office:value-type="float" office:value="312.339480494547">
                <text:p>312.339480494547</text:p>
              </table:table-cell>
              <table:table-cell office:value-type="float" office:value="223.96586659937">
                <text:p>223.965866599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1.416233111899">
                <text:p>171.416233111899</text:p>
              </table:table-cell>
              <table:table-cell office:value-type="float" office:value="251.504554651878">
                <text:p>251.504554651878</text:p>
              </table:table-cell>
              <table:table-cell office:value-type="float" office:value="431.119633689106">
                <text:p>431.1196336891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6.738994085934">
                <text:p>146.738994085934</text:p>
              </table:table-cell>
              <table:table-cell office:value-type="float" office:value="254.923980217266">
                <text:p>254.923980217266</text:p>
              </table:table-cell>
              <table:table-cell office:value-type="float" office:value="374.07288425464">
                <text:p>374.072884254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2.238504167709">
                <text:p>182.238504167709</text:p>
              </table:table-cell>
              <table:table-cell office:value-type="float" office:value="299.043439522484">
                <text:p>299.043439522484</text:p>
              </table:table-cell>
              <table:table-cell office:value-type="float" office:value="544.97229099744">
                <text:p>544.9722909974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7.422091891301">
                <text:p>57.422091891301</text:p>
              </table:table-cell>
              <table:table-cell office:value-type="float" office:value="451.076200522566">
                <text:p>451.076200522566</text:p>
              </table:table-cell>
              <table:table-cell office:value-type="float" office:value="259.017390363857">
                <text:p>259.0173903638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6.4737957935693">
                <text:p>86.4737957935693</text:p>
              </table:table-cell>
              <table:table-cell office:value-type="float" office:value="721.274236391515">
                <text:p>721.274236391515</text:p>
              </table:table-cell>
              <table:table-cell office:value-type="float" office:value="623.713210288825">
                <text:p>623.7132102888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8.7073907281632">
                <text:p>68.7073907281632</text:p>
              </table:table-cell>
              <table:table-cell office:value-type="float" office:value="679.447935464703">
                <text:p>679.447935464703</text:p>
              </table:table-cell>
              <table:table-cell office:value-type="float" office:value="466.830947814172">
                <text:p>466.8309478141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5.930503699891">
                <text:p>165.930503699891</text:p>
              </table:table-cell>
              <table:table-cell office:value-type="float" office:value="216.547595355166">
                <text:p>216.547595355166</text:p>
              </table:table-cell>
              <table:table-cell office:value-type="float" office:value="359.318515722829">
                <text:p>359.31851572282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1.556890257248">
                <text:p>161.556890257248</text:p>
              </table:table-cell>
              <table:table-cell office:value-type="float" office:value="223.268470172129">
                <text:p>223.268470172129</text:p>
              </table:table-cell>
              <table:table-cell office:value-type="float" office:value="360.705597335023">
                <text:p>360.7055973350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7.432907899263">
                <text:p>167.432907899263</text:p>
              </table:table-cell>
              <table:table-cell office:value-type="float" office:value="221.956249433497">
                <text:p>221.956249433497</text:p>
              </table:table-cell>
              <table:table-cell office:value-type="float" office:value="371.627802690646">
                <text:p>371.6278026906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8.3688212708882">
                <text:p>68.3688212708882</text:p>
              </table:table-cell>
              <table:table-cell office:value-type="float" office:value="292.03116361185">
                <text:p>292.03116361185</text:p>
              </table:table-cell>
              <table:table-cell office:value-type="float" office:value="199.658264305081">
                <text:p>199.6582643050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8.3271438900762">
                <text:p>88.3271438900762</text:p>
              </table:table-cell>
              <table:table-cell office:value-type="float" office:value="601.245299701541">
                <text:p>601.245299701541</text:p>
              </table:table-cell>
              <table:table-cell office:value-type="float" office:value="531.0628009997">
                <text:p>531.06280099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7.5040230640654">
                <text:p>87.5040230640654</text:p>
              </table:table-cell>
              <table:table-cell office:value-type="float" office:value="229.704744957593">
                <text:p>229.704744957593</text:p>
              </table:table-cell>
              <table:table-cell office:value-type="float" office:value="201.000893006944">
                <text:p>201.0008930069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8.3908150675379">
                <text:p>68.3908150675379</text:p>
              </table:table-cell>
              <table:table-cell office:value-type="float" office:value="217.377964615839">
                <text:p>217.377964615839</text:p>
              </table:table-cell>
              <table:table-cell office:value-type="float" office:value="148.666561777996">
                <text:p>148.6665617779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4.835505325312">
                <text:p>154.835505325312</text:p>
              </table:table-cell>
              <table:table-cell office:value-type="float" office:value="157.478108655898">
                <text:p>157.478108655898</text:p>
              </table:table-cell>
              <table:table-cell office:value-type="float" office:value="243.832025314103">
                <text:p>243.8320253141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8.0468346971436">
                <text:p>88.0468346971436</text:p>
              </table:table-cell>
              <table:table-cell office:value-type="float" office:value="325.860057901856">
                <text:p>325.860057901856</text:p>
              </table:table-cell>
              <table:table-cell office:value-type="float" office:value="286.909466524863">
                <text:p>286.9094665248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17.747949777713">
                <text:p>317.747949777713</text:p>
              </table:table-cell>
              <table:table-cell office:value-type="float" office:value="413.221889175439">
                <text:p>413.221889175439</text:p>
              </table:table-cell>
              <table:table-cell office:value-type="float" office:value="1313.00408088769">
                <text:p>1313.004080887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3.309153438764">
                <text:p>173.309153438764</text:p>
              </table:table-cell>
              <table:table-cell office:value-type="float" office:value="473.609258271071">
                <text:p>473.609258271071</text:p>
              </table:table-cell>
              <table:table-cell office:value-type="float" office:value="820.808196117199">
                <text:p>820.8081961171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9.004768497153">
                <text:p>169.004768497153</text:p>
              </table:table-cell>
              <table:table-cell office:value-type="float" office:value="473.237172857184">
                <text:p>473.237172857184</text:p>
              </table:table-cell>
              <table:table-cell office:value-type="float" office:value="799.793388429757">
                <text:p>799.7933884297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9.3662515535122">
                <text:p>69.3662515535122</text:p>
              </table:table-cell>
              <table:table-cell office:value-type="float" office:value="1314.99042681207">
                <text:p>1314.99042681207</text:p>
              </table:table-cell>
              <table:table-cell office:value-type="float" office:value="912.159567367065">
                <text:p>912.15956736706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2.75263959406">
                <text:p>162.75263959406</text:p>
              </table:table-cell>
              <table:table-cell office:value-type="float" office:value="419.31125027357">
                <text:p>419.31125027357</text:p>
              </table:table-cell>
              <table:table-cell office:value-type="float" office:value="682.440127935088">
                <text:p>682.4401279350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7.80863537455">
                <text:p>167.80863537455</text:p>
              </table:table-cell>
              <table:table-cell office:value-type="float" office:value="250.041773798362">
                <text:p>250.041773798362</text:p>
              </table:table-cell>
              <table:table-cell office:value-type="float" office:value="419.59168847735">
                <text:p>419.591688477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9.1638576515595">
                <text:p>69.1638576515595</text:p>
              </table:table-cell>
              <table:table-cell office:value-type="float" office:value="751.259521549196">
                <text:p>751.259521549196</text:p>
              </table:table-cell>
              <table:table-cell office:value-type="float" office:value="519.600066078073">
                <text:p>519.6000660780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3.9570427835443">
                <text:p>93.9570427835443</text:p>
              </table:table-cell>
              <table:table-cell office:value-type="float" office:value="437.087061181757">
                <text:p>437.087061181757</text:p>
              </table:table-cell>
              <table:table-cell office:value-type="float" office:value="410.67407707588">
                <text:p>410.6740770758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3.5833368981428">
                <text:p>93.5833368981428</text:p>
              </table:table-cell>
              <table:table-cell office:value-type="float" office:value="444.382342307769">
                <text:p>444.382342307769</text:p>
              </table:table-cell>
              <table:table-cell office:value-type="float" office:value="415.867824517737">
                <text:p>415.86782451773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8.4043223505054">
                <text:p>58.4043223505054</text:p>
              </table:table-cell>
              <table:table-cell office:value-type="float" office:value="449.859834519933">
                <text:p>449.859834519933</text:p>
              </table:table-cell>
              <table:table-cell office:value-type="float" office:value="262.737587878472">
                <text:p>262.7375878784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1.755693688578">
                <text:p>91.755693688578</text:p>
              </table:table-cell>
              <table:table-cell office:value-type="float" office:value="299.890371219889">
                <text:p>299.890371219889</text:p>
              </table:table-cell>
              <table:table-cell office:value-type="float" office:value="275.16649041806">
                <text:p>275.166490418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8.29316581002">
                <text:p>88.29316581002</text:p>
              </table:table-cell>
              <table:table-cell office:value-type="float" office:value="312.709391610896">
                <text:p>312.709391610896</text:p>
              </table:table-cell>
              <table:table-cell office:value-type="float" office:value="276.101021638513">
                <text:p>276.1010216385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9.5680931025558">
                <text:p>69.5680931025558</text:p>
              </table:table-cell>
              <table:table-cell office:value-type="float" office:value="282.473909531011">
                <text:p>282.473909531011</text:p>
              </table:table-cell>
              <table:table-cell office:value-type="float" office:value="196.511712372963">
                <text:p>196.5117123729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2.441492237611">
                <text:p>132.441492237611</text:p>
              </table:table-cell>
              <table:table-cell office:value-type="float" office:value="267.641364187753">
                <text:p>267.641364187753</text:p>
              </table:table-cell>
              <table:table-cell office:value-type="float" office:value="354.468216575359">
                <text:p>354.4682165753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0.9785669587089">
                <text:p>90.9785669587089</text:p>
              </table:table-cell>
              <table:table-cell office:value-type="float" office:value="258.634762596671">
                <text:p>258.634762596671</text:p>
              </table:table-cell>
              <table:table-cell office:value-type="float" office:value="235.30220066751">
                <text:p>235.3022006675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0.4816457918687">
                <text:p>90.4816457918687</text:p>
              </table:table-cell>
              <table:table-cell office:value-type="float" office:value="254.918367115645">
                <text:p>254.918367115645</text:p>
              </table:table-cell>
              <table:table-cell office:value-type="float" office:value="230.654333991993">
                <text:p>230.65433399199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04.780365803466">
                <text:p>304.780365803466</text:p>
              </table:table-cell>
              <table:table-cell office:value-type="float" office:value="427.438955914379">
                <text:p>427.438955914379</text:p>
              </table:table-cell>
              <table:table-cell office:value-type="float" office:value="1302.75001342236">
                <text:p>1302.7500134223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22.202345008876">
                <text:p>322.202345008876</text:p>
              </table:table-cell>
              <table:table-cell office:value-type="float" office:value="377.704594039049">
                <text:p>377.704594039049</text:p>
              </table:table-cell>
              <table:table-cell office:value-type="float" office:value="1216.97305920008">
                <text:p>1216.973059200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7.197092787104">
                <text:p>177.197092787104</text:p>
              </table:table-cell>
              <table:table-cell office:value-type="float" office:value="515.161016983867">
                <text:p>515.161016983867</text:p>
              </table:table-cell>
              <table:table-cell office:value-type="float" office:value="912.85034526789">
                <text:p>912.850345267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3.091201507937">
                <text:p>163.091201507937</text:p>
              </table:table-cell>
              <table:table-cell office:value-type="float" office:value="514.495083999103">
                <text:p>514.495083999103</text:p>
              </table:table-cell>
              <table:table-cell office:value-type="float" office:value="839.096214193405">
                <text:p>839.0962141934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5.8961246017241">
                <text:p>65.8961246017241</text:p>
              </table:table-cell>
              <table:table-cell office:value-type="float" office:value="1602.65363525926">
                <text:p>1602.65363525926</text:p>
              </table:table-cell>
              <table:table-cell office:value-type="float" office:value="1056.0866364245">
                <text:p>1056.08663642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7.567898427791">
                <text:p>167.567898427791</text:p>
              </table:table-cell>
              <table:table-cell office:value-type="float" office:value="485.096590375383">
                <text:p>485.096590375383</text:p>
              </table:table-cell>
              <table:table-cell office:value-type="float" office:value="812.866161836896">
                <text:p>812.8661618368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4.9402409064379">
                <text:p>84.9402409064379</text:p>
              </table:table-cell>
              <table:table-cell office:value-type="float" office:value="1519.21203563291">
                <text:p>1519.21203563291</text:p>
              </table:table-cell>
              <table:table-cell office:value-type="float" office:value="1290.4223629462">
                <text:p>1290.42236294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7.0393425062002">
                <text:p>67.0393425062002</text:p>
              </table:table-cell>
              <table:table-cell office:value-type="float" office:value="1432.40385777395">
                <text:p>1432.40385777395</text:p>
              </table:table-cell>
              <table:table-cell office:value-type="float" office:value="960.274128285103">
                <text:p>960.2741282851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7.302082890855">
                <text:p>167.302082890855</text:p>
              </table:table-cell>
              <table:table-cell office:value-type="float" office:value="457.694106196362">
                <text:p>457.694106196362</text:p>
              </table:table-cell>
              <table:table-cell office:value-type="float" office:value="765.731772935195">
                <text:p>765.7317729351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8.945231673717">
                <text:p>168.945231673717</text:p>
              </table:table-cell>
              <table:table-cell office:value-type="float" office:value="436.320520644443">
                <text:p>436.320520644443</text:p>
              </table:table-cell>
              <table:table-cell office:value-type="float" office:value="737.142714442719">
                <text:p>737.1427144427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8.0724861940772">
                <text:p>68.0724861940772</text:p>
              </table:table-cell>
              <table:table-cell office:value-type="float" office:value="1446.5885296034">
                <text:p>1446.5885296034</text:p>
              </table:table-cell>
              <table:table-cell office:value-type="float" office:value="984.728777099376">
                <text:p>984.7287770993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5.2562850958529">
                <text:p>85.2562850958529</text:p>
              </table:table-cell>
              <table:table-cell office:value-type="float" office:value="898.429619130788">
                <text:p>898.429619130788</text:p>
              </table:table-cell>
              <table:table-cell office:value-type="float" office:value="765.967717471729">
                <text:p>765.9677174717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0.1966766629762">
                <text:p>90.1966766629762</text:p>
              </table:table-cell>
              <table:table-cell office:value-type="float" office:value="333.469461838695">
                <text:p>333.469461838695</text:p>
              </table:table-cell>
              <table:table-cell office:value-type="float" office:value="300.778372264414">
                <text:p>300.7783722644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8.3622214231708">
                <text:p>68.3622214231708</text:p>
              </table:table-cell>
              <table:table-cell office:value-type="float" office:value="328.866430332964">
                <text:p>328.866430332964</text:p>
              </table:table-cell>
              <table:table-cell office:value-type="float" office:value="224.820397290699">
                <text:p>224.8203972906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9.672648019084">
                <text:p>199.672648019084</text:p>
              </table:table-cell>
              <table:table-cell office:value-type="float" office:value="462.450277411078">
                <text:p>462.450277411078</text:p>
              </table:table-cell>
              <table:table-cell office:value-type="float" office:value="923.386714678301">
                <text:p>923.3867146783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6.2073987072198">
                <text:p>96.2073987072198</text:p>
              </table:table-cell>
              <table:table-cell office:value-type="float" office:value="441.313376694498">
                <text:p>441.313376694498</text:p>
              </table:table-cell>
              <table:table-cell office:value-type="float" office:value="424.576119864772">
                <text:p>424.57611986477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2.4846742451166">
                <text:p>92.4846742451166</text:p>
              </table:table-cell>
              <table:table-cell office:value-type="float" office:value="461.125927593659">
                <text:p>461.125927593659</text:p>
              </table:table-cell>
              <table:table-cell office:value-type="float" office:value="426.470811994766">
                <text:p>426.47081199476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0.109159999546">
                <text:p>140.109159999546</text:p>
              </table:table-cell>
              <table:table-cell office:value-type="float" office:value="302.317219902352">
                <text:p>302.317219902352</text:p>
              </table:table-cell>
              <table:table-cell office:value-type="float" office:value="423.574117339165">
                <text:p>423.5741173391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1.4683694292691">
                <text:p>91.4683694292691</text:p>
              </table:table-cell>
              <table:table-cell office:value-type="float" office:value="308.491712102721">
                <text:p>308.491712102721</text:p>
              </table:table-cell>
              <table:table-cell office:value-type="float" office:value="282.172338884794">
                <text:p>282.1723388847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6.1394166376914">
                <text:p>86.1394166376914</text:p>
              </table:table-cell>
              <table:table-cell office:value-type="float" office:value="387.347100175043">
                <text:p>387.347100175043</text:p>
              </table:table-cell>
              <table:table-cell office:value-type="float" office:value="333.658532453796">
                <text:p>333.6585324537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1.653656305695">
                <text:p>91.653656305695</text:p>
              </table:table-cell>
              <table:table-cell office:value-type="float" office:value="307.814493950523">
                <text:p>307.814493950523</text:p>
              </table:table-cell>
              <table:table-cell office:value-type="float" office:value="282.123238344526">
                <text:p>282.12323834452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07.743928650526">
                <text:p>307.743928650526</text:p>
              </table:table-cell>
              <table:table-cell office:value-type="float" office:value="421.593425548172">
                <text:p>421.593425548172</text:p>
              </table:table-cell>
              <table:table-cell office:value-type="float" office:value="1297.42817071427">
                <text:p>1297.428170714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1.472313041688">
                <text:p>291.472313041688</text:p>
              </table:table-cell>
              <table:table-cell office:value-type="float" office:value="451.322975534654">
                <text:p>451.322975534654</text:p>
              </table:table-cell>
              <table:table-cell office:value-type="float" office:value="1315.48151607943">
                <text:p>1315.4815160794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5.856783855254">
                <text:p>175.856783855254</text:p>
              </table:table-cell>
              <table:table-cell office:value-type="float" office:value="723.304115219524">
                <text:p>723.304115219524</text:p>
              </table:table-cell>
              <table:table-cell office:value-type="float" office:value="1271.97935451775">
                <text:p>1271.979354517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4.8334728533852">
                <text:p>64.8334728533852</text:p>
              </table:table-cell>
              <table:table-cell office:value-type="float" office:value="951.172730626402">
                <text:p>951.172730626402</text:p>
              </table:table-cell>
              <table:table-cell office:value-type="float" office:value="616.678314099472">
                <text:p>616.6783140994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5.095838943429">
                <text:p>165.095838943429</text:p>
              </table:table-cell>
              <table:table-cell office:value-type="float" office:value="728.71503666691">
                <text:p>728.71503666691</text:p>
              </table:table-cell>
              <table:table-cell office:value-type="float" office:value="1203.07820329215">
                <text:p>1203.078203292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3.9705577451471">
                <text:p>83.9705577451471</text:p>
              </table:table-cell>
              <table:table-cell office:value-type="float" office:value="1897.27294578935">
                <text:p>1897.27294578935</text:p>
              </table:table-cell>
              <table:table-cell office:value-type="float" office:value="1593.1506745271">
                <text:p>1593.15067452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5.4304696846665">
                <text:p>65.4304696846665</text:p>
              </table:table-cell>
              <table:table-cell office:value-type="float" office:value="1743.74668068654">
                <text:p>1743.74668068654</text:p>
              </table:table-cell>
              <table:table-cell office:value-type="float" office:value="1140.94164328399">
                <text:p>1140.941643283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1.623852227635">
                <text:p>171.623852227635</text:p>
              </table:table-cell>
              <table:table-cell office:value-type="float" office:value="488.386786521775">
                <text:p>488.386786521775</text:p>
              </table:table-cell>
              <table:table-cell office:value-type="float" office:value="838.188216799426">
                <text:p>838.18821679942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3.687494477573">
                <text:p>163.687494477573</text:p>
              </table:table-cell>
              <table:table-cell office:value-type="float" office:value="486.24290729715">
                <text:p>486.24290729715</text:p>
              </table:table-cell>
              <table:table-cell office:value-type="float" office:value="795.918832029613">
                <text:p>795.9188320296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7.6099853586917">
                <text:p>67.6099853586917</text:p>
              </table:table-cell>
              <table:table-cell office:value-type="float" office:value="1628.11442515175">
                <text:p>1628.11442515175</text:p>
              </table:table-cell>
              <table:table-cell office:value-type="float" office:value="1100.76792446784">
                <text:p>1100.767924467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.749416455862">
                <text:p>83.749416455862</text:p>
              </table:table-cell>
              <table:table-cell office:value-type="float" office:value="1539.05538984494">
                <text:p>1539.05538984494</text:p>
              </table:table-cell>
              <table:table-cell office:value-type="float" office:value="1288.94990792763">
                <text:p>1288.949907927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0.7627325198539">
                <text:p>90.7627325198539</text:p>
              </table:table-cell>
              <table:table-cell office:value-type="float" office:value="683.985590259328">
                <text:p>683.985590259328</text:p>
              </table:table-cell>
              <table:table-cell office:value-type="float" office:value="620.804011761417">
                <text:p>620.8040117614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6.738983465177">
                <text:p>66.738983465177</text:p>
              </table:table-cell>
              <table:table-cell office:value-type="float" office:value="616.959594803371">
                <text:p>616.959594803371</text:p>
              </table:table-cell>
              <table:table-cell office:value-type="float" office:value="411.752561962645">
                <text:p>411.7525619626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6.106336885323">
                <text:p>136.106336885323</text:p>
              </table:table-cell>
              <table:table-cell office:value-type="float" office:value="359.263359753938">
                <text:p>359.263359753938</text:p>
              </table:table-cell>
              <table:table-cell office:value-type="float" office:value="488.980198732226">
                <text:p>488.98019873222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3.5542245511908">
                <text:p>93.5542245511908</text:p>
              </table:table-cell>
              <table:table-cell office:value-type="float" office:value="345.900922267604">
                <text:p>345.900922267604</text:p>
              </table:table-cell>
              <table:table-cell office:value-type="float" office:value="323.604925542875">
                <text:p>323.6049255428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8.8139290295544">
                <text:p>78.8139290295544</text:p>
              </table:table-cell>
              <table:table-cell office:value-type="float" office:value="410.407698222256">
                <text:p>410.407698222256</text:p>
              </table:table-cell>
              <table:table-cell office:value-type="float" office:value="323.458432008717">
                <text:p>323.4584320087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1.8102298657414">
                <text:p>91.8102298657414</text:p>
              </table:table-cell>
              <table:table-cell office:value-type="float" office:value="326.654185798184">
                <text:p>326.654185798184</text:p>
              </table:table-cell>
              <table:table-cell office:value-type="float" office:value="299.901958847378">
                <text:p>299.90195884737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3.7275494472192">
                <text:p>83.7275494472192</text:p>
              </table:table-cell>
              <table:table-cell office:value-type="float" office:value="137.58026440039">
                <text:p>137.58026440039</text:p>
              </table:table-cell>
              <table:table-cell office:value-type="float" office:value="115.192583905452">
                <text:p>115.1925839054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5.893167987801">
                <text:p>165.893167987801</text:p>
              </table:table-cell>
              <table:table-cell office:value-type="float" office:value="879.629099675697">
                <text:p>879.629099675697</text:p>
              </table:table-cell>
              <table:table-cell office:value-type="float" office:value="1459.24457999459">
                <text:p>1459.2445799945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5.784473542314">
                <text:p>155.784473542314</text:p>
              </table:table-cell>
              <table:table-cell office:value-type="float" office:value="807.776186055442">
                <text:p>807.776186055442</text:p>
              </table:table-cell>
              <table:table-cell office:value-type="float" office:value="1258.38987884665">
                <text:p>1258.389878846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8.2387361029819">
                <text:p>88.2387361029819</text:p>
              </table:table-cell>
              <table:table-cell office:value-type="float" office:value="973.05443432135">
                <text:p>973.05443432135</text:p>
              </table:table-cell>
              <table:table-cell office:value-type="float" office:value="858.610934439178">
                <text:p>858.6109344391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6.8546787343033">
                <text:p>66.8546787343033</text:p>
              </table:table-cell>
              <table:table-cell office:value-type="float" office:value="960.91747175229">
                <text:p>960.91747175229</text:p>
              </table:table-cell>
              <table:table-cell office:value-type="float" office:value="642.418288641784">
                <text:p>642.4182886417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9.620683225951">
                <text:p>159.620683225951</text:p>
              </table:table-cell>
              <table:table-cell office:value-type="float" office:value="740.534238367457">
                <text:p>740.534238367457</text:p>
              </table:table-cell>
              <table:table-cell office:value-type="float" office:value="1182.04581080423">
                <text:p>1182.045810804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7.3610783604931">
                <text:p>67.3610783604931</text:p>
              </table:table-cell>
              <table:table-cell office:value-type="float" office:value="2262.71308347081">
                <text:p>2262.71308347081</text:p>
              </table:table-cell>
              <table:table-cell office:value-type="float" office:value="1524.18793322991">
                <text:p>1524.187933229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3.5247738070297">
                <text:p>83.5247738070297</text:p>
              </table:table-cell>
              <table:table-cell office:value-type="float" office:value="1962.82374352648">
                <text:p>1962.82374352648</text:p>
              </table:table-cell>
              <table:table-cell office:value-type="float" office:value="1639.44409201116">
                <text:p>1639.444092011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1.1024005065144">
                <text:p>91.1024005065144</text:p>
              </table:table-cell>
              <table:table-cell office:value-type="float" office:value="685.449131569755">
                <text:p>685.449131569755</text:p>
              </table:table-cell>
              <table:table-cell office:value-type="float" office:value="624.460613111104">
                <text:p>624.4606131111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9.4824144947188">
                <text:p>69.4824144947188</text:p>
              </table:table-cell>
              <table:table-cell office:value-type="float" office:value="684.891400140564">
                <text:p>684.891400140564</text:p>
              </table:table-cell>
              <table:table-cell office:value-type="float" office:value="475.87908148435">
                <text:p>475.879081484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5.836730801338">
                <text:p>135.836730801338</text:p>
              </table:table-cell>
              <table:table-cell office:value-type="float" office:value="580.837165490782">
                <text:p>580.837165490782</text:p>
              </table:table-cell>
              <table:table-cell office:value-type="float" office:value="788.990216881833">
                <text:p>788.9902168818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8.3788706739565">
                <text:p>88.3788706739565</text:p>
              </table:table-cell>
              <table:table-cell office:value-type="float" office:value="632.088067672651">
                <text:p>632.088067672651</text:p>
              </table:table-cell>
              <table:table-cell office:value-type="float" office:value="558.632295873923">
                <text:p>558.6322958739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4.8010082569065">
                <text:p>94.8010082569065</text:p>
              </table:table-cell>
              <table:table-cell office:value-type="float" office:value="577.144089708145">
                <text:p>577.144089708145</text:p>
              </table:table-cell>
              <table:table-cell office:value-type="float" office:value="547.138416138465">
                <text:p>547.13841613846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8.5054657775">
                <text:p>108.5054657775</text:p>
              </table:table-cell>
              <table:table-cell office:value-type="float" office:value="141.432703890958">
                <text:p>141.432703890958</text:p>
              </table:table-cell>
              <table:table-cell office:value-type="float" office:value="153.462214118596">
                <text:p>153.4622141185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32.627813998874">
                <text:p>332.627813998874</text:p>
              </table:table-cell>
              <table:table-cell office:value-type="float" office:value="463.125397041585">
                <text:p>463.125397041585</text:p>
              </table:table-cell>
              <table:table-cell office:value-type="float" office:value="1540.48388425303">
                <text:p>1540.4838842530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8.0371070262928">
                <text:p>88.0371070262928</text:p>
              </table:table-cell>
              <table:table-cell office:value-type="float" office:value="157.088888195066">
                <text:p>157.088888195066</text:p>
              </table:table-cell>
              <table:table-cell office:value-type="float" office:value="138.296512626705">
                <text:p>138.2965126267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6.653964582782">
                <text:p>206.653964582782</text:p>
              </table:table-cell>
              <table:table-cell office:value-type="float" office:value="642.443876235283">
                <text:p>642.443876235283</text:p>
              </table:table-cell>
              <table:table-cell office:value-type="float" office:value="1327.63574045952">
                <text:p>1327.635740459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2.471455225216">
                <text:p>212.471455225216</text:p>
              </table:table-cell>
              <table:table-cell office:value-type="float" office:value="643.417026477698">
                <text:p>643.417026477698</text:p>
              </table:table-cell>
              <table:table-cell office:value-type="float" office:value="1367.07751932398">
                <text:p>1367.077519323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1.958872760322">
                <text:p>191.958872760322</text:p>
              </table:table-cell>
              <table:table-cell office:value-type="float" office:value="841.455563224578">
                <text:p>841.455563224578</text:p>
              </table:table-cell>
              <table:table-cell office:value-type="float" office:value="1615.24861394492">
                <text:p>1615.248613944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3.2588907506902">
                <text:p>83.2588907506902</text:p>
              </table:table-cell>
              <table:table-cell office:value-type="float" office:value="2675.49002905167">
                <text:p>2675.49002905167</text:p>
              </table:table-cell>
              <table:table-cell office:value-type="float" office:value="2227.58332033374">
                <text:p>2227.5833203337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9.4064018752167">
                <text:p>89.4064018752167</text:p>
              </table:table-cell>
              <table:table-cell office:value-type="float" office:value="965.691052580213">
                <text:p>965.691052580213</text:p>
              </table:table-cell>
              <table:table-cell office:value-type="float" office:value="863.389623342878">
                <text:p>863.38962334287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7.4032256179987">
                <text:p>67.4032256179987</text:p>
              </table:table-cell>
              <table:table-cell office:value-type="float" office:value="1001.67396171903">
                <text:p>1001.67396171903</text:p>
              </table:table-cell>
              <table:table-cell office:value-type="float" office:value="675.160560374221">
                <text:p>675.16056037422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3.3221363236">
                <text:p>143.3221363236</text:p>
              </table:table-cell>
              <table:table-cell office:value-type="float" office:value="716.875525977864">
                <text:p>716.875525977864</text:p>
              </table:table-cell>
              <table:table-cell office:value-type="float" office:value="1027.44131861252">
                <text:p>1027.441318612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7.8301884319044">
                <text:p>87.8301884319044</text:p>
              </table:table-cell>
              <table:table-cell office:value-type="float" office:value="762.355146659298">
                <text:p>762.355146659298</text:p>
              </table:table-cell>
              <table:table-cell office:value-type="float" office:value="669.577961831183">
                <text:p>669.57796183118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1.6966652161791">
                <text:p>91.6966652161791</text:p>
              </table:table-cell>
              <table:table-cell office:value-type="float" office:value="724.120793787847">
                <text:p>724.120793787847</text:p>
              </table:table-cell>
              <table:table-cell office:value-type="float" office:value="663.99462004038">
                <text:p>663.994620040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98.993183960541">
                <text:p>298.993183960541</text:p>
              </table:table-cell>
              <table:table-cell office:value-type="float" office:value="581.462210328091">
                <text:p>581.462210328091</text:p>
              </table:table-cell>
              <table:table-cell office:value-type="float" office:value="1738.5323761873">
                <text:p>1738.532376187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1.277826065093">
                <text:p>171.277826065093</text:p>
              </table:table-cell>
              <table:table-cell office:value-type="float" office:value="931.383654656728">
                <text:p>931.383654656728</text:p>
              </table:table-cell>
              <table:table-cell office:value-type="float" office:value="1595.25367602166">
                <text:p>1595.2536760216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7.35213044124">
                <text:p>167.35213044124</text:p>
              </table:table-cell>
              <table:table-cell office:value-type="float" office:value="857.065279524384">
                <text:p>857.065279524384</text:p>
              </table:table-cell>
              <table:table-cell office:value-type="float" office:value="1434.31700455623">
                <text:p>1434.317004556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0.27988479525">
                <text:p>170.27988479525</text:p>
              </table:table-cell>
              <table:table-cell office:value-type="float" office:value="826.732327144133">
                <text:p>826.732327144133</text:p>
              </table:table-cell>
              <table:table-cell office:value-type="float" office:value="1407.75885422612">
                <text:p>1407.758854226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1.5880287689326">
                <text:p>61.5880287689326</text:p>
              </table:table-cell>
              <table:table-cell office:value-type="float" office:value="2979.11517899998">
                <text:p>2979.11517899998</text:p>
              </table:table-cell>
              <table:table-cell office:value-type="float" office:value="1834.77831350215">
                <text:p>1834.778313502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8.067528586558">
                <text:p>138.067528586558</text:p>
              </table:table-cell>
              <table:table-cell office:value-type="float" office:value="978.679885646607">
                <text:p>978.679885646607</text:p>
              </table:table-cell>
              <table:table-cell office:value-type="float" office:value="1351.23913088602">
                <text:p>1351.239130886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9.9794767621411">
                <text:p>89.9794767621411</text:p>
              </table:table-cell>
              <table:table-cell office:value-type="float" office:value="936.353850584894">
                <text:p>936.353850584894</text:p>
              </table:table-cell>
              <table:table-cell office:value-type="float" office:value="842.526295398448">
                <text:p>842.5262953984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1.8505083213466">
                <text:p>81.8505083213466</text:p>
              </table:table-cell>
              <table:table-cell office:value-type="float" office:value="664.093571850372">
                <text:p>664.093571850372</text:p>
              </table:table-cell>
              <table:table-cell office:value-type="float" office:value="543.563964288916">
                <text:p>543.5639642889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.94078868989">
                <text:p>90.94078868989</text:p>
              </table:table-cell>
              <table:table-cell office:value-type="float" office:value="1005.47748597514">
                <text:p>1005.47748597514</text:p>
              </table:table-cell>
              <table:table-cell office:value-type="float" office:value="914.389155845068">
                <text:p>914.3891558450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3.499380335991">
                <text:p>103.499380335991</text:p>
              </table:table-cell>
              <table:table-cell office:value-type="float" office:value="160.454190157843">
                <text:p>160.454190157843</text:p>
              </table:table-cell>
              <table:table-cell office:value-type="float" office:value="166.0690925365">
                <text:p>166.06909253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4.5377825351672">
                <text:p>94.5377825351672</text:p>
              </table:table-cell>
              <table:table-cell office:value-type="float" office:value="143.922710863133">
                <text:p>143.922710863133</text:p>
              </table:table-cell>
              <table:table-cell office:value-type="float" office:value="136.061339414505">
                <text:p>136.06133941450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3.473780230378">
                <text:p>173.473780230378</text:p>
              </table:table-cell>
              <table:table-cell office:value-type="float" office:value="860.387554620738">
                <text:p>860.387554620738</text:p>
              </table:table-cell>
              <table:table-cell office:value-type="float" office:value="1492.5468156323">
                <text:p>1492.54681563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0.199959971621">
                <text:p>170.199959971621</text:p>
              </table:table-cell>
              <table:table-cell office:value-type="float" office:value="895.004254700504">
                <text:p>895.004254700504</text:p>
              </table:table-cell>
              <table:table-cell office:value-type="float" office:value="1523.29688324457">
                <text:p>1523.2968832445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4.9780444198385">
                <text:p>64.9780444198385</text:p>
              </table:table-cell>
              <table:table-cell office:value-type="float" office:value="1205.19530980181">
                <text:p>1205.19530980181</text:p>
              </table:table-cell>
              <table:table-cell office:value-type="float" office:value="783.112343748829">
                <text:p>783.1123437488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9.5620580398903">
                <text:p>79.5620580398903</text:p>
              </table:table-cell>
              <table:table-cell office:value-type="float" office:value="3593.98549741419">
                <text:p>3593.98549741419</text:p>
              </table:table-cell>
              <table:table-cell office:value-type="float" office:value="2859.44882739791">
                <text:p>2859.4488273979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8.3308547989884">
                <text:p>88.3308547989884</text:p>
              </table:table-cell>
              <table:table-cell office:value-type="float" office:value="1097.08586548801">
                <text:p>1097.08586548801</text:p>
              </table:table-cell>
              <table:table-cell office:value-type="float" office:value="969.065322864437">
                <text:p>969.0653228644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3.4788342589663">
                <text:p>63.4788342589663</text:p>
              </table:table-cell>
              <table:table-cell office:value-type="float" office:value="1102.01462468294">
                <text:p>1102.01462468294</text:p>
              </table:table-cell>
              <table:table-cell office:value-type="float" office:value="699.546037112051">
                <text:p>699.54603711205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6.076769216134">
                <text:p>116.076769216134</text:p>
              </table:table-cell>
              <table:table-cell office:value-type="float" office:value="151.781010757457">
                <text:p>151.781010757457</text:p>
              </table:table-cell>
              <table:table-cell office:value-type="float" office:value="176.182493570849">
                <text:p>176.1824935708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24.793661390345">
                <text:p>324.793661390345</text:p>
              </table:table-cell>
              <table:table-cell office:value-type="float" office:value="619.599969276682">
                <text:p>619.599969276682</text:p>
              </table:table-cell>
              <table:table-cell office:value-type="float" office:value="2012.42142618719">
                <text:p>2012.421426187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3.799219406142">
                <text:p>203.799219406142</text:p>
              </table:table-cell>
              <table:table-cell office:value-type="float" office:value="786.387342990847">
                <text:p>786.387342990847</text:p>
              </table:table-cell>
              <table:table-cell office:value-type="float" office:value="1602.65126652405">
                <text:p>1602.651266524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2.145535342317">
                <text:p>212.145535342317</text:p>
              </table:table-cell>
              <table:table-cell office:value-type="float" office:value="771.539315030836">
                <text:p>771.539315030836</text:p>
              </table:table-cell>
              <table:table-cell office:value-type="float" office:value="1636.78621024861">
                <text:p>1636.7862102486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1.099313643086">
                <text:p>101.099313643086</text:p>
              </table:table-cell>
              <table:table-cell office:value-type="float" office:value="149.315455528857">
                <text:p>149.315455528857</text:p>
              </table:table-cell>
              <table:table-cell office:value-type="float" office:value="150.956900702722">
                <text:p>150.9569007027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5.43746425945">
                <text:p>105.43746425945</text:p>
              </table:table-cell>
              <table:table-cell office:value-type="float" office:value="143.003579563958">
                <text:p>143.003579563958</text:p>
              </table:table-cell>
              <table:table-cell office:value-type="float" office:value="150.779348092482">
                <text:p>150.77934809248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4.3989684500093">
                <text:p>64.3989684500093</text:p>
              </table:table-cell>
              <table:table-cell office:value-type="float" office:value="1472.66356432136">
                <text:p>1472.66356432136</text:p>
              </table:table-cell>
              <table:table-cell office:value-type="float" office:value="948.380144162092">
                <text:p>948.3801441620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0.167893254243">
                <text:p>90.167893254243</text:p>
              </table:table-cell>
              <table:table-cell office:value-type="float" office:value="1133.2422259541">
                <text:p>1133.2422259541</text:p>
              </table:table-cell>
              <table:table-cell office:value-type="float" office:value="1021.8206406103">
                <text:p>1021.820640610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9.5645568316418">
                <text:p>89.5645568316418</text:p>
              </table:table-cell>
              <table:table-cell office:value-type="float" office:value="1126.9697971623">
                <text:p>1126.9697971623</text:p>
              </table:table-cell>
              <table:table-cell office:value-type="float" office:value="1009.36550445487">
                <text:p>1009.3655044548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5.8074185794368">
                <text:p>65.8074185794368</text:p>
              </table:table-cell>
              <table:table-cell office:value-type="float" office:value="1243.45168008854">
                <text:p>1243.45168008854</text:p>
              </table:table-cell>
              <table:table-cell office:value-type="float" office:value="818.283451948904">
                <text:p>818.2834519489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6.613230519482">
                <text:p>136.613230519482</text:p>
              </table:table-cell>
              <table:table-cell office:value-type="float" office:value="1263.26218380051">
                <text:p>1263.26218380051</text:p>
              </table:table-cell>
              <table:table-cell office:value-type="float" office:value="1725.78327922083">
                <text:p>1725.7832792208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9.5190287733059">
                <text:p>89.5190287733059</text:p>
              </table:table-cell>
              <table:table-cell office:value-type="float" office:value="1216.93239347488">
                <text:p>1216.93239347488</text:p>
              </table:table-cell>
              <table:table-cell office:value-type="float" office:value="1089.38605946646">
                <text:p>1089.3860594664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1.0721295714323">
                <text:p>81.0721295714323</text:p>
              </table:table-cell>
              <table:table-cell office:value-type="float" office:value="722.650241058308">
                <text:p>722.650241058308</text:p>
              </table:table-cell>
              <table:table-cell office:value-type="float" office:value="585.867939779061">
                <text:p>585.86793977906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8.583578514895">
                <text:p>88.583578514895</text:p>
              </table:table-cell>
              <table:table-cell office:value-type="float" office:value="1050.71032655519">
                <text:p>1050.71032655519</text:p>
              </table:table-cell>
              <table:table-cell office:value-type="float" office:value="930.756807088127">
                <text:p>930.7568070881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35.678094735868">
                <text:p>335.678094735868</text:p>
              </table:table-cell>
              <table:table-cell office:value-type="float" office:value="634.565775814304">
                <text:p>634.565775814304</text:p>
              </table:table-cell>
              <table:table-cell office:value-type="float" office:value="2130.09830609934">
                <text:p>2130.0983060993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1.313819052813">
                <text:p>301.313819052813</text:p>
              </table:table-cell>
              <table:table-cell office:value-type="float" office:value="738.552049454327">
                <text:p>738.552049454327</text:p>
              </table:table-cell>
              <table:table-cell office:value-type="float" office:value="2225.35938590365">
                <text:p>2225.359385903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1.155123631452">
                <text:p>191.155123631452</text:p>
              </table:table-cell>
              <table:table-cell office:value-type="float" office:value="947.020802496974">
                <text:p>947.020802496974</text:p>
              </table:table-cell>
              <table:table-cell office:value-type="float" office:value="1810.27878582866">
                <text:p>1810.2787858286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7.862297575164">
                <text:p>167.862297575164</text:p>
              </table:table-cell>
              <table:table-cell office:value-type="float" office:value="1058.17822775011">
                <text:p>1058.17822775011</text:p>
              </table:table-cell>
              <table:table-cell office:value-type="float" office:value="1776.28228554148">
                <text:p>1776.2822855414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9.0216561435803">
                <text:p>89.0216561435803</text:p>
              </table:table-cell>
              <table:table-cell office:value-type="float" office:value="1328.53739551854">
                <text:p>1328.53739551854</text:p>
              </table:table-cell>
              <table:table-cell office:value-type="float" office:value="1182.6859919774">
                <text:p>1182.68599197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8.197695915704">
                <text:p>138.197695915704</text:p>
              </table:table-cell>
              <table:table-cell office:value-type="float" office:value="1352.69716154706">
                <text:p>1352.69716154706</text:p>
              </table:table-cell>
              <table:table-cell office:value-type="float" office:value="1869.39630997516">
                <text:p>1869.396309975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7.3780547827417">
                <text:p>87.3780547827417</text:p>
              </table:table-cell>
              <table:table-cell office:value-type="float" office:value="1201.32815904703">
                <text:p>1201.32815904703</text:p>
              </table:table-cell>
              <table:table-cell office:value-type="float" office:value="1049.69717693262">
                <text:p>1049.6971769326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8.7579357845432">
                <text:p>88.7579357845432</text:p>
              </table:table-cell>
              <table:table-cell office:value-type="float" office:value="1174.34656427195">
                <text:p>1174.34656427195</text:p>
              </table:table-cell>
              <table:table-cell office:value-type="float" office:value="1042.32576940449">
                <text:p>1042.325769404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05.580919177661">
                <text:p>305.580919177661</text:p>
              </table:table-cell>
              <table:table-cell office:value-type="float" office:value="674.582126041284">
                <text:p>674.582126041284</text:p>
              </table:table-cell>
              <table:table-cell office:value-type="float" office:value="2061.39426136517">
                <text:p>2061.394261365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8.0166527097276">
                <text:p>88.0166527097276</text:p>
              </table:table-cell>
              <table:table-cell office:value-type="float" office:value="1029.96544808427">
                <text:p>1029.96544808427</text:p>
              </table:table-cell>
              <table:table-cell office:value-type="float" office:value="906.541111470514">
                <text:p>906.5411114705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23.521053991216">
                <text:p>223.521053991216</text:p>
              </table:table-cell>
              <table:table-cell office:value-type="float" office:value="976.186598723478">
                <text:p>976.186598723478</text:p>
              </table:table-cell>
              <table:table-cell office:value-type="float" office:value="2181.98257438771">
                <text:p>2181.9825743877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22.099184888483">
                <text:p>222.099184888483</text:p>
              </table:table-cell>
              <table:table-cell office:value-type="float" office:value="999.623698734437">
                <text:p>999.623698734437</text:p>
              </table:table-cell>
              <table:table-cell office:value-type="float" office:value="2220.15608684128">
                <text:p>2220.1560868412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5.228829722616">
                <text:p>145.228829722616</text:p>
              </table:table-cell>
              <table:table-cell office:value-type="float" office:value="1483.43845515108">
                <text:p>1483.43845515108</text:p>
              </table:table-cell>
              <table:table-cell office:value-type="float" office:value="2154.38030807117">
                <text:p>2154.3803080711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7.4475358742143">
                <text:p>87.4475358742143</text:p>
              </table:table-cell>
              <table:table-cell office:value-type="float" office:value="1417.01722404578">
                <text:p>1417.01722404578</text:p>
              </table:table-cell>
              <table:table-cell office:value-type="float" office:value="1239.14664534123">
                <text:p>1239.146645341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22.826800758026">
                <text:p>222.826800758026</text:p>
              </table:table-cell>
              <table:table-cell office:value-type="float" office:value="954.260020208825">
                <text:p>954.260020208825</text:p>
              </table:table-cell>
              <table:table-cell office:value-type="float" office:value="2126.34707394422">
                <text:p>2126.3470739442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36.889422671074">
                <text:p>236.889422671074</text:p>
              </table:table-cell>
              <table:table-cell office:value-type="float" office:value="978.419805399377">
                <text:p>978.419805399377</text:p>
              </table:table-cell>
              <table:table-cell office:value-type="float" office:value="2317.77302831003">
                <text:p>2317.773028310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9.28779011586">
                <text:p>179.28779011586</text:p>
              </table:table-cell>
              <table:table-cell office:value-type="float" office:value="1257.28421964515">
                <text:p>1257.28421964515</text:p>
              </table:table-cell>
              <table:table-cell office:value-type="float" office:value="2254.15709287724">
                <text:p>2254.157092877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4.93176357146">
                <text:p>174.93176357146</text:p>
              </table:table-cell>
              <table:table-cell office:value-type="float" office:value="1260.51667652047">
                <text:p>1260.51667652047</text:p>
              </table:table-cell>
              <table:table-cell office:value-type="float" office:value="2205.04405234961">
                <text:p>2205.0440523496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2.262378934263">
                <text:p>172.262378934263</text:p>
              </table:table-cell>
              <table:table-cell office:value-type="float" office:value="1238.9061574897">
                <text:p>1238.9061574897</text:p>
              </table:table-cell>
              <table:table-cell office:value-type="float" office:value="2134.16921965482">
                <text:p>2134.1692196548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8.8413313201586">
                <text:p>48.8413313201586</text:p>
              </table:table-cell>
              <table:table-cell office:value-type="float" office:value="419.847950268822">
                <text:p>419.847950268822</text:p>
              </table:table-cell>
              <table:table-cell office:value-type="float" office:value="205.05932843169">
                <text:p>205.059328431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8.208518502771">
                <text:p>58.208518502771</text:p>
              </table:table-cell>
              <table:table-cell office:value-type="float" office:value="205.334433216496">
                <text:p>205.334433216496</text:p>
              </table:table-cell>
              <table:table-cell office:value-type="float" office:value="119.522131551384">
                <text:p>119.52213155138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9.307569342273">
                <text:p>179.307569342273</text:p>
              </table:table-cell>
              <table:table-cell office:value-type="float" office:value="1287.33967901353">
                <text:p>1287.33967901353</text:p>
              </table:table-cell>
              <table:table-cell office:value-type="float" office:value="2308.29748761778">
                <text:p>2308.2974876177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79.037376906472">
                <text:p>179.037376906472</text:p>
              </table:table-cell>
              <table:table-cell office:value-type="float" office:value="1208.33949535571">
                <text:p>1208.33949535571</text:p>
              </table:table-cell>
              <table:table-cell office:value-type="float" office:value="2163.37933660976">
                <text:p>2163.379336609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5.923118721515">
                <text:p>165.923118721515</text:p>
              </table:table-cell>
              <table:table-cell office:value-type="float" office:value="433.764946929978">
                <text:p>433.764946929978</text:p>
              </table:table-cell>
              <table:table-cell office:value-type="float" office:value="719.716327866942">
                <text:p>719.71632786694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.0122690549031">
                <text:p>51.0122690549031</text:p>
              </table:table-cell>
              <table:table-cell office:value-type="float" office:value="408.682146775941">
                <text:p>408.682146775941</text:p>
              </table:table-cell>
              <table:table-cell office:value-type="float" office:value="208.478036292698">
                <text:p>208.4780362926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4.3296893017335">
                <text:p>44.3296893017335</text:p>
              </table:table-cell>
              <table:table-cell office:value-type="float" office:value="2838.49838545405">
                <text:p>2838.49838545405</text:p>
              </table:table-cell>
              <table:table-cell office:value-type="float" office:value="1258.29751510651">
                <text:p>1258.297515106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8.7426310425391">
                <text:p>98.7426310425391</text:p>
              </table:table-cell>
              <table:table-cell office:value-type="float" office:value="211.362872836046">
                <text:p>211.362872836046</text:p>
              </table:table-cell>
              <table:table-cell office:value-type="float" office:value="208.705261685408">
                <text:p>208.70526168540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9.157430470879">
                <text:p>59.157430470879</text:p>
              </table:table-cell>
              <table:table-cell office:value-type="float" office:value="214.469944712881">
                <text:p>214.469944712881</text:p>
              </table:table-cell>
              <table:table-cell office:value-type="float" office:value="126.874908424455">
                <text:p>126.87490842445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.537754463793">
                <text:p>50.537754463793</text:p>
              </table:table-cell>
              <table:table-cell office:value-type="float" office:value="1522.21035476605">
                <text:p>1522.21035476605</text:p>
              </table:table-cell>
              <table:table-cell office:value-type="float" office:value="769.290931514098">
                <text:p>769.29093151409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7.212978257657">
                <text:p>147.212978257657</text:p>
              </table:table-cell>
              <table:table-cell office:value-type="float" office:value="1414.35551436241">
                <text:p>1414.35551436241</text:p>
              </table:table-cell>
              <table:table-cell office:value-type="float" office:value="2082.1148758443">
                <text:p>2082.114875844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2.593758321249">
                <text:p>122.593758321249</text:p>
              </table:table-cell>
              <table:table-cell office:value-type="float" office:value="1184.11464681505">
                <text:p>1184.11464681505</text:p>
              </table:table-cell>
              <table:table-cell office:value-type="float" office:value="1451.65064836295">
                <text:p>1451.6506483629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3.035789360702">
                <text:p>143.035789360702</text:p>
              </table:table-cell>
              <table:table-cell office:value-type="float" office:value="2122.74427156297">
                <text:p>2122.74427156297</text:p>
              </table:table-cell>
              <table:table-cell office:value-type="float" office:value="3036.28402493918">
                <text:p>3036.284024939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6.432291666666">
                <text:p>116.432291666666</text:p>
              </table:table-cell>
              <table:table-cell office:value-type="float" office:value="1539.40463542833">
                <text:p>1539.40463542833</text:p>
              </table:table-cell>
              <table:table-cell office:value-type="float" office:value="1792.36409505209">
                <text:p>1792.364095052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6.7344162599014">
                <text:p>76.7344162599014</text:p>
              </table:table-cell>
              <table:table-cell office:value-type="float" office:value="5050.75615939057">
                <text:p>5050.75615939057</text:p>
              </table:table-cell>
              <table:table-cell office:value-type="float" office:value="3875.66825561936">
                <text:p>3875.6682556193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8.6614039193981">
                <text:p>48.6614039193981</text:p>
              </table:table-cell>
              <table:table-cell office:value-type="float" office:value="293.211015592891">
                <text:p>293.211015592891</text:p>
              </table:table-cell>
              <table:table-cell office:value-type="float" office:value="142.680596633826">
                <text:p>142.6805966338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3.5911805842811">
                <text:p>63.5911805842811</text:p>
              </table:table-cell>
              <table:table-cell office:value-type="float" office:value="2668.19543962398">
                <text:p>2668.19543962398</text:p>
              </table:table-cell>
              <table:table-cell office:value-type="float" office:value="1696.73698035283">
                <text:p>1696.7369803528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3.7152879639978">
                <text:p>73.7152879639978</text:p>
              </table:table-cell>
              <table:table-cell office:value-type="float" office:value="2339.29333494617">
                <text:p>2339.29333494617</text:p>
              </table:table-cell>
              <table:table-cell office:value-type="float" office:value="1724.41681817817">
                <text:p>1724.4168181781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8.2889780949548">
                <text:p>58.2889780949548</text:p>
              </table:table-cell>
              <table:table-cell office:value-type="float" office:value="144.062644804465">
                <text:p>144.062644804465</text:p>
              </table:table-cell>
              <table:table-cell office:value-type="float" office:value="83.972643473087">
                <text:p>83.97264347308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2.9734577418198">
                <text:p>62.9734577418198</text:p>
              </table:table-cell>
              <table:table-cell office:value-type="float" office:value="1656.14612030971">
                <text:p>1656.14612030971</text:p>
              </table:table-cell>
              <table:table-cell office:value-type="float" office:value="1042.93247721603">
                <text:p>1042.9324772160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4.421664393372">
                <text:p>144.421664393372</text:p>
              </table:table-cell>
              <table:table-cell office:value-type="float" office:value="2014.56846032456">
                <text:p>2014.56846032456</text:p>
              </table:table-cell>
              <table:table-cell office:value-type="float" office:value="2909.47330074466">
                <text:p>2909.4733007446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9.798415008721">
                <text:p>109.798415008721</text:p>
              </table:table-cell>
              <table:table-cell office:value-type="float" office:value="1693.81566614812">
                <text:p>1693.81566614812</text:p>
              </table:table-cell>
              <table:table-cell office:value-type="float" office:value="1859.78275460004">
                <text:p>1859.7827546000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.670070706683">
                <text:p>103.670070706683</text:p>
              </table:table-cell>
              <table:table-cell office:value-type="float" office:value="1689.26790053958">
                <text:p>1689.26790053958</text:p>
              </table:table-cell>
              <table:table-cell office:value-type="float" office:value="1751.26522691468">
                <text:p>1751.2652269146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93.047900794281">
                <text:p>193.047900794281</text:p>
              </table:table-cell>
              <table:table-cell office:value-type="float" office:value="371.385387255605">
                <text:p>371.385387255605</text:p>
              </table:table-cell>
              <table:table-cell office:value-type="float" office:value="716.951693953658">
                <text:p>716.95169395365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2.2085306965758">
                <text:p>82.2085306965758</text:p>
              </table:table-cell>
              <table:table-cell office:value-type="float" office:value="7342.26230690366">
                <text:p>7342.26230690366</text:p>
              </table:table-cell>
              <table:table-cell office:value-type="float" office:value="6035.96596239399">
                <text:p>6035.9659623939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0.8476177621798">
                <text:p>50.8476177621798</text:p>
              </table:table-cell>
              <table:table-cell office:value-type="float" office:value="296.75010396484">
                <text:p>296.75010396484</text:p>
              </table:table-cell>
              <table:table-cell office:value-type="float" office:value="150.890358572912">
                <text:p>150.89035857291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4.5454397367587">
                <text:p>94.5454397367587</text:p>
              </table:table-cell>
              <table:table-cell office:value-type="float" office:value="154.204822494645">
                <text:p>154.204822494645</text:p>
              </table:table-cell>
              <table:table-cell office:value-type="float" office:value="145.79362752285">
                <text:p>145.7936275228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8.0904333273803">
                <text:p>78.0904333273803</text:p>
              </table:table-cell>
              <table:table-cell office:value-type="float" office:value="3237.73639291665">
                <text:p>3237.73639291665</text:p>
              </table:table-cell>
              <table:table-cell office:value-type="float" office:value="2528.36237922691">
                <text:p>2528.362379226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5.2530154241941">
                <text:p>95.2530154241941</text:p>
              </table:table-cell>
              <table:table-cell office:value-type="float" office:value="2945.64401536835">
                <text:p>2945.64401536835</text:p>
              </table:table-cell>
              <table:table-cell office:value-type="float" office:value="2805.81474830066">
                <text:p>2805.8147483006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8.8408362565481">
                <text:p>58.8408362565481</text:p>
              </table:table-cell>
              <table:table-cell office:value-type="float" office:value="159.873223822525">
                <text:p>159.873223822525</text:p>
              </table:table-cell>
              <table:table-cell office:value-type="float" office:value="94.0707418474764">
                <text:p>94.070741847476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9.5362951259588">
                <text:p>59.5362951259588</text:p>
              </table:table-cell>
              <table:table-cell office:value-type="float" office:value="152.029081963614">
                <text:p>152.029081963614</text:p>
              </table:table-cell>
              <table:table-cell office:value-type="float" office:value="90.5124829151432">
                <text:p>90.51248291514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MacOSX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